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" svg:font-family="Helv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1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Normal_20_3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Normal_20_3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1" fo:font-size="8.5pt" fo:font-style="normal" fo:text-shadow="none" style:text-underline-style="none" fo:font-weight="normal" style:font-size-asian="8.5pt" style:font-style-asian="normal" style:font-weight-asian="normal" style:font-name-complex="Helv1" style:font-size-complex="8.5pt" style:font-style-complex="normal" style:font-weight-complex="normal"/>
    </style:style>
    <style:style style:name="ce8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9" style:family="table-cell" style:parent-style-name="Normal_20_3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1" fo:font-size="8.5pt" fo:font-style="normal" fo:text-shadow="none" style:text-underline-style="none" fo:font-weight="normal" style:font-size-asian="8.5pt" style:font-style-asian="normal" style:font-weight-asian="normal" style:font-name-complex="Helv1" style:font-size-complex="8.5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11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1" fo:font-size="8.5pt" fo:font-style="normal" fo:text-shadow="none" style:text-underline-style="none" fo:font-weight="normal" style:font-size-asian="8.5pt" style:font-style-asian="normal" style:font-weight-asian="normal" style:font-name-complex="Helv1" style:font-size-complex="8.5pt" style:font-style-complex="normal" style:font-weight-complex="normal"/>
    </style:style>
    <style:style style:name="ce12" style:family="table-cell" style:parent-style-name="Excel_5f_BuiltIn_5f_Currency" style:data-style-name="N15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Excel_5f_BuiltIn_5f_Comma" style:data-style-name="N15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Excel_5f_BuiltIn_5f_Comma" style:data-style-name="N151">
      <style:table-cell-properties style:glyph-orientation-vertical="0" fo:border-bottom="0.74pt solid #212121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" style:family="table-cell" style:parent-style-name="Currency_20_3" style:data-style-name="N15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" style:family="table-cell" style:parent-style-name="Comma_20_3" style:data-style-name="N15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" style:family="table-cell" style:parent-style-name="Comma_20_3" style:data-style-name="N151">
      <style:table-cell-properties style:glyph-orientation-vertical="0" fo:border-bottom="0.74pt solid #212121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Currency_20_2" style:data-style-name="N15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Comma_20_2" style:data-style-name="N15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Comma_20_2" style:data-style-name="N151">
      <style:table-cell-properties style:glyph-orientation-vertical="0" fo:border-bottom="0.74pt solid #212121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Currency_20_2" style:data-style-name="N15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Comma_20_2" style:data-style-name="N15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Comma_20_2" style:data-style-name="N151">
      <style:table-cell-properties style:glyph-orientation-vertical="0" fo:border-bottom="0.74pt solid #212121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Currency_20_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Comma_20_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Currency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" style:family="table-cell" style:parent-style-name="Comma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" style:family="table-cell" style:parent-style-name="Currency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1" style:family="table-cell" style:parent-style-name="Comma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7"/>
        <table:table-column table:style-name="co1" table:default-cell-style-name="ce13"/>
        <table:table-column table:style-name="co1" table:number-columns-repeated="2" table:default-cell-style-name="ce25"/>
        <table:table-row table:style-name="ro1">
          <table:table-cell table:style-name="ce1" office:value-type="string" calcext:value-type="string">
            <text:p>Alexandria</text:p>
          </table:table-cell>
          <table:table-cell office:value-type="string" calcext:value-type="string">
            <text:p>2012-2013</text:p>
          </table:table-cell>
          <table:table-cell table:style-name="ce12" office:value-type="float" office:value="15734320" calcext:value-type="float">
            <text:p><text:s/>$15,734,320 </text:p>
          </table:table-cell>
          <table:table-cell table:style-name="ce24" office:value-type="float" office:value="106.752244031182" calcext:value-type="float">
            <text:p><text:s/>$106.75 </text:p>
          </table:table-cell>
          <table:table-cell office:value-type="float" office:value="64.6634435523585" calcext:value-type="float">
            <text:p>64.66 </text:p>
          </table:table-cell>
        </table:table-row>
        <table:table-row table:style-name="ro1">
          <table:table-cell table:style-name="ce1" office:value-type="string" calcext:value-type="string">
            <text:p>Bedford</text:p>
          </table:table-cell>
          <table:table-cell office:value-type="string" calcext:value-type="string">
            <text:p>2012-2013</text:p>
          </table:table-cell>
          <table:table-cell office:value-type="float" office:value="11328" calcext:value-type="float">
            <text:p>11,328 </text:p>
          </table:table-cell>
          <table:table-cell office:value-type="float" office:value="1.83538561244329" calcext:value-type="float">
            <text:p>1.84 </text:p>
          </table:table-cell>
          <table:table-cell office:value-type="float" office:value="1.11175512069208" calcext:value-type="float">
            <text:p>1.11 </text:p>
          </table:table-cell>
        </table:table-row>
        <table:table-row table:style-name="ro1">
          <table:table-cell table:style-name="ce1" office:value-type="string" calcext:value-type="string">
            <text:p>Bristol</text:p>
          </table:table-cell>
          <table:table-cell office:value-type="string" calcext:value-type="string">
            <text:p>2012-2013</text:p>
          </table:table-cell>
          <table:table-cell office:value-type="float" office:value="2295419" calcext:value-type="float">
            <text:p>2,295,419 </text:p>
          </table:table-cell>
          <table:table-cell office:value-type="float" office:value="129.670037283923" calcext:value-type="float">
            <text:p>129.67 </text:p>
          </table:table-cell>
          <table:table-cell office:value-type="float" office:value="78.5455257867172" calcext:value-type="float">
            <text:p>78.55 </text:p>
          </table:table-cell>
        </table:table-row>
        <table:table-row table:style-name="ro1">
          <table:table-cell table:style-name="ce1" office:value-type="string" calcext:value-type="string">
            <text:p>Buena Vista</text:p>
          </table:table-cell>
          <table:table-cell office:value-type="string" calcext:value-type="string">
            <text:p>2012-2013</text:p>
          </table:table-cell>
          <table:table-cell office:value-type="float" office:value="915312" calcext:value-type="float">
            <text:p>915,312 </text:p>
          </table:table-cell>
          <table:table-cell office:value-type="float" office:value="136.328865058088" calcext:value-type="float">
            <text:p>136.33 </text:p>
          </table:table-cell>
          <table:table-cell office:value-type="float" office:value="82.5790029075711" calcext:value-type="float">
            <text:p>82.58 </text:p>
          </table:table-cell>
        </table:table-row>
        <table:table-row table:style-name="ro1">
          <table:table-cell table:style-name="ce1" office:value-type="string" calcext:value-type="string">
            <text:p>Charlottesville</text:p>
          </table:table-cell>
          <table:table-cell office:value-type="string" calcext:value-type="string">
            <text:p>2012-2013</text:p>
          </table:table-cell>
          <table:table-cell office:value-type="float" office:value="9520553" calcext:value-type="float">
            <text:p>9,520,553 </text:p>
          </table:table-cell>
          <table:table-cell office:value-type="float" office:value="211.225190246933" calcext:value-type="float">
            <text:p>211.23 </text:p>
          </table:table-cell>
          <table:table-cell office:value-type="float" office:value="127.946239353798" calcext:value-type="float">
            <text:p>127.95 </text:p>
          </table:table-cell>
        </table:table-row>
        <table:table-row table:style-name="ro1">
          <table:table-cell table:style-name="ce1" office:value-type="string" calcext:value-type="string">
            <text:p>Chesapeake</text:p>
          </table:table-cell>
          <table:table-cell office:value-type="string" calcext:value-type="string">
            <text:p>2012-2013</text:p>
          </table:table-cell>
          <table:table-cell office:value-type="float" office:value="41784890" calcext:value-type="float">
            <text:p>41,784,890 </text:p>
          </table:table-cell>
          <table:table-cell office:value-type="float" office:value="183.098418123658" calcext:value-type="float">
            <text:p>183.10 </text:p>
          </table:table-cell>
          <table:table-cell office:value-type="float" office:value="110.908902499576" calcext:value-type="float">
            <text:p>110.91 </text:p>
          </table:table-cell>
        </table:table-row>
        <table:table-row table:style-name="ro1">
          <table:table-cell table:style-name="ce1" office:value-type="string" calcext:value-type="string">
            <text:p>Colonial Heights</text:p>
          </table:table-cell>
          <table:table-cell office:value-type="string" calcext:value-type="string">
            <text:p>2012-2013</text:p>
          </table:table-cell>
          <table:table-cell office:value-type="float" office:value="4057066" calcext:value-type="float">
            <text:p>4,057,066 </text:p>
          </table:table-cell>
          <table:table-cell office:value-type="float" office:value="230.175082264836" calcext:value-type="float">
            <text:p>230.18 </text:p>
          </table:table-cell>
          <table:table-cell office:value-type="float" office:value="139.424829653643" calcext:value-type="float">
            <text:p>139.42 </text:p>
          </table:table-cell>
        </table:table-row>
        <table:table-row table:style-name="ro1">
          <table:table-cell table:style-name="ce1" office:value-type="string" calcext:value-type="string">
            <text:p>Covington</text:p>
          </table:table-cell>
          <table:table-cell office:value-type="string" calcext:value-type="string">
            <text:p>2012-2013</text:p>
          </table:table-cell>
          <table:table-cell office:value-type="float" office:value="1162880" calcext:value-type="float">
            <text:p>1,162,880 </text:p>
          </table:table-cell>
          <table:table-cell office:value-type="float" office:value="181.133956386293" calcext:value-type="float">
            <text:p>181.13 </text:p>
          </table:table-cell>
          <table:table-cell office:value-type="float" office:value="109.718961605895" calcext:value-type="float">
            <text:p>109.72 </text:p>
          </table:table-cell>
        </table:table-row>
        <table:table-row table:style-name="ro1">
          <table:table-cell table:style-name="ce1" office:value-type="string" calcext:value-type="string">
            <text:p>Danville</text:p>
          </table:table-cell>
          <table:table-cell office:value-type="string" calcext:value-type="string">
            <text:p>2012-2013</text:p>
          </table:table-cell>
          <table:table-cell office:value-type="float" office:value="7611135" calcext:value-type="float">
            <text:p>7,611,135 </text:p>
          </table:table-cell>
          <table:table-cell office:value-type="float" office:value="175.371774193548" calcext:value-type="float">
            <text:p>175.37 </text:p>
          </table:table-cell>
          <table:table-cell office:value-type="float" office:value="106.228613029709" calcext:value-type="float">
            <text:p>106.23 </text:p>
          </table:table-cell>
        </table:table-row>
        <table:table-row table:style-name="ro1">
          <table:table-cell table:style-name="ce1" office:value-type="string" calcext:value-type="string">
            <text:p>Emporia</text:p>
          </table:table-cell>
          <table:table-cell office:value-type="string" calcext:value-type="string">
            <text:p>2012-2013</text:p>
          </table:table-cell>
          <table:table-cell office:value-type="float" office:value="1156795" calcext:value-type="float">
            <text:p>1,156,795 </text:p>
          </table:table-cell>
          <table:table-cell office:value-type="float" office:value="195.00927174646" calcext:value-type="float">
            <text:p>195.01 </text:p>
          </table:table-cell>
          <table:table-cell office:value-type="float" office:value="118.123709250368" calcext:value-type="float">
            <text:p>118.12 </text:p>
          </table:table-cell>
        </table:table-row>
        <table:table-row table:style-name="ro1">
          <table:table-cell table:style-name="ce1" office:value-type="string" calcext:value-type="string">
            <text:p>Fairfax</text:p>
          </table:table-cell>
          <table:table-cell office:value-type="string" calcext:value-type="string">
            <text:p>2012-2013</text:p>
          </table:table-cell>
          <table:table-cell office:value-type="float" office:value="3941287" calcext:value-type="float">
            <text:p>3,941,287 </text:p>
          </table:table-cell>
          <table:table-cell office:value-type="float" office:value="167.678664114018" calcext:value-type="float">
            <text:p>167.68 </text:p>
          </table:table-cell>
          <table:table-cell office:value-type="float" office:value="101.568636146933" calcext:value-type="float">
            <text:p>101.57 </text:p>
          </table:table-cell>
        </table:table-row>
        <table:table-row table:style-name="ro1">
          <table:table-cell table:style-name="ce1" office:value-type="string" calcext:value-type="string">
            <text:p>Falls Church</text:p>
          </table:table-cell>
          <table:table-cell office:value-type="string" calcext:value-type="string">
            <text:p>2012-2013</text:p>
          </table:table-cell>
          <table:table-cell office:value-type="float" office:value="4432702" calcext:value-type="float">
            <text:p>4,432,702 </text:p>
          </table:table-cell>
          <table:table-cell office:value-type="float" office:value="342.029475308642" calcext:value-type="float">
            <text:p>342.03 </text:p>
          </table:table-cell>
          <table:table-cell office:value-type="float" office:value="207.178817368962" calcext:value-type="float">
            <text:p>207.18 </text:p>
          </table:table-cell>
        </table:table-row>
        <table:table-row table:style-name="ro1">
          <table:table-cell table:style-name="ce1" office:value-type="string" calcext:value-type="string">
            <text:p>Franklin</text:p>
          </table:table-cell>
          <table:table-cell office:value-type="string" calcext:value-type="string">
            <text:p>2012-2013</text:p>
          </table:table-cell>
          <table:table-cell office:value-type="float" office:value="1350057" calcext:value-type="float">
            <text:p>1,350,057 </text:p>
          </table:table-cell>
          <table:table-cell office:value-type="float" office:value="152.738658219256" calcext:value-type="float">
            <text:p>152.74 </text:p>
          </table:table-cell>
          <table:table-cell office:value-type="float" office:value="92.5189694479758" calcext:value-type="float">
            <text:p>92.52 </text:p>
          </table:table-cell>
        </table:table-row>
        <table:table-row table:style-name="ro1">
          <table:table-cell table:style-name="ce1" office:value-type="string" calcext:value-type="string">
            <text:p>Fredericksburg</text:p>
          </table:table-cell>
          <table:table-cell office:value-type="string" calcext:value-type="string">
            <text:p>2012-2013</text:p>
          </table:table-cell>
          <table:table-cell office:value-type="float" office:value="4943481" calcext:value-type="float">
            <text:p>4,943,481 </text:p>
          </table:table-cell>
          <table:table-cell office:value-type="float" office:value="189.958538272364" calcext:value-type="float">
            <text:p>189.96 </text:p>
          </table:table-cell>
          <table:table-cell office:value-type="float" office:value="115.064309217477" calcext:value-type="float">
            <text:p>115.06 </text:p>
          </table:table-cell>
        </table:table-row>
        <table:table-row table:style-name="ro1">
          <table:table-cell table:style-name="ce1" office:value-type="string" calcext:value-type="string">
            <text:p>Galax</text:p>
          </table:table-cell>
          <table:table-cell office:value-type="string" calcext:value-type="string">
            <text:p>2012-2013</text:p>
          </table:table-cell>
          <table:table-cell office:value-type="float" office:value="1714527" calcext:value-type="float">
            <text:p>1,714,527 </text:p>
          </table:table-cell>
          <table:table-cell office:value-type="float" office:value="238.92516722408" calcext:value-type="float">
            <text:p>238.93 </text:p>
          </table:table-cell>
          <table:table-cell office:value-type="float" office:value="144.725051957871" calcext:value-type="float">
            <text:p>144.73 </text:p>
          </table:table-cell>
        </table:table-row>
        <table:table-row table:style-name="ro1">
          <table:table-cell table:style-name="ce1" office:value-type="string" calcext:value-type="string">
            <text:p>Hampton</text:p>
          </table:table-cell>
          <table:table-cell office:value-type="string" calcext:value-type="string">
            <text:p>2012-2013</text:p>
          </table:table-cell>
          <table:table-cell office:value-type="float" office:value="21031483" calcext:value-type="float">
            <text:p>21,031,483 </text:p>
          </table:table-cell>
          <table:table-cell office:value-type="float" office:value="151.471270742106" calcext:value-type="float">
            <text:p>151.47 </text:p>
          </table:table-cell>
          <table:table-cell office:value-type="float" office:value="91.7512700021107" calcext:value-type="float">
            <text:p>91.75 </text:p>
          </table:table-cell>
        </table:table-row>
        <table:table-row table:style-name="ro1">
          <table:table-cell table:style-name="ce1" office:value-type="string" calcext:value-type="string">
            <text:p>Harrisonburg</text:p>
          </table:table-cell>
          <table:table-cell office:value-type="string" calcext:value-type="string">
            <text:p>2012-2013</text:p>
          </table:table-cell>
          <table:table-cell office:value-type="float" office:value="4822710" calcext:value-type="float">
            <text:p>4,822,710 </text:p>
          </table:table-cell>
          <table:table-cell office:value-type="float" office:value="94.8195116196768" calcext:value-type="float">
            <text:p>94.82 </text:p>
          </table:table-cell>
          <table:table-cell office:value-type="float" office:value="57.435384079516" calcext:value-type="float">
            <text:p>57.44 </text:p>
          </table:table-cell>
        </table:table-row>
        <table:table-row table:style-name="ro1">
          <table:table-cell table:style-name="ce1" office:value-type="string" calcext:value-type="string">
            <text:p>Hopewell</text:p>
          </table:table-cell>
          <table:table-cell office:value-type="string" calcext:value-type="string">
            <text:p>2012-2013</text:p>
          </table:table-cell>
          <table:table-cell office:value-type="float" office:value="3951752" calcext:value-type="float">
            <text:p>3,951,752 </text:p>
          </table:table-cell>
          <table:table-cell office:value-type="float" office:value="172.981046180784" calcext:value-type="float">
            <text:p>172.98 </text:p>
          </table:table-cell>
          <table:table-cell office:value-type="float" office:value="104.780468240759" calcext:value-type="float">
            <text:p>104.78 </text:p>
          </table:table-cell>
        </table:table-row>
        <table:table-row table:style-name="ro1">
          <table:table-cell table:style-name="ce1" office:value-type="string" calcext:value-type="string">
            <text:p>Lexington</text:p>
          </table:table-cell>
          <table:table-cell office:value-type="string" calcext:value-type="string">
            <text:p>2012-2013</text:p>
          </table:table-cell>
          <table:table-cell office:value-type="float" office:value="511228" calcext:value-type="float">
            <text:p>511,228 </text:p>
          </table:table-cell>
          <table:table-cell office:value-type="float" office:value="69.4980967917346" calcext:value-type="float">
            <text:p>69.50 </text:p>
          </table:table-cell>
          <table:table-cell office:value-type="float" office:value="42.0973469895021" calcext:value-type="float">
            <text:p>42.10 </text:p>
          </table:table-cell>
        </table:table-row>
        <table:table-row table:style-name="ro1">
          <table:table-cell table:style-name="ce1" office:value-type="string" calcext:value-type="string">
            <text:p>Lynchburg</text:p>
          </table:table-cell>
          <table:table-cell office:value-type="string" calcext:value-type="string">
            <text:p>2012-2013</text:p>
          </table:table-cell>
          <table:table-cell office:value-type="float" office:value="10195401" calcext:value-type="float">
            <text:p>10,195,401 </text:p>
          </table:table-cell>
          <table:table-cell office:value-type="float" office:value="132.059647941142" calcext:value-type="float">
            <text:p>132.06 </text:p>
          </table:table-cell>
          <table:table-cell office:value-type="float" office:value="79.9929937556349" calcext:value-type="float">
            <text:p>79.99 </text:p>
          </table:table-cell>
        </table:table-row>
        <table:table-row table:style-name="ro1">
          <table:table-cell table:style-name="ce1" office:value-type="string" calcext:value-type="string">
            <text:p>Manassas</text:p>
          </table:table-cell>
          <table:table-cell office:value-type="string" calcext:value-type="string">
            <text:p>2012-2013</text:p>
          </table:table-cell>
          <table:table-cell office:value-type="float" office:value="7137582" calcext:value-type="float">
            <text:p>7,137,582 </text:p>
          </table:table-cell>
          <table:table-cell office:value-type="float" office:value="178.877800611498" calcext:value-type="float">
            <text:p>178.88 </text:p>
          </table:table-cell>
          <table:table-cell office:value-type="float" office:value="108.352331771433" calcext:value-type="float">
            <text:p>108.35 </text:p>
          </table:table-cell>
        </table:table-row>
        <table:table-row table:style-name="ro1">
          <table:table-cell table:style-name="ce1" office:value-type="string" calcext:value-type="string">
            <text:p>Manassas Park</text:p>
          </table:table-cell>
          <table:table-cell office:value-type="string" calcext:value-type="string">
            <text:p>2012-2013</text:p>
          </table:table-cell>
          <table:table-cell office:value-type="float" office:value="914699" calcext:value-type="float">
            <text:p>914,699 </text:p>
          </table:table-cell>
          <table:table-cell office:value-type="float" office:value="61.6457069685942" calcext:value-type="float">
            <text:p>61.65 </text:p>
          </table:table-cell>
          <table:table-cell office:value-type="float" office:value="37.3408889806995" calcext:value-type="float">
            <text:p>37.34 </text:p>
          </table:table-cell>
        </table:table-row>
        <table:table-row table:style-name="ro1">
          <table:table-cell table:style-name="ce1" office:value-type="string" calcext:value-type="string">
            <text:p>Martinsville</text:p>
          </table:table-cell>
          <table:table-cell office:value-type="string" calcext:value-type="string">
            <text:p>2012-2013</text:p>
          </table:table-cell>
          <table:table-cell office:value-type="float" office:value="2543721" calcext:value-type="float">
            <text:p>2,543,721 </text:p>
          </table:table-cell>
          <table:table-cell office:value-type="float" office:value="182.896246764452" calcext:value-type="float">
            <text:p>182.90 </text:p>
          </table:table-cell>
          <table:table-cell office:value-type="float" office:value="110.786440471798" calcext:value-type="float">
            <text:p>110.79 </text:p>
          </table:table-cell>
        </table:table-row>
        <table:table-row table:style-name="ro1">
          <table:table-cell table:style-name="ce1" office:value-type="string" calcext:value-type="string">
            <text:p>Newport News</text:p>
          </table:table-cell>
          <table:table-cell office:value-type="string" calcext:value-type="string">
            <text:p>2012-2013</text:p>
          </table:table-cell>
          <table:table-cell office:value-type="float" office:value="31874105" calcext:value-type="float">
            <text:p>31,874,105 </text:p>
          </table:table-cell>
          <table:table-cell office:value-type="float" office:value="173.860967321402" calcext:value-type="float">
            <text:p>173.86 </text:p>
          </table:table-cell>
          <table:table-cell office:value-type="float" office:value="105.313466226172" calcext:value-type="float">
            <text:p>105.31 </text:p>
          </table:table-cell>
        </table:table-row>
        <table:table-row table:style-name="ro1">
          <table:table-cell table:style-name="ce1" office:value-type="string" calcext:value-type="string">
            <text:p>Norfolk</text:p>
          </table:table-cell>
          <table:table-cell office:value-type="string" calcext:value-type="string">
            <text:p>2012-2013</text:p>
          </table:table-cell>
          <table:table-cell office:value-type="float" office:value="34628545" calcext:value-type="float">
            <text:p>34,628,545 </text:p>
          </table:table-cell>
          <table:table-cell office:value-type="float" office:value="140.879261034243" calcext:value-type="float">
            <text:p>140.88 </text:p>
          </table:table-cell>
          <table:table-cell office:value-type="float" office:value="85.3353316013178" calcext:value-type="float">
            <text:p>85.34 </text:p>
          </table:table-cell>
        </table:table-row>
        <table:table-row table:style-name="ro1">
          <table:table-cell table:style-name="ce1" office:value-type="string" calcext:value-type="string">
            <text:p>Norton</text:p>
          </table:table-cell>
          <table:table-cell office:value-type="string" calcext:value-type="string">
            <text:p>2012-2013</text:p>
          </table:table-cell>
          <table:table-cell office:value-type="float" office:value="2088205" calcext:value-type="float">
            <text:p>2,088,205 </text:p>
          </table:table-cell>
          <table:table-cell office:value-type="float" office:value="498.021702838063" calcext:value-type="float">
            <text:p>498.02 </text:p>
          </table:table-cell>
          <table:table-cell office:value-type="float" office:value="301.668583752786" calcext:value-type="float">
            <text:p>301.67 </text:p>
          </table:table-cell>
        </table:table-row>
        <table:table-row table:style-name="ro1">
          <table:table-cell table:style-name="ce1" office:value-type="string" calcext:value-type="string">
            <text:p>Petersburg</text:p>
          </table:table-cell>
          <table:table-cell office:value-type="string" calcext:value-type="string">
            <text:p>2012-2013</text:p>
          </table:table-cell>
          <table:table-cell office:value-type="float" office:value="5099008" calcext:value-type="float">
            <text:p>5,099,008 </text:p>
          </table:table-cell>
          <table:table-cell office:value-type="float" office:value="153.992751872433" calcext:value-type="float">
            <text:p>153.99 </text:p>
          </table:table-cell>
          <table:table-cell office:value-type="float" office:value="93.2786163751909" calcext:value-type="float">
            <text:p>93.28 </text:p>
          </table:table-cell>
        </table:table-row>
        <table:table-row table:style-name="ro1">
          <table:table-cell table:style-name="ce1" office:value-type="string" calcext:value-type="string">
            <text:p>Poquoson</text:p>
          </table:table-cell>
          <table:table-cell office:value-type="string" calcext:value-type="string">
            <text:p>2012-2013</text:p>
          </table:table-cell>
          <table:table-cell office:value-type="float" office:value="1701953" calcext:value-type="float">
            <text:p>1,701,953 </text:p>
          </table:table-cell>
          <table:table-cell office:value-type="float" office:value="138.471483199089" calcext:value-type="float">
            <text:p>138.47 </text:p>
          </table:table-cell>
          <table:table-cell office:value-type="float" office:value="83.8768591584844" calcext:value-type="float">
            <text:p>83.88 </text:p>
          </table:table-cell>
        </table:table-row>
        <table:table-row table:style-name="ro1">
          <table:table-cell table:style-name="ce1" office:value-type="string" calcext:value-type="string">
            <text:p>Portsmouth</text:p>
          </table:table-cell>
          <table:table-cell office:value-type="string" calcext:value-type="string">
            <text:p>2012-2013</text:p>
          </table:table-cell>
          <table:table-cell office:value-type="float" office:value="22379925" calcext:value-type="float">
            <text:p>22,379,925 </text:p>
          </table:table-cell>
          <table:table-cell office:value-type="float" office:value="229.655464340688" calcext:value-type="float">
            <text:p>229.66 </text:p>
          </table:table-cell>
          <table:table-cell office:value-type="float" office:value="139.110079508464" calcext:value-type="float">
            <text:p>139.11 </text:p>
          </table:table-cell>
        </table:table-row>
        <table:table-row table:style-name="ro1">
          <table:table-cell table:style-name="ce1" office:value-type="string" calcext:value-type="string">
            <text:p>Radford</text:p>
          </table:table-cell>
          <table:table-cell office:value-type="string" calcext:value-type="string">
            <text:p>2012-2013</text:p>
          </table:table-cell>
          <table:table-cell office:value-type="float" office:value="1343854" calcext:value-type="float">
            <text:p>1,343,854 </text:p>
          </table:table-cell>
          <table:table-cell office:value-type="float" office:value="80.4028957759962" calcext:value-type="float">
            <text:p>80.40 </text:p>
          </table:table-cell>
          <table:table-cell office:value-type="float" office:value="48.702752430559" calcext:value-type="float">
            <text:p>48.70 </text:p>
          </table:table-cell>
        </table:table-row>
        <table:table-row table:style-name="ro1">
          <table:table-cell table:style-name="ce1" office:value-type="string" calcext:value-type="string">
            <text:p>Richmond</text:p>
          </table:table-cell>
          <table:table-cell office:value-type="string" calcext:value-type="string">
            <text:p>2012-2013</text:p>
          </table:table-cell>
          <table:table-cell office:value-type="float" office:value="30671997" calcext:value-type="float">
            <text:p>30,671,997 </text:p>
          </table:table-cell>
          <table:table-cell office:value-type="float" office:value="146.872621316452" calcext:value-type="float">
            <text:p>146.87 </text:p>
          </table:table-cell>
          <table:table-cell office:value-type="float" office:value="88.9657125625311" calcext:value-type="float">
            <text:p>88.97 </text:p>
          </table:table-cell>
        </table:table-row>
        <table:table-row table:style-name="ro1">
          <table:table-cell table:style-name="ce1" office:value-type="string" calcext:value-type="string">
            <text:p>Roanoke</text:p>
          </table:table-cell>
          <table:table-cell office:value-type="string" calcext:value-type="string">
            <text:p>2012-2013</text:p>
          </table:table-cell>
          <table:table-cell office:value-type="float" office:value="13527580" calcext:value-type="float">
            <text:p>13,527,580 </text:p>
          </table:table-cell>
          <table:table-cell office:value-type="float" office:value="137.139526160521" calcext:value-type="float">
            <text:p>137.14 </text:p>
          </table:table-cell>
          <table:table-cell office:value-type="float" office:value="83.0700477461416" calcext:value-type="float">
            <text:p>83.07 </text:p>
          </table:table-cell>
        </table:table-row>
        <table:table-row table:style-name="ro1">
          <table:table-cell table:style-name="ce1" office:value-type="string" calcext:value-type="string">
            <text:p>Salem</text:p>
          </table:table-cell>
          <table:table-cell office:value-type="string" calcext:value-type="string">
            <text:p>2012-2013</text:p>
          </table:table-cell>
          <table:table-cell office:value-type="float" office:value="2925161" calcext:value-type="float">
            <text:p>2,925,161 </text:p>
          </table:table-cell>
          <table:table-cell office:value-type="float" office:value="115.770016226699" calcext:value-type="float">
            <text:p>115.77 </text:p>
          </table:table-cell>
          <table:table-cell office:value-type="float" office:value="70.1258130662254" calcext:value-type="float">
            <text:p>70.13 </text:p>
          </table:table-cell>
        </table:table-row>
        <table:table-row table:style-name="ro1">
          <table:table-cell table:style-name="ce1" office:value-type="string" calcext:value-type="string">
            <text:p>Staunton</text:p>
          </table:table-cell>
          <table:table-cell office:value-type="string" calcext:value-type="string">
            <text:p>2012-2013</text:p>
          </table:table-cell>
          <table:table-cell office:value-type="float" office:value="2100207" calcext:value-type="float">
            <text:p>2,100,207 </text:p>
          </table:table-cell>
          <table:table-cell office:value-type="float" office:value="85.6807686031332" calcext:value-type="float">
            <text:p>85.68 </text:p>
          </table:table-cell>
          <table:table-cell office:value-type="float" office:value="51.8997384492736" calcext:value-type="float">
            <text:p>51.90 </text:p>
          </table:table-cell>
        </table:table-row>
        <table:table-row table:style-name="ro1">
          <table:table-cell table:style-name="ce1" office:value-type="string" calcext:value-type="string">
            <text:p>Suffolk</text:p>
          </table:table-cell>
          <table:table-cell office:value-type="string" calcext:value-type="string">
            <text:p>2012-2013</text:p>
          </table:table-cell>
          <table:table-cell office:value-type="float" office:value="13831773" calcext:value-type="float">
            <text:p>13,831,773 </text:p>
          </table:table-cell>
          <table:table-cell office:value-type="float" office:value="159.973318066688" calcext:value-type="float">
            <text:p>159.97 </text:p>
          </table:table-cell>
          <table:table-cell office:value-type="float" office:value="96.9012475247559" calcext:value-type="float">
            <text:p>96.90 </text:p>
          </table:table-cell>
        </table:table-row>
        <table:table-row table:style-name="ro1">
          <table:table-cell table:style-name="ce1" office:value-type="string" calcext:value-type="string">
            <text:p>Virginia Beach</text:p>
          </table:table-cell>
          <table:table-cell office:value-type="string" calcext:value-type="string">
            <text:p>2012-2013</text:p>
          </table:table-cell>
          <table:table-cell office:value-type="float" office:value="95615793" calcext:value-type="float">
            <text:p>95,615,793 </text:p>
          </table:table-cell>
          <table:table-cell office:value-type="float" office:value="213.67182880473" calcext:value-type="float">
            <text:p>213.67 </text:p>
          </table:table-cell>
          <table:table-cell office:value-type="float" office:value="129.428251050236" calcext:value-type="float">
            <text:p>129.43 </text:p>
          </table:table-cell>
        </table:table-row>
        <table:table-row table:style-name="ro1">
          <table:table-cell table:style-name="ce1" office:value-type="string" calcext:value-type="string">
            <text:p>Waynesboro</text:p>
          </table:table-cell>
          <table:table-cell office:value-type="string" calcext:value-type="string">
            <text:p>2012-2013</text:p>
          </table:table-cell>
          <table:table-cell office:value-type="float" office:value="3508972" calcext:value-type="float">
            <text:p>3,508,972 </text:p>
          </table:table-cell>
          <table:table-cell office:value-type="float" office:value="164.139395640378" calcext:value-type="float">
            <text:p>164.14 </text:p>
          </table:table-cell>
          <table:table-cell office:value-type="float" office:value="99.4247815681469" calcext:value-type="float">
            <text:p>99.42 </text:p>
          </table:table-cell>
        </table:table-row>
        <table:table-row table:style-name="ro1">
          <table:table-cell table:style-name="ce1" office:value-type="string" calcext:value-type="string">
            <text:p>Williamsburg</text:p>
          </table:table-cell>
          <table:table-cell office:value-type="string" calcext:value-type="string">
            <text:p>2012-2013</text:p>
          </table:table-cell>
          <table:table-cell office:value-type="float" office:value="1014824" calcext:value-type="float">
            <text:p>1,014,824 </text:p>
          </table:table-cell>
          <table:table-cell office:value-type="float" office:value="69.9733848169344" calcext:value-type="float">
            <text:p>69.97 </text:p>
          </table:table-cell>
          <table:table-cell office:value-type="float" office:value="42.3852450160732" calcext:value-type="float">
            <text:p>42.39 </text:p>
          </table:table-cell>
        </table:table-row>
        <table:table-row table:style-name="ro1">
          <table:table-cell table:style-name="ce1" office:value-type="string" calcext:value-type="string">
            <text:p>Winchester</text:p>
          </table:table-cell>
          <table:table-cell office:value-type="string" calcext:value-type="string">
            <text:p>2012-2013</text:p>
          </table:table-cell>
          <table:table-cell table:style-name="ce14" office:value-type="float" office:value="1327423" calcext:value-type="float">
            <text:p>1,327,423 </text:p>
          </table:table-cell>
          <table:table-cell office:value-type="float" office:value="48.7879667744781" calcext:value-type="float">
            <text:p>48.79 </text:p>
          </table:table-cell>
          <table:table-cell office:value-type="float" office:value="29.5525210189894" calcext:value-type="float">
            <text:p>29.55 </text:p>
          </table:table-cell>
        </table:table-row>
        <table:table-row table:style-name="ro1">
          <table:table-cell office:value-type="string" calcext:value-type="string">
            <text:p>Accomack</text:p>
          </table:table-cell>
          <table:table-cell office:value-type="string" calcext:value-type="string">
            <text:p>2012-2013</text:p>
          </table:table-cell>
          <table:table-cell table:style-name="ce12" office:value-type="float" office:value="3901597" calcext:value-type="float">
            <text:p><text:s/>$3,901,597 </text:p>
          </table:table-cell>
          <table:table-cell table:style-name="ce24" office:value-type="float" office:value="116.389147425571" calcext:value-type="float">
            <text:p><text:s/>$116.39 </text:p>
          </table:table-cell>
          <table:table-cell office:value-type="float" office:value="70.3871689275706" calcext:value-type="float">
            <text:p>70.39 </text:p>
          </table:table-cell>
        </table:table-row>
        <table:table-row table:style-name="ro1">
          <table:table-cell office:value-type="string" calcext:value-type="string">
            <text:p>Albemarle</text:p>
          </table:table-cell>
          <table:table-cell office:value-type="string" calcext:value-type="string">
            <text:p>2012-2013</text:p>
          </table:table-cell>
          <table:table-cell office:value-type="float" office:value="14200670" calcext:value-type="float">
            <text:p>14,200,670 </text:p>
          </table:table-cell>
          <table:table-cell office:value-type="float" office:value="139.804774796948" calcext:value-type="float">
            <text:p>139.80 </text:p>
          </table:table-cell>
          <table:table-cell office:value-type="float" office:value="84.5479369698669" calcext:value-type="float">
            <text:p>84.55 </text:p>
          </table:table-cell>
        </table:table-row>
        <table:table-row table:style-name="ro1">
          <table:table-cell office:value-type="string" calcext:value-type="string">
            <text:p>Alleghany</text:p>
          </table:table-cell>
          <table:table-cell office:value-type="string" calcext:value-type="string">
            <text:p>2012-2013</text:p>
          </table:table-cell>
          <table:table-cell office:value-type="float" office:value="3132141" calcext:value-type="float">
            <text:p>3,132,141 </text:p>
          </table:table-cell>
          <table:table-cell office:value-type="float" office:value="196.532659848152" calcext:value-type="float">
            <text:p>196.53 </text:p>
          </table:table-cell>
          <table:table-cell office:value-type="float" office:value="118.854530980759" calcext:value-type="float">
            <text:p>118.85 </text:p>
          </table:table-cell>
        </table:table-row>
        <table:table-row table:style-name="ro1">
          <table:table-cell office:value-type="string" calcext:value-type="string">
            <text:p>Amelia</text:p>
          </table:table-cell>
          <table:table-cell office:value-type="string" calcext:value-type="string">
            <text:p>2012-2013</text:p>
          </table:table-cell>
          <table:table-cell office:value-type="float" office:value="1305770" calcext:value-type="float">
            <text:p>1,305,770 </text:p>
          </table:table-cell>
          <table:table-cell office:value-type="float" office:value="102.654874213836" calcext:value-type="float">
            <text:p>102.65 </text:p>
          </table:table-cell>
          <table:table-cell office:value-type="float" office:value="62.0812690216538" calcext:value-type="float">
            <text:p>62.08 </text:p>
          </table:table-cell>
        </table:table-row>
        <table:table-row table:style-name="ro1">
          <table:table-cell office:value-type="string" calcext:value-type="string">
            <text:p>Amherst</text:p>
          </table:table-cell>
          <table:table-cell office:value-type="string" calcext:value-type="string">
            <text:p>2012-2013</text:p>
          </table:table-cell>
          <table:table-cell office:value-type="float" office:value="3852869" calcext:value-type="float">
            <text:p>3,852,869 </text:p>
          </table:table-cell>
          <table:table-cell office:value-type="float" office:value="118.433204229682" calcext:value-type="float">
            <text:p>118.43 </text:p>
          </table:table-cell>
          <table:table-cell office:value-type="float" office:value="71.6233268920446" calcext:value-type="float">
            <text:p>71.62 </text:p>
          </table:table-cell>
        </table:table-row>
        <table:table-row table:style-name="ro1">
          <table:table-cell office:value-type="string" calcext:value-type="string">
            <text:p>Appomattox</text:p>
          </table:table-cell>
          <table:table-cell office:value-type="string" calcext:value-type="string">
            <text:p>2012-2013</text:p>
          </table:table-cell>
          <table:table-cell office:value-type="float" office:value="2200175" calcext:value-type="float">
            <text:p>2,200,175 </text:p>
          </table:table-cell>
          <table:table-cell office:value-type="float" office:value="144.891340138294" calcext:value-type="float">
            <text:p>144.89 </text:p>
          </table:table-cell>
          <table:table-cell office:value-type="float" office:value="87.6240737219762" calcext:value-type="float">
            <text:p>87.62 </text:p>
          </table:table-cell>
        </table:table-row>
        <table:table-row table:style-name="ro1">
          <table:table-cell office:value-type="string" calcext:value-type="string">
            <text:p>Arlington</text:p>
          </table:table-cell>
          <table:table-cell office:value-type="string" calcext:value-type="string">
            <text:p>2012-2013</text:p>
          </table:table-cell>
          <table:table-cell office:value-type="float" office:value="33694576" calcext:value-type="float">
            <text:p>33,694,576 </text:p>
          </table:table-cell>
          <table:table-cell office:value-type="float" office:value="152.7648357627" calcext:value-type="float">
            <text:p>152.76 </text:p>
          </table:table-cell>
          <table:table-cell office:value-type="float" office:value="92.3856264854754" calcext:value-type="float">
            <text:p>92.39 </text:p>
          </table:table-cell>
        </table:table-row>
        <table:table-row table:style-name="ro1">
          <table:table-cell office:value-type="string" calcext:value-type="string">
            <text:p>Augusta</text:p>
          </table:table-cell>
          <table:table-cell office:value-type="string" calcext:value-type="string">
            <text:p>2012-2013</text:p>
          </table:table-cell>
          <table:table-cell office:value-type="float" office:value="8841212" calcext:value-type="float">
            <text:p>8,841,212 </text:p>
          </table:table-cell>
          <table:table-cell office:value-type="float" office:value="119.775276027908" calcext:value-type="float">
            <text:p>119.78 </text:p>
          </table:table-cell>
          <table:table-cell office:value-type="float" office:value="72.434954405985" calcext:value-type="float">
            <text:p>72.43 </text:p>
          </table:table-cell>
        </table:table-row>
        <table:table-row table:style-name="ro1">
          <table:table-cell office:value-type="string" calcext:value-type="string">
            <text:p>Bath</text:p>
          </table:table-cell>
          <table:table-cell office:value-type="string" calcext:value-type="string">
            <text:p>2012-2013</text:p>
          </table:table-cell>
          <table:table-cell office:value-type="float" office:value="1584414" calcext:value-type="float">
            <text:p>1,584,414 </text:p>
          </table:table-cell>
          <table:table-cell office:value-type="float" office:value="331.953488372093" calcext:value-type="float">
            <text:p>331.95 </text:p>
          </table:table-cell>
          <table:table-cell office:value-type="float" office:value="200.751245102852" calcext:value-type="float">
            <text:p>200.75 </text:p>
          </table:table-cell>
        </table:table-row>
        <table:table-row table:style-name="ro1">
          <table:table-cell office:value-type="string" calcext:value-type="string">
            <text:p>Bedford</text:p>
          </table:table-cell>
          <table:table-cell office:value-type="string" calcext:value-type="string">
            <text:p>2012-2013</text:p>
          </table:table-cell>
          <table:table-cell office:value-type="float" office:value="8860510" calcext:value-type="float">
            <text:p>8,860,510 </text:p>
          </table:table-cell>
          <table:table-cell office:value-type="float" office:value="127.238536984649" calcext:value-type="float">
            <text:p>127.24 </text:p>
          </table:table-cell>
          <table:table-cell office:value-type="float" office:value="76.9484148216018" calcext:value-type="float">
            <text:p>76.95 </text:p>
          </table:table-cell>
        </table:table-row>
        <table:table-row table:style-name="ro1">
          <table:table-cell office:value-type="string" calcext:value-type="string">
            <text:p>Bland</text:p>
          </table:table-cell>
          <table:table-cell office:value-type="string" calcext:value-type="string">
            <text:p>2012-2013</text:p>
          </table:table-cell>
          <table:table-cell office:value-type="float" office:value="659119" calcext:value-type="float">
            <text:p>659,119 </text:p>
          </table:table-cell>
          <table:table-cell office:value-type="float" office:value="97.4019506428255" calcext:value-type="float">
            <text:p>97.40 </text:p>
          </table:table-cell>
          <table:table-cell office:value-type="float" office:value="58.9045259409228" calcext:value-type="float">
            <text:p>58.90 </text:p>
          </table:table-cell>
        </table:table-row>
        <table:table-row table:style-name="ro1">
          <table:table-cell office:value-type="string" calcext:value-type="string">
            <text:p>Botetourt</text:p>
          </table:table-cell>
          <table:table-cell office:value-type="string" calcext:value-type="string">
            <text:p>2012-2013</text:p>
          </table:table-cell>
          <table:table-cell office:value-type="float" office:value="4584967" calcext:value-type="float">
            <text:p>4,584,967 </text:p>
          </table:table-cell>
          <table:table-cell office:value-type="float" office:value="137.715645931577" calcext:value-type="float">
            <text:p>137.72 </text:p>
          </table:table-cell>
          <table:table-cell office:value-type="float" office:value="83.2845213541424" calcext:value-type="float">
            <text:p>83.28 </text:p>
          </table:table-cell>
        </table:table-row>
        <table:table-row table:style-name="ro1">
          <table:table-cell office:value-type="string" calcext:value-type="string">
            <text:p>Brunswick</text:p>
          </table:table-cell>
          <table:table-cell office:value-type="string" calcext:value-type="string">
            <text:p>2012-2013</text:p>
          </table:table-cell>
          <table:table-cell office:value-type="float" office:value="2379361" calcext:value-type="float">
            <text:p>2,379,361 </text:p>
          </table:table-cell>
          <table:table-cell office:value-type="float" office:value="136.784190859442" calcext:value-type="float">
            <text:p>136.78 </text:p>
          </table:table-cell>
          <table:table-cell office:value-type="float" office:value="82.7212172406492" calcext:value-type="float">
            <text:p>82.72 </text:p>
          </table:table-cell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2012-2013</text:p>
          </table:table-cell>
          <table:table-cell office:value-type="float" office:value="5211136" calcext:value-type="float">
            <text:p>5,211,136 </text:p>
          </table:table-cell>
          <table:table-cell office:value-type="float" office:value="217.221175489787" calcext:value-type="float">
            <text:p>217.22 </text:p>
          </table:table-cell>
          <table:table-cell office:value-type="float" office:value="131.366058709404" calcext:value-type="float">
            <text:p>131.37 </text:p>
          </table:table-cell>
        </table:table-row>
        <table:table-row table:style-name="ro1">
          <table:table-cell office:value-type="string" calcext:value-type="string">
            <text:p>Buckingham</text:p>
          </table:table-cell>
          <table:table-cell office:value-type="string" calcext:value-type="string">
            <text:p>2012-2013</text:p>
          </table:table-cell>
          <table:table-cell office:value-type="float" office:value="2022160" calcext:value-type="float">
            <text:p>2,022,160 </text:p>
          </table:table-cell>
          <table:table-cell office:value-type="float" office:value="116.914893617021" calcext:value-type="float">
            <text:p>116.91 </text:p>
          </table:table-cell>
          <table:table-cell office:value-type="float" office:value="70.7051176952105" calcext:value-type="float">
            <text:p>70.71 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2012-2013</text:p>
          </table:table-cell>
          <table:table-cell office:value-type="float" office:value="8143187" calcext:value-type="float">
            <text:p>8,143,187 </text:p>
          </table:table-cell>
          <table:table-cell office:value-type="float" office:value="147.97723060149" calcext:value-type="float">
            <text:p>147.98 </text:p>
          </table:table-cell>
          <table:table-cell office:value-type="float" office:value="89.4902880394566" calcext:value-type="float">
            <text:p>89.49 </text:p>
          </table:table-cell>
        </table:table-row>
        <table:table-row table:style-name="ro1">
          <table:table-cell office:value-type="string" calcext:value-type="string">
            <text:p>Caroline</text:p>
          </table:table-cell>
          <table:table-cell office:value-type="string" calcext:value-type="string">
            <text:p>2012-2013</text:p>
          </table:table-cell>
          <table:table-cell office:value-type="float" office:value="3541263" calcext:value-type="float">
            <text:p>3,541,263 </text:p>
          </table:table-cell>
          <table:table-cell office:value-type="float" office:value="121.63019062339" calcext:value-type="float">
            <text:p>121.63 </text:p>
          </table:table-cell>
          <table:table-cell office:value-type="float" office:value="73.5567272676853" calcext:value-type="float">
            <text:p>73.56 </text:p>
          </table:table-cell>
        </table:table-row>
        <table:table-row table:style-name="ro1">
          <table:table-cell office:value-type="string" calcext:value-type="string">
            <text:p>Carroll</text:p>
          </table:table-cell>
          <table:table-cell office:value-type="string" calcext:value-type="string">
            <text:p>2012-2013</text:p>
          </table:table-cell>
          <table:table-cell office:value-type="float" office:value="4005000" calcext:value-type="float">
            <text:p>4,005,000 </text:p>
          </table:table-cell>
          <table:table-cell office:value-type="float" office:value="133.606885508407" calcext:value-type="float">
            <text:p>133.61 </text:p>
          </table:table-cell>
          <table:table-cell office:value-type="float" office:value="80.7997191162572" calcext:value-type="float">
            <text:p>80.80 </text:p>
          </table:table-cell>
        </table:table-row>
        <table:table-row table:style-name="ro1">
          <table:table-cell office:value-type="string" calcext:value-type="string">
            <text:p>Charles City</text:p>
          </table:table-cell>
          <table:table-cell office:value-type="string" calcext:value-type="string">
            <text:p>2012-2013</text:p>
          </table:table-cell>
          <table:table-cell office:value-type="float" office:value="1196419" calcext:value-type="float">
            <text:p>1,196,419 </text:p>
          </table:table-cell>
          <table:table-cell office:value-type="float" office:value="166.63217270195" calcext:value-type="float">
            <text:p>166.63 </text:p>
          </table:table-cell>
          <table:table-cell office:value-type="float" office:value="100.771997631829" calcext:value-type="float">
            <text:p>100.77 </text:p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office:value-type="string" calcext:value-type="string">
            <text:p>2012-2013</text:p>
          </table:table-cell>
          <table:table-cell office:value-type="float" office:value="3450150" calcext:value-type="float">
            <text:p>3,450,150 </text:p>
          </table:table-cell>
          <table:table-cell office:value-type="float" office:value="274.69347133758" calcext:value-type="float">
            <text:p>274.69 </text:p>
          </table:table-cell>
          <table:table-cell office:value-type="float" office:value="166.122840471044" calcext:value-type="float">
            <text:p>166.12 </text:p>
          </table:table-cell>
        </table:table-row>
        <table:table-row table:style-name="ro1">
          <table:table-cell office:value-type="string" calcext:value-type="string">
            <text:p>Chesterfield</text:p>
          </table:table-cell>
          <table:table-cell office:value-type="string" calcext:value-type="string">
            <text:p>2012-2013</text:p>
          </table:table-cell>
          <table:table-cell office:value-type="float" office:value="51710556" calcext:value-type="float">
            <text:p>51,710,556 </text:p>
          </table:table-cell>
          <table:table-cell office:value-type="float" office:value="160.398513592317" calcext:value-type="float">
            <text:p>160.40 </text:p>
          </table:table-cell>
          <table:table-cell office:value-type="float" office:value="97.0021477232094" calcext:value-type="float">
            <text:p>97.00 </text:p>
          </table:table-cell>
        </table:table-row>
        <table:table-row table:style-name="ro1">
          <table:table-cell office:value-type="string" calcext:value-type="string">
            <text:p>Clarke</text:p>
          </table:table-cell>
          <table:table-cell office:value-type="string" calcext:value-type="string">
            <text:p>2012-2013</text:p>
          </table:table-cell>
          <table:table-cell office:value-type="float" office:value="1980614" calcext:value-type="float">
            <text:p>1,980,614 </text:p>
          </table:table-cell>
          <table:table-cell office:value-type="float" office:value="138.737321378537" calcext:value-type="float">
            <text:p>138.74 </text:p>
          </table:table-cell>
          <table:table-cell office:value-type="float" office:value="83.9023868842626" calcext:value-type="float">
            <text:p>83.90 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2012-2013</text:p>
          </table:table-cell>
          <table:table-cell office:value-type="float" office:value="678715" calcext:value-type="float">
            <text:p>678,715 </text:p>
          </table:table-cell>
          <table:table-cell office:value-type="float" office:value="129.08235070369" calcext:value-type="float">
            <text:p>129.08 </text:p>
          </table:table-cell>
          <table:table-cell office:value-type="float" office:value="78.0634743489179" calcext:value-type="float">
            <text:p>78.06 </text:p>
          </table:table-cell>
        </table:table-row>
        <table:table-row table:style-name="ro1">
          <table:table-cell office:value-type="string" calcext:value-type="string">
            <text:p>Culpeper</text:p>
          </table:table-cell>
          <table:table-cell office:value-type="string" calcext:value-type="string">
            <text:p>2012-2013</text:p>
          </table:table-cell>
          <table:table-cell office:value-type="float" office:value="7299437" calcext:value-type="float">
            <text:p>7,299,437 </text:p>
          </table:table-cell>
          <table:table-cell office:value-type="float" office:value="152.925437861393" calcext:value-type="float">
            <text:p>152.93 </text:p>
          </table:table-cell>
          <table:table-cell office:value-type="float" office:value="92.4827517527433" calcext:value-type="float">
            <text:p>92.48 </text:p>
          </table:table-cell>
        </table:table-row>
        <table:table-row table:style-name="ro1">
          <table:table-cell office:value-type="string" calcext:value-type="string">
            <text:p>Cumberland</text:p>
          </table:table-cell>
          <table:table-cell office:value-type="string" calcext:value-type="string">
            <text:p>2012-2013</text:p>
          </table:table-cell>
          <table:table-cell office:value-type="float" office:value="979566" calcext:value-type="float">
            <text:p>979,566 </text:p>
          </table:table-cell>
          <table:table-cell office:value-type="float" office:value="96.5565303104978" calcext:value-type="float">
            <text:p>96.56 </text:p>
          </table:table-cell>
          <table:table-cell office:value-type="float" office:value="58.3932519513577" calcext:value-type="float">
            <text:p>58.39 </text:p>
          </table:table-cell>
        </table:table-row>
        <table:table-row table:style-name="ro1">
          <table:table-cell office:value-type="string" calcext:value-type="string">
            <text:p>Dickenson</text:p>
          </table:table-cell>
          <table:table-cell office:value-type="string" calcext:value-type="string">
            <text:p>2012-2013</text:p>
          </table:table-cell>
          <table:table-cell office:value-type="float" office:value="2414695" calcext:value-type="float">
            <text:p>2,414,695 </text:p>
          </table:table-cell>
          <table:table-cell office:value-type="float" office:value="153.343176478059" calcext:value-type="float">
            <text:p>153.34 </text:p>
          </table:table-cell>
          <table:table-cell office:value-type="float" office:value="92.7353821674276" calcext:value-type="float">
            <text:p>92.74 </text:p>
          </table:table-cell>
        </table:table-row>
        <table:table-row table:style-name="ro1">
          <table:table-cell office:value-type="string" calcext:value-type="string">
            <text:p>Dinwiddie</text:p>
          </table:table-cell>
          <table:table-cell office:value-type="string" calcext:value-type="string">
            <text:p>2012-2013</text:p>
          </table:table-cell>
          <table:table-cell office:value-type="float" office:value="5189013" calcext:value-type="float">
            <text:p>5,189,013 </text:p>
          </table:table-cell>
          <table:table-cell office:value-type="float" office:value="183.266687857597" calcext:value-type="float">
            <text:p>183.27 </text:p>
          </table:table-cell>
          <table:table-cell office:value-type="float" office:value="110.831839586058" calcext:value-type="float">
            <text:p>110.83 </text:p>
          </table:table-cell>
        </table:table-row>
        <table:table-row table:style-name="ro1">
          <table:table-cell office:value-type="string" calcext:value-type="string">
            <text:p>Essex</text:p>
          </table:table-cell>
          <table:table-cell office:value-type="string" calcext:value-type="string">
            <text:p>2012-2013</text:p>
          </table:table-cell>
          <table:table-cell office:value-type="float" office:value="1052839" calcext:value-type="float">
            <text:p>1,052,839 </text:p>
          </table:table-cell>
          <table:table-cell office:value-type="float" office:value="93.986698803785" calcext:value-type="float">
            <text:p>93.99 </text:p>
          </table:table-cell>
          <table:table-cell office:value-type="float" office:value="56.8391279769205" calcext:value-type="float">
            <text:p>56.84 </text:p>
          </table:table-cell>
        </table:table-row>
        <table:table-row table:style-name="ro1">
          <table:table-cell office:value-type="string" calcext:value-type="string">
            <text:p>Fairfax</text:p>
          </table:table-cell>
          <table:table-cell office:value-type="string" calcext:value-type="string">
            <text:p>2012-2013</text:p>
          </table:table-cell>
          <table:table-cell office:value-type="float" office:value="225941133" calcext:value-type="float">
            <text:p>225,941,133 </text:p>
          </table:table-cell>
          <table:table-cell office:value-type="float" office:value="203.125105522217" calcext:value-type="float">
            <text:p>203.13 </text:p>
          </table:table-cell>
          <table:table-cell office:value-type="float" office:value="122.841359629048" calcext:value-type="float">
            <text:p>122.84 </text:p>
          </table:table-cell>
        </table:table-row>
        <table:table-row table:style-name="ro1">
          <table:table-cell office:value-type="string" calcext:value-type="string">
            <text:p>Fauquier</text:p>
          </table:table-cell>
          <table:table-cell office:value-type="string" calcext:value-type="string">
            <text:p>2012-2013</text:p>
          </table:table-cell>
          <table:table-cell office:value-type="float" office:value="11436721" calcext:value-type="float">
            <text:p>11,436,721 </text:p>
          </table:table-cell>
          <table:table-cell office:value-type="float" office:value="172.940391042023" calcext:value-type="float">
            <text:p>172.94 </text:p>
          </table:table-cell>
          <table:table-cell office:value-type="float" office:value="104.586937768053" calcext:value-type="float">
            <text:p>104.59 </text:p>
          </table:table-cell>
        </table:table-row>
        <table:table-row table:style-name="ro1">
          <table:table-cell office:value-type="string" calcext:value-type="string">
            <text:p>Floyd</text:p>
          </table:table-cell>
          <table:table-cell office:value-type="string" calcext:value-type="string">
            <text:p>2012-2013</text:p>
          </table:table-cell>
          <table:table-cell office:value-type="float" office:value="1938464" calcext:value-type="float">
            <text:p>1,938,464 </text:p>
          </table:table-cell>
          <table:table-cell office:value-type="float" office:value="124.724231115687" calcext:value-type="float">
            <text:p>124.72 </text:p>
          </table:table-cell>
          <table:table-cell office:value-type="float" office:value="75.4278703735259" calcext:value-type="float">
            <text:p>75.43 </text:p>
          </table:table-cell>
        </table:table-row>
        <table:table-row table:style-name="ro1">
          <table:table-cell office:value-type="string" calcext:value-type="string">
            <text:p>Fluvanna</text:p>
          </table:table-cell>
          <table:table-cell office:value-type="string" calcext:value-type="string">
            <text:p>2012-2013</text:p>
          </table:table-cell>
          <table:table-cell office:value-type="float" office:value="4077778" calcext:value-type="float">
            <text:p>4,077,778 </text:p>
          </table:table-cell>
          <table:table-cell office:value-type="float" office:value="156.638804594169" calcext:value-type="float">
            <text:p>156.64 </text:p>
          </table:table-cell>
          <table:table-cell office:value-type="float" office:value="94.7284368298428" calcext:value-type="float">
            <text:p>94.73 </text:p>
          </table:table-cell>
        </table:table-row>
        <table:table-row table:style-name="ro1">
          <table:table-cell office:value-type="string" calcext:value-type="string">
            <text:p>Franklin</text:p>
          </table:table-cell>
          <table:table-cell office:value-type="string" calcext:value-type="string">
            <text:p>2012-2013</text:p>
          </table:table-cell>
          <table:table-cell office:value-type="float" office:value="7593241" calcext:value-type="float">
            <text:p>7,593,241 </text:p>
          </table:table-cell>
          <table:table-cell office:value-type="float" office:value="134.118288116434" calcext:value-type="float">
            <text:p>134.12 </text:p>
          </table:table-cell>
          <table:table-cell office:value-type="float" office:value="81.108993499285" calcext:value-type="float">
            <text:p>81.11 </text:p>
          </table:table-cell>
        </table:table-row>
        <table:table-row table:style-name="ro1">
          <table:table-cell office:value-type="string" calcext:value-type="string">
            <text:p>Frederick</text:p>
          </table:table-cell>
          <table:table-cell office:value-type="string" calcext:value-type="string">
            <text:p>2012-2013</text:p>
          </table:table-cell>
          <table:table-cell office:value-type="float" office:value="11510485" calcext:value-type="float">
            <text:p>11,510,485 </text:p>
          </table:table-cell>
          <table:table-cell office:value-type="float" office:value="143.669150503008" calcext:value-type="float">
            <text:p>143.67 </text:p>
          </table:table-cell>
          <table:table-cell office:value-type="float" office:value="86.8849458030658" calcext:value-type="float">
            <text:p>86.88 </text:p>
          </table:table-cell>
        </table:table-row>
        <table:table-row table:style-name="ro1">
          <table:table-cell office:value-type="string" calcext:value-type="string">
            <text:p>Giles</text:p>
          </table:table-cell>
          <table:table-cell office:value-type="string" calcext:value-type="string">
            <text:p>2012-2013</text:p>
          </table:table-cell>
          <table:table-cell office:value-type="float" office:value="2540896" calcext:value-type="float">
            <text:p>2,540,896 </text:p>
          </table:table-cell>
          <table:table-cell office:value-type="float" office:value="145.310305387167" calcext:value-type="float">
            <text:p>145.31 </text:p>
          </table:table-cell>
          <table:table-cell office:value-type="float" office:value="87.8774459512558" calcext:value-type="float">
            <text:p>87.88 </text:p>
          </table:table-cell>
        </table:table-row>
        <table:table-row table:style-name="ro1">
          <table:table-cell office:value-type="string" calcext:value-type="string">
            <text:p>Gloucester</text:p>
          </table:table-cell>
          <table:table-cell office:value-type="string" calcext:value-type="string">
            <text:p>2012-2013</text:p>
          </table:table-cell>
          <table:table-cell office:value-type="float" office:value="5749978" calcext:value-type="float">
            <text:p>5,749,978 </text:p>
          </table:table-cell>
          <table:table-cell office:value-type="float" office:value="155.505679359585" calcext:value-type="float">
            <text:p>155.51 </text:p>
          </table:table-cell>
          <table:table-cell office:value-type="float" office:value="94.0431712439445" calcext:value-type="float">
            <text:p>94.04 </text:p>
          </table:table-cell>
        </table:table-row>
        <table:table-row table:style-name="ro1">
          <table:table-cell office:value-type="string" calcext:value-type="string">
            <text:p>Goochland</text:p>
          </table:table-cell>
          <table:table-cell office:value-type="string" calcext:value-type="string">
            <text:p>2012-2013</text:p>
          </table:table-cell>
          <table:table-cell office:value-type="float" office:value="2380836" calcext:value-type="float">
            <text:p>2,380,836 </text:p>
          </table:table-cell>
          <table:table-cell office:value-type="float" office:value="112.468042892909" calcext:value-type="float">
            <text:p>112.47 </text:p>
          </table:table-cell>
          <table:table-cell office:value-type="float" office:value="68.0158529309513" calcext:value-type="float">
            <text:p>68.02 </text:p>
          </table:table-cell>
        </table:table-row>
        <table:table-row table:style-name="ro1">
          <table:table-cell office:value-type="string" calcext:value-type="string">
            <text:p>Grayson</text:p>
          </table:table-cell>
          <table:table-cell office:value-type="string" calcext:value-type="string">
            <text:p>2012-2013</text:p>
          </table:table-cell>
          <table:table-cell office:value-type="float" office:value="2378518" calcext:value-type="float">
            <text:p>2,378,518 </text:p>
          </table:table-cell>
          <table:table-cell office:value-type="float" office:value="154.640010402445" calcext:value-type="float">
            <text:p>154.64 </text:p>
          </table:table-cell>
          <table:table-cell office:value-type="float" office:value="93.5196517537744" calcext:value-type="float">
            <text:p>93.52 </text:p>
          </table:table-cell>
        </table:table-row>
        <table:table-row table:style-name="ro1">
          <table:table-cell office:value-type="string" calcext:value-type="string">
            <text:p>Greene</text:p>
          </table:table-cell>
          <table:table-cell office:value-type="string" calcext:value-type="string">
            <text:p>2012-2013</text:p>
          </table:table-cell>
          <table:table-cell office:value-type="float" office:value="2742640" calcext:value-type="float">
            <text:p>2,742,640 </text:p>
          </table:table-cell>
          <table:table-cell office:value-type="float" office:value="145.451845566398" calcext:value-type="float">
            <text:p>145.45 </text:p>
          </table:table-cell>
          <table:table-cell office:value-type="float" office:value="87.963043386463" calcext:value-type="float">
            <text:p>87.96 </text:p>
          </table:table-cell>
        </table:table-row>
        <table:table-row table:style-name="ro1">
          <table:table-cell office:value-type="string" calcext:value-type="string">
            <text:p>Greensville</text:p>
          </table:table-cell>
          <table:table-cell office:value-type="string" calcext:value-type="string">
            <text:p>2012-2013</text:p>
          </table:table-cell>
          <table:table-cell office:value-type="float" office:value="1158183" calcext:value-type="float">
            <text:p>1,158,183 </text:p>
          </table:table-cell>
          <table:table-cell office:value-type="float" office:value="95.4336684245221" calcext:value-type="float">
            <text:p>95.43 </text:p>
          </table:table-cell>
          <table:table-cell office:value-type="float" office:value="57.7141931988993" calcext:value-type="float">
            <text:p>57.71 </text:p>
          </table:table-cell>
        </table:table-row>
        <table:table-row table:style-name="ro1">
          <table:table-cell office:value-type="string" calcext:value-type="string">
            <text:p>Halifax</text:p>
          </table:table-cell>
          <table:table-cell office:value-type="string" calcext:value-type="string">
            <text:p>2012-2013</text:p>
          </table:table-cell>
          <table:table-cell office:value-type="float" office:value="6134758" calcext:value-type="float">
            <text:p>6,134,758 </text:p>
          </table:table-cell>
          <table:table-cell office:value-type="float" office:value="169.272060040837" calcext:value-type="float">
            <text:p>169.27 </text:p>
          </table:table-cell>
          <table:table-cell office:value-type="float" office:value="102.368488371576" calcext:value-type="float">
            <text:p>102.37 </text:p>
          </table:table-cell>
        </table:table-row>
        <table:table-row table:style-name="ro1">
          <table:table-cell office:value-type="string" calcext:value-type="string">
            <text:p>Hanover</text:p>
          </table:table-cell>
          <table:table-cell office:value-type="string" calcext:value-type="string">
            <text:p>2012-2013</text:p>
          </table:table-cell>
          <table:table-cell office:value-type="float" office:value="13775977" calcext:value-type="float">
            <text:p>13,775,977 </text:p>
          </table:table-cell>
          <table:table-cell office:value-type="float" office:value="135.955638674786" calcext:value-type="float">
            <text:p>135.96 </text:p>
          </table:table-cell>
          <table:table-cell office:value-type="float" office:value="82.2201443839721" calcext:value-type="float">
            <text:p>82.22 </text:p>
          </table:table-cell>
        </table:table-row>
        <table:table-row table:style-name="ro1">
          <table:table-cell office:value-type="string" calcext:value-type="string">
            <text:p>Henrico</text:p>
          </table:table-cell>
          <table:table-cell office:value-type="string" calcext:value-type="string">
            <text:p>2012-2013</text:p>
          </table:table-cell>
          <table:table-cell office:value-type="float" office:value="41636590" calcext:value-type="float">
            <text:p>41,636,590 </text:p>
          </table:table-cell>
          <table:table-cell office:value-type="float" office:value="132.229604199682" calcext:value-type="float">
            <text:p>132.23 </text:p>
          </table:table-cell>
          <table:table-cell office:value-type="float" office:value="79.966798399143" calcext:value-type="float">
            <text:p>79.97 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string" calcext:value-type="string">
            <text:p>2012-2013</text:p>
          </table:table-cell>
          <table:table-cell office:value-type="float" office:value="6225970" calcext:value-type="float">
            <text:p>6,225,970 </text:p>
          </table:table-cell>
          <table:table-cell office:value-type="float" office:value="115.533225704689" calcext:value-type="float">
            <text:p>115.53 </text:p>
          </table:table-cell>
          <table:table-cell office:value-type="float" office:value="69.8695441482068" calcext:value-type="float">
            <text:p>69.87 </text:p>
          </table:table-cell>
        </table:table-row>
        <table:table-row table:style-name="ro1">
          <table:table-cell office:value-type="string" calcext:value-type="string">
            <text:p>Highland</text:p>
          </table:table-cell>
          <table:table-cell office:value-type="string" calcext:value-type="string">
            <text:p>2012-2013</text:p>
          </table:table-cell>
          <table:table-cell office:value-type="float" office:value="322827" calcext:value-type="float">
            <text:p>322,827 </text:p>
          </table:table-cell>
          <table:table-cell office:value-type="float" office:value="141.095716783217" calcext:value-type="float">
            <text:p>141.10 </text:p>
          </table:table-cell>
          <table:table-cell office:value-type="float" office:value="85.3286433645185" calcext:value-type="float">
            <text:p>85.33 </text:p>
          </table:table-cell>
        </table:table-row>
        <table:table-row table:style-name="ro1">
          <table:table-cell office:value-type="string" calcext:value-type="string">
            <text:p>Isle of Wight</text:p>
          </table:table-cell>
          <table:table-cell office:value-type="string" calcext:value-type="string">
            <text:p>2012-2013</text:p>
          </table:table-cell>
          <table:table-cell office:value-type="float" office:value="4645967" calcext:value-type="float">
            <text:p>4,645,967 </text:p>
          </table:table-cell>
          <table:table-cell office:value-type="float" office:value="128.412576008845" calcext:value-type="float">
            <text:p>128.41 </text:p>
          </table:table-cell>
          <table:table-cell office:value-type="float" office:value="77.6584233142447" calcext:value-type="float">
            <text:p>77.66 </text:p>
          </table:table-cell>
        </table:table-row>
        <table:table-row table:style-name="ro1">
          <table:table-cell office:value-type="string" calcext:value-type="string">
            <text:p>James City</text:p>
          </table:table-cell>
          <table:table-cell office:value-type="string" calcext:value-type="string">
            <text:p>2012-2013</text:p>
          </table:table-cell>
          <table:table-cell office:value-type="float" office:value="9591447" calcext:value-type="float">
            <text:p>9,591,447 </text:p>
          </table:table-cell>
          <table:table-cell office:value-type="float" office:value="137.915149685101" calcext:value-type="float">
            <text:p>137.92 </text:p>
          </table:table-cell>
          <table:table-cell office:value-type="float" office:value="83.4051726752625" calcext:value-type="float">
            <text:p>83.41 </text:p>
          </table:table-cell>
        </table:table-row>
        <table:table-row table:style-name="ro1">
          <table:table-cell office:value-type="string" calcext:value-type="string">
            <text:p>King &amp; Queen</text:p>
          </table:table-cell>
          <table:table-cell office:value-type="string" calcext:value-type="string">
            <text:p>2012-2013</text:p>
          </table:table-cell>
          <table:table-cell office:value-type="float" office:value="915458" calcext:value-type="float">
            <text:p>915,458 </text:p>
          </table:table-cell>
          <table:table-cell office:value-type="float" office:value="123.260805170325" calcext:value-type="float">
            <text:p>123.26 </text:p>
          </table:table-cell>
          <table:table-cell office:value-type="float" office:value="74.5428530715901" calcext:value-type="float">
            <text:p>74.54 </text:p>
          </table:table-cell>
        </table:table-row>
        <table:table-row table:style-name="ro1">
          <table:table-cell office:value-type="string" calcext:value-type="string">
            <text:p>King George</text:p>
          </table:table-cell>
          <table:table-cell office:value-type="string" calcext:value-type="string">
            <text:p>2012-2013</text:p>
          </table:table-cell>
          <table:table-cell office:value-type="float" office:value="3680237" calcext:value-type="float">
            <text:p>3,680,237 </text:p>
          </table:table-cell>
          <table:table-cell office:value-type="float" office:value="153.695427020255" calcext:value-type="float">
            <text:p>153.70 </text:p>
          </table:table-cell>
          <table:table-cell office:value-type="float" office:value="92.9484082009261" calcext:value-type="float">
            <text:p>92.95 </text:p>
          </table:table-cell>
        </table:table-row>
        <table:table-row table:style-name="ro1">
          <table:table-cell office:value-type="string" calcext:value-type="string">
            <text:p>King William</text:p>
          </table:table-cell>
          <table:table-cell office:value-type="string" calcext:value-type="string">
            <text:p>2012-2013</text:p>
          </table:table-cell>
          <table:table-cell office:value-type="float" office:value="1956347" calcext:value-type="float">
            <text:p>1,956,347 </text:p>
          </table:table-cell>
          <table:table-cell office:value-type="float" office:value="122.164793305857" calcext:value-type="float">
            <text:p>122.16 </text:p>
          </table:table-cell>
          <table:table-cell office:value-type="float" office:value="73.8800320615796" calcext:value-type="float">
            <text:p>73.88 </text:p>
          </table:table-cell>
        </table:table-row>
        <table:table-row table:style-name="ro1">
          <table:table-cell office:value-type="string" calcext:value-type="string">
            <text:p>Lancaster</text:p>
          </table:table-cell>
          <table:table-cell office:value-type="string" calcext:value-type="string">
            <text:p>2012-2013</text:p>
          </table:table-cell>
          <table:table-cell table:style-name="ce12" office:value-type="float" office:value="1502324" calcext:value-type="float">
            <text:p><text:s/>$1,502,324 </text:p>
          </table:table-cell>
          <table:table-cell table:style-name="ce24" office:value-type="float" office:value="132.258473457171" calcext:value-type="float">
            <text:p><text:s/>$132.26 </text:p>
          </table:table-cell>
          <table:table-cell office:value-type="float" office:value="79.9842572889848" calcext:value-type="float">
            <text:p>79.98 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2012-2013</text:p>
          </table:table-cell>
          <table:table-cell office:value-type="float" office:value="3592178" calcext:value-type="float">
            <text:p>3,592,178 </text:p>
          </table:table-cell>
          <table:table-cell office:value-type="float" office:value="139.746275043766" calcext:value-type="float">
            <text:p>139.75 </text:p>
          </table:table-cell>
          <table:table-cell office:value-type="float" office:value="84.5125588259373" calcext:value-type="float">
            <text:p>84.51 </text:p>
          </table:table-cell>
        </table:table-row>
        <table:table-row table:style-name="ro1">
          <table:table-cell office:value-type="string" calcext:value-type="string">
            <text:p>Loudoun</text:p>
          </table:table-cell>
          <table:table-cell office:value-type="string" calcext:value-type="string">
            <text:p>2012-2013</text:p>
          </table:table-cell>
          <table:table-cell office:value-type="float" office:value="83862732" calcext:value-type="float">
            <text:p>83,862,732 </text:p>
          </table:table-cell>
          <table:table-cell office:value-type="float" office:value="251.648843371252" calcext:value-type="float">
            <text:p>251.65 </text:p>
          </table:table-cell>
          <table:table-cell office:value-type="float" office:value="152.186436971086" calcext:value-type="float">
            <text:p>152.19 </text:p>
          </table:table-cell>
        </table:table-row>
        <table:table-row table:style-name="ro1">
          <table:table-cell office:value-type="string" calcext:value-type="string">
            <text:p>Louisa</text:p>
          </table:table-cell>
          <table:table-cell office:value-type="string" calcext:value-type="string">
            <text:p>2012-2013</text:p>
          </table:table-cell>
          <table:table-cell office:value-type="float" office:value="3956677" calcext:value-type="float">
            <text:p>3,956,677 </text:p>
          </table:table-cell>
          <table:table-cell office:value-type="float" office:value="117.384430533717" calcext:value-type="float">
            <text:p>117.38 </text:p>
          </table:table-cell>
          <table:table-cell office:value-type="float" office:value="70.9890735021239" calcext:value-type="float">
            <text:p>70.99 </text:p>
          </table:table-cell>
        </table:table-row>
        <table:table-row table:style-name="ro1">
          <table:table-cell office:value-type="string" calcext:value-type="string">
            <text:p>Lunenburg</text:p>
          </table:table-cell>
          <table:table-cell office:value-type="string" calcext:value-type="string">
            <text:p>2012-2013</text:p>
          </table:table-cell>
          <table:table-cell office:value-type="float" office:value="1277193" calcext:value-type="float">
            <text:p>1,277,193 </text:p>
          </table:table-cell>
          <table:table-cell office:value-type="float" office:value="98.8615991949841" calcext:value-type="float">
            <text:p>98.86 </text:p>
          </table:table-cell>
          <table:table-cell office:value-type="float" office:value="59.7872588373157" calcext:value-type="float">
            <text:p>59.79 </text:p>
          </table:table-cell>
        </table:table-row>
        <table:table-row table:style-name="ro1">
          <table:table-cell office:value-type="string" calcext:value-type="string">
            <text:p>Madison</text:p>
          </table:table-cell>
          <table:table-cell office:value-type="string" calcext:value-type="string">
            <text:p>2012-2013</text:p>
          </table:table-cell>
          <table:table-cell office:value-type="float" office:value="2018683" calcext:value-type="float">
            <text:p>2,018,683 </text:p>
          </table:table-cell>
          <table:table-cell office:value-type="float" office:value="149.842859263658" calcext:value-type="float">
            <text:p>149.84 </text:p>
          </table:table-cell>
          <table:table-cell office:value-type="float" office:value="90.6185403095757" calcext:value-type="float">
            <text:p>90.62 </text:p>
          </table:table-cell>
        </table:table-row>
        <table:table-row table:style-name="ro1">
          <table:table-cell office:value-type="string" calcext:value-type="string">
            <text:p>Mathews</text:p>
          </table:table-cell>
          <table:table-cell office:value-type="string" calcext:value-type="string">
            <text:p>2012-2013</text:p>
          </table:table-cell>
          <table:table-cell office:value-type="float" office:value="1256566" calcext:value-type="float">
            <text:p>1,256,566 </text:p>
          </table:table-cell>
          <table:table-cell office:value-type="float" office:value="141.45739052122" calcext:value-type="float">
            <text:p>141.46 </text:p>
          </table:table-cell>
          <table:table-cell office:value-type="float" office:value="85.5473681430447" calcext:value-type="float">
            <text:p>85.55 </text:p>
          </table:table-cell>
        </table:table-row>
        <table:table-row table:style-name="ro1">
          <table:table-cell office:value-type="string" calcext:value-type="string">
            <text:p>Mecklenburg</text:p>
          </table:table-cell>
          <table:table-cell office:value-type="string" calcext:value-type="string">
            <text:p>2012-2013</text:p>
          </table:table-cell>
          <table:table-cell office:value-type="float" office:value="2754847" calcext:value-type="float">
            <text:p>2,754,847 </text:p>
          </table:table-cell>
          <table:table-cell office:value-type="float" office:value="85.6260529015013" calcext:value-type="float">
            <text:p>85.63 </text:p>
          </table:table-cell>
          <table:table-cell office:value-type="float" office:value="51.7829676004217" calcext:value-type="float">
            <text:p>51.78 </text:p>
          </table:table-cell>
        </table:table-row>
        <table:table-row table:style-name="ro1">
          <table:table-cell office:value-type="string" calcext:value-type="string">
            <text:p>Middlesex</text:p>
          </table:table-cell>
          <table:table-cell office:value-type="string" calcext:value-type="string">
            <text:p>2012-2013</text:p>
          </table:table-cell>
          <table:table-cell office:value-type="float" office:value="1204264" calcext:value-type="float">
            <text:p>1,204,264 </text:p>
          </table:table-cell>
          <table:table-cell office:value-type="float" office:value="109.389045326551" calcext:value-type="float">
            <text:p>109.39 </text:p>
          </table:table-cell>
          <table:table-cell office:value-type="float" office:value="66.153807142108" calcext:value-type="float">
            <text:p>66.15 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2012-2013</text:p>
          </table:table-cell>
          <table:table-cell office:value-type="float" office:value="13412951" calcext:value-type="float">
            <text:p>13,412,951 </text:p>
          </table:table-cell>
          <table:table-cell office:value-type="float" office:value="140.264687428105" calcext:value-type="float">
            <text:p>140.26 </text:p>
          </table:table-cell>
          <table:table-cell office:value-type="float" office:value="84.8260724213005" calcext:value-type="float">
            <text:p>84.83 </text:p>
          </table:table-cell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2012-2013</text:p>
          </table:table-cell>
          <table:table-cell office:value-type="float" office:value="2704743" calcext:value-type="float">
            <text:p>2,704,743 </text:p>
          </table:table-cell>
          <table:table-cell office:value-type="float" office:value="179.383406287306" calcext:value-type="float">
            <text:p>179.38 </text:p>
          </table:table-cell>
          <table:table-cell office:value-type="float" office:value="108.483397296315" calcext:value-type="float">
            <text:p>108.48 </text:p>
          </table:table-cell>
        </table:table-row>
        <table:table-row table:style-name="ro1">
          <table:table-cell office:value-type="string" calcext:value-type="string">
            <text:p>New Kent</text:p>
          </table:table-cell>
          <table:table-cell office:value-type="string" calcext:value-type="string">
            <text:p>2012-2013</text:p>
          </table:table-cell>
          <table:table-cell office:value-type="float" office:value="2315776" calcext:value-type="float">
            <text:p>2,315,776 </text:p>
          </table:table-cell>
          <table:table-cell office:value-type="float" office:value="120.256322376279" calcext:value-type="float">
            <text:p>120.26 </text:p>
          </table:table-cell>
          <table:table-cell office:value-type="float" office:value="72.7258706239808" calcext:value-type="float">
            <text:p>72.73 </text:p>
          </table:table-cell>
        </table:table-row>
        <table:table-row table:style-name="ro1">
          <table:table-cell office:value-type="string" calcext:value-type="string">
            <text:p>Northampton</text:p>
          </table:table-cell>
          <table:table-cell office:value-type="string" calcext:value-type="string">
            <text:p>2012-2013</text:p>
          </table:table-cell>
          <table:table-cell office:value-type="float" office:value="1962051" calcext:value-type="float">
            <text:p>1,962,051 </text:p>
          </table:table-cell>
          <table:table-cell office:value-type="float" office:value="157.708463949843" calcext:value-type="float">
            <text:p>157.71 </text:p>
          </table:table-cell>
          <table:table-cell office:value-type="float" office:value="95.3753209717766" calcext:value-type="float">
            <text:p>95.38 </text:p>
          </table:table-cell>
        </table:table-row>
        <table:table-row table:style-name="ro1">
          <table:table-cell office:value-type="string" calcext:value-type="string">
            <text:p>Northumberland</text:p>
          </table:table-cell>
          <table:table-cell office:value-type="string" calcext:value-type="string">
            <text:p>2012-2013</text:p>
          </table:table-cell>
          <table:table-cell office:value-type="float" office:value="1744985" calcext:value-type="float">
            <text:p>1,744,985 </text:p>
          </table:table-cell>
          <table:table-cell office:value-type="float" office:value="139.979544360661" calcext:value-type="float">
            <text:p>139.98 </text:p>
          </table:table-cell>
          <table:table-cell office:value-type="float" office:value="84.6536301128837" calcext:value-type="float">
            <text:p>84.65 </text:p>
          </table:table-cell>
        </table:table-row>
        <table:table-row table:style-name="ro1">
          <table:table-cell office:value-type="string" calcext:value-type="string">
            <text:p>Nottoway</text:p>
          </table:table-cell>
          <table:table-cell office:value-type="string" calcext:value-type="string">
            <text:p>2012-2013</text:p>
          </table:table-cell>
          <table:table-cell office:value-type="float" office:value="2752656" calcext:value-type="float">
            <text:p>2,752,656 </text:p>
          </table:table-cell>
          <table:table-cell office:value-type="float" office:value="173.614380321665" calcext:value-type="float">
            <text:p>173.61 </text:p>
          </table:table-cell>
          <table:table-cell office:value-type="float" office:value="104.994537603011" calcext:value-type="float">
            <text:p>104.99 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2012-2013</text:p>
          </table:table-cell>
          <table:table-cell office:value-type="float" office:value="5414346" calcext:value-type="float">
            <text:p>5,414,346 </text:p>
          </table:table-cell>
          <table:table-cell office:value-type="float" office:value="159.250154416306" calcext:value-type="float">
            <text:p>159.25 </text:p>
          </table:table-cell>
          <table:table-cell office:value-type="float" office:value="96.3076693023318" calcext:value-type="float">
            <text:p>96.31 </text:p>
          </table:table-cell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2012-2013</text:p>
          </table:table-cell>
          <table:table-cell office:value-type="float" office:value="3305718" calcext:value-type="float">
            <text:p>3,305,718 </text:p>
          </table:table-cell>
          <table:table-cell office:value-type="float" office:value="136.515300433616" calcext:value-type="float">
            <text:p>136.52 </text:p>
          </table:table-cell>
          <table:table-cell office:value-type="float" office:value="82.5586038334345" calcext:value-type="float">
            <text:p>82.56 </text:p>
          </table:table-cell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2012-2013</text:p>
          </table:table-cell>
          <table:table-cell office:value-type="float" office:value="2173198" calcext:value-type="float">
            <text:p>2,173,198 </text:p>
          </table:table-cell>
          <table:table-cell office:value-type="float" office:value="116.269755497298" calcext:value-type="float">
            <text:p>116.27 </text:p>
          </table:table-cell>
          <table:table-cell office:value-type="float" office:value="70.3149658054597" calcext:value-type="float">
            <text:p>70.31 </text:p>
          </table:table-cell>
        </table:table-row>
        <table:table-row table:style-name="ro1">
          <table:table-cell office:value-type="string" calcext:value-type="string">
            <text:p>Pittsylvania</text:p>
          </table:table-cell>
          <table:table-cell office:value-type="string" calcext:value-type="string">
            <text:p>2012-2013</text:p>
          </table:table-cell>
          <table:table-cell office:value-type="float" office:value="7345546" calcext:value-type="float">
            <text:p>7,345,546 </text:p>
          </table:table-cell>
          <table:table-cell office:value-type="float" office:value="116.365085148515" calcext:value-type="float">
            <text:p>116.37 </text:p>
          </table:table-cell>
          <table:table-cell office:value-type="float" office:value="70.3726170935086" calcext:value-type="float">
            <text:p>70.37 </text:p>
          </table:table-cell>
        </table:table-row>
        <table:table-row table:style-name="ro1">
          <table:table-cell office:value-type="string" calcext:value-type="string">
            <text:p>Powhatan</text:p>
          </table:table-cell>
          <table:table-cell office:value-type="string" calcext:value-type="string">
            <text:p>2012-2013</text:p>
          </table:table-cell>
          <table:table-cell office:value-type="float" office:value="3486530" calcext:value-type="float">
            <text:p>3,486,530 </text:p>
          </table:table-cell>
          <table:table-cell office:value-type="float" office:value="122.791082623089" calcext:value-type="float">
            <text:p>122.79 </text:p>
          </table:table-cell>
          <table:table-cell office:value-type="float" office:value="74.2587850032809" calcext:value-type="float">
            <text:p>74.26 </text:p>
          </table:table-cell>
        </table:table-row>
        <table:table-row table:style-name="ro1">
          <table:table-cell office:value-type="string" calcext:value-type="string">
            <text:p>Prince Edward</text:p>
          </table:table-cell>
          <table:table-cell office:value-type="string" calcext:value-type="string">
            <text:p>2012-2013</text:p>
          </table:table-cell>
          <table:table-cell office:value-type="float" office:value="2005618" calcext:value-type="float">
            <text:p>2,005,618 </text:p>
          </table:table-cell>
          <table:table-cell office:value-type="float" office:value="85.7834901625321" calcext:value-type="float">
            <text:p>85.78 </text:p>
          </table:table-cell>
          <table:table-cell office:value-type="float" office:value="51.8781789094895" calcext:value-type="float">
            <text:p>51.88 </text:p>
          </table:table-cell>
        </table:table-row>
        <table:table-row table:style-name="ro1">
          <table:table-cell office:value-type="string" calcext:value-type="string">
            <text:p>Prince George</text:p>
          </table:table-cell>
          <table:table-cell office:value-type="string" calcext:value-type="string">
            <text:p>2012-2013</text:p>
          </table:table-cell>
          <table:table-cell office:value-type="float" office:value="5633343" calcext:value-type="float">
            <text:p>5,633,343 </text:p>
          </table:table-cell>
          <table:table-cell office:value-type="float" office:value="156.852095224836" calcext:value-type="float">
            <text:p>156.85 </text:p>
          </table:table-cell>
          <table:table-cell office:value-type="float" office:value="94.8574258634729" calcext:value-type="float">
            <text:p>94.86 </text:p>
          </table:table-cell>
        </table:table-row>
        <table:table-row table:style-name="ro1">
          <table:table-cell office:value-type="string" calcext:value-type="string">
            <text:p>Prince William</text:p>
          </table:table-cell>
          <table:table-cell office:value-type="string" calcext:value-type="string">
            <text:p>2012-2013</text:p>
          </table:table-cell>
          <table:table-cell office:value-type="float" office:value="77214000" calcext:value-type="float">
            <text:p>77,214,000 </text:p>
          </table:table-cell>
          <table:table-cell office:value-type="float" office:value="183.334757956521" calcext:value-type="float">
            <text:p>183.33 </text:p>
          </table:table-cell>
          <table:table-cell office:value-type="float" office:value="110.87300546499" calcext:value-type="float">
            <text:p>110.87 </text:p>
          </table:table-cell>
        </table:table-row>
        <table:table-row table:style-name="ro1">
          <table:table-cell office:value-type="string" calcext:value-type="string">
            <text:p>Pulaski</text:p>
          </table:table-cell>
          <table:table-cell office:value-type="string" calcext:value-type="string">
            <text:p>2012-2013</text:p>
          </table:table-cell>
          <table:table-cell office:value-type="float" office:value="4940717" calcext:value-type="float">
            <text:p>4,940,717 </text:p>
          </table:table-cell>
          <table:table-cell office:value-type="float" office:value="142.799416168097" calcext:value-type="float">
            <text:p>142.80 </text:p>
          </table:table-cell>
          <table:table-cell office:value-type="float" office:value="86.358967746627" calcext:value-type="float">
            <text:p>86.36 </text:p>
          </table:table-cell>
        </table:table-row>
        <table:table-row table:style-name="ro1">
          <table:table-cell office:value-type="string" calcext:value-type="string">
            <text:p>Rappahannock</text:p>
          </table:table-cell>
          <table:table-cell office:value-type="string" calcext:value-type="string">
            <text:p>2012-2013</text:p>
          </table:table-cell>
          <table:table-cell office:value-type="float" office:value="949018" calcext:value-type="float">
            <text:p>949,018 </text:p>
          </table:table-cell>
          <table:table-cell office:value-type="float" office:value="127.265388225828" calcext:value-type="float">
            <text:p>127.27 </text:p>
          </table:table-cell>
          <table:table-cell office:value-type="float" office:value="76.9646533016542" calcext:value-type="float">
            <text:p>76.96 </text:p>
          </table:table-cell>
        </table:table-row>
        <table:table-row table:style-name="ro1">
          <table:table-cell office:value-type="string" calcext:value-type="string">
            <text:p>Richmond</text:p>
          </table:table-cell>
          <table:table-cell office:value-type="string" calcext:value-type="string">
            <text:p>2012-2013</text:p>
          </table:table-cell>
          <table:table-cell office:value-type="float" office:value="1266316" calcext:value-type="float">
            <text:p>1,266,316 </text:p>
          </table:table-cell>
          <table:table-cell office:value-type="float" office:value="135.914564774069" calcext:value-type="float">
            <text:p>135.91 </text:p>
          </table:table-cell>
          <table:table-cell office:value-type="float" office:value="82.1953046488919" calcext:value-type="float">
            <text:p>82.20 </text:p>
          </table:table-cell>
        </table:table-row>
        <table:table-row table:style-name="ro1">
          <table:table-cell office:value-type="string" calcext:value-type="string">
            <text:p>Roanoke</text:p>
          </table:table-cell>
          <table:table-cell office:value-type="string" calcext:value-type="string">
            <text:p>2012-2013</text:p>
          </table:table-cell>
          <table:table-cell office:value-type="float" office:value="14609691" calcext:value-type="float">
            <text:p>14,609,691 </text:p>
          </table:table-cell>
          <table:table-cell office:value-type="float" office:value="156.662209402076" calcext:value-type="float">
            <text:p>156.66 </text:p>
          </table:table-cell>
          <table:table-cell office:value-type="float" office:value="94.7425910547367" calcext:value-type="float">
            <text:p>94.74 </text:p>
          </table:table-cell>
        </table:table-row>
        <table:table-row table:style-name="ro1">
          <table:table-cell office:value-type="string" calcext:value-type="string">
            <text:p>Rockbridge</text:p>
          </table:table-cell>
          <table:table-cell office:value-type="string" calcext:value-type="string">
            <text:p>2012-2013</text:p>
          </table:table-cell>
          <table:table-cell office:value-type="float" office:value="3441265" calcext:value-type="float">
            <text:p>3,441,265 </text:p>
          </table:table-cell>
          <table:table-cell office:value-type="float" office:value="155.783838841105" calcext:value-type="float">
            <text:p>155.78 </text:p>
          </table:table-cell>
          <table:table-cell office:value-type="float" office:value="94.2113901788506" calcext:value-type="float">
            <text:p>94.21 </text:p>
          </table:table-cell>
        </table:table-row>
        <table:table-row table:style-name="ro1">
          <table:table-cell office:value-type="string" calcext:value-type="string">
            <text:p>Rockingham</text:p>
          </table:table-cell>
          <table:table-cell office:value-type="string" calcext:value-type="string">
            <text:p>2012-2013</text:p>
          </table:table-cell>
          <table:table-cell office:value-type="float" office:value="12244256" calcext:value-type="float">
            <text:p>12,244,256 </text:p>
          </table:table-cell>
          <table:table-cell office:value-type="float" office:value="157.886500496448" calcext:value-type="float">
            <text:p>157.89 </text:p>
          </table:table-cell>
          <table:table-cell office:value-type="float" office:value="95.4829898460514" calcext:value-type="float">
            <text:p>95.48 </text:p>
          </table:table-cell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2012-2013</text:p>
          </table:table-cell>
          <table:table-cell office:value-type="float" office:value="4415994" calcext:value-type="float">
            <text:p>4,415,994 </text:p>
          </table:table-cell>
          <table:table-cell office:value-type="float" office:value="152.855451713396" calcext:value-type="float">
            <text:p>152.86 </text:p>
          </table:table-cell>
          <table:table-cell office:value-type="float" office:value="92.4404271294376" calcext:value-type="float">
            <text:p>92.44 </text:p>
          </table:table-cell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2012-2013</text:p>
          </table:table-cell>
          <table:table-cell office:value-type="float" office:value="3936256" calcext:value-type="float">
            <text:p>3,936,256 </text:p>
          </table:table-cell>
          <table:table-cell office:value-type="float" office:value="167.893196843677" calcext:value-type="float">
            <text:p>167.89 </text:p>
          </table:table-cell>
          <table:table-cell office:value-type="float" office:value="101.534610996122" calcext:value-type="float">
            <text:p>101.53 </text:p>
          </table:table-cell>
        </table:table-row>
        <table:table-row table:style-name="ro1">
          <table:table-cell office:value-type="string" calcext:value-type="string">
            <text:p>Shenandoah</text:p>
          </table:table-cell>
          <table:table-cell office:value-type="string" calcext:value-type="string">
            <text:p>2012-2013</text:p>
          </table:table-cell>
          <table:table-cell office:value-type="float" office:value="5024312" calcext:value-type="float">
            <text:p>5,024,312 </text:p>
          </table:table-cell>
          <table:table-cell office:value-type="float" office:value="117.357563300009" calcext:value-type="float">
            <text:p>117.36 </text:p>
          </table:table-cell>
          <table:table-cell office:value-type="float" office:value="70.9728253504755" calcext:value-type="float">
            <text:p>70.97 </text:p>
          </table:table-cell>
        </table:table-row>
        <table:table-row table:style-name="ro1">
          <table:table-cell office:value-type="string" calcext:value-type="string">
            <text:p>Smyth</text:p>
          </table:table-cell>
          <table:table-cell office:value-type="string" calcext:value-type="string">
            <text:p>2012-2013</text:p>
          </table:table-cell>
          <table:table-cell office:value-type="float" office:value="4128984" calcext:value-type="float">
            <text:p>4,128,984 </text:p>
          </table:table-cell>
          <table:table-cell office:value-type="float" office:value="128.580717488789" calcext:value-type="float">
            <text:p>128.58 </text:p>
          </table:table-cell>
          <table:table-cell office:value-type="float" office:value="77.760108076221" calcext:value-type="float">
            <text:p>77.76 </text:p>
          </table:table-cell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string" calcext:value-type="string">
            <text:p>2012-2013</text:p>
          </table:table-cell>
          <table:table-cell office:value-type="float" office:value="3293863" calcext:value-type="float">
            <text:p>3,293,863 </text:p>
          </table:table-cell>
          <table:table-cell office:value-type="float" office:value="176.349876860478" calcext:value-type="float">
            <text:p>176.35 </text:p>
          </table:table-cell>
          <table:table-cell office:value-type="float" office:value="106.648848689887" calcext:value-type="float">
            <text:p>106.65 </text:p>
          </table:table-cell>
        </table:table-row>
        <table:table-row table:style-name="ro1">
          <table:table-cell office:value-type="string" calcext:value-type="string">
            <text:p>Spotsylvania</text:p>
          </table:table-cell>
          <table:table-cell office:value-type="string" calcext:value-type="string">
            <text:p>2012-2013</text:p>
          </table:table-cell>
          <table:table-cell office:value-type="float" office:value="21288667" calcext:value-type="float">
            <text:p>21,288,667 </text:p>
          </table:table-cell>
          <table:table-cell office:value-type="float" office:value="170.957607246679" calcext:value-type="float">
            <text:p>170.96 </text:p>
          </table:table-cell>
          <table:table-cell office:value-type="float" office:value="103.387835093648" calcext:value-type="float">
            <text:p>103.39 </text:p>
          </table:table-cell>
        </table:table-row>
        <table:table-row table:style-name="ro1">
          <table:table-cell office:value-type="string" calcext:value-type="string">
            <text:p>Stafford</text:p>
          </table:table-cell>
          <table:table-cell office:value-type="string" calcext:value-type="string">
            <text:p>2012-2013</text:p>
          </table:table-cell>
          <table:table-cell office:value-type="float" office:value="21315872" calcext:value-type="float">
            <text:p>21,315,872 </text:p>
          </table:table-cell>
          <table:table-cell office:value-type="float" office:value="160.609046180276" calcext:value-type="float">
            <text:p>160.61 </text:p>
          </table:table-cell>
          <table:table-cell office:value-type="float" office:value="97.129468810795" calcext:value-type="float">
            <text:p>97.13 </text:p>
          </table:table-cell>
        </table:table-row>
        <table:table-row table:style-name="ro1">
          <table:table-cell office:value-type="string" calcext:value-type="string">
            <text:p>Surry</text:p>
          </table:table-cell>
          <table:table-cell office:value-type="string" calcext:value-type="string">
            <text:p>2012-2013</text:p>
          </table:table-cell>
          <table:table-cell office:value-type="float" office:value="2026106" calcext:value-type="float">
            <text:p>2,026,106 </text:p>
          </table:table-cell>
          <table:table-cell office:value-type="float" office:value="292.494008950484" calcext:value-type="float">
            <text:p>292.49 </text:p>
          </table:table-cell>
          <table:table-cell office:value-type="float" office:value="176.887842841753" calcext:value-type="float">
            <text:p>176.89 </text:p>
          </table:table-cell>
        </table:table-row>
        <table:table-row table:style-name="ro1">
          <table:table-cell office:value-type="string" calcext:value-type="string">
            <text:p>Sussex</text:p>
          </table:table-cell>
          <table:table-cell office:value-type="string" calcext:value-type="string">
            <text:p>2012-2013</text:p>
          </table:table-cell>
          <table:table-cell office:value-type="float" office:value="1756386" calcext:value-type="float">
            <text:p>1,756,386 </text:p>
          </table:table-cell>
          <table:table-cell office:value-type="float" office:value="144.689513139468" calcext:value-type="float">
            <text:p>144.69 </text:p>
          </table:table-cell>
          <table:table-cell office:value-type="float" office:value="87.502017401651" calcext:value-type="float">
            <text:p>87.50 </text:p>
          </table:table-cell>
        </table:table-row>
        <table:table-row table:style-name="ro1">
          <table:table-cell office:value-type="string" calcext:value-type="string">
            <text:p>Tazewell</text:p>
          </table:table-cell>
          <table:table-cell office:value-type="string" calcext:value-type="string">
            <text:p>2012-2013</text:p>
          </table:table-cell>
          <table:table-cell office:value-type="float" office:value="5186675" calcext:value-type="float">
            <text:p>5,186,675 </text:p>
          </table:table-cell>
          <table:table-cell office:value-type="float" office:value="116.045978297349" calcext:value-type="float">
            <text:p>116.05 </text:p>
          </table:table-cell>
          <table:table-cell office:value-type="float" office:value="70.1796349440918" calcext:value-type="float">
            <text:p>70.18 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2012-2013</text:p>
          </table:table-cell>
          <table:table-cell office:value-type="float" office:value="6020585" calcext:value-type="float">
            <text:p>6,020,585 </text:p>
          </table:table-cell>
          <table:table-cell office:value-type="float" office:value="158.116054311001" calcext:value-type="float">
            <text:p>158.12 </text:p>
          </table:table-cell>
          <table:table-cell office:value-type="float" office:value="95.6218141563962" calcext:value-type="float">
            <text:p>95.62 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2012-2013</text:p>
          </table:table-cell>
          <table:table-cell office:value-type="float" office:value="7504852" calcext:value-type="float">
            <text:p>7,504,852 </text:p>
          </table:table-cell>
          <table:table-cell office:value-type="float" office:value="135.273743218155" calcext:value-type="float">
            <text:p>135.27 </text:p>
          </table:table-cell>
          <table:table-cell office:value-type="float" office:value="81.807763231962" calcext:value-type="float">
            <text:p>81.81 </text:p>
          </table:table-cell>
        </table:table-row>
        <table:table-row table:style-name="ro1">
          <table:table-cell office:value-type="string" calcext:value-type="string">
            <text:p>Westmoreland</text:p>
          </table:table-cell>
          <table:table-cell office:value-type="string" calcext:value-type="string">
            <text:p>2012-2013</text:p>
          </table:table-cell>
          <table:table-cell office:value-type="float" office:value="2566610" calcext:value-type="float">
            <text:p>2,566,610 </text:p>
          </table:table-cell>
          <table:table-cell office:value-type="float" office:value="144.981641529684" calcext:value-type="float">
            <text:p>144.98 </text:p>
          </table:table-cell>
          <table:table-cell office:value-type="float" office:value="87.6786841339497" calcext:value-type="float">
            <text:p>87.68 </text:p>
          </table:table-cell>
        </table:table-row>
        <table:table-row table:style-name="ro1">
          <table:table-cell office:value-type="string" calcext:value-type="string">
            <text:p>Wise</text:p>
          </table:table-cell>
          <table:table-cell office:value-type="string" calcext:value-type="string">
            <text:p>2012-2013</text:p>
          </table:table-cell>
          <table:table-cell office:value-type="float" office:value="5451700" calcext:value-type="float">
            <text:p>5,451,700 </text:p>
          </table:table-cell>
          <table:table-cell office:value-type="float" office:value="133.633199333268" calcext:value-type="float">
            <text:p>133.63 </text:p>
          </table:table-cell>
          <table:table-cell office:value-type="float" office:value="80.8156325899496" calcext:value-type="float">
            <text:p>80.82 </text:p>
          </table:table-cell>
        </table:table-row>
        <table:table-row table:style-name="ro1">
          <table:table-cell office:value-type="string" calcext:value-type="string">
            <text:p>Wythe</text:p>
          </table:table-cell>
          <table:table-cell office:value-type="string" calcext:value-type="string">
            <text:p>2012-2013</text:p>
          </table:table-cell>
          <table:table-cell office:value-type="float" office:value="4004787" calcext:value-type="float">
            <text:p>4,004,787 </text:p>
          </table:table-cell>
          <table:table-cell office:value-type="float" office:value="135.4616087133" calcext:value-type="float">
            <text:p>135.46 </text:p>
          </table:table-cell>
          <table:table-cell office:value-type="float" office:value="81.9213762331304" calcext:value-type="float">
            <text:p>81.92 </text:p>
          </table:table-cell>
        </table:table-row>
        <table:table-row table:style-name="ro1">
          <table:table-cell office:value-type="string" calcext:value-type="string">
            <text:p>York</text:p>
          </table:table-cell>
          <table:table-cell office:value-type="string" calcext:value-type="string">
            <text:p>2012-2013</text:p>
          </table:table-cell>
          <table:table-cell table:style-name="ce14" office:value-type="float" office:value="12853466" calcext:value-type="float">
            <text:p>12,853,466 </text:p>
          </table:table-cell>
          <table:table-cell office:value-type="float" office:value="193.494701029686" calcext:value-type="float">
            <text:p>193.49 </text:p>
          </table:table-cell>
          <table:table-cell office:value-type="float" office:value="117.017303668074" calcext:value-type="float">
            <text:p>117.02 </text:p>
          </table:table-cell>
        </table:table-row>
        <table:table-row table:style-name="ro1">
          <table:table-cell table:style-name="ce1" office:value-type="string" calcext:value-type="string">
            <text:p>Alexandria</text:p>
          </table:table-cell>
          <table:table-cell table:style-name="ce8" office:value-type="string" calcext:value-type="string">
            <text:p>2011-2012</text:p>
          </table:table-cell>
          <table:table-cell table:style-name="ce12" office:value-type="float" office:value="15867088" calcext:value-type="float">
            <text:p><text:s/>$15,867,088 </text:p>
          </table:table-cell>
          <table:table-cell table:style-name="ce24" office:value-type="float" office:value="110.599788100151" calcext:value-type="float">
            <text:p><text:s/>$110.60 </text:p>
          </table:table-cell>
          <table:table-cell office:value-type="float" office:value="66.8974256295572" calcext:value-type="float">
            <text:p>66.90 </text:p>
          </table:table-cell>
        </table:table-row>
        <table:table-row table:style-name="ro1">
          <table:table-cell table:style-name="ce1" office:value-type="string" calcext:value-type="string">
            <text:p>Bedfor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0" calcext:value-type="float">
            <text:p>- </text:p>
          </table:table-cell>
          <table:table-cell table:number-columns-repeated="2" office:value-type="float" office:value="0" calcext:value-type="float">
            <text:p>- </text:p>
          </table:table-cell>
        </table:table-row>
        <table:table-row table:style-name="ro1">
          <table:table-cell table:style-name="ce1" office:value-type="string" calcext:value-type="string">
            <text:p>Bristol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168830" calcext:value-type="float">
            <text:p>2,168,830 </text:p>
          </table:table-cell>
          <table:table-cell office:value-type="float" office:value="121.981439820023" calcext:value-type="float">
            <text:p>121.98 </text:p>
          </table:table-cell>
          <table:table-cell office:value-type="float" office:value="73.7817353787059" calcext:value-type="float">
            <text:p>73.78 </text:p>
          </table:table-cell>
        </table:table-row>
        <table:table-row table:style-name="ro1">
          <table:table-cell table:style-name="ce1" office:value-type="string" calcext:value-type="string">
            <text:p>Buena Vista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850889" calcext:value-type="float">
            <text:p>850,889 </text:p>
          </table:table-cell>
          <table:table-cell office:value-type="float" office:value="123.657753233542" calcext:value-type="float">
            <text:p>123.66 </text:p>
          </table:table-cell>
          <table:table-cell office:value-type="float" office:value="74.7956708829149" calcext:value-type="float">
            <text:p>74.80 </text:p>
          </table:table-cell>
        </table:table-row>
        <table:table-row table:style-name="ro1">
          <table:table-cell table:style-name="ce1" office:value-type="string" calcext:value-type="string">
            <text:p>Charlottesvill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0429516" calcext:value-type="float">
            <text:p>10,429,516 </text:p>
          </table:table-cell>
          <table:table-cell office:value-type="float" office:value="234.523981920802" calcext:value-type="float">
            <text:p>234.52 </text:p>
          </table:table-cell>
          <table:table-cell office:value-type="float" office:value="141.854255857052" calcext:value-type="float">
            <text:p>141.85 </text:p>
          </table:table-cell>
        </table:table-row>
        <table:table-row table:style-name="ro1">
          <table:table-cell table:style-name="ce1" office:value-type="string" calcext:value-type="string">
            <text:p>Chesapeak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3023018" calcext:value-type="float">
            <text:p>43,023,018 </text:p>
          </table:table-cell>
          <table:table-cell office:value-type="float" office:value="190.453293079177" calcext:value-type="float">
            <text:p>190.45 </text:p>
          </table:table-cell>
          <table:table-cell office:value-type="float" office:value="115.197643942423" calcext:value-type="float">
            <text:p>115.20 </text:p>
          </table:table-cell>
        </table:table-row>
        <table:table-row table:style-name="ro1">
          <table:table-cell table:style-name="ce1" office:value-type="string" calcext:value-type="string">
            <text:p>Colonial Heights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657382" calcext:value-type="float">
            <text:p>4,657,382 </text:p>
          </table:table-cell>
          <table:table-cell office:value-type="float" office:value="265.287195260879" calcext:value-type="float">
            <text:p>265.29 </text:p>
          </table:table-cell>
          <table:table-cell office:value-type="float" office:value="160.461703591766" calcext:value-type="float">
            <text:p>160.46 </text:p>
          </table:table-cell>
        </table:table-row>
        <table:table-row table:style-name="ro1">
          <table:table-cell table:style-name="ce1" office:value-type="string" calcext:value-type="string">
            <text:p>Coving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123224" calcext:value-type="float">
            <text:p>1,123,224 </text:p>
          </table:table-cell>
          <table:table-cell office:value-type="float" office:value="184.376887721602" calcext:value-type="float">
            <text:p>184.38 </text:p>
          </table:table-cell>
          <table:table-cell office:value-type="float" office:value="111.522267321128" calcext:value-type="float">
            <text:p>111.52 </text:p>
          </table:table-cell>
        </table:table-row>
        <table:table-row table:style-name="ro1">
          <table:table-cell table:style-name="ce1" office:value-type="string" calcext:value-type="string">
            <text:p>Danvill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7144853" calcext:value-type="float">
            <text:p>7,144,853 </text:p>
          </table:table-cell>
          <table:table-cell office:value-type="float" office:value="164.886296501431" calcext:value-type="float">
            <text:p>164.89 </text:p>
          </table:table-cell>
          <table:table-cell office:value-type="float" office:value="99.7331816544644" calcext:value-type="float">
            <text:p>99.73 </text:p>
          </table:table-cell>
        </table:table-row>
        <table:table-row table:style-name="ro1">
          <table:table-cell table:style-name="ce1" office:value-type="string" calcext:value-type="string">
            <text:p>Emporia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258703" calcext:value-type="float">
            <text:p>1,258,703 </text:p>
          </table:table-cell>
          <table:table-cell office:value-type="float" office:value="211.68903464514" calcext:value-type="float">
            <text:p>211.69 </text:p>
          </table:table-cell>
          <table:table-cell office:value-type="float" office:value="128.042301843675" calcext:value-type="float">
            <text:p>128.04 </text:p>
          </table:table-cell>
        </table:table-row>
        <table:table-row table:style-name="ro1">
          <table:table-cell table:style-name="ce1" office:value-type="string" calcext:value-type="string">
            <text:p>Fairfax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635145" calcext:value-type="float">
            <text:p>3,635,145 </text:p>
          </table:table-cell>
          <table:table-cell office:value-type="float" office:value="158.97599055366" calcext:value-type="float">
            <text:p>158.98 </text:p>
          </table:table-cell>
          <table:table-cell office:value-type="float" office:value="96.1582719789515" calcext:value-type="float">
            <text:p>96.16 </text:p>
          </table:table-cell>
        </table:table-row>
        <table:table-row table:style-name="ro1">
          <table:table-cell table:style-name="ce1" office:value-type="string" calcext:value-type="string">
            <text:p>Falls Church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806421" calcext:value-type="float">
            <text:p>3,806,421 </text:p>
          </table:table-cell>
          <table:table-cell office:value-type="float" office:value="302.890188589162" calcext:value-type="float">
            <text:p>302.89 </text:p>
          </table:table-cell>
          <table:table-cell office:value-type="float" office:value="183.206262987754" calcext:value-type="float">
            <text:p>183.21 </text:p>
          </table:table-cell>
        </table:table-row>
        <table:table-row table:style-name="ro1">
          <table:table-cell table:style-name="ce1" office:value-type="string" calcext:value-type="string">
            <text:p>Frankli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360280" calcext:value-type="float">
            <text:p>1,360,280 </text:p>
          </table:table-cell>
          <table:table-cell office:value-type="float" office:value="156.714285714286" calcext:value-type="float">
            <text:p>156.71 </text:p>
          </table:table-cell>
          <table:table-cell office:value-type="float" office:value="94.7902564168324" calcext:value-type="float">
            <text:p>94.79 </text:p>
          </table:table-cell>
        </table:table-row>
        <table:table-row table:style-name="ro1">
          <table:table-cell table:style-name="ce1" office:value-type="string" calcext:value-type="string">
            <text:p>Fredericksburg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604371" calcext:value-type="float">
            <text:p>4,604,371 </text:p>
          </table:table-cell>
          <table:table-cell office:value-type="float" office:value="180.676934547167" calcext:value-type="float">
            <text:p>180.68 </text:p>
          </table:table-cell>
          <table:table-cell office:value-type="float" office:value="109.284312379519" calcext:value-type="float">
            <text:p>109.28 </text:p>
          </table:table-cell>
        </table:table-row>
        <table:table-row table:style-name="ro1">
          <table:table-cell table:style-name="ce1" office:value-type="string" calcext:value-type="string">
            <text:p>Galax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341616" calcext:value-type="float">
            <text:p>1,341,616 </text:p>
          </table:table-cell>
          <table:table-cell office:value-type="float" office:value="188.29698245614" calcext:value-type="float">
            <text:p>188.30 </text:p>
          </table:table-cell>
          <table:table-cell office:value-type="float" office:value="113.893377162018" calcext:value-type="float">
            <text:p>113.89 </text:p>
          </table:table-cell>
        </table:table-row>
        <table:table-row table:style-name="ro1">
          <table:table-cell table:style-name="ce1" office:value-type="string" calcext:value-type="string">
            <text:p>Hamp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0403515" calcext:value-type="float">
            <text:p>20,403,515 </text:p>
          </table:table-cell>
          <table:table-cell office:value-type="float" office:value="148.527465567947" calcext:value-type="float">
            <text:p>148.53 </text:p>
          </table:table-cell>
          <table:table-cell office:value-type="float" office:value="89.8383735851372" calcext:value-type="float">
            <text:p>89.84 </text:p>
          </table:table-cell>
        </table:table-row>
        <table:table-row table:style-name="ro1">
          <table:table-cell table:style-name="ce1" office:value-type="string" calcext:value-type="string">
            <text:p>Harrisonburg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680411" calcext:value-type="float">
            <text:p>4,680,411 </text:p>
          </table:table-cell>
          <table:table-cell office:value-type="float" office:value="93.5016281439159" calcext:value-type="float">
            <text:p>93.50 </text:p>
          </table:table-cell>
          <table:table-cell office:value-type="float" office:value="56.5554267548512" calcext:value-type="float">
            <text:p>56.56 </text:p>
          </table:table-cell>
        </table:table-row>
        <table:table-row table:style-name="ro1">
          <table:table-cell table:style-name="ce1" office:value-type="string" calcext:value-type="string">
            <text:p>Hopewell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692469" calcext:value-type="float">
            <text:p>5,692,469 </text:p>
          </table:table-cell>
          <table:table-cell office:value-type="float" office:value="249.899863909741" calcext:value-type="float">
            <text:p>249.90 </text:p>
          </table:table-cell>
          <table:table-cell office:value-type="float" office:value="151.154517091843" calcext:value-type="float">
            <text:p>151.15 </text:p>
          </table:table-cell>
        </table:table-row>
        <table:table-row table:style-name="ro1">
          <table:table-cell table:style-name="ce1" office:value-type="string" calcext:value-type="string">
            <text:p>Lexing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10822" calcext:value-type="float">
            <text:p>510,822 </text:p>
          </table:table-cell>
          <table:table-cell office:value-type="float" office:value="70.977073780742" calcext:value-type="float">
            <text:p>70.98 </text:p>
          </table:table-cell>
          <table:table-cell office:value-type="float" office:value="42.9312171046042" calcext:value-type="float">
            <text:p>42.93 </text:p>
          </table:table-cell>
        </table:table-row>
        <table:table-row table:style-name="ro1">
          <table:table-cell table:style-name="ce1" office:value-type="string" calcext:value-type="string">
            <text:p>Lynchburg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9658605" calcext:value-type="float">
            <text:p>9,658,605 </text:p>
          </table:table-cell>
          <table:table-cell office:value-type="float" office:value="126.342154143993" calcext:value-type="float">
            <text:p>126.34 </text:p>
          </table:table-cell>
          <table:table-cell office:value-type="float" office:value="76.4193585350489" calcext:value-type="float">
            <text:p>76.42 </text:p>
          </table:table-cell>
        </table:table-row>
        <table:table-row table:style-name="ro1">
          <table:table-cell table:style-name="ce1" office:value-type="string" calcext:value-type="string">
            <text:p>Manassas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7360775" calcext:value-type="float">
            <text:p>7,360,775 </text:p>
          </table:table-cell>
          <table:table-cell office:value-type="float" office:value="188.447900665643" calcext:value-type="float">
            <text:p>188.45 </text:p>
          </table:table-cell>
          <table:table-cell office:value-type="float" office:value="113.984661601796" calcext:value-type="float">
            <text:p>113.98 </text:p>
          </table:table-cell>
        </table:table-row>
        <table:table-row table:style-name="ro1">
          <table:table-cell table:style-name="ce1" office:value-type="string" calcext:value-type="string">
            <text:p>Manassas Park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371012" calcext:value-type="float">
            <text:p>2,371,012 </text:p>
          </table:table-cell>
          <table:table-cell office:value-type="float" office:value="163.068225584594" calcext:value-type="float">
            <text:p>163.07 </text:p>
          </table:table-cell>
          <table:table-cell office:value-type="float" office:value="98.6335026583509" calcext:value-type="float">
            <text:p>98.63 </text:p>
          </table:table-cell>
        </table:table-row>
        <table:table-row table:style-name="ro1">
          <table:table-cell table:style-name="ce1" office:value-type="string" calcext:value-type="string">
            <text:p>Martinsvill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131619" calcext:value-type="float">
            <text:p>2,131,619 </text:p>
          </table:table-cell>
          <table:table-cell office:value-type="float" office:value="153.331822759315" calcext:value-type="float">
            <text:p>153.33 </text:p>
          </table:table-cell>
          <table:table-cell office:value-type="float" office:value="92.7443387178765" calcext:value-type="float">
            <text:p>92.74 </text:p>
          </table:table-cell>
        </table:table-row>
        <table:table-row table:style-name="ro1">
          <table:table-cell table:style-name="ce1" office:value-type="string" calcext:value-type="string">
            <text:p>Newport News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4001728" calcext:value-type="float">
            <text:p>34,001,728 </text:p>
          </table:table-cell>
          <table:table-cell office:value-type="float" office:value="187.826832461456" calcext:value-type="float">
            <text:p>187.83 </text:p>
          </table:table-cell>
          <table:table-cell office:value-type="float" office:value="113.609002075551" calcext:value-type="float">
            <text:p>113.61 </text:p>
          </table:table-cell>
        </table:table-row>
        <table:table-row table:style-name="ro1">
          <table:table-cell table:style-name="ce1" office:value-type="string" calcext:value-type="string">
            <text:p>Norfolk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2938082" calcext:value-type="float">
            <text:p>32,938,082 </text:p>
          </table:table-cell>
          <table:table-cell office:value-type="float" office:value="135.00043855155" calcext:value-type="float">
            <text:p>135.00 </text:p>
          </table:table-cell>
          <table:table-cell office:value-type="float" office:value="81.6564114009152" calcext:value-type="float">
            <text:p>81.66 </text:p>
          </table:table-cell>
        </table:table-row>
        <table:table-row table:style-name="ro1">
          <table:table-cell table:style-name="ce1" office:value-type="string" calcext:value-type="string">
            <text:p>Nor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772144" calcext:value-type="float">
            <text:p>772,144 </text:p>
          </table:table-cell>
          <table:table-cell office:value-type="float" office:value="188.373749695048" calcext:value-type="float">
            <text:p>188.37 </text:p>
          </table:table-cell>
          <table:table-cell office:value-type="float" office:value="113.93981062038" calcext:value-type="float">
            <text:p>113.94 </text:p>
          </table:table-cell>
        </table:table-row>
        <table:table-row table:style-name="ro1">
          <table:table-cell table:style-name="ce1" office:value-type="string" calcext:value-type="string">
            <text:p>Petersburg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908288" calcext:value-type="float">
            <text:p>4,908,288 </text:p>
          </table:table-cell>
          <table:table-cell office:value-type="float" office:value="148.970741774918" calcext:value-type="float">
            <text:p>148.97 </text:p>
          </table:table-cell>
          <table:table-cell office:value-type="float" office:value="90.1064937831828" calcext:value-type="float">
            <text:p>90.11 </text:p>
          </table:table-cell>
        </table:table-row>
        <table:table-row table:style-name="ro1">
          <table:table-cell table:style-name="ce1" office:value-type="string" calcext:value-type="string">
            <text:p>Poquos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713424" calcext:value-type="float">
            <text:p>1,713,424 </text:p>
          </table:table-cell>
          <table:table-cell office:value-type="float" office:value="139.985620915033" calcext:value-type="float">
            <text:p>139.99 </text:p>
          </table:table-cell>
          <table:table-cell office:value-type="float" office:value="84.6717505090594" calcext:value-type="float">
            <text:p>84.67 </text:p>
          </table:table-cell>
        </table:table-row>
        <table:table-row table:style-name="ro1">
          <table:table-cell table:style-name="ce1" office:value-type="string" calcext:value-type="string">
            <text:p>Portsmouth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5119617" calcext:value-type="float">
            <text:p>15,119,617 </text:p>
          </table:table-cell>
          <table:table-cell office:value-type="float" office:value="156.894581188776" calcext:value-type="float">
            <text:p>156.89 </text:p>
          </table:table-cell>
          <table:table-cell office:value-type="float" office:value="94.8993099991518" calcext:value-type="float">
            <text:p>94.90 </text:p>
          </table:table-cell>
        </table:table-row>
        <table:table-row table:style-name="ro1">
          <table:table-cell table:style-name="ce1" office:value-type="string" calcext:value-type="string">
            <text:p>Radfor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305757" calcext:value-type="float">
            <text:p>1,305,757 </text:p>
          </table:table-cell>
          <table:table-cell office:value-type="float" office:value="78.9836075489959" calcext:value-type="float">
            <text:p>78.98 </text:p>
          </table:table-cell>
          <table:table-cell office:value-type="float" office:value="47.7740518560351" calcext:value-type="float">
            <text:p>47.77 </text:p>
          </table:table-cell>
        </table:table-row>
        <table:table-row table:style-name="ro1">
          <table:table-cell table:style-name="ce1" office:value-type="string" calcext:value-type="string">
            <text:p>Richmon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9041436" calcext:value-type="float">
            <text:p>29,041,436 </text:p>
          </table:table-cell>
          <table:table-cell office:value-type="float" office:value="140.815155306006" calcext:value-type="float">
            <text:p>140.82 </text:p>
          </table:table-cell>
          <table:table-cell office:value-type="float" office:value="85.1735029642903" calcext:value-type="float">
            <text:p>85.17 </text:p>
          </table:table-cell>
        </table:table-row>
        <table:table-row table:style-name="ro1">
          <table:table-cell table:style-name="ce1" office:value-type="string" calcext:value-type="string">
            <text:p>Roanok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3029130" calcext:value-type="float">
            <text:p>13,029,130 </text:p>
          </table:table-cell>
          <table:table-cell office:value-type="float" office:value="134.036273481061" calcext:value-type="float">
            <text:p>134.04 </text:p>
          </table:table-cell>
          <table:table-cell office:value-type="float" office:value="81.0732261868596" calcext:value-type="float">
            <text:p>81.07 </text:p>
          </table:table-cell>
        </table:table-row>
        <table:table-row table:style-name="ro1">
          <table:table-cell table:style-name="ce1" office:value-type="string" calcext:value-type="string">
            <text:p>Salem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785108" calcext:value-type="float">
            <text:p>2,785,108 </text:p>
          </table:table-cell>
          <table:table-cell office:value-type="float" office:value="111.538165798959" calcext:value-type="float">
            <text:p>111.54 </text:p>
          </table:table-cell>
          <table:table-cell office:value-type="float" office:value="67.4650130851643" calcext:value-type="float">
            <text:p>67.47 </text:p>
          </table:table-cell>
        </table:table-row>
        <table:table-row table:style-name="ro1">
          <table:table-cell table:style-name="ce1" office:value-type="string" calcext:value-type="string">
            <text:p>Staun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141366" calcext:value-type="float">
            <text:p>2,141,366 </text:p>
          </table:table-cell>
          <table:table-cell office:value-type="float" office:value="88.405829411279" calcext:value-type="float">
            <text:p>88.41 </text:p>
          </table:table-cell>
          <table:table-cell office:value-type="float" office:value="53.4731801918552" calcext:value-type="float">
            <text:p>53.47 </text:p>
          </table:table-cell>
        </table:table-row>
        <table:table-row table:style-name="ro1">
          <table:table-cell table:style-name="ce1" office:value-type="string" calcext:value-type="string">
            <text:p>Suffolk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4720266" calcext:value-type="float">
            <text:p>14,720,266 </text:p>
          </table:table-cell>
          <table:table-cell office:value-type="float" office:value="171.781099752602" calcext:value-type="float">
            <text:p>171.78 </text:p>
          </table:table-cell>
          <table:table-cell office:value-type="float" office:value="103.903574705381" calcext:value-type="float">
            <text:p>103.90 </text:p>
          </table:table-cell>
        </table:table-row>
        <table:table-row table:style-name="ro1">
          <table:table-cell table:style-name="ce1" office:value-type="string" calcext:value-type="string">
            <text:p>Virginia Beach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97527708" calcext:value-type="float">
            <text:p>97,527,708 </text:p>
          </table:table-cell>
          <table:table-cell office:value-type="float" office:value="221.027970791803" calcext:value-type="float">
            <text:p>221.03 </text:p>
          </table:table-cell>
          <table:table-cell office:value-type="float" office:value="133.691053953081" calcext:value-type="float">
            <text:p>133.69 </text:p>
          </table:table-cell>
        </table:table-row>
        <table:table-row table:style-name="ro1">
          <table:table-cell table:style-name="ce1" office:value-type="string" calcext:value-type="string">
            <text:p>Waynesboro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305095" calcext:value-type="float">
            <text:p>3,305,095 </text:p>
          </table:table-cell>
          <table:table-cell office:value-type="float" office:value="156.646997488033" calcext:value-type="float">
            <text:p>156.65 </text:p>
          </table:table-cell>
          <table:table-cell office:value-type="float" office:value="94.7495564373041" calcext:value-type="float">
            <text:p>94.75 </text:p>
          </table:table-cell>
        </table:table-row>
        <table:table-row table:style-name="ro1">
          <table:table-cell table:style-name="ce1" office:value-type="string" calcext:value-type="string">
            <text:p>Williamsburg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912210" calcext:value-type="float">
            <text:p>912,210 </text:p>
          </table:table-cell>
          <table:table-cell office:value-type="float" office:value="63.9877946127946" calcext:value-type="float">
            <text:p>63.99 </text:p>
          </table:table-cell>
          <table:table-cell office:value-type="float" office:value="38.7036793183782" calcext:value-type="float">
            <text:p>38.70 </text:p>
          </table:table-cell>
        </table:table-row>
        <table:table-row table:style-name="ro1">
          <table:table-cell table:style-name="ce1" office:value-type="string" calcext:value-type="string">
            <text:p>Winchester</text:p>
          </table:table-cell>
          <table:table-cell table:style-name="ce8" office:value-type="string" calcext:value-type="string">
            <text:p>2011-2012</text:p>
          </table:table-cell>
          <table:table-cell table:style-name="ce14" office:value-type="float" office:value="2359651" calcext:value-type="float">
            <text:p>2,359,651 </text:p>
          </table:table-cell>
          <table:table-cell office:value-type="float" office:value="90.176596476478" calcext:value-type="float">
            <text:p>90.18 </text:p>
          </table:table-cell>
          <table:table-cell office:value-type="float" office:value="54.5442469641003" calcext:value-type="float">
            <text:p>54.54 </text:p>
          </table:table-cell>
        </table:table-row>
        <table:table-row table:style-name="ro1">
          <table:table-cell office:value-type="string" calcext:value-type="string">
            <text:p>Accomack</text:p>
          </table:table-cell>
          <table:table-cell table:style-name="ce8" office:value-type="string" calcext:value-type="string">
            <text:p>2011-2012</text:p>
          </table:table-cell>
          <table:table-cell table:style-name="ce12" office:value-type="float" office:value="4473131" calcext:value-type="float">
            <text:p><text:s/>$4,473,131 </text:p>
          </table:table-cell>
          <table:table-cell table:style-name="ce24" office:value-type="float" office:value="134.187220638968" calcext:value-type="float">
            <text:p><text:s/>$134.19 </text:p>
          </table:table-cell>
          <table:table-cell office:value-type="float" office:value="83.1617186120461" calcext:value-type="float">
            <text:p>83.16 </text:p>
          </table:table-cell>
        </table:table-row>
        <table:table-row table:style-name="ro1">
          <table:table-cell office:value-type="string" calcext:value-type="string">
            <text:p>Albemarl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3403358" calcext:value-type="float">
            <text:p>13,403,358 </text:p>
          </table:table-cell>
          <table:table-cell office:value-type="float" office:value="132.99620956539" calcext:value-type="float">
            <text:p>133.00 </text:p>
          </table:table-cell>
          <table:table-cell office:value-type="float" office:value="82.4235967007858" calcext:value-type="float">
            <text:p>82.42 </text:p>
          </table:table-cell>
        </table:table-row>
        <table:table-row table:style-name="ro1">
          <table:table-cell office:value-type="string" calcext:value-type="string">
            <text:p>Alleghany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319114" calcext:value-type="float">
            <text:p>3,319,114 </text:p>
          </table:table-cell>
          <table:table-cell office:value-type="float" office:value="205.136835599506" calcext:value-type="float">
            <text:p>205.14 </text:p>
          </table:table-cell>
          <table:table-cell office:value-type="float" office:value="127.132313478572" calcext:value-type="float">
            <text:p>127.13 </text:p>
          </table:table-cell>
        </table:table-row>
        <table:table-row table:style-name="ro1">
          <table:table-cell office:value-type="string" calcext:value-type="string">
            <text:p>Amelia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406650" calcext:value-type="float">
            <text:p>1,406,650 </text:p>
          </table:table-cell>
          <table:table-cell office:value-type="float" office:value="109.543649248501" calcext:value-type="float">
            <text:p>109.54 </text:p>
          </table:table-cell>
          <table:table-cell office:value-type="float" office:value="67.889014253083" calcext:value-type="float">
            <text:p>67.89 </text:p>
          </table:table-cell>
        </table:table-row>
        <table:table-row table:style-name="ro1">
          <table:table-cell office:value-type="string" calcext:value-type="string">
            <text:p>Amherst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290934" calcext:value-type="float">
            <text:p>5,290,934 </text:p>
          </table:table-cell>
          <table:table-cell office:value-type="float" office:value="162.818008370261" calcext:value-type="float">
            <text:p>162.82 </text:p>
          </table:table-cell>
          <table:table-cell office:value-type="float" office:value="100.905476189059" calcext:value-type="float">
            <text:p>100.91 </text:p>
          </table:table-cell>
        </table:table-row>
        <table:table-row table:style-name="ro1">
          <table:table-cell office:value-type="string" calcext:value-type="string">
            <text:p>Appomattox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078388" calcext:value-type="float">
            <text:p>2,078,388 </text:p>
          </table:table-cell>
          <table:table-cell office:value-type="float" office:value="138.365488316357" calcext:value-type="float">
            <text:p>138.37 </text:p>
          </table:table-cell>
          <table:table-cell office:value-type="float" office:value="85.7511747407165" calcext:value-type="float">
            <text:p>85.75 </text:p>
          </table:table-cell>
        </table:table-row>
        <table:table-row table:style-name="ro1">
          <table:table-cell office:value-type="string" calcext:value-type="string">
            <text:p>Arling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3466042" calcext:value-type="float">
            <text:p>33,466,042 </text:p>
          </table:table-cell>
          <table:table-cell office:value-type="float" office:value="156.111273341326" calcext:value-type="float">
            <text:p>156.11 </text:p>
          </table:table-cell>
          <table:table-cell office:value-type="float" office:value="96.7490177079456" calcext:value-type="float">
            <text:p>96.75 </text:p>
          </table:table-cell>
        </table:table-row>
        <table:table-row table:style-name="ro1">
          <table:table-cell office:value-type="string" calcext:value-type="string">
            <text:p>Augusta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9767631" calcext:value-type="float">
            <text:p>9,767,631 </text:p>
          </table:table-cell>
          <table:table-cell office:value-type="float" office:value="132.367072311362" calcext:value-type="float">
            <text:p>132.37 </text:p>
          </table:table-cell>
          <table:table-cell office:value-type="float" office:value="82.0336926917549" calcext:value-type="float">
            <text:p>82.03 </text:p>
          </table:table-cell>
        </table:table-row>
        <table:table-row table:style-name="ro1">
          <table:table-cell office:value-type="string" calcext:value-type="string">
            <text:p>Bath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700559" calcext:value-type="float">
            <text:p>1,700,559 </text:p>
          </table:table-cell>
          <table:table-cell office:value-type="float" office:value="354.50469043152" calcext:value-type="float">
            <text:p>354.50 </text:p>
          </table:table-cell>
          <table:table-cell office:value-type="float" office:value="219.702138340252" calcext:value-type="float">
            <text:p>219.70 </text:p>
          </table:table-cell>
        </table:table-row>
        <table:table-row table:style-name="ro1">
          <table:table-cell office:value-type="string" calcext:value-type="string">
            <text:p>Bedfor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8339725" calcext:value-type="float">
            <text:p>8,339,725 </text:p>
          </table:table-cell>
          <table:table-cell office:value-type="float" office:value="120.205321494977" calcext:value-type="float">
            <text:p>120.21 </text:p>
          </table:table-cell>
          <table:table-cell office:value-type="float" office:value="74.49652116077" calcext:value-type="float">
            <text:p>74.50 </text:p>
          </table:table-cell>
        </table:table-row>
        <table:table-row table:style-name="ro1">
          <table:table-cell office:value-type="string" calcext:value-type="string">
            <text:p>Blan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670205" calcext:value-type="float">
            <text:p>670,205 </text:p>
          </table:table-cell>
          <table:table-cell office:value-type="float" office:value="99.3190574985181" calcext:value-type="float">
            <text:p>99.32 </text:p>
          </table:table-cell>
          <table:table-cell office:value-type="float" office:value="61.5523853402386" calcext:value-type="float">
            <text:p>61.55 </text:p>
          </table:table-cell>
        </table:table-row>
        <table:table-row table:style-name="ro1">
          <table:table-cell office:value-type="string" calcext:value-type="string">
            <text:p>Botetourt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175871" calcext:value-type="float">
            <text:p>5,175,871 </text:p>
          </table:table-cell>
          <table:table-cell office:value-type="float" office:value="154.970837450223" calcext:value-type="float">
            <text:p>154.97 </text:p>
          </table:table-cell>
          <table:table-cell office:value-type="float" office:value="96.0422394602158" calcext:value-type="float">
            <text:p>96.04 </text:p>
          </table:table-cell>
        </table:table-row>
        <table:table-row table:style-name="ro1">
          <table:table-cell office:value-type="string" calcext:value-type="string">
            <text:p>Brunswick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303584" calcext:value-type="float">
            <text:p>2,303,584 </text:p>
          </table:table-cell>
          <table:table-cell office:value-type="float" office:value="132.389885057471" calcext:value-type="float">
            <text:p>132.39 </text:p>
          </table:table-cell>
          <table:table-cell office:value-type="float" office:value="82.0478307532163" calcext:value-type="float">
            <text:p>82.05 </text:p>
          </table:table-cell>
        </table:table-row>
        <table:table-row table:style-name="ro1">
          <table:table-cell office:value-type="string" calcext:value-type="string">
            <text:p>Buchana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694757" calcext:value-type="float">
            <text:p>4,694,757 </text:p>
          </table:table-cell>
          <table:table-cell office:value-type="float" office:value="195.565983504124" calcext:value-type="float">
            <text:p>195.57 </text:p>
          </table:table-cell>
          <table:table-cell office:value-type="float" office:value="121.200835763753" calcext:value-type="float">
            <text:p>121.20 </text:p>
          </table:table-cell>
        </table:table-row>
        <table:table-row table:style-name="ro1">
          <table:table-cell office:value-type="string" calcext:value-type="string">
            <text:p>Buckingham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997911" calcext:value-type="float">
            <text:p>1,997,911 </text:p>
          </table:table-cell>
          <table:table-cell office:value-type="float" office:value="116.543837134691" calcext:value-type="float">
            <text:p>116.54 </text:p>
          </table:table-cell>
          <table:table-cell office:value-type="float" office:value="72.2273383680823" calcext:value-type="float">
            <text:p>72.23 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8351732" calcext:value-type="float">
            <text:p>8,351,732 </text:p>
          </table:table-cell>
          <table:table-cell office:value-type="float" office:value="152.517978779744" calcext:value-type="float">
            <text:p>152.52 </text:p>
          </table:table-cell>
          <table:table-cell office:value-type="float" office:value="94.5220951306874" calcext:value-type="float">
            <text:p>94.52 </text:p>
          </table:table-cell>
        </table:table-row>
        <table:table-row table:style-name="ro1">
          <table:table-cell office:value-type="string" calcext:value-type="string">
            <text:p>Carolin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115006" calcext:value-type="float">
            <text:p>3,115,006 </text:p>
          </table:table-cell>
          <table:table-cell office:value-type="float" office:value="108.062374245473" calcext:value-type="float">
            <text:p>108.06 </text:p>
          </table:table-cell>
          <table:table-cell office:value-type="float" office:value="66.9710030266615" calcext:value-type="float">
            <text:p>66.97 </text:p>
          </table:table-cell>
        </table:table-row>
        <table:table-row table:style-name="ro1">
          <table:table-cell office:value-type="string" calcext:value-type="string">
            <text:p>Carroll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970708" calcext:value-type="float">
            <text:p>3,970,708 </text:p>
          </table:table-cell>
          <table:table-cell office:value-type="float" office:value="133.478149791583" calcext:value-type="float">
            <text:p>133.48 </text:p>
          </table:table-cell>
          <table:table-cell office:value-type="float" office:value="82.72227624186" calcext:value-type="float">
            <text:p>82.72 </text:p>
          </table:table-cell>
        </table:table-row>
        <table:table-row table:style-name="ro1">
          <table:table-cell office:value-type="string" calcext:value-type="string">
            <text:p>Charles City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265387" calcext:value-type="float">
            <text:p>1,265,387 </text:p>
          </table:table-cell>
          <table:table-cell office:value-type="float" office:value="173.578463648834" calcext:value-type="float">
            <text:p>173.58 </text:p>
          </table:table-cell>
          <table:table-cell office:value-type="float" office:value="107.574203283585" calcext:value-type="float">
            <text:p>107.57 </text:p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531947" calcext:value-type="float">
            <text:p>2,531,947 </text:p>
          </table:table-cell>
          <table:table-cell office:value-type="float" office:value="201.507918822125" calcext:value-type="float">
            <text:p>201.51 </text:p>
          </table:table-cell>
          <table:table-cell office:value-type="float" office:value="124.883314248467" calcext:value-type="float">
            <text:p>124.88 </text:p>
          </table:table-cell>
        </table:table-row>
        <table:table-row table:style-name="ro1">
          <table:table-cell office:value-type="string" calcext:value-type="string">
            <text:p>Chesterfiel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1344947" calcext:value-type="float">
            <text:p>51,344,947 </text:p>
          </table:table-cell>
          <table:table-cell office:value-type="float" office:value="160.633169712271" calcext:value-type="float">
            <text:p>160.63 </text:p>
          </table:table-cell>
          <table:table-cell office:value-type="float" office:value="99.551435641656" calcext:value-type="float">
            <text:p>99.55 </text:p>
          </table:table-cell>
        </table:table-row>
        <table:table-row table:style-name="ro1">
          <table:table-cell office:value-type="string" calcext:value-type="string">
            <text:p>Clark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823045" calcext:value-type="float">
            <text:p>1,823,045 </text:p>
          </table:table-cell>
          <table:table-cell office:value-type="float" office:value="128.284075715995" calcext:value-type="float">
            <text:p>128.28 </text:p>
          </table:table-cell>
          <table:table-cell office:value-type="float" office:value="79.5032802400996" calcext:value-type="float">
            <text:p>79.50 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707779" calcext:value-type="float">
            <text:p>707,779 </text:p>
          </table:table-cell>
          <table:table-cell office:value-type="float" office:value="135.046556000763" calcext:value-type="float">
            <text:p>135.05 </text:p>
          </table:table-cell>
          <table:table-cell office:value-type="float" office:value="83.6942865064454" calcext:value-type="float">
            <text:p>83.69 </text:p>
          </table:table-cell>
        </table:table-row>
        <table:table-row table:style-name="ro1">
          <table:table-cell office:value-type="string" calcext:value-type="string">
            <text:p>Culpeper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7121901" calcext:value-type="float">
            <text:p>7,121,901 </text:p>
          </table:table-cell>
          <table:table-cell office:value-type="float" office:value="151.066965043272" calcext:value-type="float">
            <text:p>151.07 </text:p>
          </table:table-cell>
          <table:table-cell office:value-type="float" office:value="93.6228381412355" calcext:value-type="float">
            <text:p>93.62 </text:p>
          </table:table-cell>
        </table:table-row>
        <table:table-row table:style-name="ro1">
          <table:table-cell office:value-type="string" calcext:value-type="string">
            <text:p>Cumberlan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104001" calcext:value-type="float">
            <text:p>1,104,001 </text:p>
          </table:table-cell>
          <table:table-cell office:value-type="float" office:value="109.30702970297" calcext:value-type="float">
            <text:p>109.31 </text:p>
          </table:table-cell>
          <table:table-cell office:value-type="float" office:value="67.7423707204886" calcext:value-type="float">
            <text:p>67.74 </text:p>
          </table:table-cell>
        </table:table-row>
        <table:table-row table:style-name="ro1">
          <table:table-cell office:value-type="string" calcext:value-type="string">
            <text:p>Dickens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603510" calcext:value-type="float">
            <text:p>2,603,510 </text:p>
          </table:table-cell>
          <table:table-cell office:value-type="float" office:value="165.176373556655" calcext:value-type="float">
            <text:p>165.18 </text:p>
          </table:table-cell>
          <table:table-cell office:value-type="float" office:value="102.367058753192" calcext:value-type="float">
            <text:p>102.37 </text:p>
          </table:table-cell>
        </table:table-row>
        <table:table-row table:style-name="ro1">
          <table:table-cell office:value-type="string" calcext:value-type="string">
            <text:p>Dinwiddi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332480" calcext:value-type="float">
            <text:p>5,332,480 </text:p>
          </table:table-cell>
          <table:table-cell office:value-type="float" office:value="190.323363552002" calcext:value-type="float">
            <text:p>190.32 </text:p>
          </table:table-cell>
          <table:table-cell office:value-type="float" office:value="117.951753748549" calcext:value-type="float">
            <text:p>117.95 </text:p>
          </table:table-cell>
        </table:table-row>
        <table:table-row table:style-name="ro1">
          <table:table-cell office:value-type="string" calcext:value-type="string">
            <text:p>Essex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255147" calcext:value-type="float">
            <text:p>1,255,147 </text:p>
          </table:table-cell>
          <table:table-cell office:value-type="float" office:value="111.202888278551" calcext:value-type="float">
            <text:p>111.20 </text:p>
          </table:table-cell>
          <table:table-cell office:value-type="float" office:value="68.9173176091706" calcext:value-type="float">
            <text:p>68.92 </text:p>
          </table:table-cell>
        </table:table-row>
        <table:table-row table:style-name="ro1">
          <table:table-cell office:value-type="string" calcext:value-type="string">
            <text:p>Fairfax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06377884" calcext:value-type="float">
            <text:p>206,377,884 </text:p>
          </table:table-cell>
          <table:table-cell office:value-type="float" office:value="188.297037562168" calcext:value-type="float">
            <text:p>188.30 </text:p>
          </table:table-cell>
          <table:table-cell office:value-type="float" office:value="116.69595046877" calcext:value-type="float">
            <text:p>116.70 </text:p>
          </table:table-cell>
        </table:table-row>
        <table:table-row table:style-name="ro1">
          <table:table-cell office:value-type="string" calcext:value-type="string">
            <text:p>Fauquier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1136251" calcext:value-type="float">
            <text:p>11,136,251 </text:p>
          </table:table-cell>
          <table:table-cell office:value-type="float" office:value="169.295393736698" calcext:value-type="float">
            <text:p>169.30 </text:p>
          </table:table-cell>
          <table:table-cell office:value-type="float" office:value="104.919796603629" calcext:value-type="float">
            <text:p>104.92 </text:p>
          </table:table-cell>
        </table:table-row>
        <table:table-row table:style-name="ro1">
          <table:table-cell office:value-type="string" calcext:value-type="string">
            <text:p>Floy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987102" calcext:value-type="float">
            <text:p>1,987,102 </text:p>
          </table:table-cell>
          <table:table-cell office:value-type="float" office:value="128.332601394988" calcext:value-type="float">
            <text:p>128.33 </text:p>
          </table:table-cell>
          <table:table-cell office:value-type="float" office:value="79.5333537362397" calcext:value-type="float">
            <text:p>79.53 </text:p>
          </table:table-cell>
        </table:table-row>
        <table:table-row table:style-name="ro1">
          <table:table-cell office:value-type="string" calcext:value-type="string">
            <text:p>Fluvanna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409321" calcext:value-type="float">
            <text:p>3,409,321 </text:p>
          </table:table-cell>
          <table:table-cell office:value-type="float" office:value="131.183231367117" calcext:value-type="float">
            <text:p>131.18 </text:p>
          </table:table-cell>
          <table:table-cell office:value-type="float" office:value="81.3000144247939" calcext:value-type="float">
            <text:p>81.30 </text:p>
          </table:table-cell>
        </table:table-row>
        <table:table-row table:style-name="ro1">
          <table:table-cell office:value-type="string" calcext:value-type="string">
            <text:p>Frankli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6968608" calcext:value-type="float">
            <text:p>6,968,608 </text:p>
          </table:table-cell>
          <table:table-cell office:value-type="float" office:value="123.776341030195" calcext:value-type="float">
            <text:p>123.78 </text:p>
          </table:table-cell>
          <table:table-cell office:value-type="float" office:value="76.7096389251283" calcext:value-type="float">
            <text:p>76.71 </text:p>
          </table:table-cell>
        </table:table-row>
        <table:table-row table:style-name="ro1">
          <table:table-cell office:value-type="string" calcext:value-type="string">
            <text:p>Frederick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1617617" calcext:value-type="float">
            <text:p>11,617,617 </text:p>
          </table:table-cell>
          <table:table-cell office:value-type="float" office:value="146.768621456365" calcext:value-type="float">
            <text:p>146.77 </text:p>
          </table:table-cell>
          <table:table-cell office:value-type="float" office:value="90.9589656936944" calcext:value-type="float">
            <text:p>90.96 </text:p>
          </table:table-cell>
        </table:table-row>
        <table:table-row table:style-name="ro1">
          <table:table-cell office:value-type="string" calcext:value-type="string">
            <text:p>Giles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292315" calcext:value-type="float">
            <text:p>2,292,315 </text:p>
          </table:table-cell>
          <table:table-cell office:value-type="float" office:value="132.664795416401" calcext:value-type="float">
            <text:p>132.66 </text:p>
          </table:table-cell>
          <table:table-cell office:value-type="float" office:value="82.2182047858852" calcext:value-type="float">
            <text:p>82.22 </text:p>
          </table:table-cell>
        </table:table-row>
        <table:table-row table:style-name="ro1">
          <table:table-cell office:value-type="string" calcext:value-type="string">
            <text:p>Gloucester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693046" calcext:value-type="float">
            <text:p>5,693,046 </text:p>
          </table:table-cell>
          <table:table-cell office:value-type="float" office:value="153.920188174223" calcext:value-type="float">
            <text:p>153.92 </text:p>
          </table:table-cell>
          <table:table-cell office:value-type="float" office:value="95.3911059242905" calcext:value-type="float">
            <text:p>95.39 </text:p>
          </table:table-cell>
        </table:table-row>
        <table:table-row table:style-name="ro1">
          <table:table-cell office:value-type="string" calcext:value-type="string">
            <text:p>Goochlan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313913" calcext:value-type="float">
            <text:p>2,313,913 </text:p>
          </table:table-cell>
          <table:table-cell office:value-type="float" office:value="106.372132579414" calcext:value-type="float">
            <text:p>106.37 </text:p>
          </table:table-cell>
          <table:table-cell office:value-type="float" office:value="65.9234859743686" calcext:value-type="float">
            <text:p>65.92 </text:p>
          </table:table-cell>
        </table:table-row>
        <table:table-row table:style-name="ro1">
          <table:table-cell office:value-type="string" calcext:value-type="string">
            <text:p>Grays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213855" calcext:value-type="float">
            <text:p>2,213,855 </text:p>
          </table:table-cell>
          <table:table-cell office:value-type="float" office:value="143.106334841629" calcext:value-type="float">
            <text:p>143.11 </text:p>
          </table:table-cell>
          <table:table-cell office:value-type="float" office:value="88.6892857086626" calcext:value-type="float">
            <text:p>88.69 </text:p>
          </table:table-cell>
        </table:table-row>
        <table:table-row table:style-name="ro1">
          <table:table-cell office:value-type="string" calcext:value-type="string">
            <text:p>Green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240206" calcext:value-type="float">
            <text:p>2,240,206 </text:p>
          </table:table-cell>
          <table:table-cell office:value-type="float" office:value="117.645520428526" calcext:value-type="float">
            <text:p>117.65 </text:p>
          </table:table-cell>
          <table:table-cell office:value-type="float" office:value="72.9100999279783" calcext:value-type="float">
            <text:p>72.91 </text:p>
          </table:table-cell>
        </table:table-row>
        <table:table-row table:style-name="ro1">
          <table:table-cell office:value-type="string" calcext:value-type="string">
            <text:p>Greensvill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227869" calcext:value-type="float">
            <text:p>1,227,869 </text:p>
          </table:table-cell>
          <table:table-cell office:value-type="float" office:value="101.217459401533" calcext:value-type="float">
            <text:p>101.22 </text:p>
          </table:table-cell>
          <table:table-cell office:value-type="float" office:value="62.7289084407199" calcext:value-type="float">
            <text:p>62.73 </text:p>
          </table:table-cell>
        </table:table-row>
        <table:table-row table:style-name="ro1">
          <table:table-cell office:value-type="string" calcext:value-type="string">
            <text:p>Halifax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798906" calcext:value-type="float">
            <text:p>5,798,906 </text:p>
          </table:table-cell>
          <table:table-cell office:value-type="float" office:value="160.261607340261" calcext:value-type="float">
            <text:p>160.26 </text:p>
          </table:table-cell>
          <table:table-cell office:value-type="float" office:value="99.3211621082987" calcext:value-type="float">
            <text:p>99.32 </text:p>
          </table:table-cell>
        </table:table-row>
        <table:table-row table:style-name="ro1">
          <table:table-cell office:value-type="string" calcext:value-type="string">
            <text:p>Hanover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5754609" calcext:value-type="float">
            <text:p>15,754,609 </text:p>
          </table:table-cell>
          <table:table-cell office:value-type="float" office:value="156.444719176994" calcext:value-type="float">
            <text:p>156.44 </text:p>
          </table:table-cell>
          <table:table-cell office:value-type="float" office:value="96.9556687483813" calcext:value-type="float">
            <text:p>96.96 </text:p>
          </table:table-cell>
        </table:table-row>
        <table:table-row table:style-name="ro1">
          <table:table-cell office:value-type="string" calcext:value-type="string">
            <text:p>Henrico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4088119" calcext:value-type="float">
            <text:p>44,088,119 </text:p>
          </table:table-cell>
          <table:table-cell office:value-type="float" office:value="141.88014172529" calcext:value-type="float">
            <text:p>141.88 </text:p>
          </table:table-cell>
          <table:table-cell office:value-type="float" office:value="87.9293599391336" calcext:value-type="float">
            <text:p>87.93 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6238786" calcext:value-type="float">
            <text:p>6,238,786 </text:p>
          </table:table-cell>
          <table:table-cell office:value-type="float" office:value="115.818330332114" calcext:value-type="float">
            <text:p>115.82 </text:p>
          </table:table-cell>
          <table:table-cell office:value-type="float" office:value="71.7777099140486" calcext:value-type="float">
            <text:p>71.78 </text:p>
          </table:table-cell>
        </table:table-row>
        <table:table-row table:style-name="ro1">
          <table:table-cell office:value-type="string" calcext:value-type="string">
            <text:p>Highlan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41045" calcext:value-type="float">
            <text:p>341,045 </text:p>
          </table:table-cell>
          <table:table-cell office:value-type="float" office:value="148.60348583878" calcext:value-type="float">
            <text:p>148.60 </text:p>
          </table:table-cell>
          <table:table-cell office:value-type="float" office:value="92.0961117999711" calcext:value-type="float">
            <text:p>92.10 </text:p>
          </table:table-cell>
        </table:table-row>
        <table:table-row table:style-name="ro1">
          <table:table-cell office:value-type="string" calcext:value-type="string">
            <text:p>Isle of Wight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6195667" calcext:value-type="float">
            <text:p>6,195,667 </text:p>
          </table:table-cell>
          <table:table-cell office:value-type="float" office:value="174.737484840793" calcext:value-type="float">
            <text:p>174.74 </text:p>
          </table:table-cell>
          <table:table-cell office:value-type="float" office:value="108.292499659142" calcext:value-type="float">
            <text:p>108.29 </text:p>
          </table:table-cell>
        </table:table-row>
        <table:table-row table:style-name="ro1">
          <table:table-cell office:value-type="string" calcext:value-type="string">
            <text:p>James City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9577786" calcext:value-type="float">
            <text:p>9,577,786 </text:p>
          </table:table-cell>
          <table:table-cell office:value-type="float" office:value="139.06243284839" calcext:value-type="float">
            <text:p>139.06 </text:p>
          </table:table-cell>
          <table:table-cell office:value-type="float" office:value="86.183101900286" calcext:value-type="float">
            <text:p>86.18 </text:p>
          </table:table-cell>
        </table:table-row>
        <table:table-row table:style-name="ro1">
          <table:table-cell office:value-type="string" calcext:value-type="string">
            <text:p>King &amp; Quee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917716" calcext:value-type="float">
            <text:p>917,716 </text:p>
          </table:table-cell>
          <table:table-cell office:value-type="float" office:value="130.19094907079" calcext:value-type="float">
            <text:p>130.19 </text:p>
          </table:table-cell>
          <table:table-cell office:value-type="float" office:value="80.6850534715981" calcext:value-type="float">
            <text:p>80.69 </text:p>
          </table:table-cell>
        </table:table-row>
        <table:table-row table:style-name="ro1">
          <table:table-cell office:value-type="string" calcext:value-type="string">
            <text:p>King Georg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699854" calcext:value-type="float">
            <text:p>3,699,854 </text:p>
          </table:table-cell>
          <table:table-cell office:value-type="float" office:value="158.567436677667" calcext:value-type="float">
            <text:p>158.57 </text:p>
          </table:table-cell>
          <table:table-cell office:value-type="float" office:value="98.27121008416" calcext:value-type="float">
            <text:p>98.27 </text:p>
          </table:table-cell>
        </table:table-row>
        <table:table-row table:style-name="ro1">
          <table:table-cell office:value-type="string" calcext:value-type="string">
            <text:p>King William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820278" calcext:value-type="float">
            <text:p>1,820,278 </text:p>
          </table:table-cell>
          <table:table-cell office:value-type="float" office:value="112.647936134662" calcext:value-type="float">
            <text:p>112.65 </text:p>
          </table:table-cell>
          <table:table-cell office:value-type="float" office:value="69.8128772803422" calcext:value-type="float">
            <text:p>69.81 </text:p>
          </table:table-cell>
        </table:table-row>
        <table:table-row table:style-name="ro1">
          <table:table-cell office:value-type="string" calcext:value-type="string">
            <text:p>Lancaster</text:p>
          </table:table-cell>
          <table:table-cell table:style-name="ce8" office:value-type="string" calcext:value-type="string">
            <text:p>2011-2012</text:p>
          </table:table-cell>
          <table:table-cell table:style-name="ce12" office:value-type="float" office:value="1517706" calcext:value-type="float">
            <text:p><text:s/>$1,517,706 </text:p>
          </table:table-cell>
          <table:table-cell table:style-name="ce24" office:value-type="float" office:value="132.40041873855" calcext:value-type="float">
            <text:p><text:s/>$132.40 </text:p>
          </table:table-cell>
          <table:table-cell office:value-type="float" office:value="82.0543589383718" calcext:value-type="float">
            <text:p>82.05 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507612" calcext:value-type="float">
            <text:p>3,507,612 </text:p>
          </table:table-cell>
          <table:table-cell office:value-type="float" office:value="136.610531235395" calcext:value-type="float">
            <text:p>136.61 </text:p>
          </table:table-cell>
          <table:table-cell office:value-type="float" office:value="84.6635507013465" calcext:value-type="float">
            <text:p>84.66 </text:p>
          </table:table-cell>
        </table:table-row>
        <table:table-row table:style-name="ro1">
          <table:table-cell office:value-type="string" calcext:value-type="string">
            <text:p>Loudou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70776805" calcext:value-type="float">
            <text:p>70,776,805 </text:p>
          </table:table-cell>
          <table:table-cell office:value-type="float" office:value="218.219953320158" calcext:value-type="float">
            <text:p>218.22 </text:p>
          </table:table-cell>
          <table:table-cell office:value-type="float" office:value="135.240496577323" calcext:value-type="float">
            <text:p>135.24 </text:p>
          </table:table-cell>
        </table:table-row>
        <table:table-row table:style-name="ro1">
          <table:table-cell office:value-type="string" calcext:value-type="string">
            <text:p>Louisa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867329" calcext:value-type="float">
            <text:p>3,867,329 </text:p>
          </table:table-cell>
          <table:table-cell office:value-type="float" office:value="115.594482305117" calcext:value-type="float">
            <text:p>115.59 </text:p>
          </table:table-cell>
          <table:table-cell office:value-type="float" office:value="71.6389814528408" calcext:value-type="float">
            <text:p>71.64 </text:p>
          </table:table-cell>
        </table:table-row>
        <table:table-row table:style-name="ro1">
          <table:table-cell office:value-type="string" calcext:value-type="string">
            <text:p>Lunenburg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444636" calcext:value-type="float">
            <text:p>1,444,636 </text:p>
          </table:table-cell>
          <table:table-cell office:value-type="float" office:value="111.408652733863" calcext:value-type="float">
            <text:p>111.41 </text:p>
          </table:table-cell>
          <table:table-cell office:value-type="float" office:value="69.0448388861712" calcext:value-type="float">
            <text:p>69.04 </text:p>
          </table:table-cell>
        </table:table-row>
        <table:table-row table:style-name="ro1">
          <table:table-cell office:value-type="string" calcext:value-type="string">
            <text:p>Madis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924581" calcext:value-type="float">
            <text:p>1,924,581 </text:p>
          </table:table-cell>
          <table:table-cell office:value-type="float" office:value="143.368668057211" calcext:value-type="float">
            <text:p>143.37 </text:p>
          </table:table-cell>
          <table:table-cell office:value-type="float" office:value="88.8518651327906" calcext:value-type="float">
            <text:p>88.85 </text:p>
          </table:table-cell>
        </table:table-row>
        <table:table-row table:style-name="ro1">
          <table:table-cell office:value-type="string" calcext:value-type="string">
            <text:p>Mathews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227743" calcext:value-type="float">
            <text:p>1,227,743 </text:p>
          </table:table-cell>
          <table:table-cell office:value-type="float" office:value="137.37753161016" calcext:value-type="float">
            <text:p>137.38 </text:p>
          </table:table-cell>
          <table:table-cell office:value-type="float" office:value="85.1388945458484" calcext:value-type="float">
            <text:p>85.14 </text:p>
          </table:table-cell>
        </table:table-row>
        <table:table-row table:style-name="ro1">
          <table:table-cell office:value-type="string" calcext:value-type="string">
            <text:p>Mecklenburg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829458" calcext:value-type="float">
            <text:p>2,829,458 </text:p>
          </table:table-cell>
          <table:table-cell office:value-type="float" office:value="85.9077605052222" calcext:value-type="float">
            <text:p>85.91 </text:p>
          </table:table-cell>
          <table:table-cell office:value-type="float" office:value="53.2408151216424" calcext:value-type="float">
            <text:p>53.24 </text:p>
          </table:table-cell>
        </table:table-row>
        <table:table-row table:style-name="ro1">
          <table:table-cell office:value-type="string" calcext:value-type="string">
            <text:p>Middlesex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152866" calcext:value-type="float">
            <text:p>1,152,866 </text:p>
          </table:table-cell>
          <table:table-cell office:value-type="float" office:value="104.190329868956" calcext:value-type="float">
            <text:p>104.19 </text:p>
          </table:table-cell>
          <table:table-cell office:value-type="float" office:value="64.5713269370911" calcext:value-type="float">
            <text:p>64.57 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3005423" calcext:value-type="float">
            <text:p>13,005,423 </text:p>
          </table:table-cell>
          <table:table-cell office:value-type="float" office:value="136.904953892795" calcext:value-type="float">
            <text:p>136.90 </text:p>
          </table:table-cell>
          <table:table-cell office:value-type="float" office:value="84.8460173630089" calcext:value-type="float">
            <text:p>84.85 </text:p>
          </table:table-cell>
        </table:table-row>
        <table:table-row table:style-name="ro1">
          <table:table-cell office:value-type="string" calcext:value-type="string">
            <text:p>Nels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212384" calcext:value-type="float">
            <text:p>3,212,384 </text:p>
          </table:table-cell>
          <table:table-cell office:value-type="float" office:value="212.853432282004" calcext:value-type="float">
            <text:p>212.85 </text:p>
          </table:table-cell>
          <table:table-cell office:value-type="float" office:value="131.914627613233" calcext:value-type="float">
            <text:p>131.91 </text:p>
          </table:table-cell>
        </table:table-row>
        <table:table-row table:style-name="ro1">
          <table:table-cell office:value-type="string" calcext:value-type="string">
            <text:p>New Kent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187401" calcext:value-type="float">
            <text:p>2,187,401 </text:p>
          </table:table-cell>
          <table:table-cell office:value-type="float" office:value="116.18425665268" calcext:value-type="float">
            <text:p>116.18 </text:p>
          </table:table-cell>
          <table:table-cell office:value-type="float" office:value="72.0044905386021" calcext:value-type="float">
            <text:p>72.00 </text:p>
          </table:table-cell>
        </table:table-row>
        <table:table-row table:style-name="ro1">
          <table:table-cell office:value-type="string" calcext:value-type="string">
            <text:p>Northamp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895752" calcext:value-type="float">
            <text:p>1,895,752 </text:p>
          </table:table-cell>
          <table:table-cell office:value-type="float" office:value="152.477439073434" calcext:value-type="float">
            <text:p>152.48 </text:p>
          </table:table-cell>
          <table:table-cell office:value-type="float" office:value="94.4969708928297" calcext:value-type="float">
            <text:p>94.50 </text:p>
          </table:table-cell>
        </table:table-row>
        <table:table-row table:style-name="ro1">
          <table:table-cell office:value-type="string" calcext:value-type="string">
            <text:p>Northumberlan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629256" calcext:value-type="float">
            <text:p>1,629,256 </text:p>
          </table:table-cell>
          <table:table-cell office:value-type="float" office:value="130.874447746807" calcext:value-type="float">
            <text:p>130.87 </text:p>
          </table:table-cell>
          <table:table-cell office:value-type="float" office:value="81.1086476432036" calcext:value-type="float">
            <text:p>81.11 </text:p>
          </table:table-cell>
        </table:table-row>
        <table:table-row table:style-name="ro1">
          <table:table-cell office:value-type="string" calcext:value-type="string">
            <text:p>Nottoway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638412" calcext:value-type="float">
            <text:p>2,638,412 </text:p>
          </table:table-cell>
          <table:table-cell office:value-type="float" office:value="165.86483937889" calcext:value-type="float">
            <text:p>165.86 </text:p>
          </table:table-cell>
          <table:table-cell office:value-type="float" office:value="102.793731283631" calcext:value-type="float">
            <text:p>102.79 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618109" calcext:value-type="float">
            <text:p>5,618,109 </text:p>
          </table:table-cell>
          <table:table-cell office:value-type="float" office:value="166.635295862376" calcext:value-type="float">
            <text:p>166.64 </text:p>
          </table:table-cell>
          <table:table-cell office:value-type="float" office:value="103.271217030615" calcext:value-type="float">
            <text:p>103.27 </text:p>
          </table:table-cell>
        </table:table-row>
        <table:table-row table:style-name="ro1">
          <table:table-cell office:value-type="string" calcext:value-type="string">
            <text:p>Pag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366764" calcext:value-type="float">
            <text:p>3,366,764 </text:p>
          </table:table-cell>
          <table:table-cell office:value-type="float" office:value="139.381660111778" calcext:value-type="float">
            <text:p>139.38 </text:p>
          </table:table-cell>
          <table:table-cell office:value-type="float" office:value="86.3809410665253" calcext:value-type="float">
            <text:p>86.38 </text:p>
          </table:table-cell>
        </table:table-row>
        <table:table-row table:style-name="ro1">
          <table:table-cell office:value-type="string" calcext:value-type="string">
            <text:p>Patrick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388594" calcext:value-type="float">
            <text:p>2,388,594 </text:p>
          </table:table-cell>
          <table:table-cell office:value-type="float" office:value="128.177837402737" calcext:value-type="float">
            <text:p>128.18 </text:p>
          </table:table-cell>
          <table:table-cell office:value-type="float" office:value="79.4374396878406" calcext:value-type="float">
            <text:p>79.44 </text:p>
          </table:table-cell>
        </table:table-row>
        <table:table-row table:style-name="ro1">
          <table:table-cell office:value-type="string" calcext:value-type="string">
            <text:p>Pittsylvania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7355721" calcext:value-type="float">
            <text:p>7,355,721 </text:p>
          </table:table-cell>
          <table:table-cell office:value-type="float" office:value="116.783428063379" calcext:value-type="float">
            <text:p>116.78 </text:p>
          </table:table-cell>
          <table:table-cell office:value-type="float" office:value="72.3758233974221" calcext:value-type="float">
            <text:p>72.38 </text:p>
          </table:table-cell>
        </table:table-row>
        <table:table-row table:style-name="ro1">
          <table:table-cell office:value-type="string" calcext:value-type="string">
            <text:p>Powhata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960372" calcext:value-type="float">
            <text:p>3,960,372 </text:p>
          </table:table-cell>
          <table:table-cell office:value-type="float" office:value="139.991940615058" calcext:value-type="float">
            <text:p>139.99 </text:p>
          </table:table-cell>
          <table:table-cell office:value-type="float" office:value="86.7591587182998" calcext:value-type="float">
            <text:p>86.76 </text:p>
          </table:table-cell>
        </table:table-row>
        <table:table-row table:style-name="ro1">
          <table:table-cell office:value-type="string" calcext:value-type="string">
            <text:p>Prince Edwar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675059" calcext:value-type="float">
            <text:p>1,675,059 </text:p>
          </table:table-cell>
          <table:table-cell office:value-type="float" office:value="71.2245514074326" calcext:value-type="float">
            <text:p>71.22 </text:p>
          </table:table-cell>
          <table:table-cell office:value-type="float" office:value="44.1409850670536" calcext:value-type="float">
            <text:p>44.14 </text:p>
          </table:table-cell>
        </table:table-row>
        <table:table-row table:style-name="ro1">
          <table:table-cell office:value-type="string" calcext:value-type="string">
            <text:p>Prince Georg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426837" calcext:value-type="float">
            <text:p>5,426,837 </text:p>
          </table:table-cell>
          <table:table-cell office:value-type="float" office:value="151.46915820029" calcext:value-type="float">
            <text:p>151.47 </text:p>
          </table:table-cell>
          <table:table-cell office:value-type="float" office:value="93.8720949183891" calcext:value-type="float">
            <text:p>93.87 </text:p>
          </table:table-cell>
        </table:table-row>
        <table:table-row table:style-name="ro1">
          <table:table-cell office:value-type="string" calcext:value-type="string">
            <text:p>Prince William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78945000" calcext:value-type="float">
            <text:p>78,945,000 </text:p>
          </table:table-cell>
          <table:table-cell office:value-type="float" office:value="190.444140486478" calcext:value-type="float">
            <text:p>190.44 </text:p>
          </table:table-cell>
          <table:table-cell office:value-type="float" office:value="118.026604523398" calcext:value-type="float">
            <text:p>118.03 </text:p>
          </table:table-cell>
        </table:table-row>
        <table:table-row table:style-name="ro1">
          <table:table-cell office:value-type="string" calcext:value-type="string">
            <text:p>Pulaski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009287" calcext:value-type="float">
            <text:p>5,009,287 </text:p>
          </table:table-cell>
          <table:table-cell office:value-type="float" office:value="144.630778114624" calcext:value-type="float">
            <text:p>144.63 </text:p>
          </table:table-cell>
          <table:table-cell office:value-type="float" office:value="89.6340502093741" calcext:value-type="float">
            <text:p>89.63 </text:p>
          </table:table-cell>
        </table:table-row>
        <table:table-row table:style-name="ro1">
          <table:table-cell office:value-type="string" calcext:value-type="string">
            <text:p>Rappahannock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921460" calcext:value-type="float">
            <text:p>921,460 </text:p>
          </table:table-cell>
          <table:table-cell office:value-type="float" office:value="124.353576248313" calcext:value-type="float">
            <text:p>124.35 </text:p>
          </table:table-cell>
          <table:table-cell office:value-type="float" office:value="77.0673769612355" calcext:value-type="float">
            <text:p>77.07 </text:p>
          </table:table-cell>
        </table:table-row>
        <table:table-row table:style-name="ro1">
          <table:table-cell office:value-type="string" calcext:value-type="string">
            <text:p>Richmon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130049" calcext:value-type="float">
            <text:p>1,130,049 </text:p>
          </table:table-cell>
          <table:table-cell office:value-type="float" office:value="122.339395907762" calcext:value-type="float">
            <text:p>122.34 </text:p>
          </table:table-cell>
          <table:table-cell office:value-type="float" office:value="75.8191008741595" calcext:value-type="float">
            <text:p>75.82 </text:p>
          </table:table-cell>
        </table:table-row>
        <table:table-row table:style-name="ro1">
          <table:table-cell office:value-type="string" calcext:value-type="string">
            <text:p>Roanok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3661027" calcext:value-type="float">
            <text:p>13,661,027 </text:p>
          </table:table-cell>
          <table:table-cell office:value-type="float" office:value="147.388813965281" calcext:value-type="float">
            <text:p>147.39 </text:p>
          </table:table-cell>
          <table:table-cell office:value-type="float" office:value="91.3433262510277" calcext:value-type="float">
            <text:p>91.34 </text:p>
          </table:table-cell>
        </table:table-row>
        <table:table-row table:style-name="ro1">
          <table:table-cell office:value-type="string" calcext:value-type="string">
            <text:p>Rockbridg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321247" calcext:value-type="float">
            <text:p>3,321,247 </text:p>
          </table:table-cell>
          <table:table-cell office:value-type="float" office:value="149.909591514331" calcext:value-type="float">
            <text:p>149.91 </text:p>
          </table:table-cell>
          <table:table-cell office:value-type="float" office:value="92.9055628948708" calcext:value-type="float">
            <text:p>92.91 </text:p>
          </table:table-cell>
        </table:table-row>
        <table:table-row table:style-name="ro1">
          <table:table-cell office:value-type="string" calcext:value-type="string">
            <text:p>Rockingham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1914921" calcext:value-type="float">
            <text:p>11,914,921 </text:p>
          </table:table-cell>
          <table:table-cell office:value-type="float" office:value="154.14467573127" calcext:value-type="float">
            <text:p>154.14 </text:p>
          </table:table-cell>
          <table:table-cell office:value-type="float" office:value="95.5302307303797" calcext:value-type="float">
            <text:p>95.53 </text:p>
          </table:table-cell>
        </table:table-row>
        <table:table-row table:style-name="ro1">
          <table:table-cell office:value-type="string" calcext:value-type="string">
            <text:p>Russell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010904" calcext:value-type="float">
            <text:p>4,010,904 </text:p>
          </table:table-cell>
          <table:table-cell office:value-type="float" office:value="138.240297787275" calcext:value-type="float">
            <text:p>138.24 </text:p>
          </table:table-cell>
          <table:table-cell office:value-type="float" office:value="85.6735886672974" calcext:value-type="float">
            <text:p>85.67 </text:p>
          </table:table-cell>
        </table:table-row>
        <table:table-row table:style-name="ro1">
          <table:table-cell office:value-type="string" calcext:value-type="string">
            <text:p>Scott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918760" calcext:value-type="float">
            <text:p>3,918,760 </text:p>
          </table:table-cell>
          <table:table-cell office:value-type="float" office:value="168.3750107416" calcext:value-type="float">
            <text:p>168.38 </text:p>
          </table:table-cell>
          <table:table-cell office:value-type="float" office:value="104.349394807622" calcext:value-type="float">
            <text:p>104.35 </text:p>
          </table:table-cell>
        </table:table-row>
        <table:table-row table:style-name="ro1">
          <table:table-cell office:value-type="string" calcext:value-type="string">
            <text:p>Shenandoah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148965" calcext:value-type="float">
            <text:p>5,148,965 </text:p>
          </table:table-cell>
          <table:table-cell office:value-type="float" office:value="122.262549271026" calcext:value-type="float">
            <text:p>122.26 </text:p>
          </table:table-cell>
          <table:table-cell office:value-type="float" office:value="75.7714756357047" calcext:value-type="float">
            <text:p>75.77 </text:p>
          </table:table-cell>
        </table:table-row>
        <table:table-row table:style-name="ro1">
          <table:table-cell office:value-type="string" calcext:value-type="string">
            <text:p>Smyth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080718" calcext:value-type="float">
            <text:p>4,080,718 </text:p>
          </table:table-cell>
          <table:table-cell office:value-type="float" office:value="127.109332170446" calcext:value-type="float">
            <text:p>127.11 </text:p>
          </table:table-cell>
          <table:table-cell office:value-type="float" office:value="78.7752400309721" calcext:value-type="float">
            <text:p>78.78 </text:p>
          </table:table-cell>
        </table:table-row>
        <table:table-row table:style-name="ro1">
          <table:table-cell office:value-type="string" calcext:value-type="string">
            <text:p>Southamp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486503" calcext:value-type="float">
            <text:p>3,486,503 </text:p>
          </table:table-cell>
          <table:table-cell office:value-type="float" office:value="186.304531366891" calcext:value-type="float">
            <text:p>186.30 </text:p>
          </table:table-cell>
          <table:table-cell office:value-type="float" office:value="115.461106802172" calcext:value-type="float">
            <text:p>115.46 </text:p>
          </table:table-cell>
        </table:table-row>
        <table:table-row table:style-name="ro1">
          <table:table-cell office:value-type="string" calcext:value-type="string">
            <text:p>Spotsylvania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0493620" calcext:value-type="float">
            <text:p>20,493,620 </text:p>
          </table:table-cell>
          <table:table-cell office:value-type="float" office:value="165.275127624055" calcext:value-type="float">
            <text:p>165.28 </text:p>
          </table:table-cell>
          <table:table-cell office:value-type="float" office:value="102.428260989335" calcext:value-type="float">
            <text:p>102.43 </text:p>
          </table:table-cell>
        </table:table-row>
        <table:table-row table:style-name="ro1">
          <table:table-cell office:value-type="string" calcext:value-type="string">
            <text:p>Staffor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0676404" calcext:value-type="float">
            <text:p>20,676,404 </text:p>
          </table:table-cell>
          <table:table-cell office:value-type="float" office:value="157.754461458643" calcext:value-type="float">
            <text:p>157.75 </text:p>
          </table:table-cell>
          <table:table-cell office:value-type="float" office:value="97.7673736079213" calcext:value-type="float">
            <text:p>97.77 </text:p>
          </table:table-cell>
        </table:table-row>
        <table:table-row table:style-name="ro1">
          <table:table-cell office:value-type="string" calcext:value-type="string">
            <text:p>Surry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130914" calcext:value-type="float">
            <text:p>2,130,914 </text:p>
          </table:table-cell>
          <table:table-cell office:value-type="float" office:value="305.81429391504" calcext:value-type="float">
            <text:p>305.81 </text:p>
          </table:table-cell>
          <table:table-cell office:value-type="float" office:value="189.526559511425" calcext:value-type="float">
            <text:p>189.53 </text:p>
          </table:table-cell>
        </table:table-row>
        <table:table-row table:style-name="ro1">
          <table:table-cell office:value-type="string" calcext:value-type="string">
            <text:p>Sussex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815164" calcext:value-type="float">
            <text:p>1,815,164 </text:p>
          </table:table-cell>
          <table:table-cell office:value-type="float" office:value="150.56104844061" calcext:value-type="float">
            <text:p>150.56 </text:p>
          </table:table-cell>
          <table:table-cell office:value-type="float" office:value="93.309299385821" calcext:value-type="float">
            <text:p>93.31 </text:p>
          </table:table-cell>
        </table:table-row>
        <table:table-row table:style-name="ro1">
          <table:table-cell office:value-type="string" calcext:value-type="string">
            <text:p>Tazewell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264261" calcext:value-type="float">
            <text:p>5,264,261 </text:p>
          </table:table-cell>
          <table:table-cell office:value-type="float" office:value="116.270452336779" calcext:value-type="float">
            <text:p>116.27 </text:p>
          </table:table-cell>
          <table:table-cell office:value-type="float" office:value="72.0579097926301" calcext:value-type="float">
            <text:p>72.06 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737615" calcext:value-type="float">
            <text:p>5,737,615 </text:p>
          </table:table-cell>
          <table:table-cell office:value-type="float" office:value="152.239837614095" calcext:value-type="float">
            <text:p>152.24 </text:p>
          </table:table-cell>
          <table:table-cell office:value-type="float" office:value="94.3497188250898" calcext:value-type="float">
            <text:p>94.35 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7053516" calcext:value-type="float">
            <text:p>7,053,516 </text:p>
          </table:table-cell>
          <table:table-cell office:value-type="float" office:value="127.829717827434" calcext:value-type="float">
            <text:p>127.83 </text:p>
          </table:table-cell>
          <table:table-cell office:value-type="float" office:value="79.2216946859933" calcext:value-type="float">
            <text:p>79.22 </text:p>
          </table:table-cell>
        </table:table-row>
        <table:table-row table:style-name="ro1">
          <table:table-cell office:value-type="string" calcext:value-type="string">
            <text:p>Westmorelan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558337" calcext:value-type="float">
            <text:p>1,558,337 </text:p>
          </table:table-cell>
          <table:table-cell office:value-type="float" office:value="89.2518327605957" calcext:value-type="float">
            <text:p>89.25 </text:p>
          </table:table-cell>
          <table:table-cell office:value-type="float" office:value="55.3132836815803" calcext:value-type="float">
            <text:p>55.31 </text:p>
          </table:table-cell>
        </table:table-row>
        <table:table-row table:style-name="ro1">
          <table:table-cell office:value-type="string" calcext:value-type="string">
            <text:p>Wis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356602" calcext:value-type="float">
            <text:p>5,356,602 </text:p>
          </table:table-cell>
          <table:table-cell office:value-type="float" office:value="130.569213893967" calcext:value-type="float">
            <text:p>130.57 </text:p>
          </table:table-cell>
          <table:table-cell office:value-type="float" office:value="80.9194808085389" calcext:value-type="float">
            <text:p>80.92 </text:p>
          </table:table-cell>
        </table:table-row>
        <table:table-row table:style-name="ro1">
          <table:table-cell office:value-type="string" calcext:value-type="string">
            <text:p>Wyth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157015" calcext:value-type="float">
            <text:p>4,157,015 </text:p>
          </table:table-cell>
          <table:table-cell office:value-type="float" office:value="141.438365486033" calcext:value-type="float">
            <text:p>141.44 </text:p>
          </table:table-cell>
          <table:table-cell office:value-type="float" office:value="87.6555717861068" calcext:value-type="float">
            <text:p>87.66 </text:p>
          </table:table-cell>
        </table:table-row>
        <table:table-row table:style-name="ro1">
          <table:table-cell office:value-type="string" calcext:value-type="string">
            <text:p>York</text:p>
          </table:table-cell>
          <table:table-cell table:style-name="ce8" office:value-type="string" calcext:value-type="string">
            <text:p>2011-2012</text:p>
          </table:table-cell>
          <table:table-cell table:style-name="ce14" office:value-type="float" office:value="12718313" calcext:value-type="float">
            <text:p>12,718,313 </text:p>
          </table:table-cell>
          <table:table-cell office:value-type="float" office:value="192.780576902672" calcext:value-type="float">
            <text:p>192.78 </text:p>
          </table:table-cell>
          <table:table-cell office:value-type="float" office:value="119.474596864794" calcext:value-type="float">
            <text:p>119.47 </text:p>
          </table:table-cell>
        </table:table-row>
        <table:table-row table:style-name="ro1">
          <table:table-cell table:style-name="ce3" office:value-type="string" calcext:value-type="string">
            <text:p>Alexandria</text:p>
          </table:table-cell>
          <table:table-cell table:style-name="ce9" office:value-type="string" calcext:value-type="string">
            <text:p>2010-2011</text:p>
          </table:table-cell>
          <table:table-cell table:style-name="ce15" office:value-type="float" office:value="16540572" calcext:value-type="float">
            <text:p><text:s/>$16,540,572 </text:p>
          </table:table-cell>
          <table:table-cell table:style-name="ce26" office:value-type="float" office:value="118.175642656074" calcext:value-type="float">
            <text:p><text:s/>$118.18 </text:p>
          </table:table-cell>
          <table:table-cell table:style-name="ce27" office:value-type="float" office:value="71.3215320972455" calcext:value-type="float">
            <text:p>71.32 </text:p>
          </table:table-cell>
        </table:table-row>
        <table:table-row table:style-name="ro1">
          <table:table-cell table:style-name="ce3" office:value-type="string" calcext:value-type="string">
            <text:p>Bedfor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0" calcext:value-type="float">
            <text:p>- </text:p>
          </table:table-cell>
          <table:table-cell table:number-columns-repeated="2" table:style-name="ce27" office:value-type="float" office:value="0" calcext:value-type="float">
            <text:p>- </text:p>
          </table:table-cell>
        </table:table-row>
        <table:table-row table:style-name="ro1">
          <table:table-cell table:style-name="ce3" office:value-type="string" calcext:value-type="string">
            <text:p>Bristol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978566" calcext:value-type="float">
            <text:p>1,978,566 </text:p>
          </table:table-cell>
          <table:table-cell table:style-name="ce27" office:value-type="float" office:value="110.937258200168" calcext:value-type="float">
            <text:p>110.94 </text:p>
          </table:table-cell>
          <table:table-cell table:style-name="ce27" office:value-type="float" office:value="66.9530120054486" calcext:value-type="float">
            <text:p>66.95 </text:p>
          </table:table-cell>
        </table:table-row>
        <table:table-row table:style-name="ro1">
          <table:table-cell table:style-name="ce3" office:value-type="string" calcext:value-type="string">
            <text:p>Buena Vista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009393" calcext:value-type="float">
            <text:p>1,009,393 </text:p>
          </table:table-cell>
          <table:table-cell table:style-name="ce27" office:value-type="float" office:value="151.788421052632" calcext:value-type="float">
            <text:p>151.79 </text:p>
          </table:table-cell>
          <table:table-cell table:style-name="ce27" office:value-type="float" office:value="91.6075639681667" calcext:value-type="float">
            <text:p>91.61 </text:p>
          </table:table-cell>
        </table:table-row>
        <table:table-row table:style-name="ro1">
          <table:table-cell table:style-name="ce3" office:value-type="string" calcext:value-type="string">
            <text:p>Charlottesvill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0663572" calcext:value-type="float">
            <text:p>10,663,572 </text:p>
          </table:table-cell>
          <table:table-cell table:style-name="ce27" office:value-type="float" office:value="245.280552041403" calcext:value-type="float">
            <text:p>245.28 </text:p>
          </table:table-cell>
          <table:table-cell table:style-name="ce27" office:value-type="float" office:value="148.032067963135" calcext:value-type="float">
            <text:p>148.03 </text:p>
          </table:table-cell>
        </table:table-row>
        <table:table-row table:style-name="ro1">
          <table:table-cell table:style-name="ce3" office:value-type="string" calcext:value-type="string">
            <text:p>Chesapeak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1077318" calcext:value-type="float">
            <text:p>41,077,318 </text:p>
          </table:table-cell>
          <table:table-cell table:style-name="ce27" office:value-type="float" office:value="184.858930106341" calcext:value-type="float">
            <text:p>184.86 </text:p>
          </table:table-cell>
          <table:table-cell table:style-name="ce27" office:value-type="float" office:value="111.566324673287" calcext:value-type="float">
            <text:p>111.57 </text:p>
          </table:table-cell>
        </table:table-row>
        <table:table-row table:style-name="ro1">
          <table:table-cell table:style-name="ce3" office:value-type="string" calcext:value-type="string">
            <text:p>Colonial Heights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988708" calcext:value-type="float">
            <text:p>3,988,708 </text:p>
          </table:table-cell>
          <table:table-cell table:style-name="ce27" office:value-type="float" office:value="229.091264143358" calcext:value-type="float">
            <text:p>229.09 </text:p>
          </table:table-cell>
          <table:table-cell table:style-name="ce27" office:value-type="float" office:value="138.261485882931" calcext:value-type="float">
            <text:p>138.26 </text:p>
          </table:table-cell>
        </table:table-row>
        <table:table-row table:style-name="ro1">
          <table:table-cell table:style-name="ce3" office:value-type="string" calcext:value-type="string">
            <text:p>Coving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004408" calcext:value-type="float">
            <text:p>1,004,408 </text:p>
          </table:table-cell>
          <table:table-cell table:style-name="ce27" office:value-type="float" office:value="168.496560979701" calcext:value-type="float">
            <text:p>168.50 </text:p>
          </table:table-cell>
          <table:table-cell table:style-name="ce27" office:value-type="float" office:value="101.691284363594" calcext:value-type="float">
            <text:p>101.69 </text:p>
          </table:table-cell>
        </table:table-row>
        <table:table-row table:style-name="ro1">
          <table:table-cell table:style-name="ce3" office:value-type="string" calcext:value-type="string">
            <text:p>Danvill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9591317" calcext:value-type="float">
            <text:p>9,591,317 </text:p>
          </table:table-cell>
          <table:table-cell table:style-name="ce27" office:value-type="float" office:value="222.768946696086" calcext:value-type="float">
            <text:p>222.77 </text:p>
          </table:table-cell>
          <table:table-cell table:style-name="ce27" office:value-type="float" office:value="134.445831856349" calcext:value-type="float">
            <text:p>134.45 </text:p>
          </table:table-cell>
        </table:table-row>
        <table:table-row table:style-name="ro1">
          <table:table-cell table:style-name="ce3" office:value-type="string" calcext:value-type="string">
            <text:p>Emporia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061467" calcext:value-type="float">
            <text:p>1,061,467 </text:p>
          </table:table-cell>
          <table:table-cell table:style-name="ce27" office:value-type="float" office:value="179.090096170069" calcext:value-type="float">
            <text:p>179.09 </text:p>
          </table:table-cell>
          <table:table-cell table:style-name="ce27" office:value-type="float" office:value="108.084709803234" calcext:value-type="float">
            <text:p>108.08 </text:p>
          </table:table-cell>
        </table:table-row>
        <table:table-row table:style-name="ro1">
          <table:table-cell table:style-name="ce3" office:value-type="string" calcext:value-type="string">
            <text:p>Fairfax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428665" calcext:value-type="float">
            <text:p>3,428,665 </text:p>
          </table:table-cell>
          <table:table-cell table:style-name="ce27" office:value-type="float" office:value="151.946155550632" calcext:value-type="float">
            <text:p>151.95 </text:p>
          </table:table-cell>
          <table:table-cell table:style-name="ce27" office:value-type="float" office:value="91.7027601169593" calcext:value-type="float">
            <text:p>91.70 </text:p>
          </table:table-cell>
        </table:table-row>
        <table:table-row table:style-name="ro1">
          <table:table-cell table:style-name="ce3" office:value-type="string" calcext:value-type="string">
            <text:p>Falls Church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441774" calcext:value-type="float">
            <text:p>3,441,774 </text:p>
          </table:table-cell>
          <table:table-cell table:style-name="ce27" office:value-type="float" office:value="279.092928965294" calcext:value-type="float">
            <text:p>279.09 </text:p>
          </table:table-cell>
          <table:table-cell table:style-name="ce27" office:value-type="float" office:value="168.438561821431" calcext:value-type="float">
            <text:p>168.44 </text:p>
          </table:table-cell>
        </table:table-row>
        <table:table-row table:style-name="ro1">
          <table:table-cell table:style-name="ce3" office:value-type="string" calcext:value-type="string">
            <text:p>Frankli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374509" calcext:value-type="float">
            <text:p>1,374,509 </text:p>
          </table:table-cell>
          <table:table-cell table:style-name="ce27" office:value-type="float" office:value="160.161850384526" calcext:value-type="float">
            <text:p>160.16 </text:p>
          </table:table-cell>
          <table:table-cell table:style-name="ce27" office:value-type="float" office:value="96.6611079594336" calcext:value-type="float">
            <text:p>96.66 </text:p>
          </table:table-cell>
        </table:table-row>
        <table:table-row table:style-name="ro1">
          <table:table-cell table:style-name="ce3" office:value-type="string" calcext:value-type="string">
            <text:p>Fredericksburg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666301" calcext:value-type="float">
            <text:p>3,666,301 </text:p>
          </table:table-cell>
          <table:table-cell table:style-name="ce27" office:value-type="float" office:value="150.963559252244" calcext:value-type="float">
            <text:p>150.96 </text:p>
          </table:table-cell>
          <table:table-cell table:style-name="ce27" office:value-type="float" office:value="91.1097422000775" calcext:value-type="float">
            <text:p>91.11 </text:p>
          </table:table-cell>
        </table:table-row>
        <table:table-row table:style-name="ro1">
          <table:table-cell table:style-name="ce3" office:value-type="string" calcext:value-type="string">
            <text:p>Galax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417714" calcext:value-type="float">
            <text:p>1,417,714 </text:p>
          </table:table-cell>
          <table:table-cell table:style-name="ce27" office:value-type="float" office:value="201.322635614882" calcext:value-type="float">
            <text:p>201.32 </text:p>
          </table:table-cell>
          <table:table-cell table:style-name="ce27" office:value-type="float" office:value="121.502523660453" calcext:value-type="float">
            <text:p>121.50 </text:p>
          </table:table-cell>
        </table:table-row>
        <table:table-row table:style-name="ro1">
          <table:table-cell table:style-name="ce3" office:value-type="string" calcext:value-type="string">
            <text:p>Hamp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1604483" calcext:value-type="float">
            <text:p>21,604,483 </text:p>
          </table:table-cell>
          <table:table-cell table:style-name="ce27" office:value-type="float" office:value="157.196680636806" calcext:value-type="float">
            <text:p>157.20 </text:p>
          </table:table-cell>
          <table:table-cell table:style-name="ce27" office:value-type="float" office:value="94.871564491908" calcext:value-type="float">
            <text:p>94.87 </text:p>
          </table:table-cell>
        </table:table-row>
        <table:table-row table:style-name="ro1">
          <table:table-cell table:style-name="ce3" office:value-type="string" calcext:value-type="string">
            <text:p>Harrisonburg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986082" calcext:value-type="float">
            <text:p>4,986,082 </text:p>
          </table:table-cell>
          <table:table-cell table:style-name="ce27" office:value-type="float" office:value="101.935683035532" calcext:value-type="float">
            <text:p>101.94 </text:p>
          </table:table-cell>
          <table:table-cell table:style-name="ce27" office:value-type="float" office:value="61.5203685469416" calcext:value-type="float">
            <text:p>61.52 </text:p>
          </table:table-cell>
        </table:table-row>
        <table:table-row table:style-name="ro1">
          <table:table-cell table:style-name="ce3" office:value-type="string" calcext:value-type="string">
            <text:p>Hopewell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995397" calcext:value-type="float">
            <text:p>3,995,397 </text:p>
          </table:table-cell>
          <table:table-cell table:style-name="ce27" office:value-type="float" office:value="176.857908016467" calcext:value-type="float">
            <text:p>176.86 </text:p>
          </table:table-cell>
          <table:table-cell table:style-name="ce27" office:value-type="float" office:value="106.737536430904" calcext:value-type="float">
            <text:p>106.74 </text:p>
          </table:table-cell>
        </table:table-row>
        <table:table-row table:style-name="ro1">
          <table:table-cell table:style-name="ce3" office:value-type="string" calcext:value-type="string">
            <text:p>Lexing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05909" calcext:value-type="float">
            <text:p>405,909 </text:p>
          </table:table-cell>
          <table:table-cell table:style-name="ce27" office:value-type="float" office:value="57.6411530815109" calcext:value-type="float">
            <text:p>57.64 </text:p>
          </table:table-cell>
          <table:table-cell table:style-name="ce27" office:value-type="float" office:value="34.7876707689216" calcext:value-type="float">
            <text:p>34.79 </text:p>
          </table:table-cell>
        </table:table-row>
        <table:table-row table:style-name="ro1">
          <table:table-cell table:style-name="ce3" office:value-type="string" calcext:value-type="string">
            <text:p>Lynchburg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9558119" calcext:value-type="float">
            <text:p>9,558,119 </text:p>
          </table:table-cell>
          <table:table-cell table:style-name="ce27" office:value-type="float" office:value="126.483683569765" calcext:value-type="float">
            <text:p>126.48 </text:p>
          </table:table-cell>
          <table:table-cell table:style-name="ce27" office:value-type="float" office:value="76.335612777268" calcext:value-type="float">
            <text:p>76.34 </text:p>
          </table:table-cell>
        </table:table-row>
        <table:table-row table:style-name="ro1">
          <table:table-cell table:style-name="ce3" office:value-type="string" calcext:value-type="string">
            <text:p>Manassas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7175393" calcext:value-type="float">
            <text:p>7,175,393 </text:p>
          </table:table-cell>
          <table:table-cell table:style-name="ce27" office:value-type="float" office:value="189.719811744798" calcext:value-type="float">
            <text:p>189.72 </text:p>
          </table:table-cell>
          <table:table-cell table:style-name="ce27" office:value-type="float" office:value="114.499970879951" calcext:value-type="float">
            <text:p>114.50 </text:p>
          </table:table-cell>
        </table:table-row>
        <table:table-row table:style-name="ro1">
          <table:table-cell table:style-name="ce3" office:value-type="string" calcext:value-type="string">
            <text:p>Manassas Park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163841" calcext:value-type="float">
            <text:p>1,163,841 </text:p>
          </table:table-cell>
          <table:table-cell table:style-name="ce27" office:value-type="float" office:value="81.5414418832761" calcext:value-type="float">
            <text:p>81.54 </text:p>
          </table:table-cell>
          <table:table-cell table:style-name="ce27" office:value-type="float" office:value="49.2120070923503" calcext:value-type="float">
            <text:p>49.21 </text:p>
          </table:table-cell>
        </table:table-row>
        <table:table-row table:style-name="ro1">
          <table:table-cell table:style-name="ce3" office:value-type="string" calcext:value-type="string">
            <text:p>Martinsvill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328111" calcext:value-type="float">
            <text:p>2,328,111 </text:p>
          </table:table-cell>
          <table:table-cell table:style-name="ce27" office:value-type="float" office:value="168.447362708921" calcext:value-type="float">
            <text:p>168.45 </text:p>
          </table:table-cell>
          <table:table-cell table:style-name="ce27" office:value-type="float" office:value="101.661592153171" calcext:value-type="float">
            <text:p>101.66 </text:p>
          </table:table-cell>
        </table:table-row>
        <table:table-row table:style-name="ro1">
          <table:table-cell table:style-name="ce3" office:value-type="string" calcext:value-type="string">
            <text:p>Newport News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1329269" calcext:value-type="float">
            <text:p>31,329,269 </text:p>
          </table:table-cell>
          <table:table-cell table:style-name="ce27" office:value-type="float" office:value="173.359021464262" calcext:value-type="float">
            <text:p>173.36 </text:p>
          </table:table-cell>
          <table:table-cell table:style-name="ce27" office:value-type="float" office:value="104.625883437707" calcext:value-type="float">
            <text:p>104.63 </text:p>
          </table:table-cell>
        </table:table-row>
        <table:table-row table:style-name="ro1">
          <table:table-cell table:style-name="ce3" office:value-type="string" calcext:value-type="string">
            <text:p>Norfolk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5225011" calcext:value-type="float">
            <text:p>35,225,011 </text:p>
          </table:table-cell>
          <table:table-cell table:style-name="ce27" office:value-type="float" office:value="145.076506468207" calcext:value-type="float">
            <text:p>145.08 </text:p>
          </table:table-cell>
          <table:table-cell table:style-name="ce27" office:value-type="float" office:value="87.5567797227177" calcext:value-type="float">
            <text:p>87.56 </text:p>
          </table:table-cell>
        </table:table-row>
        <table:table-row table:style-name="ro1">
          <table:table-cell table:style-name="ce3" office:value-type="string" calcext:value-type="string">
            <text:p>Nor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663950" calcext:value-type="float">
            <text:p>663,950 </text:p>
          </table:table-cell>
          <table:table-cell table:style-name="ce27" office:value-type="float" office:value="167.748863062153" calcext:value-type="float">
            <text:p>167.75 </text:p>
          </table:table-cell>
          <table:table-cell table:style-name="ce27" office:value-type="float" office:value="101.24003265193" calcext:value-type="float">
            <text:p>101.24 </text:p>
          </table:table-cell>
        </table:table-row>
        <table:table-row table:style-name="ro1">
          <table:table-cell table:style-name="ce3" office:value-type="string" calcext:value-type="string">
            <text:p>Petersburg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291784" calcext:value-type="float">
            <text:p>5,291,784 </text:p>
          </table:table-cell>
          <table:table-cell table:style-name="ce27" office:value-type="float" office:value="163.225909932141" calcext:value-type="float">
            <text:p>163.23 </text:p>
          </table:table-cell>
          <table:table-cell table:style-name="ce27" office:value-type="float" office:value="98.5103335397766" calcext:value-type="float">
            <text:p>98.51 </text:p>
          </table:table-cell>
        </table:table-row>
        <table:table-row table:style-name="ro1">
          <table:table-cell table:style-name="ce3" office:value-type="string" calcext:value-type="string">
            <text:p>Poquos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895751" calcext:value-type="float">
            <text:p>1,895,751 </text:p>
          </table:table-cell>
          <table:table-cell table:style-name="ce27" office:value-type="float" office:value="156.028888888889" calcext:value-type="float">
            <text:p>156.03 </text:p>
          </table:table-cell>
          <table:table-cell table:style-name="ce27" office:value-type="float" office:value="94.1667771536718" calcext:value-type="float">
            <text:p>94.17 </text:p>
          </table:table-cell>
        </table:table-row>
        <table:table-row table:style-name="ro1">
          <table:table-cell table:style-name="ce3" office:value-type="string" calcext:value-type="string">
            <text:p>Portsmouth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5072405" calcext:value-type="float">
            <text:p>15,072,405 </text:p>
          </table:table-cell>
          <table:table-cell table:style-name="ce27" office:value-type="float" office:value="157.768409483435" calcext:value-type="float">
            <text:p>157.77 </text:p>
          </table:table-cell>
          <table:table-cell table:style-name="ce27" office:value-type="float" office:value="95.2166150993713" calcext:value-type="float">
            <text:p>95.22 </text:p>
          </table:table-cell>
        </table:table-row>
        <table:table-row table:style-name="ro1">
          <table:table-cell table:style-name="ce3" office:value-type="string" calcext:value-type="string">
            <text:p>Radfor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327887" calcext:value-type="float">
            <text:p>1,327,887 </text:p>
          </table:table-cell>
          <table:table-cell table:style-name="ce27" office:value-type="float" office:value="80.9292418332521" calcext:value-type="float">
            <text:p>80.93 </text:p>
          </table:table-cell>
          <table:table-cell table:style-name="ce27" office:value-type="float" office:value="48.8425312465976" calcext:value-type="float">
            <text:p>48.84 </text:p>
          </table:table-cell>
        </table:table-row>
        <table:table-row table:style-name="ro1">
          <table:table-cell table:style-name="ce3" office:value-type="string" calcext:value-type="string">
            <text:p>Richmon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0271944" calcext:value-type="float">
            <text:p>30,271,944 </text:p>
          </table:table-cell>
          <table:table-cell table:style-name="ce27" office:value-type="float" office:value="148.236379484267" calcext:value-type="float">
            <text:p>148.24 </text:p>
          </table:table-cell>
          <table:table-cell table:style-name="ce27" office:value-type="float" office:value="89.463830783942" calcext:value-type="float">
            <text:p>89.46 </text:p>
          </table:table-cell>
        </table:table-row>
        <table:table-row table:style-name="ro1">
          <table:table-cell table:style-name="ce3" office:value-type="string" calcext:value-type="string">
            <text:p>Roanok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3593867" calcext:value-type="float">
            <text:p>13,593,867 </text:p>
          </table:table-cell>
          <table:table-cell table:style-name="ce27" office:value-type="float" office:value="140.096741281227" calcext:value-type="float">
            <text:p>140.10 </text:p>
          </table:table-cell>
          <table:table-cell table:style-name="ce27" office:value-type="float" office:value="84.5513847475995" calcext:value-type="float">
            <text:p>84.55 </text:p>
          </table:table-cell>
        </table:table-row>
        <table:table-row table:style-name="ro1">
          <table:table-cell table:style-name="ce3" office:value-type="string" calcext:value-type="string">
            <text:p>Salem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694993" calcext:value-type="float">
            <text:p>2,694,993 </text:p>
          </table:table-cell>
          <table:table-cell table:style-name="ce27" office:value-type="float" office:value="108.660309652447" calcext:value-type="float">
            <text:p>108.66 </text:p>
          </table:table-cell>
          <table:table-cell table:style-name="ce27" office:value-type="float" office:value="65.5788247763369" calcext:value-type="float">
            <text:p>65.58 </text:p>
          </table:table-cell>
        </table:table-row>
        <table:table-row table:style-name="ro1">
          <table:table-cell table:style-name="ce3" office:value-type="string" calcext:value-type="string">
            <text:p>Staun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916863" calcext:value-type="float">
            <text:p>1,916,863 </text:p>
          </table:table-cell>
          <table:table-cell table:style-name="ce27" office:value-type="float" office:value="80.7236166091131" calcext:value-type="float">
            <text:p>80.72 </text:p>
          </table:table-cell>
          <table:table-cell table:style-name="ce27" office:value-type="float" office:value="48.7184320185857" calcext:value-type="float">
            <text:p>48.72 </text:p>
          </table:table-cell>
        </table:table-row>
        <table:table-row table:style-name="ro1">
          <table:table-cell table:style-name="ce3" office:value-type="string" calcext:value-type="string">
            <text:p>Suffolk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3339310" calcext:value-type="float">
            <text:p>13,339,310 </text:p>
          </table:table-cell>
          <table:table-cell table:style-name="ce27" office:value-type="float" office:value="157.703020630135" calcext:value-type="float">
            <text:p>157.70 </text:p>
          </table:table-cell>
          <table:table-cell table:style-name="ce27" office:value-type="float" office:value="95.1771515255364" calcext:value-type="float">
            <text:p>95.18 </text:p>
          </table:table-cell>
        </table:table-row>
        <table:table-row table:style-name="ro1">
          <table:table-cell table:style-name="ce3" office:value-type="string" calcext:value-type="string">
            <text:p>Virginia Beach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95392935" calcext:value-type="float">
            <text:p>95,392,935 </text:p>
          </table:table-cell>
          <table:table-cell table:style-name="ce27" office:value-type="float" office:value="217.79507253524" calcext:value-type="float">
            <text:p>217.80 </text:p>
          </table:table-cell>
          <table:table-cell table:style-name="ce27" office:value-type="float" office:value="131.44399224171" calcext:value-type="float">
            <text:p>131.44 </text:p>
          </table:table-cell>
        </table:table-row>
        <table:table-row table:style-name="ro1">
          <table:table-cell table:style-name="ce3" office:value-type="string" calcext:value-type="string">
            <text:p>Waynesboro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618340" calcext:value-type="float">
            <text:p>4,618,340 </text:p>
          </table:table-cell>
          <table:table-cell table:style-name="ce27" office:value-type="float" office:value="219.858135770732" calcext:value-type="float">
            <text:p>219.86 </text:p>
          </table:table-cell>
          <table:table-cell table:style-name="ce27" office:value-type="float" office:value="132.689095102686" calcext:value-type="float">
            <text:p>132.69 </text:p>
          </table:table-cell>
        </table:table-row>
        <table:table-row table:style-name="ro1">
          <table:table-cell table:style-name="ce3" office:value-type="string" calcext:value-type="string">
            <text:p>Williamsburg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874911" calcext:value-type="float">
            <text:p>874,911 </text:p>
          </table:table-cell>
          <table:table-cell table:style-name="ce27" office:value-type="float" office:value="62.1915695194768" calcext:value-type="float">
            <text:p>62.19 </text:p>
          </table:table-cell>
          <table:table-cell table:style-name="ce27" office:value-type="float" office:value="37.5339445757901" calcext:value-type="float">
            <text:p>37.53 </text:p>
          </table:table-cell>
        </table:table-row>
        <table:table-row table:style-name="ro1">
          <table:table-cell table:style-name="ce3" office:value-type="string" calcext:value-type="string">
            <text:p>Winchester</text:p>
          </table:table-cell>
          <table:table-cell table:style-name="ce9" office:value-type="string" calcext:value-type="string">
            <text:p>2010-2011</text:p>
          </table:table-cell>
          <table:table-cell table:style-name="ce17" office:value-type="float" office:value="2409397" calcext:value-type="float">
            <text:p>2,409,397 </text:p>
          </table:table-cell>
          <table:table-cell table:style-name="ce27" office:value-type="float" office:value="91.9511887951761" calcext:value-type="float">
            <text:p>91.95 </text:p>
          </table:table-cell>
          <table:table-cell table:style-name="ce27" office:value-type="float" office:value="55.4945123685179" calcext:value-type="float">
            <text:p>55.49 </text:p>
          </table:table-cell>
        </table:table-row>
        <table:table-row table:style-name="ro1">
          <table:table-cell table:style-name="ce4" office:value-type="string" calcext:value-type="string">
            <text:p>Accomack</text:p>
          </table:table-cell>
          <table:table-cell table:style-name="ce9" office:value-type="string" calcext:value-type="string">
            <text:p>2010-2011</text:p>
          </table:table-cell>
          <table:table-cell table:style-name="ce15" office:value-type="float" office:value="4844916" calcext:value-type="float">
            <text:p><text:s/>$4,844,916 </text:p>
          </table:table-cell>
          <table:table-cell table:style-name="ce26" office:value-type="float" office:value="146.089615245447" calcext:value-type="float">
            <text:p><text:s/>$146.09 </text:p>
          </table:table-cell>
          <table:table-cell table:style-name="ce27" office:value-type="float" office:value="92.6382212136068" calcext:value-type="float">
            <text:p>92.64 </text:p>
          </table:table-cell>
        </table:table-row>
        <table:table-row table:style-name="ro1">
          <table:table-cell table:style-name="ce4" office:value-type="string" calcext:value-type="string">
            <text:p>Albemarl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3964149" calcext:value-type="float">
            <text:p>13,964,149 </text:p>
          </table:table-cell>
          <table:table-cell table:style-name="ce27" office:value-type="float" office:value="141.094766090735" calcext:value-type="float">
            <text:p>141.09 </text:p>
          </table:table-cell>
          <table:table-cell table:style-name="ce27" office:value-type="float" office:value="89.4708917621231" calcext:value-type="float">
            <text:p>89.47 </text:p>
          </table:table-cell>
        </table:table-row>
        <table:table-row table:style-name="ro1">
          <table:table-cell table:style-name="ce4" office:value-type="string" calcext:value-type="string">
            <text:p>Alleghany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315013" calcext:value-type="float">
            <text:p>3,315,013 </text:p>
          </table:table-cell>
          <table:table-cell table:style-name="ce27" office:value-type="float" office:value="204.0008" calcext:value-type="float">
            <text:p>204.00 </text:p>
          </table:table-cell>
          <table:table-cell table:style-name="ce27" office:value-type="float" office:value="129.360811898926" calcext:value-type="float">
            <text:p>129.36 </text:p>
          </table:table-cell>
        </table:table-row>
        <table:table-row table:style-name="ro1">
          <table:table-cell table:style-name="ce4" office:value-type="string" calcext:value-type="string">
            <text:p>Amelia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534616" calcext:value-type="float">
            <text:p>1,534,616 </text:p>
          </table:table-cell>
          <table:table-cell table:style-name="ce27" office:value-type="float" office:value="120.931126871552" calcext:value-type="float">
            <text:p>120.93 </text:p>
          </table:table-cell>
          <table:table-cell table:style-name="ce27" office:value-type="float" office:value="76.6847421968741" calcext:value-type="float">
            <text:p>76.68 </text:p>
          </table:table-cell>
        </table:table-row>
        <table:table-row table:style-name="ro1">
          <table:table-cell table:style-name="ce4" office:value-type="string" calcext:value-type="string">
            <text:p>Amherst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042179" calcext:value-type="float">
            <text:p>5,042,179 </text:p>
          </table:table-cell>
          <table:table-cell table:style-name="ce27" office:value-type="float" office:value="155.848885729299" calcext:value-type="float">
            <text:p>155.85 </text:p>
          </table:table-cell>
          <table:table-cell table:style-name="ce27" office:value-type="float" office:value="98.8267614219408" calcext:value-type="float">
            <text:p>98.83 </text:p>
          </table:table-cell>
        </table:table-row>
        <table:table-row table:style-name="ro1">
          <table:table-cell table:style-name="ce4" office:value-type="string" calcext:value-type="string">
            <text:p>Appomattox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298603" calcext:value-type="float">
            <text:p>2,298,603 </text:p>
          </table:table-cell>
          <table:table-cell table:style-name="ce27" office:value-type="float" office:value="153.516529753556" calcext:value-type="float">
            <text:p>153.52 </text:p>
          </table:table-cell>
          <table:table-cell table:style-name="ce27" office:value-type="float" office:value="97.3477698559306" calcext:value-type="float">
            <text:p>97.35 </text:p>
          </table:table-cell>
        </table:table-row>
        <table:table-row table:style-name="ro1">
          <table:table-cell table:style-name="ce4" office:value-type="string" calcext:value-type="string">
            <text:p>Arling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0575308" calcext:value-type="float">
            <text:p>30,575,308 </text:p>
          </table:table-cell>
          <table:table-cell table:style-name="ce27" office:value-type="float" office:value="147.260751251042" calcext:value-type="float">
            <text:p>147.26 </text:p>
          </table:table-cell>
          <table:table-cell table:style-name="ce27" office:value-type="float" office:value="93.3808609705479" calcext:value-type="float">
            <text:p>93.38 </text:p>
          </table:table-cell>
        </table:table-row>
        <table:table-row table:style-name="ro1">
          <table:table-cell table:style-name="ce4" office:value-type="string" calcext:value-type="string">
            <text:p>Augusta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9624765" calcext:value-type="float">
            <text:p>9,624,765 </text:p>
          </table:table-cell>
          <table:table-cell table:style-name="ce27" office:value-type="float" office:value="130.505288135593" calcext:value-type="float">
            <text:p>130.51 </text:p>
          </table:table-cell>
          <table:table-cell table:style-name="ce27" office:value-type="float" office:value="82.7559011058959" calcext:value-type="float">
            <text:p>82.76 </text:p>
          </table:table-cell>
        </table:table-row>
        <table:table-row table:style-name="ro1">
          <table:table-cell table:style-name="ce4" office:value-type="string" calcext:value-type="string">
            <text:p>Bath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263662" calcext:value-type="float">
            <text:p>1,263,662 </text:p>
          </table:table-cell>
          <table:table-cell table:style-name="ce27" office:value-type="float" office:value="267.102515324456" calcext:value-type="float">
            <text:p>267.10 </text:p>
          </table:table-cell>
          <table:table-cell table:style-name="ce27" office:value-type="float" office:value="169.374817366486" calcext:value-type="float">
            <text:p>169.37 </text:p>
          </table:table-cell>
        </table:table-row>
        <table:table-row table:style-name="ro1">
          <table:table-cell table:style-name="ce4" office:value-type="string" calcext:value-type="string">
            <text:p>Bedfor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0083931" calcext:value-type="float">
            <text:p>10,083,931 </text:p>
          </table:table-cell>
          <table:table-cell table:style-name="ce27" office:value-type="float" office:value="146.833406138971" calcext:value-type="float">
            <text:p>146.83 </text:p>
          </table:table-cell>
          <table:table-cell table:style-name="ce27" office:value-type="float" office:value="93.1098732555074" calcext:value-type="float">
            <text:p>93.11 </text:p>
          </table:table-cell>
        </table:table-row>
        <table:table-row table:style-name="ro1">
          <table:table-cell table:style-name="ce4" office:value-type="string" calcext:value-type="string">
            <text:p>Blan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759111" calcext:value-type="float">
            <text:p>759,111 </text:p>
          </table:table-cell>
          <table:table-cell table:style-name="ce27" office:value-type="float" office:value="111.241354044549" calcext:value-type="float">
            <text:p>111.24 </text:p>
          </table:table-cell>
          <table:table-cell table:style-name="ce27" office:value-type="float" office:value="70.5402717829475" calcext:value-type="float">
            <text:p>70.54 </text:p>
          </table:table-cell>
        </table:table-row>
        <table:table-row table:style-name="ro1">
          <table:table-cell table:style-name="ce4" office:value-type="string" calcext:value-type="string">
            <text:p>Botetourt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590794" calcext:value-type="float">
            <text:p>5,590,794 </text:p>
          </table:table-cell>
          <table:table-cell table:style-name="ce27" office:value-type="float" office:value="168.661578375769" calcext:value-type="float">
            <text:p>168.66 </text:p>
          </table:table-cell>
          <table:table-cell table:style-name="ce27" office:value-type="float" office:value="106.951535066744" calcext:value-type="float">
            <text:p>106.95 </text:p>
          </table:table-cell>
        </table:table-row>
        <table:table-row table:style-name="ro1">
          <table:table-cell table:style-name="ce4" office:value-type="string" calcext:value-type="string">
            <text:p>Brunswick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581993" calcext:value-type="float">
            <text:p>2,581,993 </text:p>
          </table:table-cell>
          <table:table-cell table:style-name="ce27" office:value-type="float" office:value="148.101009521624" calcext:value-type="float">
            <text:p>148.10 </text:p>
          </table:table-cell>
          <table:table-cell table:style-name="ce27" office:value-type="float" office:value="93.9136848226475" calcext:value-type="float">
            <text:p>93.91 </text:p>
          </table:table-cell>
        </table:table-row>
        <table:table-row table:style-name="ro1">
          <table:table-cell table:style-name="ce4" office:value-type="string" calcext:value-type="string">
            <text:p>Buchana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608858" calcext:value-type="float">
            <text:p>4,608,858 </text:p>
          </table:table-cell>
          <table:table-cell table:style-name="ce27" office:value-type="float" office:value="191.254792928874" calcext:value-type="float">
            <text:p>191.25 </text:p>
          </table:table-cell>
          <table:table-cell table:style-name="ce27" office:value-type="float" office:value="121.278324853825" calcext:value-type="float">
            <text:p>121.28 </text:p>
          </table:table-cell>
        </table:table-row>
        <table:table-row table:style-name="ro1">
          <table:table-cell table:style-name="ce4" office:value-type="string" calcext:value-type="string">
            <text:p>Buckingham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943693" calcext:value-type="float">
            <text:p>1,943,693 </text:p>
          </table:table-cell>
          <table:table-cell table:style-name="ce27" office:value-type="float" office:value="113.361308760061" calcext:value-type="float">
            <text:p>113.36 </text:p>
          </table:table-cell>
          <table:table-cell table:style-name="ce27" office:value-type="float" office:value="71.8845756444402" calcext:value-type="float">
            <text:p>71.88 </text:p>
          </table:table-cell>
        </table:table-row>
        <table:table-row table:style-name="ro1">
          <table:table-cell table:style-name="ce4" office:value-type="string" calcext:value-type="string">
            <text:p>Campbell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7932948" calcext:value-type="float">
            <text:p>7,932,948 </text:p>
          </table:table-cell>
          <table:table-cell table:style-name="ce27" office:value-type="float" office:value="144.650960942343" calcext:value-type="float">
            <text:p>144.65 </text:p>
          </table:table-cell>
          <table:table-cell table:style-name="ce27" office:value-type="float" office:value="91.725942983858" calcext:value-type="float">
            <text:p>91.73 </text:p>
          </table:table-cell>
        </table:table-row>
        <table:table-row table:style-name="ro1">
          <table:table-cell table:style-name="ce4" office:value-type="string" calcext:value-type="string">
            <text:p>Carolin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388380" calcext:value-type="float">
            <text:p>3,388,380 </text:p>
          </table:table-cell>
          <table:table-cell table:style-name="ce27" office:value-type="float" office:value="118.70310036784" calcext:value-type="float">
            <text:p>118.70 </text:p>
          </table:table-cell>
          <table:table-cell table:style-name="ce27" office:value-type="float" office:value="75.2719079459666" calcext:value-type="float">
            <text:p>75.27 </text:p>
          </table:table-cell>
        </table:table-row>
        <table:table-row table:style-name="ro1">
          <table:table-cell table:style-name="ce4" office:value-type="string" calcext:value-type="string">
            <text:p>Carroll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902563" calcext:value-type="float">
            <text:p>3,902,563 </text:p>
          </table:table-cell>
          <table:table-cell table:style-name="ce27" office:value-type="float" office:value="129.903568337661" calcext:value-type="float">
            <text:p>129.90 </text:p>
          </table:table-cell>
          <table:table-cell table:style-name="ce27" office:value-type="float" office:value="82.3743390649812" calcext:value-type="float">
            <text:p>82.37 </text:p>
          </table:table-cell>
        </table:table-row>
        <table:table-row table:style-name="ro1">
          <table:table-cell table:style-name="ce4" office:value-type="string" calcext:value-type="string">
            <text:p>Charles City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269076" calcext:value-type="float">
            <text:p>1,269,076 </text:p>
          </table:table-cell>
          <table:table-cell table:style-name="ce27" office:value-type="float" office:value="174.900220507166" calcext:value-type="float">
            <text:p>174.90 </text:p>
          </table:table-cell>
          <table:table-cell table:style-name="ce27" office:value-type="float" office:value="110.907577451208" calcext:value-type="float">
            <text:p>110.91 </text:p>
          </table:table-cell>
        </table:table-row>
        <table:table-row table:style-name="ro1">
          <table:table-cell table:style-name="ce4" office:value-type="string" calcext:value-type="string">
            <text:p>Charlott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978090" calcext:value-type="float">
            <text:p>1,978,090 </text:p>
          </table:table-cell>
          <table:table-cell table:style-name="ce27" office:value-type="float" office:value="157.165898617512" calcext:value-type="float">
            <text:p>157.17 </text:p>
          </table:table-cell>
          <table:table-cell table:style-name="ce27" office:value-type="float" office:value="99.6619045022648" calcext:value-type="float">
            <text:p>99.66 </text:p>
          </table:table-cell>
        </table:table-row>
        <table:table-row table:style-name="ro1">
          <table:table-cell table:style-name="ce4" office:value-type="string" calcext:value-type="string">
            <text:p>Chesterfiel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1399665" calcext:value-type="float">
            <text:p>51,399,665 </text:p>
          </table:table-cell>
          <table:table-cell table:style-name="ce27" office:value-type="float" office:value="162.535780240074" calcext:value-type="float">
            <text:p>162.54 </text:p>
          </table:table-cell>
          <table:table-cell table:style-name="ce27" office:value-type="float" office:value="103.067049219814" calcext:value-type="float">
            <text:p>103.07 </text:p>
          </table:table-cell>
        </table:table-row>
        <table:table-row table:style-name="ro1">
          <table:table-cell table:style-name="ce4" office:value-type="string" calcext:value-type="string">
            <text:p>Clark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957251" calcext:value-type="float">
            <text:p>1,957,251 </text:p>
          </table:table-cell>
          <table:table-cell table:style-name="ce27" office:value-type="float" office:value="139.464942283027" calcext:value-type="float">
            <text:p>139.46 </text:p>
          </table:table-cell>
          <table:table-cell table:style-name="ce27" office:value-type="float" office:value="88.4373892904795" calcext:value-type="float">
            <text:p>88.44 </text:p>
          </table:table-cell>
        </table:table-row>
        <table:table-row table:style-name="ro1">
          <table:table-cell table:style-name="ce4" office:value-type="string" calcext:value-type="string">
            <text:p>Craig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703159" calcext:value-type="float">
            <text:p>703,159 </text:p>
          </table:table-cell>
          <table:table-cell table:style-name="ce27" office:value-type="float" office:value="135.483429672447" calcext:value-type="float">
            <text:p>135.48 </text:p>
          </table:table-cell>
          <table:table-cell table:style-name="ce27" office:value-type="float" office:value="85.9126359371082" calcext:value-type="float">
            <text:p>85.91 </text:p>
          </table:table-cell>
        </table:table-row>
        <table:table-row table:style-name="ro1">
          <table:table-cell table:style-name="ce4" office:value-type="string" calcext:value-type="string">
            <text:p>Culpeper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6972809" calcext:value-type="float">
            <text:p>6,972,809 </text:p>
          </table:table-cell>
          <table:table-cell table:style-name="ce27" office:value-type="float" office:value="149.345863051254" calcext:value-type="float">
            <text:p>149.35 </text:p>
          </table:table-cell>
          <table:table-cell table:style-name="ce27" office:value-type="float" office:value="94.7030702725483" calcext:value-type="float">
            <text:p>94.70 </text:p>
          </table:table-cell>
        </table:table-row>
        <table:table-row table:style-name="ro1">
          <table:table-cell table:style-name="ce4" office:value-type="string" calcext:value-type="string">
            <text:p>Cumberlan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072328" calcext:value-type="float">
            <text:p>1,072,328 </text:p>
          </table:table-cell>
          <table:table-cell table:style-name="ce27" office:value-type="float" office:value="106.678074015121" calcext:value-type="float">
            <text:p>106.68 </text:p>
          </table:table-cell>
          <table:table-cell table:style-name="ce27" office:value-type="float" office:value="67.6466085741323" calcext:value-type="float">
            <text:p>67.65 </text:p>
          </table:table-cell>
        </table:table-row>
        <table:table-row table:style-name="ro1">
          <table:table-cell table:style-name="ce4" office:value-type="string" calcext:value-type="string">
            <text:p>Dickens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737671" calcext:value-type="float">
            <text:p>2,737,671 </text:p>
          </table:table-cell>
          <table:table-cell table:style-name="ce27" office:value-type="float" office:value="172.148085266931" calcext:value-type="float">
            <text:p>172.15 </text:p>
          </table:table-cell>
          <table:table-cell table:style-name="ce27" office:value-type="float" office:value="109.162395818917" calcext:value-type="float">
            <text:p>109.16 </text:p>
          </table:table-cell>
        </table:table-row>
        <table:table-row table:style-name="ro1">
          <table:table-cell table:style-name="ce4" office:value-type="string" calcext:value-type="string">
            <text:p>Dinwiddi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329640" calcext:value-type="float">
            <text:p>5,329,640 </text:p>
          </table:table-cell>
          <table:table-cell table:style-name="ce27" office:value-type="float" office:value="190.337487946859" calcext:value-type="float">
            <text:p>190.34 </text:p>
          </table:table-cell>
          <table:table-cell table:style-name="ce27" office:value-type="float" office:value="120.696644207316" calcext:value-type="float">
            <text:p>120.70 </text:p>
          </table:table-cell>
        </table:table-row>
        <table:table-row table:style-name="ro1">
          <table:table-cell table:style-name="ce4" office:value-type="string" calcext:value-type="string">
            <text:p>Essex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089210" calcext:value-type="float">
            <text:p>1,089,210 </text:p>
          </table:table-cell>
          <table:table-cell table:style-name="ce27" office:value-type="float" office:value="97.6782351358623" calcext:value-type="float">
            <text:p>97.68 </text:p>
          </table:table-cell>
          <table:table-cell table:style-name="ce27" office:value-type="float" office:value="61.9396384819538" calcext:value-type="float">
            <text:p>61.94 </text:p>
          </table:table-cell>
        </table:table-row>
        <table:table-row table:style-name="ro1">
          <table:table-cell table:style-name="ce4" office:value-type="string" calcext:value-type="string">
            <text:p>Fairfax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82142604" calcext:value-type="float">
            <text:p>182,142,604 </text:p>
          </table:table-cell>
          <table:table-cell table:style-name="ce27" office:value-type="float" office:value="168.381460739596" calcext:value-type="float">
            <text:p>168.38 </text:p>
          </table:table-cell>
          <table:table-cell table:style-name="ce27" office:value-type="float" office:value="106.773907112135" calcext:value-type="float">
            <text:p>106.77 </text:p>
          </table:table-cell>
        </table:table-row>
        <table:table-row table:style-name="ro1">
          <table:table-cell table:style-name="ce4" office:value-type="string" calcext:value-type="string">
            <text:p>Fauquier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1378845" calcext:value-type="float">
            <text:p>11,378,845 </text:p>
          </table:table-cell>
          <table:table-cell table:style-name="ce27" office:value-type="float" office:value="174.514132785301" calcext:value-type="float">
            <text:p>174.51 </text:p>
          </table:table-cell>
          <table:table-cell table:style-name="ce27" office:value-type="float" office:value="110.662751836971" calcext:value-type="float">
            <text:p>110.66 </text:p>
          </table:table-cell>
        </table:table-row>
        <table:table-row table:style-name="ro1">
          <table:table-cell table:style-name="ce4" office:value-type="string" calcext:value-type="string">
            <text:p>Floy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107202" calcext:value-type="float">
            <text:p>2,107,202 </text:p>
          </table:table-cell>
          <table:table-cell table:style-name="ce27" office:value-type="float" office:value="137.914915897637" calcext:value-type="float">
            <text:p>137.91 </text:p>
          </table:table-cell>
          <table:table-cell table:style-name="ce27" office:value-type="float" office:value="87.4544878916676" calcext:value-type="float">
            <text:p>87.45 </text:p>
          </table:table-cell>
        </table:table-row>
        <table:table-row table:style-name="ro1">
          <table:table-cell table:style-name="ce4" office:value-type="string" calcext:value-type="string">
            <text:p>Fluvanna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346208" calcext:value-type="float">
            <text:p>3,346,208 </text:p>
          </table:table-cell>
          <table:table-cell table:style-name="ce27" office:value-type="float" office:value="130.248258144876" calcext:value-type="float">
            <text:p>130.25 </text:p>
          </table:table-cell>
          <table:table-cell table:style-name="ce27" office:value-type="float" office:value="82.5929134691729" calcext:value-type="float">
            <text:p>82.59 </text:p>
          </table:table-cell>
        </table:table-row>
        <table:table-row table:style-name="ro1">
          <table:table-cell table:style-name="ce4" office:value-type="string" calcext:value-type="string">
            <text:p>Frankli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7307615" calcext:value-type="float">
            <text:p>7,307,615 </text:p>
          </table:table-cell>
          <table:table-cell table:style-name="ce27" office:value-type="float" office:value="130.123666731957" calcext:value-type="float">
            <text:p>130.12 </text:p>
          </table:table-cell>
          <table:table-cell table:style-name="ce27" office:value-type="float" office:value="82.5139076695352" calcext:value-type="float">
            <text:p>82.51 </text:p>
          </table:table-cell>
        </table:table-row>
        <table:table-row table:style-name="ro1">
          <table:table-cell table:style-name="ce4" office:value-type="string" calcext:value-type="string">
            <text:p>Frederick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2129666" calcext:value-type="float">
            <text:p>12,129,666 </text:p>
          </table:table-cell>
          <table:table-cell table:style-name="ce27" office:value-type="float" office:value="154.902828682715" calcext:value-type="float">
            <text:p>154.90 </text:p>
          </table:table-cell>
          <table:table-cell table:style-name="ce27" office:value-type="float" office:value="98.226848540968" calcext:value-type="float">
            <text:p>98.23 </text:p>
          </table:table-cell>
        </table:table-row>
        <table:table-row table:style-name="ro1">
          <table:table-cell table:style-name="ce4" office:value-type="string" calcext:value-type="string">
            <text:p>Giles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290273" calcext:value-type="float">
            <text:p>2,290,273 </text:p>
          </table:table-cell>
          <table:table-cell table:style-name="ce27" office:value-type="float" office:value="132.492942265417" calcext:value-type="float">
            <text:p>132.49 </text:p>
          </table:table-cell>
          <table:table-cell table:style-name="ce27" office:value-type="float" office:value="84.0163106337422" calcext:value-type="float">
            <text:p>84.02 </text:p>
          </table:table-cell>
        </table:table-row>
        <table:table-row table:style-name="ro1">
          <table:table-cell table:style-name="ce4" office:value-type="string" calcext:value-type="string">
            <text:p>Gloucester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6218105" calcext:value-type="float">
            <text:p>6,218,105 </text:p>
          </table:table-cell>
          <table:table-cell table:style-name="ce27" office:value-type="float" office:value="168.704351836779" calcext:value-type="float">
            <text:p>168.70 </text:p>
          </table:table-cell>
          <table:table-cell table:style-name="ce27" office:value-type="float" office:value="106.978658537064" calcext:value-type="float">
            <text:p>106.98 </text:p>
          </table:table-cell>
        </table:table-row>
        <table:table-row table:style-name="ro1">
          <table:table-cell table:style-name="ce4" office:value-type="string" calcext:value-type="string">
            <text:p>Goochlan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257091" calcext:value-type="float">
            <text:p>2,257,091 </text:p>
          </table:table-cell>
          <table:table-cell table:style-name="ce27" office:value-type="float" office:value="103.931988764562" calcext:value-type="float">
            <text:p>103.93 </text:p>
          </table:table-cell>
          <table:table-cell table:style-name="ce27" office:value-type="float" office:value="65.905263356094" calcext:value-type="float">
            <text:p>65.91 </text:p>
          </table:table-cell>
        </table:table-row>
        <table:table-row table:style-name="ro1">
          <table:table-cell table:style-name="ce4" office:value-type="string" calcext:value-type="string">
            <text:p>Grays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968759" calcext:value-type="float">
            <text:p>2,968,759 </text:p>
          </table:table-cell>
          <table:table-cell table:style-name="ce27" office:value-type="float" office:value="191.125925449044" calcext:value-type="float">
            <text:p>191.13 </text:p>
          </table:table-cell>
          <table:table-cell table:style-name="ce27" office:value-type="float" office:value="121.196607518314" calcext:value-type="float">
            <text:p>121.20 </text:p>
          </table:table-cell>
        </table:table-row>
        <table:table-row table:style-name="ro1">
          <table:table-cell table:style-name="ce4" office:value-type="string" calcext:value-type="string">
            <text:p>Green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198064" calcext:value-type="float">
            <text:p>2,198,064 </text:p>
          </table:table-cell>
          <table:table-cell table:style-name="ce27" office:value-type="float" office:value="119.440526001195" calcext:value-type="float">
            <text:p>119.44 </text:p>
          </table:table-cell>
          <table:table-cell table:style-name="ce27" office:value-type="float" office:value="75.7395236545614" calcext:value-type="float">
            <text:p>75.74 </text:p>
          </table:table-cell>
        </table:table-row>
        <table:table-row table:style-name="ro1">
          <table:table-cell table:style-name="ce4" office:value-type="string" calcext:value-type="string">
            <text:p>Greensvill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416858" calcext:value-type="float">
            <text:p>1,416,858 </text:p>
          </table:table-cell>
          <table:table-cell table:style-name="ce27" office:value-type="float" office:value="115.728007841215" calcext:value-type="float">
            <text:p>115.73 </text:p>
          </table:table-cell>
          <table:table-cell table:style-name="ce27" office:value-type="float" office:value="73.3853448309268" calcext:value-type="float">
            <text:p>73.39 </text:p>
          </table:table-cell>
        </table:table-row>
        <table:table-row table:style-name="ro1">
          <table:table-cell table:style-name="ce4" office:value-type="string" calcext:value-type="string">
            <text:p>Halifax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940391" calcext:value-type="float">
            <text:p>5,940,391 </text:p>
          </table:table-cell>
          <table:table-cell table:style-name="ce27" office:value-type="float" office:value="163.913550950581" calcext:value-type="float">
            <text:p>163.91 </text:p>
          </table:table-cell>
          <table:table-cell table:style-name="ce27" office:value-type="float" office:value="103.940719998172" calcext:value-type="float">
            <text:p>103.94 </text:p>
          </table:table-cell>
        </table:table-row>
        <table:table-row table:style-name="ro1">
          <table:table-cell table:style-name="ce4" office:value-type="string" calcext:value-type="string">
            <text:p>Hanover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4565772" calcext:value-type="float">
            <text:p>14,565,772 </text:p>
          </table:table-cell>
          <table:table-cell table:style-name="ce27" office:value-type="float" office:value="145.857544836426" calcext:value-type="float">
            <text:p>145.86 </text:p>
          </table:table-cell>
          <table:table-cell table:style-name="ce27" office:value-type="float" office:value="92.4910609253694" calcext:value-type="float">
            <text:p>92.49 </text:p>
          </table:table-cell>
        </table:table-row>
        <table:table-row table:style-name="ro1">
          <table:table-cell table:style-name="ce4" office:value-type="string" calcext:value-type="string">
            <text:p>Henrico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1745189" calcext:value-type="float">
            <text:p>41,745,189 </text:p>
          </table:table-cell>
          <table:table-cell table:style-name="ce27" office:value-type="float" office:value="136.006610520143" calcext:value-type="float">
            <text:p>136.01 </text:p>
          </table:table-cell>
          <table:table-cell table:style-name="ce27" office:value-type="float" office:value="86.2443949264253" calcext:value-type="float">
            <text:p>86.24 </text:p>
          </table:table-cell>
        </table:table-row>
        <table:table-row table:style-name="ro1">
          <table:table-cell table:style-name="ce4" office:value-type="string" calcext:value-type="string">
            <text:p>Henry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8106388" calcext:value-type="float">
            <text:p>8,106,388 </text:p>
          </table:table-cell>
          <table:table-cell table:style-name="ce27" office:value-type="float" office:value="149.69969160311" calcext:value-type="float">
            <text:p>149.70 </text:p>
          </table:table-cell>
          <table:table-cell table:style-name="ce27" office:value-type="float" office:value="94.9274397296342" calcext:value-type="float">
            <text:p>94.93 </text:p>
          </table:table-cell>
        </table:table-row>
        <table:table-row table:style-name="ro2">
          <table:table-cell table:style-name="ce4" office:value-type="string" calcext:value-type="string">
            <text:p>Highland</text:p>
          </table:table-cell>
          <table:table-cell table:style-name="ce10"/>
          <table:table-cell table:style-name="ce16" office:value-type="float" office:value="516900" calcext:value-type="float">
            <text:p>516,900 </text:p>
          </table:table-cell>
          <table:table-cell table:style-name="ce27" office:value-type="float" office:value="222.705730288669" calcext:value-type="float">
            <text:p>222.71 </text:p>
          </table:table-cell>
          <table:table-cell table:style-name="ce27" office:value-type="float" office:value="141.221966211336" calcext:value-type="float">
            <text:p>141.22 </text:p>
          </table:table-cell>
        </table:table-row>
        <table:table-row table:style-name="ro1">
          <table:table-cell table:style-name="ce4" office:value-type="string" calcext:value-type="string">
            <text:p>Isle of Wight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607495" calcext:value-type="float">
            <text:p>5,607,495 </text:p>
          </table:table-cell>
          <table:table-cell table:style-name="ce27" office:value-type="float" office:value="158.987666572158" calcext:value-type="float">
            <text:p>158.99 </text:p>
          </table:table-cell>
          <table:table-cell table:style-name="ce27" office:value-type="float" office:value="100.817122431334" calcext:value-type="float">
            <text:p>100.82 </text:p>
          </table:table-cell>
        </table:table-row>
        <table:table-row table:style-name="ro1">
          <table:table-cell table:style-name="ce4" office:value-type="string" calcext:value-type="string">
            <text:p>James City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9775789" calcext:value-type="float">
            <text:p>9,775,789 </text:p>
          </table:table-cell>
          <table:table-cell table:style-name="ce27" office:value-type="float" office:value="145.887701652017" calcext:value-type="float">
            <text:p>145.89 </text:p>
          </table:table-cell>
          <table:table-cell table:style-name="ce27" office:value-type="float" office:value="92.5101839393435" calcext:value-type="float">
            <text:p>92.51 </text:p>
          </table:table-cell>
        </table:table-row>
        <table:table-row table:style-name="ro1">
          <table:table-cell table:style-name="ce4" office:value-type="string" calcext:value-type="string">
            <text:p>King &amp; Quee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932266" calcext:value-type="float">
            <text:p>932,266 </text:p>
          </table:table-cell>
          <table:table-cell table:style-name="ce27" office:value-type="float" office:value="134.235565154788" calcext:value-type="float">
            <text:p>134.24 </text:p>
          </table:table-cell>
          <table:table-cell table:style-name="ce27" office:value-type="float" office:value="85.1213411620667" calcext:value-type="float">
            <text:p>85.12 </text:p>
          </table:table-cell>
        </table:table-row>
        <table:table-row table:style-name="ro1">
          <table:table-cell table:style-name="ce4" office:value-type="string" calcext:value-type="string">
            <text:p>King Georg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535891" calcext:value-type="float">
            <text:p>3,535,891 </text:p>
          </table:table-cell>
          <table:table-cell table:style-name="ce27" office:value-type="float" office:value="149.927535617368" calcext:value-type="float">
            <text:p>149.93 </text:p>
          </table:table-cell>
          <table:table-cell table:style-name="ce27" office:value-type="float" office:value="95.0719199800583" calcext:value-type="float">
            <text:p>95.07 </text:p>
          </table:table-cell>
        </table:table-row>
        <table:table-row table:style-name="ro1">
          <table:table-cell table:style-name="ce4" office:value-type="string" calcext:value-type="string">
            <text:p>King William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926455" calcext:value-type="float">
            <text:p>1,926,455 </text:p>
          </table:table-cell>
          <table:table-cell table:style-name="ce27" office:value-type="float" office:value="120.894571697521" calcext:value-type="float">
            <text:p>120.89 </text:p>
          </table:table-cell>
          <table:table-cell table:style-name="ce27" office:value-type="float" office:value="76.6615618613471" calcext:value-type="float">
            <text:p>76.66 </text:p>
          </table:table-cell>
        </table:table-row>
        <table:table-row table:style-name="ro1">
          <table:table-cell table:style-name="ce4" office:value-type="string" calcext:value-type="string">
            <text:p>Lancaster</text:p>
          </table:table-cell>
          <table:table-cell table:style-name="ce9" office:value-type="string" calcext:value-type="string">
            <text:p>2010-2011</text:p>
          </table:table-cell>
          <table:table-cell table:style-name="ce15" office:value-type="float" office:value="1931984" calcext:value-type="float">
            <text:p><text:s/>$1,931,984 </text:p>
          </table:table-cell>
          <table:table-cell table:style-name="ce26" office:value-type="float" office:value="169.606180317795" calcext:value-type="float">
            <text:p><text:s/>$169.61 </text:p>
          </table:table-cell>
          <table:table-cell table:style-name="ce27" office:value-type="float" office:value="107.550525238066" calcext:value-type="float">
            <text:p>107.55 </text:p>
          </table:table-cell>
        </table:table-row>
        <table:table-row table:style-name="ro1">
          <table:table-cell table:style-name="ce4" office:value-type="string" calcext:value-type="string">
            <text:p>Le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739480" calcext:value-type="float">
            <text:p>3,739,480 </text:p>
          </table:table-cell>
          <table:table-cell table:style-name="ce27" office:value-type="float" office:value="146.147653105092" calcext:value-type="float">
            <text:p>146.15 </text:p>
          </table:table-cell>
          <table:table-cell table:style-name="ce27" office:value-type="float" office:value="92.6750241312651" calcext:value-type="float">
            <text:p>92.68 </text:p>
          </table:table-cell>
        </table:table-row>
        <table:table-row table:style-name="ro1">
          <table:table-cell table:style-name="ce4" office:value-type="string" calcext:value-type="string">
            <text:p>Loudou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61291063" calcext:value-type="float">
            <text:p>61,291,063 </text:p>
          </table:table-cell>
          <table:table-cell table:style-name="ce27" office:value-type="float" office:value="196.250093656644" calcext:value-type="float">
            <text:p>196.25 </text:p>
          </table:table-cell>
          <table:table-cell table:style-name="ce27" office:value-type="float" office:value="124.445940656427" calcext:value-type="float">
            <text:p>124.45 </text:p>
          </table:table-cell>
        </table:table-row>
        <table:table-row table:style-name="ro1">
          <table:table-cell table:style-name="ce4" office:value-type="string" calcext:value-type="string">
            <text:p>Louisa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897698" calcext:value-type="float">
            <text:p>3,897,698 </text:p>
          </table:table-cell>
          <table:table-cell table:style-name="ce27" office:value-type="float" office:value="117.56697734745" calcext:value-type="float">
            <text:p>117.57 </text:p>
          </table:table-cell>
          <table:table-cell table:style-name="ce27" office:value-type="float" office:value="74.5514705930995" calcext:value-type="float">
            <text:p>74.55 </text:p>
          </table:table-cell>
        </table:table-row>
        <table:table-row table:style-name="ro1">
          <table:table-cell table:style-name="ce4" office:value-type="string" calcext:value-type="string">
            <text:p>Lunenburg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486289" calcext:value-type="float">
            <text:p>1,486,289 </text:p>
          </table:table-cell>
          <table:table-cell table:style-name="ce27" office:value-type="float" office:value="115.091296267617" calcext:value-type="float">
            <text:p>115.09 </text:p>
          </table:table-cell>
          <table:table-cell table:style-name="ce27" office:value-type="float" office:value="72.9815938353121" calcext:value-type="float">
            <text:p>72.98 </text:p>
          </table:table-cell>
        </table:table-row>
        <table:table-row table:style-name="ro1">
          <table:table-cell table:style-name="ce4" office:value-type="string" calcext:value-type="string">
            <text:p>Madis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113012" calcext:value-type="float">
            <text:p>2,113,012 </text:p>
          </table:table-cell>
          <table:table-cell table:style-name="ce27" office:value-type="float" office:value="158.777577397054" calcext:value-type="float">
            <text:p>158.78 </text:p>
          </table:table-cell>
          <table:table-cell table:style-name="ce27" office:value-type="float" office:value="100.683900864249" calcext:value-type="float">
            <text:p>100.68 </text:p>
          </table:table-cell>
        </table:table-row>
        <table:table-row table:style-name="ro1">
          <table:table-cell table:style-name="ce4" office:value-type="string" calcext:value-type="string">
            <text:p>Mathews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266460" calcext:value-type="float">
            <text:p>1,266,460 </text:p>
          </table:table-cell>
          <table:table-cell table:style-name="ce27" office:value-type="float" office:value="141.062597460459" calcext:value-type="float">
            <text:p>141.06 </text:p>
          </table:table-cell>
          <table:table-cell table:style-name="ce27" office:value-type="float" office:value="89.4504930179508" calcext:value-type="float">
            <text:p>89.45 </text:p>
          </table:table-cell>
        </table:table-row>
        <table:table-row table:style-name="ro1">
          <table:table-cell table:style-name="ce4" office:value-type="string" calcext:value-type="string">
            <text:p>Mecklenburg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470992" calcext:value-type="float">
            <text:p>3,470,992 </text:p>
          </table:table-cell>
          <table:table-cell table:style-name="ce27" office:value-type="float" office:value="106.058972713662" calcext:value-type="float">
            <text:p>106.06 </text:p>
          </table:table-cell>
          <table:table-cell table:style-name="ce27" office:value-type="float" office:value="67.2540245891453" calcext:value-type="float">
            <text:p>67.25 </text:p>
          </table:table-cell>
        </table:table-row>
        <table:table-row table:style-name="ro1">
          <table:table-cell table:style-name="ce4" office:value-type="string" calcext:value-type="string">
            <text:p>Middlesex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511311" calcext:value-type="float">
            <text:p>1,511,311 </text:p>
          </table:table-cell>
          <table:table-cell table:style-name="ce27" office:value-type="float" office:value="137.905922073182" calcext:value-type="float">
            <text:p>137.91 </text:p>
          </table:table-cell>
          <table:table-cell table:style-name="ce27" office:value-type="float" office:value="87.4487847354366" calcext:value-type="float">
            <text:p>87.45 </text:p>
          </table:table-cell>
        </table:table-row>
        <table:table-row table:style-name="ro1">
          <table:table-cell table:style-name="ce4" office:value-type="string" calcext:value-type="string">
            <text:p>Montgomery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3435205" calcext:value-type="float">
            <text:p>13,435,205 </text:p>
          </table:table-cell>
          <table:table-cell table:style-name="ce27" office:value-type="float" office:value="142.334149080431" calcext:value-type="float">
            <text:p>142.33 </text:p>
          </table:table-cell>
          <table:table-cell table:style-name="ce27" office:value-type="float" office:value="90.2568082379447" calcext:value-type="float">
            <text:p>90.26 </text:p>
          </table:table-cell>
        </table:table-row>
        <table:table-row table:style-name="ro1">
          <table:table-cell table:style-name="ce4" office:value-type="string" calcext:value-type="string">
            <text:p>Nels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322368" calcext:value-type="float">
            <text:p>3,322,368 </text:p>
          </table:table-cell>
          <table:table-cell table:style-name="ce27" office:value-type="float" office:value="221.196271637816" calcext:value-type="float">
            <text:p>221.20 </text:p>
          </table:table-cell>
          <table:table-cell table:style-name="ce27" office:value-type="float" office:value="140.264789589469" calcext:value-type="float">
            <text:p>140.26 </text:p>
          </table:table-cell>
        </table:table-row>
        <table:table-row table:style-name="ro1">
          <table:table-cell table:style-name="ce4" office:value-type="string" calcext:value-type="string">
            <text:p>New Kent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662258" calcext:value-type="float">
            <text:p>2,662,258 </text:p>
          </table:table-cell>
          <table:table-cell table:style-name="ce27" office:value-type="float" office:value="144.460252862337" calcext:value-type="float">
            <text:p>144.46 </text:p>
          </table:table-cell>
          <table:table-cell table:style-name="ce27" office:value-type="float" office:value="91.6050113401322" calcext:value-type="float">
            <text:p>91.61 </text:p>
          </table:table-cell>
        </table:table-row>
        <table:table-row table:style-name="ro1">
          <table:table-cell table:style-name="ce4" office:value-type="string" calcext:value-type="string">
            <text:p>Northamp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333757" calcext:value-type="float">
            <text:p>2,333,757 </text:p>
          </table:table-cell>
          <table:table-cell table:style-name="ce27" office:value-type="float" office:value="188.373315037533" calcext:value-type="float">
            <text:p>188.37 </text:p>
          </table:table-cell>
          <table:table-cell table:style-name="ce27" office:value-type="float" office:value="119.451124570823" calcext:value-type="float">
            <text:p>119.45 </text:p>
          </table:table-cell>
        </table:table-row>
        <table:table-row table:style-name="ro1">
          <table:table-cell table:style-name="ce4" office:value-type="string" calcext:value-type="string">
            <text:p>Northumberlan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454680" calcext:value-type="float">
            <text:p>1,454,680 </text:p>
          </table:table-cell>
          <table:table-cell table:style-name="ce27" office:value-type="float" office:value="117.978913219789" calcext:value-type="float">
            <text:p>117.98 </text:p>
          </table:table-cell>
          <table:table-cell table:style-name="ce27" office:value-type="float" office:value="74.8126870142906" calcext:value-type="float">
            <text:p>74.81 </text:p>
          </table:table-cell>
        </table:table-row>
        <table:table-row table:style-name="ro1">
          <table:table-cell table:style-name="ce4" office:value-type="string" calcext:value-type="string">
            <text:p>Nottoway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295128" calcext:value-type="float">
            <text:p>2,295,128 </text:p>
          </table:table-cell>
          <table:table-cell table:style-name="ce27" office:value-type="float" office:value="144.775626064467" calcext:value-type="float">
            <text:p>144.78 </text:p>
          </table:table-cell>
          <table:table-cell table:style-name="ce27" office:value-type="float" office:value="91.8049955239138" calcext:value-type="float">
            <text:p>91.80 </text:p>
          </table:table-cell>
        </table:table-row>
        <table:table-row table:style-name="ro1">
          <table:table-cell table:style-name="ce4" office:value-type="string" calcext:value-type="string">
            <text:p>Orang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475818" calcext:value-type="float">
            <text:p>4,475,818 </text:p>
          </table:table-cell>
          <table:table-cell table:style-name="ce27" office:value-type="float" office:value="133.682327290105" calcext:value-type="float">
            <text:p>133.68 </text:p>
          </table:table-cell>
          <table:table-cell table:style-name="ce27" office:value-type="float" office:value="84.7705224429804" calcext:value-type="float">
            <text:p>84.77 </text:p>
          </table:table-cell>
        </table:table-row>
        <table:table-row table:style-name="ro1">
          <table:table-cell table:style-name="ce4" office:value-type="string" calcext:value-type="string">
            <text:p>Pag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556744" calcext:value-type="float">
            <text:p>3,556,744 </text:p>
          </table:table-cell>
          <table:table-cell table:style-name="ce27" office:value-type="float" office:value="147.938773812495" calcext:value-type="float">
            <text:p>147.94 </text:p>
          </table:table-cell>
          <table:table-cell table:style-name="ce27" office:value-type="float" office:value="93.8108080542622" calcext:value-type="float">
            <text:p>93.81 </text:p>
          </table:table-cell>
        </table:table-row>
        <table:table-row table:style-name="ro1">
          <table:table-cell table:style-name="ce4" office:value-type="string" calcext:value-type="string">
            <text:p>Patrick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107974" calcext:value-type="float">
            <text:p>2,107,974 </text:p>
          </table:table-cell>
          <table:table-cell table:style-name="ce27" office:value-type="float" office:value="114.006165494862" calcext:value-type="float">
            <text:p>114.01 </text:p>
          </table:table-cell>
          <table:table-cell table:style-name="ce27" office:value-type="float" office:value="72.2934916426735" calcext:value-type="float">
            <text:p>72.29 </text:p>
          </table:table-cell>
        </table:table-row>
        <table:table-row table:style-name="ro1">
          <table:table-cell table:style-name="ce4" office:value-type="string" calcext:value-type="string">
            <text:p>Pittsylvania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6908765" calcext:value-type="float">
            <text:p>6,908,765 </text:p>
          </table:table-cell>
          <table:table-cell table:style-name="ce27" office:value-type="float" office:value="108.789169527289" calcext:value-type="float">
            <text:p>108.79 </text:p>
          </table:table-cell>
          <table:table-cell table:style-name="ce27" office:value-type="float" office:value="68.9852946452171" calcext:value-type="float">
            <text:p>68.99 </text:p>
          </table:table-cell>
        </table:table-row>
        <table:table-row table:style-name="ro1">
          <table:table-cell table:style-name="ce4" office:value-type="string" calcext:value-type="string">
            <text:p>Powhata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027467" calcext:value-type="float">
            <text:p>4,027,467 </text:p>
          </table:table-cell>
          <table:table-cell table:style-name="ce27" office:value-type="float" office:value="143.602189260501" calcext:value-type="float">
            <text:p>143.60 </text:p>
          </table:table-cell>
          <table:table-cell table:style-name="ce27" office:value-type="float" office:value="91.0608967866873" calcext:value-type="float">
            <text:p>91.06 </text:p>
          </table:table-cell>
        </table:table-row>
        <table:table-row table:style-name="ro1">
          <table:table-cell table:style-name="ce4" office:value-type="string" calcext:value-type="string">
            <text:p>Prince Edwar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992441" calcext:value-type="float">
            <text:p>1,992,441 </text:p>
          </table:table-cell>
          <table:table-cell table:style-name="ce27" office:value-type="float" office:value="85.2636511468675" calcext:value-type="float">
            <text:p>85.26 </text:p>
          </table:table-cell>
          <table:table-cell table:style-name="ce27" office:value-type="float" office:value="54.0673131567405" calcext:value-type="float">
            <text:p>54.07 </text:p>
          </table:table-cell>
        </table:table-row>
        <table:table-row table:style-name="ro1">
          <table:table-cell table:style-name="ce4" office:value-type="string" calcext:value-type="string">
            <text:p>Prince Georg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364106" calcext:value-type="float">
            <text:p>5,364,106 </text:p>
          </table:table-cell>
          <table:table-cell table:style-name="ce27" office:value-type="float" office:value="150.149923023093" calcext:value-type="float">
            <text:p>150.15 </text:p>
          </table:table-cell>
          <table:table-cell table:style-name="ce27" office:value-type="float" office:value="95.2129400905712" calcext:value-type="float">
            <text:p>95.21 </text:p>
          </table:table-cell>
        </table:table-row>
        <table:table-row table:style-name="ro1">
          <table:table-cell table:style-name="ce4" office:value-type="string" calcext:value-type="string">
            <text:p>Prince William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77247000" calcext:value-type="float">
            <text:p>77,247,000 </text:p>
          </table:table-cell>
          <table:table-cell table:style-name="ce27" office:value-type="float" office:value="192.155760419102" calcext:value-type="float">
            <text:p>192.16 </text:p>
          </table:table-cell>
          <table:table-cell table:style-name="ce27" office:value-type="float" office:value="121.849645584089" calcext:value-type="float">
            <text:p>121.85 </text:p>
          </table:table-cell>
        </table:table-row>
        <table:table-row table:style-name="ro1">
          <table:table-cell table:style-name="ce4" office:value-type="string" calcext:value-type="string">
            <text:p>Pulaski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928894" calcext:value-type="float">
            <text:p>4,928,894 </text:p>
          </table:table-cell>
          <table:table-cell table:style-name="ce27" office:value-type="float" office:value="141.342452397339" calcext:value-type="float">
            <text:p>141.34 </text:p>
          </table:table-cell>
          <table:table-cell table:style-name="ce27" office:value-type="float" office:value="89.6279543899097" calcext:value-type="float">
            <text:p>89.63 </text:p>
          </table:table-cell>
        </table:table-row>
        <table:table-row table:style-name="ro1">
          <table:table-cell table:style-name="ce4" office:value-type="string" calcext:value-type="string">
            <text:p>Rappahannock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930299" calcext:value-type="float">
            <text:p>930,299 </text:p>
          </table:table-cell>
          <table:table-cell table:style-name="ce27" office:value-type="float" office:value="126.176454631765" calcext:value-type="float">
            <text:p>126.18 </text:p>
          </table:table-cell>
          <table:table-cell table:style-name="ce27" office:value-type="float" office:value="80.0109049263194" calcext:value-type="float">
            <text:p>80.01 </text:p>
          </table:table-cell>
        </table:table-row>
        <table:table-row table:style-name="ro1">
          <table:table-cell table:style-name="ce4" office:value-type="string" calcext:value-type="string">
            <text:p>Richmon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110477" calcext:value-type="float">
            <text:p>1,110,477 </text:p>
          </table:table-cell>
          <table:table-cell table:style-name="ce27" office:value-type="float" office:value="119.999675815863" calcext:value-type="float">
            <text:p>120.00 </text:p>
          </table:table-cell>
          <table:table-cell table:style-name="ce27" office:value-type="float" office:value="76.0940912542894" calcext:value-type="float">
            <text:p>76.09 </text:p>
          </table:table-cell>
        </table:table-row>
        <table:table-row table:style-name="ro1">
          <table:table-cell table:style-name="ce4" office:value-type="string" calcext:value-type="string">
            <text:p>Roanok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3258119" calcext:value-type="float">
            <text:p>13,258,119 </text:p>
          </table:table-cell>
          <table:table-cell table:style-name="ce27" office:value-type="float" office:value="143.523415172772" calcext:value-type="float">
            <text:p>143.52 </text:p>
          </table:table-cell>
          <table:table-cell table:style-name="ce27" office:value-type="float" office:value="91.0109446299058" calcext:value-type="float">
            <text:p>91.01 </text:p>
          </table:table-cell>
        </table:table-row>
        <table:table-row table:style-name="ro1">
          <table:table-cell table:style-name="ce4" office:value-type="string" calcext:value-type="string">
            <text:p>Rockbridg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156457" calcext:value-type="float">
            <text:p>3,156,457 </text:p>
          </table:table-cell>
          <table:table-cell table:style-name="ce27" office:value-type="float" office:value="141.500739678128" calcext:value-type="float">
            <text:p>141.50 </text:p>
          </table:table-cell>
          <table:table-cell table:style-name="ce27" office:value-type="float" office:value="89.7283273843105" calcext:value-type="float">
            <text:p>89.73 </text:p>
          </table:table-cell>
        </table:table-row>
        <table:table-row table:style-name="ro1">
          <table:table-cell table:style-name="ce4" office:value-type="string" calcext:value-type="string">
            <text:p>Rockingham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1466182" calcext:value-type="float">
            <text:p>11,466,182 </text:p>
          </table:table-cell>
          <table:table-cell table:style-name="ce27" office:value-type="float" office:value="150.250045863144" calcext:value-type="float">
            <text:p>150.25 </text:p>
          </table:table-cell>
          <table:table-cell table:style-name="ce27" office:value-type="float" office:value="95.2764298998203" calcext:value-type="float">
            <text:p>95.28 </text:p>
          </table:table-cell>
        </table:table-row>
        <table:table-row table:style-name="ro1">
          <table:table-cell table:style-name="ce4" office:value-type="string" calcext:value-type="string">
            <text:p>Russell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810588" calcext:value-type="float">
            <text:p>4,810,588 </text:p>
          </table:table-cell>
          <table:table-cell table:style-name="ce27" office:value-type="float" office:value="166.473613177839" calcext:value-type="float">
            <text:p>166.47 </text:p>
          </table:table-cell>
          <table:table-cell table:style-name="ce27" office:value-type="float" office:value="105.564104456615" calcext:value-type="float">
            <text:p>105.56 </text:p>
          </table:table-cell>
        </table:table-row>
        <table:table-row table:style-name="ro1">
          <table:table-cell table:style-name="ce4" office:value-type="string" calcext:value-type="string">
            <text:p>Scott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858599" calcext:value-type="float">
            <text:p>3,858,599 </text:p>
          </table:table-cell>
          <table:table-cell table:style-name="ce27" office:value-type="float" office:value="166.483971178323" calcext:value-type="float">
            <text:p>166.48 </text:p>
          </table:table-cell>
          <table:table-cell table:style-name="ce27" office:value-type="float" office:value="105.570672662977" calcext:value-type="float">
            <text:p>105.57 </text:p>
          </table:table-cell>
        </table:table-row>
        <table:table-row table:style-name="ro1">
          <table:table-cell table:style-name="ce4" office:value-type="string" calcext:value-type="string">
            <text:p>Shenandoah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788579" calcext:value-type="float">
            <text:p>5,788,579 </text:p>
          </table:table-cell>
          <table:table-cell table:style-name="ce27" office:value-type="float" office:value="137.84628390446" calcext:value-type="float">
            <text:p>137.85 </text:p>
          </table:table-cell>
          <table:table-cell table:style-name="ce27" office:value-type="float" office:value="87.410967031163" calcext:value-type="float">
            <text:p>87.41 </text:p>
          </table:table-cell>
        </table:table-row>
        <table:table-row table:style-name="ro1">
          <table:table-cell table:style-name="ce4" office:value-type="string" calcext:value-type="string">
            <text:p>Smyth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842626" calcext:value-type="float">
            <text:p>3,842,626 </text:p>
          </table:table-cell>
          <table:table-cell table:style-name="ce27" office:value-type="float" office:value="119.306569796324" calcext:value-type="float">
            <text:p>119.31 </text:p>
          </table:table-cell>
          <table:table-cell table:style-name="ce27" office:value-type="float" office:value="75.654579461102" calcext:value-type="float">
            <text:p>75.65 </text:p>
          </table:table-cell>
        </table:table-row>
        <table:table-row table:style-name="ro1">
          <table:table-cell table:style-name="ce4" office:value-type="string" calcext:value-type="string">
            <text:p>Southamp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363933" calcext:value-type="float">
            <text:p>3,363,933 </text:p>
          </table:table-cell>
          <table:table-cell table:style-name="ce27" office:value-type="float" office:value="181.148788368336" calcext:value-type="float">
            <text:p>181.15 </text:p>
          </table:table-cell>
          <table:table-cell table:style-name="ce27" office:value-type="float" office:value="114.8699139309" calcext:value-type="float">
            <text:p>114.87 </text:p>
          </table:table-cell>
        </table:table-row>
        <table:table-row table:style-name="ro1">
          <table:table-cell table:style-name="ce4" office:value-type="string" calcext:value-type="string">
            <text:p>Spotsylvania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0968164" calcext:value-type="float">
            <text:p>20,968,164 </text:p>
          </table:table-cell>
          <table:table-cell table:style-name="ce27" office:value-type="float" office:value="171.312728253143" calcext:value-type="float">
            <text:p>171.31 </text:p>
          </table:table-cell>
          <table:table-cell table:style-name="ce27" office:value-type="float" office:value="108.632679947563" calcext:value-type="float">
            <text:p>108.63 </text:p>
          </table:table-cell>
        </table:table-row>
        <table:table-row table:style-name="ro1">
          <table:table-cell table:style-name="ce4" office:value-type="string" calcext:value-type="string">
            <text:p>Staffor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2032889" calcext:value-type="float">
            <text:p>22,032,889 </text:p>
          </table:table-cell>
          <table:table-cell table:style-name="ce27" office:value-type="float" office:value="170.849241243477" calcext:value-type="float">
            <text:p>170.85 </text:p>
          </table:table-cell>
          <table:table-cell table:style-name="ce27" office:value-type="float" office:value="108.338773963493" calcext:value-type="float">
            <text:p>108.34 </text:p>
          </table:table-cell>
        </table:table-row>
        <table:table-row table:style-name="ro1">
          <table:table-cell table:style-name="ce4" office:value-type="string" calcext:value-type="string">
            <text:p>Surry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335121" calcext:value-type="float">
            <text:p>2,335,121 </text:p>
          </table:table-cell>
          <table:table-cell table:style-name="ce27" office:value-type="float" office:value="330.847407197506" calcext:value-type="float">
            <text:p>330.85 </text:p>
          </table:table-cell>
          <table:table-cell table:style-name="ce27" office:value-type="float" office:value="209.796673394046" calcext:value-type="float">
            <text:p>209.80 </text:p>
          </table:table-cell>
        </table:table-row>
        <table:table-row table:style-name="ro1">
          <table:table-cell table:style-name="ce4" office:value-type="string" calcext:value-type="string">
            <text:p>Sussex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357061" calcext:value-type="float">
            <text:p>3,357,061 </text:p>
          </table:table-cell>
          <table:table-cell table:style-name="ce27" office:value-type="float" office:value="277.74145776454" calcext:value-type="float">
            <text:p>277.74 </text:p>
          </table:table-cell>
          <table:table-cell table:style-name="ce27" office:value-type="float" office:value="176.121174399376" calcext:value-type="float">
            <text:p>176.12 </text:p>
          </table:table-cell>
        </table:table-row>
        <table:table-row table:style-name="ro1">
          <table:table-cell table:style-name="ce4" office:value-type="string" calcext:value-type="string">
            <text:p>Tazewell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967064" calcext:value-type="float">
            <text:p>4,967,064 </text:p>
          </table:table-cell>
          <table:table-cell table:style-name="ce27" office:value-type="float" office:value="110.18820710768" calcext:value-type="float">
            <text:p>110.19 </text:p>
          </table:table-cell>
          <table:table-cell table:style-name="ce27" office:value-type="float" office:value="69.8724511528216" calcext:value-type="float">
            <text:p>69.87 </text:p>
          </table:table-cell>
        </table:table-row>
        <table:table-row table:style-name="ro1">
          <table:table-cell table:style-name="ce4" office:value-type="string" calcext:value-type="string">
            <text:p>Warre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707155" calcext:value-type="float">
            <text:p>5,707,155 </text:p>
          </table:table-cell>
          <table:table-cell table:style-name="ce27" office:value-type="float" office:value="151.887025948104" calcext:value-type="float">
            <text:p>151.89 </text:p>
          </table:table-cell>
          <table:table-cell table:style-name="ce27" office:value-type="float" office:value="96.3144703038419" calcext:value-type="float">
            <text:p>96.31 </text:p>
          </table:table-cell>
        </table:table-row>
        <table:table-row table:style-name="ro1">
          <table:table-cell table:style-name="ce4" office:value-type="string" calcext:value-type="string">
            <text:p>Washing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6439353" calcext:value-type="float">
            <text:p>6,439,353 </text:p>
          </table:table-cell>
          <table:table-cell table:style-name="ce27" office:value-type="float" office:value="117.343702164881" calcext:value-type="float">
            <text:p>117.34 </text:p>
          </table:table-cell>
          <table:table-cell table:style-name="ce27" office:value-type="float" office:value="74.4098875262978" calcext:value-type="float">
            <text:p>74.41 </text:p>
          </table:table-cell>
        </table:table-row>
        <table:table-row table:style-name="ro1">
          <table:table-cell table:style-name="ce4" office:value-type="string" calcext:value-type="string">
            <text:p>Westmorelan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741283" calcext:value-type="float">
            <text:p>1,741,283 </text:p>
          </table:table-cell>
          <table:table-cell table:style-name="ce27" office:value-type="float" office:value="99.764122837172" calcext:value-type="float">
            <text:p>99.76 </text:p>
          </table:table-cell>
          <table:table-cell table:style-name="ce27" office:value-type="float" office:value="63.2623397976909" calcext:value-type="float">
            <text:p>63.26 </text:p>
          </table:table-cell>
        </table:table-row>
        <table:table-row table:style-name="ro1">
          <table:table-cell table:style-name="ce4" office:value-type="string" calcext:value-type="string">
            <text:p>Wis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463361" calcext:value-type="float">
            <text:p>5,463,361 </text:p>
          </table:table-cell>
          <table:table-cell table:style-name="ce27" office:value-type="float" office:value="131.799696033967" calcext:value-type="float">
            <text:p>131.80 </text:p>
          </table:table-cell>
          <table:table-cell table:style-name="ce27" office:value-type="float" office:value="83.5767099294986" calcext:value-type="float">
            <text:p>83.58 </text:p>
          </table:table-cell>
        </table:table-row>
        <table:table-row table:style-name="ro1">
          <table:table-cell table:style-name="ce4" office:value-type="string" calcext:value-type="string">
            <text:p>Wyth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786969" calcext:value-type="float">
            <text:p>3,786,969 </text:p>
          </table:table-cell>
          <table:table-cell table:style-name="ce27" office:value-type="float" office:value="129.535454079015" calcext:value-type="float">
            <text:p>129.54 </text:p>
          </table:table-cell>
          <table:table-cell table:style-name="ce27" office:value-type="float" office:value="82.1409107677884" calcext:value-type="float">
            <text:p>82.14 </text:p>
          </table:table-cell>
        </table:table-row>
        <table:table-row table:style-name="ro2">
          <table:table-cell table:style-name="ce4" office:value-type="string" calcext:value-type="string">
            <text:p>York</text:p>
          </table:table-cell>
          <table:table-cell table:style-name="ce10" office:value-type="string" calcext:value-type="string">
            <text:p>2010-2011</text:p>
          </table:table-cell>
          <table:table-cell table:style-name="ce17" office:value-type="float" office:value="12647484" calcext:value-type="float">
            <text:p>12,647,484 </text:p>
          </table:table-cell>
          <table:table-cell table:style-name="ce27" office:value-type="float" office:value="193.197543688134" calcext:value-type="float">
            <text:p>193.20 </text:p>
          </table:table-cell>
          <table:table-cell table:style-name="ce27" office:value-type="float" office:value="122.510260294937" calcext:value-type="float">
            <text:p>122.51 </text:p>
          </table:table-cell>
        </table:table-row>
        <table:table-row table:style-name="ro1">
          <table:table-cell table:style-name="ce1" office:value-type="string" calcext:value-type="string">
            <text:p>Alexandria</text:p>
          </table:table-cell>
          <table:table-cell office:value-type="string" calcext:value-type="string">
            <text:p>2009-2010</text:p>
          </table:table-cell>
          <table:table-cell table:style-name="ce12" office:value-type="float" office:value="16725795" calcext:value-type="float">
            <text:p><text:s/>$16,725,795 </text:p>
          </table:table-cell>
          <table:table-cell table:style-name="ce24" office:value-type="float" office:value="118.00469731112" calcext:value-type="float">
            <text:p><text:s/>$118.00 </text:p>
          </table:table-cell>
          <table:table-cell office:value-type="float" office:value="70.7879471911406" calcext:value-type="float">
            <text:p>70.79 </text:p>
          </table:table-cell>
        </table:table-row>
        <table:table-row table:style-name="ro1">
          <table:table-cell table:style-name="ce1" office:value-type="string" calcext:value-type="string">
            <text:p>Bedford</text:p>
          </table:table-cell>
          <table:table-cell office:value-type="string" calcext:value-type="string">
            <text:p>2009-2010</text:p>
          </table:table-cell>
          <table:table-cell office:value-type="float" office:value="0" calcext:value-type="float">
            <text:p>- </text:p>
          </table:table-cell>
          <table:table-cell table:number-columns-repeated="2" office:value-type="float" office:value="0" calcext:value-type="float">
            <text:p>- </text:p>
          </table:table-cell>
        </table:table-row>
        <table:table-row table:style-name="ro1">
          <table:table-cell table:style-name="ce1" office:value-type="string" calcext:value-type="string">
            <text:p>Bristol</text:p>
          </table:table-cell>
          <table:table-cell office:value-type="string" calcext:value-type="string">
            <text:p>2009-2010</text:p>
          </table:table-cell>
          <table:table-cell office:value-type="float" office:value="1894607" calcext:value-type="float">
            <text:p>1,894,607 </text:p>
          </table:table-cell>
          <table:table-cell office:value-type="float" office:value="106.4768363937" calcext:value-type="float">
            <text:p>106.48 </text:p>
          </table:table-cell>
          <table:table-cell office:value-type="float" office:value="63.8726834055164" calcext:value-type="float">
            <text:p>63.87 </text:p>
          </table:table-cell>
        </table:table-row>
        <table:table-row table:style-name="ro1">
          <table:table-cell table:style-name="ce1" office:value-type="string" calcext:value-type="string">
            <text:p>Buena Vista</text:p>
          </table:table-cell>
          <table:table-cell office:value-type="string" calcext:value-type="string">
            <text:p>2009-2010</text:p>
          </table:table-cell>
          <table:table-cell office:value-type="float" office:value="878201" calcext:value-type="float">
            <text:p>878,201 </text:p>
          </table:table-cell>
          <table:table-cell office:value-type="float" office:value="134.017019048869" calcext:value-type="float">
            <text:p>134.02 </text:p>
          </table:table-cell>
          <table:table-cell office:value-type="float" office:value="80.3933223279528" calcext:value-type="float">
            <text:p>80.39 </text:p>
          </table:table-cell>
        </table:table-row>
        <table:table-row table:style-name="ro1">
          <table:table-cell table:style-name="ce1" office:value-type="string" calcext:value-type="string">
            <text:p>Charlottesville</text:p>
          </table:table-cell>
          <table:table-cell office:value-type="string" calcext:value-type="string">
            <text:p>2009-2010</text:p>
          </table:table-cell>
          <table:table-cell office:value-type="float" office:value="10245719" calcext:value-type="float">
            <text:p>10,245,719 </text:p>
          </table:table-cell>
          <table:table-cell office:value-type="float" office:value="254.127752811513" calcext:value-type="float">
            <text:p>254.13 </text:p>
          </table:table-cell>
          <table:table-cell office:value-type="float" office:value="152.444625982947" calcext:value-type="float">
            <text:p>152.44 </text:p>
          </table:table-cell>
        </table:table-row>
        <table:table-row table:style-name="ro1">
          <table:table-cell table:style-name="ce1" office:value-type="string" calcext:value-type="string">
            <text:p>Chesapeake</text:p>
          </table:table-cell>
          <table:table-cell office:value-type="string" calcext:value-type="string">
            <text:p>2009-2010</text:p>
          </table:table-cell>
          <table:table-cell office:value-type="float" office:value="39681656" calcext:value-type="float">
            <text:p>39,681,656 </text:p>
          </table:table-cell>
          <table:table-cell office:value-type="float" office:value="180.404164996108" calcext:value-type="float">
            <text:p>180.40 </text:p>
          </table:table-cell>
          <table:table-cell office:value-type="float" office:value="108.219764092415" calcext:value-type="float">
            <text:p>108.22 </text:p>
          </table:table-cell>
        </table:table-row>
        <table:table-row table:style-name="ro1">
          <table:table-cell table:style-name="ce1" office:value-type="string" calcext:value-type="string">
            <text:p>Colonial Heights</text:p>
          </table:table-cell>
          <table:table-cell office:value-type="string" calcext:value-type="string">
            <text:p>2009-2010</text:p>
          </table:table-cell>
          <table:table-cell office:value-type="float" office:value="3863640" calcext:value-type="float">
            <text:p>3,863,640 </text:p>
          </table:table-cell>
          <table:table-cell office:value-type="float" office:value="219.049620479113" calcext:value-type="float">
            <text:p>219.05 </text:p>
          </table:table-cell>
          <table:table-cell office:value-type="float" office:value="131.402167202149" calcext:value-type="float">
            <text:p>131.40 </text:p>
          </table:table-cell>
        </table:table-row>
        <table:table-row table:style-name="ro1">
          <table:table-cell table:style-name="ce1" office:value-type="string" calcext:value-type="string">
            <text:p>Covington</text:p>
          </table:table-cell>
          <table:table-cell office:value-type="string" calcext:value-type="string">
            <text:p>2009-2010</text:p>
          </table:table-cell>
          <table:table-cell office:value-type="float" office:value="1166568" calcext:value-type="float">
            <text:p>1,166,568 </text:p>
          </table:table-cell>
          <table:table-cell office:value-type="float" office:value="195.837929268257" calcext:value-type="float">
            <text:p>195.84 </text:p>
          </table:table-cell>
          <table:table-cell office:value-type="float" office:value="117.478077660874" calcext:value-type="float">
            <text:p>117.48 </text:p>
          </table:table-cell>
        </table:table-row>
        <table:table-row table:style-name="ro1">
          <table:table-cell table:style-name="ce1" office:value-type="string" calcext:value-type="string">
            <text:p>Danville</text:p>
          </table:table-cell>
          <table:table-cell office:value-type="string" calcext:value-type="string">
            <text:p>2009-2010</text:p>
          </table:table-cell>
          <table:table-cell office:value-type="float" office:value="7545583" calcext:value-type="float">
            <text:p>7,545,583 </text:p>
          </table:table-cell>
          <table:table-cell office:value-type="float" office:value="166.820110986242" calcext:value-type="float">
            <text:p>166.82 </text:p>
          </table:table-cell>
          <table:table-cell office:value-type="float" office:value="100.071043577021" calcext:value-type="float">
            <text:p>100.07 </text:p>
          </table:table-cell>
        </table:table-row>
        <table:table-row table:style-name="ro1">
          <table:table-cell table:style-name="ce1" office:value-type="string" calcext:value-type="string">
            <text:p>Emporia</text:p>
          </table:table-cell>
          <table:table-cell office:value-type="string" calcext:value-type="string">
            <text:p>2009-2010</text:p>
          </table:table-cell>
          <table:table-cell office:value-type="float" office:value="1128353" calcext:value-type="float">
            <text:p>1,128,353 </text:p>
          </table:table-cell>
          <table:table-cell office:value-type="float" office:value="192.517665071613" calcext:value-type="float">
            <text:p>192.52 </text:p>
          </table:table-cell>
          <table:table-cell office:value-type="float" office:value="115.486337569435" calcext:value-type="float">
            <text:p>115.49 </text:p>
          </table:table-cell>
        </table:table-row>
        <table:table-row table:style-name="ro1">
          <table:table-cell table:style-name="ce1" office:value-type="string" calcext:value-type="string">
            <text:p>Fairfax</text:p>
          </table:table-cell>
          <table:table-cell office:value-type="string" calcext:value-type="string">
            <text:p>2009-2010</text:p>
          </table:table-cell>
          <table:table-cell office:value-type="float" office:value="3334475" calcext:value-type="float">
            <text:p>3,334,475 </text:p>
          </table:table-cell>
          <table:table-cell office:value-type="float" office:value="134.990452146562" calcext:value-type="float">
            <text:p>134.99 </text:p>
          </table:table-cell>
          <table:table-cell office:value-type="float" office:value="80.9772595125207" calcext:value-type="float">
            <text:p>80.98 </text:p>
          </table:table-cell>
        </table:table-row>
        <table:table-row table:style-name="ro1">
          <table:table-cell table:style-name="ce1" office:value-type="string" calcext:value-type="string">
            <text:p>Falls Church</text:p>
          </table:table-cell>
          <table:table-cell office:value-type="string" calcext:value-type="string">
            <text:p>2009-2010</text:p>
          </table:table-cell>
          <table:table-cell office:value-type="float" office:value="3518760" calcext:value-type="float">
            <text:p>3,518,760 </text:p>
          </table:table-cell>
          <table:table-cell office:value-type="float" office:value="300.462952380887" calcext:value-type="float">
            <text:p>300.46 </text:p>
          </table:table-cell>
          <table:table-cell office:value-type="float" office:value="180.23990646708" calcext:value-type="float">
            <text:p>180.24 </text:p>
          </table:table-cell>
        </table:table-row>
        <table:table-row table:style-name="ro1">
          <table:table-cell table:style-name="ce1" office:value-type="string" calcext:value-type="string">
            <text:p>Franklin</text:p>
          </table:table-cell>
          <table:table-cell office:value-type="string" calcext:value-type="string">
            <text:p>2009-2010</text:p>
          </table:table-cell>
          <table:table-cell office:value-type="float" office:value="1387389" calcext:value-type="float">
            <text:p>1,387,389 </text:p>
          </table:table-cell>
          <table:table-cell office:value-type="float" office:value="165.910793327589" calcext:value-type="float">
            <text:p>165.91 </text:p>
          </table:table-cell>
          <table:table-cell office:value-type="float" office:value="99.5255675759175" calcext:value-type="float">
            <text:p>99.53 </text:p>
          </table:table-cell>
        </table:table-row>
        <table:table-row table:style-name="ro1">
          <table:table-cell table:style-name="ce1" office:value-type="string" calcext:value-type="string">
            <text:p>Fredericksburg</text:p>
          </table:table-cell>
          <table:table-cell office:value-type="string" calcext:value-type="string">
            <text:p>2009-2010</text:p>
          </table:table-cell>
          <table:table-cell office:value-type="float" office:value="3733122" calcext:value-type="float">
            <text:p>3,733,122 </text:p>
          </table:table-cell>
          <table:table-cell office:value-type="float" office:value="163.007222415778" calcext:value-type="float">
            <text:p>163.01 </text:p>
          </table:table-cell>
          <table:table-cell office:value-type="float" office:value="97.7837909428307" calcext:value-type="float">
            <text:p>97.78 </text:p>
          </table:table-cell>
        </table:table-row>
        <table:table-row table:style-name="ro1">
          <table:table-cell table:style-name="ce1" office:value-type="string" calcext:value-type="string">
            <text:p>Galax</text:p>
          </table:table-cell>
          <table:table-cell office:value-type="string" calcext:value-type="string">
            <text:p>2009-2010</text:p>
          </table:table-cell>
          <table:table-cell office:value-type="float" office:value="2210196" calcext:value-type="float">
            <text:p>2,210,196 </text:p>
          </table:table-cell>
          <table:table-cell office:value-type="float" office:value="325.121679610462" calcext:value-type="float">
            <text:p>325.12 </text:p>
          </table:table-cell>
          <table:table-cell office:value-type="float" office:value="195.032035261121" calcext:value-type="float">
            <text:p>195.03 </text:p>
          </table:table-cell>
        </table:table-row>
        <table:table-row table:style-name="ro1">
          <table:table-cell table:style-name="ce1" office:value-type="string" calcext:value-type="string">
            <text:p>Hampton</text:p>
          </table:table-cell>
          <table:table-cell office:value-type="string" calcext:value-type="string">
            <text:p>2009-2010</text:p>
          </table:table-cell>
          <table:table-cell office:value-type="float" office:value="20781914" calcext:value-type="float">
            <text:p>20,781,914 </text:p>
          </table:table-cell>
          <table:table-cell office:value-type="float" office:value="143.572544312768" calcext:value-type="float">
            <text:p>143.57 </text:p>
          </table:table-cell>
          <table:table-cell office:value-type="float" office:value="86.1254332792748" calcext:value-type="float">
            <text:p>86.13 </text:p>
          </table:table-cell>
        </table:table-row>
        <table:table-row table:style-name="ro1">
          <table:table-cell table:style-name="ce1" office:value-type="string" calcext:value-type="string">
            <text:p>Harrisonburg</text:p>
          </table:table-cell>
          <table:table-cell office:value-type="string" calcext:value-type="string">
            <text:p>2009-2010</text:p>
          </table:table-cell>
          <table:table-cell office:value-type="float" office:value="4662092" calcext:value-type="float">
            <text:p>4,662,092 </text:p>
          </table:table-cell>
          <table:table-cell office:value-type="float" office:value="99.4129022826731" calcext:value-type="float">
            <text:p>99.41 </text:p>
          </table:table-cell>
          <table:table-cell office:value-type="float" office:value="59.6352131504576" calcext:value-type="float">
            <text:p>59.64 </text:p>
          </table:table-cell>
        </table:table-row>
        <table:table-row table:style-name="ro1">
          <table:table-cell table:style-name="ce1" office:value-type="string" calcext:value-type="string">
            <text:p>Hopewell</text:p>
          </table:table-cell>
          <table:table-cell office:value-type="string" calcext:value-type="string">
            <text:p>2009-2010</text:p>
          </table:table-cell>
          <table:table-cell office:value-type="float" office:value="3904860" calcext:value-type="float">
            <text:p>3,904,860 </text:p>
          </table:table-cell>
          <table:table-cell office:value-type="float" office:value="167.404421164025" calcext:value-type="float">
            <text:p>167.40 </text:p>
          </table:table-cell>
          <table:table-cell office:value-type="float" office:value="100.421556047717" calcext:value-type="float">
            <text:p>100.42 </text:p>
          </table:table-cell>
        </table:table-row>
        <table:table-row table:style-name="ro1">
          <table:table-cell table:style-name="ce1" office:value-type="string" calcext:value-type="string">
            <text:p>Lexington</text:p>
          </table:table-cell>
          <table:table-cell office:value-type="string" calcext:value-type="string">
            <text:p>2009-2010</text:p>
          </table:table-cell>
          <table:table-cell office:value-type="float" office:value="441074" calcext:value-type="float">
            <text:p>441,074 </text:p>
          </table:table-cell>
          <table:table-cell office:value-type="float" office:value="60.5693103577706" calcext:value-type="float">
            <text:p>60.57 </text:p>
          </table:table-cell>
          <table:table-cell office:value-type="float" office:value="36.3339531451485" calcext:value-type="float">
            <text:p>36.33 </text:p>
          </table:table-cell>
        </table:table-row>
        <table:table-row table:style-name="ro1">
          <table:table-cell table:style-name="ce1" office:value-type="string" calcext:value-type="string">
            <text:p>Lynchburg</text:p>
          </table:table-cell>
          <table:table-cell office:value-type="string" calcext:value-type="string">
            <text:p>2009-2010</text:p>
          </table:table-cell>
          <table:table-cell office:value-type="float" office:value="10242569" calcext:value-type="float">
            <text:p>10,242,569 </text:p>
          </table:table-cell>
          <table:table-cell office:value-type="float" office:value="141.528378491764" calcext:value-type="float">
            <text:p>141.53 </text:p>
          </table:table-cell>
          <table:table-cell office:value-type="float" office:value="84.8991913966686" calcext:value-type="float">
            <text:p>84.90 </text:p>
          </table:table-cell>
        </table:table-row>
        <table:table-row table:style-name="ro1">
          <table:table-cell table:style-name="ce1" office:value-type="string" calcext:value-type="string">
            <text:p>Manassas</text:p>
          </table:table-cell>
          <table:table-cell office:value-type="string" calcext:value-type="string">
            <text:p>2009-2010</text:p>
          </table:table-cell>
          <table:table-cell office:value-type="float" office:value="8629050" calcext:value-type="float">
            <text:p>8,629,050 </text:p>
          </table:table-cell>
          <table:table-cell office:value-type="float" office:value="238.283461401478" calcext:value-type="float">
            <text:p>238.28 </text:p>
          </table:table-cell>
          <table:table-cell office:value-type="float" office:value="142.940047867234" calcext:value-type="float">
            <text:p>142.94 </text:p>
          </table:table-cell>
        </table:table-row>
        <table:table-row table:style-name="ro1">
          <table:table-cell table:style-name="ce1" office:value-type="string" calcext:value-type="string">
            <text:p>Manassas Park</text:p>
          </table:table-cell>
          <table:table-cell office:value-type="string" calcext:value-type="string">
            <text:p>2009-2010</text:p>
          </table:table-cell>
          <table:table-cell office:value-type="float" office:value="3270128" calcext:value-type="float">
            <text:p>3,270,128 </text:p>
          </table:table-cell>
          <table:table-cell office:value-type="float" office:value="233.140069378016" calcext:value-type="float">
            <text:p>233.14 </text:p>
          </table:table-cell>
          <table:table-cell office:value-type="float" office:value="139.854660834037" calcext:value-type="float">
            <text:p>139.85 </text:p>
          </table:table-cell>
        </table:table-row>
        <table:table-row table:style-name="ro1">
          <table:table-cell table:style-name="ce1" office:value-type="string" calcext:value-type="string">
            <text:p>Martinsville</text:p>
          </table:table-cell>
          <table:table-cell office:value-type="string" calcext:value-type="string">
            <text:p>2009-2010</text:p>
          </table:table-cell>
          <table:table-cell office:value-type="float" office:value="2553219" calcext:value-type="float">
            <text:p>2,553,219 </text:p>
          </table:table-cell>
          <table:table-cell office:value-type="float" office:value="172.033175069573" calcext:value-type="float">
            <text:p>172.03 </text:p>
          </table:table-cell>
          <table:table-cell office:value-type="float" office:value="103.198225065923" calcext:value-type="float">
            <text:p>103.20 </text:p>
          </table:table-cell>
        </table:table-row>
        <table:table-row table:style-name="ro1">
          <table:table-cell table:style-name="ce1" office:value-type="string" calcext:value-type="string">
            <text:p>Newport News</text:p>
          </table:table-cell>
          <table:table-cell office:value-type="string" calcext:value-type="string">
            <text:p>2009-2010</text:p>
          </table:table-cell>
          <table:table-cell office:value-type="float" office:value="30244835" calcext:value-type="float">
            <text:p>30,244,835 </text:p>
          </table:table-cell>
          <table:table-cell office:value-type="float" office:value="165.64282137415" calcext:value-type="float">
            <text:p>165.64 </text:p>
          </table:table-cell>
          <table:table-cell office:value-type="float" office:value="99.364818174233" calcext:value-type="float">
            <text:p>99.36 </text:p>
          </table:table-cell>
        </table:table-row>
        <table:table-row table:style-name="ro1">
          <table:table-cell table:style-name="ce1" office:value-type="string" calcext:value-type="string">
            <text:p>Norfolk</text:p>
          </table:table-cell>
          <table:table-cell office:value-type="string" calcext:value-type="string">
            <text:p>2009-2010</text:p>
          </table:table-cell>
          <table:table-cell office:value-type="float" office:value="33754960" calcext:value-type="float">
            <text:p>33,754,960 </text:p>
          </table:table-cell>
          <table:table-cell office:value-type="float" office:value="141.968412044327" calcext:value-type="float">
            <text:p>141.97 </text:p>
          </table:table-cell>
          <table:table-cell office:value-type="float" office:value="85.16315607427" calcext:value-type="float">
            <text:p>85.16 </text:p>
          </table:table-cell>
        </table:table-row>
        <table:table-row table:style-name="ro1">
          <table:table-cell table:style-name="ce1" office:value-type="string" calcext:value-type="string">
            <text:p>Norton</text:p>
          </table:table-cell>
          <table:table-cell office:value-type="string" calcext:value-type="string">
            <text:p>2009-2010</text:p>
          </table:table-cell>
          <table:table-cell office:value-type="float" office:value="748068" calcext:value-type="float">
            <text:p>748,068 </text:p>
          </table:table-cell>
          <table:table-cell office:value-type="float" office:value="184.525544658625" calcext:value-type="float">
            <text:p>184.53 </text:p>
          </table:table-cell>
          <table:table-cell office:value-type="float" office:value="110.692072505153" calcext:value-type="float">
            <text:p>110.69 </text:p>
          </table:table-cell>
        </table:table-row>
        <table:table-row table:style-name="ro1">
          <table:table-cell table:style-name="ce1" office:value-type="string" calcext:value-type="string">
            <text:p>Petersburg</text:p>
          </table:table-cell>
          <table:table-cell office:value-type="string" calcext:value-type="string">
            <text:p>2009-2010</text:p>
          </table:table-cell>
          <table:table-cell office:value-type="float" office:value="5604327" calcext:value-type="float">
            <text:p>5,604,327 </text:p>
          </table:table-cell>
          <table:table-cell office:value-type="float" office:value="183.667990704883" calcext:value-type="float">
            <text:p>183.67 </text:p>
          </table:table-cell>
          <table:table-cell office:value-type="float" office:value="110.177648203627" calcext:value-type="float">
            <text:p>110.18 </text:p>
          </table:table-cell>
        </table:table-row>
        <table:table-row table:style-name="ro1">
          <table:table-cell table:style-name="ce1" office:value-type="string" calcext:value-type="string">
            <text:p>Poquoson</text:p>
          </table:table-cell>
          <table:table-cell office:value-type="string" calcext:value-type="string">
            <text:p>2009-2010</text:p>
          </table:table-cell>
          <table:table-cell office:value-type="float" office:value="1766007" calcext:value-type="float">
            <text:p>1,766,007 </text:p>
          </table:table-cell>
          <table:table-cell office:value-type="float" office:value="148.641129290804" calcext:value-type="float">
            <text:p>148.64 </text:p>
          </table:table-cell>
          <table:table-cell office:value-type="float" office:value="89.1659455125551" calcext:value-type="float">
            <text:p>89.17 </text:p>
          </table:table-cell>
        </table:table-row>
        <table:table-row table:style-name="ro1">
          <table:table-cell table:style-name="ce1" office:value-type="string" calcext:value-type="string">
            <text:p>Portsmouth</text:p>
          </table:table-cell>
          <table:table-cell office:value-type="string" calcext:value-type="string">
            <text:p>2009-2010</text:p>
          </table:table-cell>
          <table:table-cell office:value-type="float" office:value="16043298" calcext:value-type="float">
            <text:p>16,043,298 </text:p>
          </table:table-cell>
          <table:table-cell office:value-type="float" office:value="163.501014599478" calcext:value-type="float">
            <text:p>163.50 </text:p>
          </table:table-cell>
          <table:table-cell office:value-type="float" office:value="98.0800040243402" calcext:value-type="float">
            <text:p>98.08 </text:p>
          </table:table-cell>
        </table:table-row>
        <table:table-row table:style-name="ro1">
          <table:table-cell table:style-name="ce1" office:value-type="string" calcext:value-type="string">
            <text:p>Radford</text:p>
          </table:table-cell>
          <table:table-cell office:value-type="string" calcext:value-type="string">
            <text:p>2009-2010</text:p>
          </table:table-cell>
          <table:table-cell office:value-type="float" office:value="1265592" calcext:value-type="float">
            <text:p>1,265,592 </text:p>
          </table:table-cell>
          <table:table-cell office:value-type="float" office:value="83.5824969036812" calcext:value-type="float">
            <text:p>83.58 </text:p>
          </table:table-cell>
          <table:table-cell office:value-type="float" office:value="50.1389649034242" calcext:value-type="float">
            <text:p>50.14 </text:p>
          </table:table-cell>
        </table:table-row>
        <table:table-row table:style-name="ro1">
          <table:table-cell table:style-name="ce1" office:value-type="string" calcext:value-type="string">
            <text:p>Richmond</text:p>
          </table:table-cell>
          <table:table-cell office:value-type="string" calcext:value-type="string">
            <text:p>2009-2010</text:p>
          </table:table-cell>
          <table:table-cell office:value-type="float" office:value="30204330" calcext:value-type="float">
            <text:p>30,204,330 </text:p>
          </table:table-cell>
          <table:table-cell office:value-type="float" office:value="152.468413450892" calcext:value-type="float">
            <text:p>152.47 </text:p>
          </table:table-cell>
          <table:table-cell office:value-type="float" office:value="91.4618336863582" calcext:value-type="float">
            <text:p>91.46 </text:p>
          </table:table-cell>
        </table:table-row>
        <table:table-row table:style-name="ro1">
          <table:table-cell table:style-name="ce1" office:value-type="string" calcext:value-type="string">
            <text:p>Roanoke</text:p>
          </table:table-cell>
          <table:table-cell office:value-type="string" calcext:value-type="string">
            <text:p>2009-2010</text:p>
          </table:table-cell>
          <table:table-cell office:value-type="float" office:value="15230712" calcext:value-type="float">
            <text:p>15,230,712 </text:p>
          </table:table-cell>
          <table:table-cell office:value-type="float" office:value="163.238287149493" calcext:value-type="float">
            <text:p>163.24 </text:p>
          </table:table-cell>
          <table:table-cell office:value-type="float" office:value="97.9224006638051" calcext:value-type="float">
            <text:p>97.92 </text:p>
          </table:table-cell>
        </table:table-row>
        <table:table-row table:style-name="ro1">
          <table:table-cell table:style-name="ce1" office:value-type="string" calcext:value-type="string">
            <text:p>Salem</text:p>
          </table:table-cell>
          <table:table-cell office:value-type="string" calcext:value-type="string">
            <text:p>2009-2010</text:p>
          </table:table-cell>
          <table:table-cell office:value-type="float" office:value="2552418" calcext:value-type="float">
            <text:p>2,552,418 </text:p>
          </table:table-cell>
          <table:table-cell office:value-type="float" office:value="101.435077115439" calcext:value-type="float">
            <text:p>101.44 </text:p>
          </table:table-cell>
          <table:table-cell office:value-type="float" office:value="60.8482632114708" calcext:value-type="float">
            <text:p>60.85 </text:p>
          </table:table-cell>
        </table:table-row>
        <table:table-row table:style-name="ro1">
          <table:table-cell table:style-name="ce1" office:value-type="string" calcext:value-type="string">
            <text:p>Staunton</text:p>
          </table:table-cell>
          <table:table-cell office:value-type="string" calcext:value-type="string">
            <text:p>2009-2010</text:p>
          </table:table-cell>
          <table:table-cell office:value-type="float" office:value="2198852" calcext:value-type="float">
            <text:p>2,198,852 </text:p>
          </table:table-cell>
          <table:table-cell office:value-type="float" office:value="93.6738960267731" calcext:value-type="float">
            <text:p>93.67 </text:p>
          </table:table-cell>
          <table:table-cell office:value-type="float" office:value="56.1925326383319" calcext:value-type="float">
            <text:p>56.19 </text:p>
          </table:table-cell>
        </table:table-row>
        <table:table-row table:style-name="ro1">
          <table:table-cell table:style-name="ce1" office:value-type="string" calcext:value-type="string">
            <text:p>Suffolk</text:p>
          </table:table-cell>
          <table:table-cell office:value-type="string" calcext:value-type="string">
            <text:p>2009-2010</text:p>
          </table:table-cell>
          <table:table-cell office:value-type="float" office:value="16064864" calcext:value-type="float">
            <text:p>16,064,864 </text:p>
          </table:table-cell>
          <table:table-cell office:value-type="float" office:value="193.53891591783" calcext:value-type="float">
            <text:p>193.54 </text:p>
          </table:table-cell>
          <table:table-cell office:value-type="float" office:value="116.098959377026" calcext:value-type="float">
            <text:p>116.10 </text:p>
          </table:table-cell>
        </table:table-row>
        <table:table-row table:style-name="ro1">
          <table:table-cell table:style-name="ce1" office:value-type="string" calcext:value-type="string">
            <text:p>Virginia Beach</text:p>
          </table:table-cell>
          <table:table-cell office:value-type="string" calcext:value-type="string">
            <text:p>2009-2010</text:p>
          </table:table-cell>
          <table:table-cell office:value-type="float" office:value="92480260" calcext:value-type="float">
            <text:p>92,480,260 </text:p>
          </table:table-cell>
          <table:table-cell office:value-type="float" office:value="212.886163205232" calcext:value-type="float">
            <text:p>212.89 </text:p>
          </table:table-cell>
          <table:table-cell office:value-type="float" office:value="127.704869569428" calcext:value-type="float">
            <text:p>127.70 </text:p>
          </table:table-cell>
        </table:table-row>
        <table:table-row table:style-name="ro1">
          <table:table-cell table:style-name="ce1" office:value-type="string" calcext:value-type="string">
            <text:p>Waynesboro</text:p>
          </table:table-cell>
          <table:table-cell office:value-type="string" calcext:value-type="string">
            <text:p>2009-2010</text:p>
          </table:table-cell>
          <table:table-cell office:value-type="float" office:value="3578534" calcext:value-type="float">
            <text:p>3,578,534 </text:p>
          </table:table-cell>
          <table:table-cell office:value-type="float" office:value="172.776296854055" calcext:value-type="float">
            <text:p>172.78 </text:p>
          </table:table-cell>
          <table:table-cell office:value-type="float" office:value="103.644004486872" calcext:value-type="float">
            <text:p>103.64 </text:p>
          </table:table-cell>
        </table:table-row>
        <table:table-row table:style-name="ro1">
          <table:table-cell table:style-name="ce1" office:value-type="string" calcext:value-type="string">
            <text:p>Williamsburg</text:p>
          </table:table-cell>
          <table:table-cell office:value-type="string" calcext:value-type="string">
            <text:p>2009-2010</text:p>
          </table:table-cell>
          <table:table-cell office:value-type="float" office:value="753375" calcext:value-type="float">
            <text:p>753,375 </text:p>
          </table:table-cell>
          <table:table-cell office:value-type="float" office:value="55.5099737607761" calcext:value-type="float">
            <text:p>55.51 </text:p>
          </table:table-cell>
          <table:table-cell office:value-type="float" office:value="33.2989887749928" calcext:value-type="float">
            <text:p>33.30 </text:p>
          </table:table-cell>
        </table:table-row>
        <table:table-row table:style-name="ro1">
          <table:table-cell table:style-name="ce1" office:value-type="string" calcext:value-type="string">
            <text:p>Winchester</text:p>
          </table:table-cell>
          <table:table-cell office:value-type="string" calcext:value-type="string">
            <text:p>2009-2010</text:p>
          </table:table-cell>
          <table:table-cell table:style-name="ce14" office:value-type="float" office:value="2380629" calcext:value-type="float">
            <text:p>2,380,629 </text:p>
          </table:table-cell>
          <table:table-cell office:value-type="float" office:value="90.2347869575283" calcext:value-type="float">
            <text:p>90.23 </text:p>
          </table:table-cell>
          <table:table-cell office:value-type="float" office:value="54.1295006004087" calcext:value-type="float">
            <text:p>54.13 </text:p>
          </table:table-cell>
        </table:table-row>
        <table:table-row table:style-name="ro1">
          <table:table-cell office:value-type="string" calcext:value-type="string">
            <text:p>Accomack</text:p>
          </table:table-cell>
          <table:table-cell office:value-type="string" calcext:value-type="string">
            <text:p>2009-2010</text:p>
          </table:table-cell>
          <table:table-cell table:style-name="ce12" office:value-type="float" office:value="5684334" calcext:value-type="float">
            <text:p><text:s/>$5,684,334 </text:p>
          </table:table-cell>
          <table:table-cell table:style-name="ce24" office:value-type="float" office:value="143.618454495345" calcext:value-type="float">
            <text:p><text:s/>$143.62 </text:p>
          </table:table-cell>
          <table:table-cell office:value-type="float" office:value="87.801770791694" calcext:value-type="float">
            <text:p>87.80 </text:p>
          </table:table-cell>
        </table:table-row>
        <table:table-row table:style-name="ro1">
          <table:table-cell office:value-type="string" calcext:value-type="string">
            <text:p>Albemarle</text:p>
          </table:table-cell>
          <table:table-cell office:value-type="string" calcext:value-type="string">
            <text:p>2009-2010</text:p>
          </table:table-cell>
          <table:table-cell office:value-type="float" office:value="13124465" calcext:value-type="float">
            <text:p>13,124,465 </text:p>
          </table:table-cell>
          <table:table-cell office:value-type="float" office:value="137.793785585588" calcext:value-type="float">
            <text:p>137.79 </text:p>
          </table:table-cell>
          <table:table-cell office:value-type="float" office:value="84.2408339584089" calcext:value-type="float">
            <text:p>84.24 </text:p>
          </table:table-cell>
        </table:table-row>
        <table:table-row table:style-name="ro1">
          <table:table-cell office:value-type="string" calcext:value-type="string">
            <text:p>Alleghany</text:p>
          </table:table-cell>
          <table:table-cell office:value-type="string" calcext:value-type="string">
            <text:p>2009-2010</text:p>
          </table:table-cell>
          <table:table-cell office:value-type="float" office:value="3238721" calcext:value-type="float">
            <text:p>3,238,721 </text:p>
          </table:table-cell>
          <table:table-cell office:value-type="float" office:value="191.812758954594" calcext:value-type="float">
            <text:p>191.81 </text:p>
          </table:table-cell>
          <table:table-cell office:value-type="float" office:value="117.265569775363" calcext:value-type="float">
            <text:p>117.27 </text:p>
          </table:table-cell>
        </table:table-row>
        <table:table-row table:style-name="ro1">
          <table:table-cell office:value-type="string" calcext:value-type="string">
            <text:p>Amelia</text:p>
          </table:table-cell>
          <table:table-cell office:value-type="string" calcext:value-type="string">
            <text:p>2009-2010</text:p>
          </table:table-cell>
          <table:table-cell office:value-type="float" office:value="1470847" calcext:value-type="float">
            <text:p>1,470,847 </text:p>
          </table:table-cell>
          <table:table-cell office:value-type="float" office:value="111.872778159956" calcext:value-type="float">
            <text:p>111.87 </text:p>
          </table:table-cell>
          <table:table-cell office:value-type="float" office:value="68.3939126092522" calcext:value-type="float">
            <text:p>68.39 </text:p>
          </table:table-cell>
        </table:table-row>
        <table:table-row table:style-name="ro1">
          <table:table-cell office:value-type="string" calcext:value-type="string">
            <text:p>Amherst</text:p>
          </table:table-cell>
          <table:table-cell office:value-type="string" calcext:value-type="string">
            <text:p>2009-2010</text:p>
          </table:table-cell>
          <table:table-cell office:value-type="float" office:value="5401788" calcext:value-type="float">
            <text:p>5,401,788 </text:p>
          </table:table-cell>
          <table:table-cell office:value-type="float" office:value="164.493128602369" calcext:value-type="float">
            <text:p>164.49 </text:p>
          </table:table-cell>
          <table:table-cell office:value-type="float" office:value="100.563594178087" calcext:value-type="float">
            <text:p>100.56 </text:p>
          </table:table-cell>
        </table:table-row>
        <table:table-row table:style-name="ro1">
          <table:table-cell office:value-type="string" calcext:value-type="string">
            <text:p>Appomattox</text:p>
          </table:table-cell>
          <table:table-cell office:value-type="string" calcext:value-type="string">
            <text:p>2009-2010</text:p>
          </table:table-cell>
          <table:table-cell office:value-type="float" office:value="1912965" calcext:value-type="float">
            <text:p>1,912,965 </text:p>
          </table:table-cell>
          <table:table-cell office:value-type="float" office:value="130.585957763356" calcext:value-type="float">
            <text:p>130.59 </text:p>
          </table:table-cell>
          <table:table-cell office:value-type="float" office:value="79.8342968697218" calcext:value-type="float">
            <text:p>79.83 </text:p>
          </table:table-cell>
        </table:table-row>
        <table:table-row table:style-name="ro1">
          <table:table-cell office:value-type="string" calcext:value-type="string">
            <text:p>Arlington</text:p>
          </table:table-cell>
          <table:table-cell office:value-type="string" calcext:value-type="string">
            <text:p>2009-2010</text:p>
          </table:table-cell>
          <table:table-cell office:value-type="float" office:value="30269184" calcext:value-type="float">
            <text:p>30,269,184 </text:p>
          </table:table-cell>
          <table:table-cell office:value-type="float" office:value="142.753674367791" calcext:value-type="float">
            <text:p>142.75 </text:p>
          </table:table-cell>
          <table:table-cell office:value-type="float" office:value="87.2730836754629" calcext:value-type="float">
            <text:p>87.27 </text:p>
          </table:table-cell>
        </table:table-row>
        <table:table-row table:style-name="ro1">
          <table:table-cell office:value-type="string" calcext:value-type="string">
            <text:p>Augusta</text:p>
          </table:table-cell>
          <table:table-cell office:value-type="string" calcext:value-type="string">
            <text:p>2009-2010</text:p>
          </table:table-cell>
          <table:table-cell office:value-type="float" office:value="9576324" calcext:value-type="float">
            <text:p>9,576,324 </text:p>
          </table:table-cell>
          <table:table-cell office:value-type="float" office:value="132.794407930713" calcext:value-type="float">
            <text:p>132.79 </text:p>
          </table:table-cell>
          <table:table-cell office:value-type="float" office:value="81.1844425461986" calcext:value-type="float">
            <text:p>81.18 </text:p>
          </table:table-cell>
        </table:table-row>
        <table:table-row table:style-name="ro1">
          <table:table-cell office:value-type="string" calcext:value-type="string">
            <text:p>Bath</text:p>
          </table:table-cell>
          <table:table-cell office:value-type="string" calcext:value-type="string">
            <text:p>2009-2010</text:p>
          </table:table-cell>
          <table:table-cell office:value-type="float" office:value="1208238" calcext:value-type="float">
            <text:p>1,208,238 </text:p>
          </table:table-cell>
          <table:table-cell office:value-type="float" office:value="254.615851100075" calcext:value-type="float">
            <text:p>254.62 </text:p>
          </table:table-cell>
          <table:table-cell office:value-type="float" office:value="155.660515055504" calcext:value-type="float">
            <text:p>155.66 </text:p>
          </table:table-cell>
        </table:table-row>
        <table:table-row table:style-name="ro1">
          <table:table-cell office:value-type="string" calcext:value-type="string">
            <text:p>Bedford</text:p>
          </table:table-cell>
          <table:table-cell office:value-type="string" calcext:value-type="string">
            <text:p>2009-2010</text:p>
          </table:table-cell>
          <table:table-cell office:value-type="float" office:value="9319180" calcext:value-type="float">
            <text:p>9,319,180 </text:p>
          </table:table-cell>
          <table:table-cell office:value-type="float" office:value="139.391543461302" calcext:value-type="float">
            <text:p>139.39 </text:p>
          </table:table-cell>
          <table:table-cell office:value-type="float" office:value="85.2176302293131" calcext:value-type="float">
            <text:p>85.22 </text:p>
          </table:table-cell>
        </table:table-row>
        <table:table-row table:style-name="ro1">
          <table:table-cell office:value-type="string" calcext:value-type="string">
            <text:p>Bland</text:p>
          </table:table-cell>
          <table:table-cell office:value-type="string" calcext:value-type="string">
            <text:p>2009-2010</text:p>
          </table:table-cell>
          <table:table-cell office:value-type="float" office:value="746428" calcext:value-type="float">
            <text:p>746,428 </text:p>
          </table:table-cell>
          <table:table-cell office:value-type="float" office:value="104.813825479461" calcext:value-type="float">
            <text:p>104.81 </text:p>
          </table:table-cell>
          <table:table-cell office:value-type="float" office:value="64.0783909901119" calcext:value-type="float">
            <text:p>64.08 </text:p>
          </table:table-cell>
        </table:table-row>
        <table:table-row table:style-name="ro1">
          <table:table-cell office:value-type="string" calcext:value-type="string">
            <text:p>Botetourt</text:p>
          </table:table-cell>
          <table:table-cell office:value-type="string" calcext:value-type="string">
            <text:p>2009-2010</text:p>
          </table:table-cell>
          <table:table-cell office:value-type="float" office:value="5801001" calcext:value-type="float">
            <text:p>5,801,001 </text:p>
          </table:table-cell>
          <table:table-cell office:value-type="float" office:value="174.207333346011" calcext:value-type="float">
            <text:p>174.21 </text:p>
          </table:table-cell>
          <table:table-cell office:value-type="float" office:value="106.502415768403" calcext:value-type="float">
            <text:p>106.50 </text:p>
          </table:table-cell>
        </table:table-row>
        <table:table-row table:style-name="ro1">
          <table:table-cell office:value-type="string" calcext:value-type="string">
            <text:p>Brunswick</text:p>
          </table:table-cell>
          <table:table-cell office:value-type="string" calcext:value-type="string">
            <text:p>2009-2010</text:p>
          </table:table-cell>
          <table:table-cell office:value-type="float" office:value="2419066" calcext:value-type="float">
            <text:p>2,419,066 </text:p>
          </table:table-cell>
          <table:table-cell office:value-type="float" office:value="130.727749278645" calcext:value-type="float">
            <text:p>130.73 </text:p>
          </table:table-cell>
          <table:table-cell office:value-type="float" office:value="79.9209817332334" calcext:value-type="float">
            <text:p>79.92 </text:p>
          </table:table-cell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2009-2010</text:p>
          </table:table-cell>
          <table:table-cell office:value-type="float" office:value="4699503" calcext:value-type="float">
            <text:p>4,699,503 </text:p>
          </table:table-cell>
          <table:table-cell office:value-type="float" office:value="191.100145703487" calcext:value-type="float">
            <text:p>191.10 </text:p>
          </table:table-cell>
          <table:table-cell office:value-type="float" office:value="116.829910545102" calcext:value-type="float">
            <text:p>116.83 </text:p>
          </table:table-cell>
        </table:table-row>
        <table:table-row table:style-name="ro1">
          <table:table-cell office:value-type="string" calcext:value-type="string">
            <text:p>Buckingham</text:p>
          </table:table-cell>
          <table:table-cell office:value-type="string" calcext:value-type="string">
            <text:p>2009-2010</text:p>
          </table:table-cell>
          <table:table-cell office:value-type="float" office:value="2138808" calcext:value-type="float">
            <text:p>2,138,808 </text:p>
          </table:table-cell>
          <table:table-cell office:value-type="float" office:value="127.202671825546" calcext:value-type="float">
            <text:p>127.20 </text:p>
          </table:table-cell>
          <table:table-cell office:value-type="float" office:value="77.7659102025754" calcext:value-type="float">
            <text:p>77.77 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2009-2010</text:p>
          </table:table-cell>
          <table:table-cell office:value-type="float" office:value="7495767" calcext:value-type="float">
            <text:p>7,495,767 </text:p>
          </table:table-cell>
          <table:table-cell office:value-type="float" office:value="140.799323462289" calcext:value-type="float">
            <text:p>140.80 </text:p>
          </table:table-cell>
          <table:table-cell office:value-type="float" office:value="86.0782826949457" calcext:value-type="float">
            <text:p>86.08 </text:p>
          </table:table-cell>
        </table:table-row>
        <table:table-row table:style-name="ro1">
          <table:table-cell office:value-type="string" calcext:value-type="string">
            <text:p>Caroline</text:p>
          </table:table-cell>
          <table:table-cell office:value-type="string" calcext:value-type="string">
            <text:p>2009-2010</text:p>
          </table:table-cell>
          <table:table-cell office:value-type="float" office:value="3110439" calcext:value-type="float">
            <text:p>3,110,439 </text:p>
          </table:table-cell>
          <table:table-cell office:value-type="float" office:value="110.122459079427" calcext:value-type="float">
            <text:p>110.12 </text:p>
          </table:table-cell>
          <table:table-cell office:value-type="float" office:value="67.323847378005" calcext:value-type="float">
            <text:p>67.32 </text:p>
          </table:table-cell>
        </table:table-row>
        <table:table-row table:style-name="ro1">
          <table:table-cell office:value-type="string" calcext:value-type="string">
            <text:p>Carroll</text:p>
          </table:table-cell>
          <table:table-cell office:value-type="string" calcext:value-type="string">
            <text:p>2009-2010</text:p>
          </table:table-cell>
          <table:table-cell office:value-type="float" office:value="4112954" calcext:value-type="float">
            <text:p>4,112,954 </text:p>
          </table:table-cell>
          <table:table-cell office:value-type="float" office:value="135.741886885706" calcext:value-type="float">
            <text:p>135.74 </text:p>
          </table:table-cell>
          <table:table-cell office:value-type="float" office:value="82.9863967068181" calcext:value-type="float">
            <text:p>82.99 </text:p>
          </table:table-cell>
        </table:table-row>
        <table:table-row table:style-name="ro1">
          <table:table-cell office:value-type="string" calcext:value-type="string">
            <text:p>Charles City</text:p>
          </table:table-cell>
          <table:table-cell office:value-type="string" calcext:value-type="string">
            <text:p>2009-2010</text:p>
          </table:table-cell>
          <table:table-cell office:value-type="float" office:value="1503715" calcext:value-type="float">
            <text:p>1,503,715 </text:p>
          </table:table-cell>
          <table:table-cell office:value-type="float" office:value="215.055506541853" calcext:value-type="float">
            <text:p>215.06 </text:p>
          </table:table-cell>
          <table:table-cell office:value-type="float" office:value="131.475125249252" calcext:value-type="float">
            <text:p>131.48 </text:p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office:value-type="string" calcext:value-type="string">
            <text:p>2009-2010</text:p>
          </table:table-cell>
          <table:table-cell office:value-type="float" office:value="2462613" calcext:value-type="float">
            <text:p>2,462,613 </text:p>
          </table:table-cell>
          <table:table-cell office:value-type="float" office:value="194.331535726844" calcext:value-type="float">
            <text:p>194.33 </text:p>
          </table:table-cell>
          <table:table-cell office:value-type="float" office:value="118.80543498008" calcext:value-type="float">
            <text:p>118.81 </text:p>
          </table:table-cell>
        </table:table-row>
        <table:table-row table:style-name="ro1">
          <table:table-cell office:value-type="string" calcext:value-type="string">
            <text:p>Chesterfield</text:p>
          </table:table-cell>
          <table:table-cell office:value-type="string" calcext:value-type="string">
            <text:p>2009-2010</text:p>
          </table:table-cell>
          <table:table-cell office:value-type="float" office:value="54243178" calcext:value-type="float">
            <text:p>54,243,178 </text:p>
          </table:table-cell>
          <table:table-cell office:value-type="float" office:value="176.346716234336" calcext:value-type="float">
            <text:p>176.35 </text:p>
          </table:table-cell>
          <table:table-cell office:value-type="float" office:value="107.810336861527" calcext:value-type="float">
            <text:p>107.81 </text:p>
          </table:table-cell>
        </table:table-row>
        <table:table-row table:style-name="ro1">
          <table:table-cell office:value-type="string" calcext:value-type="string">
            <text:p>Clarke</text:p>
          </table:table-cell>
          <table:table-cell office:value-type="string" calcext:value-type="string">
            <text:p>2009-2010</text:p>
          </table:table-cell>
          <table:table-cell office:value-type="float" office:value="1966596" calcext:value-type="float">
            <text:p>1,966,596 </text:p>
          </table:table-cell>
          <table:table-cell office:value-type="float" office:value="135.895513457374" calcext:value-type="float">
            <text:p>135.90 </text:p>
          </table:table-cell>
          <table:table-cell office:value-type="float" office:value="83.08031698385" calcext:value-type="float">
            <text:p>83.08 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2009-2010</text:p>
          </table:table-cell>
          <table:table-cell office:value-type="float" office:value="613448" calcext:value-type="float">
            <text:p>613,448 </text:p>
          </table:table-cell>
          <table:table-cell office:value-type="float" office:value="117.729929325058" calcext:value-type="float">
            <text:p>117.73 </text:p>
          </table:table-cell>
          <table:table-cell office:value-type="float" office:value="71.9747076115218" calcext:value-type="float">
            <text:p>71.97 </text:p>
          </table:table-cell>
        </table:table-row>
        <table:table-row table:style-name="ro1">
          <table:table-cell office:value-type="string" calcext:value-type="string">
            <text:p>Culpeper</text:p>
          </table:table-cell>
          <table:table-cell office:value-type="string" calcext:value-type="string">
            <text:p>2009-2010</text:p>
          </table:table-cell>
          <table:table-cell office:value-type="float" office:value="7284700" calcext:value-type="float">
            <text:p>7,284,700 </text:p>
          </table:table-cell>
          <table:table-cell office:value-type="float" office:value="151.959665618806" calcext:value-type="float">
            <text:p>151.96 </text:p>
          </table:table-cell>
          <table:table-cell office:value-type="float" office:value="92.9012067225477" calcext:value-type="float">
            <text:p>92.90 </text:p>
          </table:table-cell>
        </table:table-row>
        <table:table-row table:style-name="ro1">
          <table:table-cell office:value-type="string" calcext:value-type="string">
            <text:p>Cumberland</text:p>
          </table:table-cell>
          <table:table-cell office:value-type="string" calcext:value-type="string">
            <text:p>2009-2010</text:p>
          </table:table-cell>
          <table:table-cell office:value-type="float" office:value="1193660" calcext:value-type="float">
            <text:p>1,193,660 </text:p>
          </table:table-cell>
          <table:table-cell office:value-type="float" office:value="119.422019207326" calcext:value-type="float">
            <text:p>119.42 </text:p>
          </table:table-cell>
          <table:table-cell office:value-type="float" office:value="73.0091741675359" calcext:value-type="float">
            <text:p>73.01 </text:p>
          </table:table-cell>
        </table:table-row>
        <table:table-row table:style-name="ro1">
          <table:table-cell office:value-type="string" calcext:value-type="string">
            <text:p>Dickenson</text:p>
          </table:table-cell>
          <table:table-cell office:value-type="string" calcext:value-type="string">
            <text:p>2009-2010</text:p>
          </table:table-cell>
          <table:table-cell office:value-type="float" office:value="3220882" calcext:value-type="float">
            <text:p>3,220,882 </text:p>
          </table:table-cell>
          <table:table-cell office:value-type="float" office:value="195.454848702958" calcext:value-type="float">
            <text:p>195.45 </text:p>
          </table:table-cell>
          <table:table-cell office:value-type="float" office:value="119.492177284909" calcext:value-type="float">
            <text:p>119.49 </text:p>
          </table:table-cell>
        </table:table-row>
        <table:table-row table:style-name="ro1">
          <table:table-cell office:value-type="string" calcext:value-type="string">
            <text:p>Dinwiddie</text:p>
          </table:table-cell>
          <table:table-cell office:value-type="string" calcext:value-type="string">
            <text:p>2009-2010</text:p>
          </table:table-cell>
          <table:table-cell office:value-type="float" office:value="5251552" calcext:value-type="float">
            <text:p>5,251,552 </text:p>
          </table:table-cell>
          <table:table-cell office:value-type="float" office:value="193.005163311409" calcext:value-type="float">
            <text:p>193.01 </text:p>
          </table:table-cell>
          <table:table-cell office:value-type="float" office:value="117.994551398206" calcext:value-type="float">
            <text:p>117.99 </text:p>
          </table:table-cell>
        </table:table-row>
        <table:table-row table:style-name="ro1">
          <table:table-cell office:value-type="string" calcext:value-type="string">
            <text:p>Essex</text:p>
          </table:table-cell>
          <table:table-cell office:value-type="string" calcext:value-type="string">
            <text:p>2009-2010</text:p>
          </table:table-cell>
          <table:table-cell office:value-type="float" office:value="1435084" calcext:value-type="float">
            <text:p>1,435,084 </text:p>
          </table:table-cell>
          <table:table-cell office:value-type="float" office:value="130.428422642409" calcext:value-type="float">
            <text:p>130.43 </text:p>
          </table:table-cell>
          <table:table-cell office:value-type="float" office:value="79.73798708398" calcext:value-type="float">
            <text:p>79.74 </text:p>
          </table:table-cell>
        </table:table-row>
        <table:table-row table:style-name="ro1">
          <table:table-cell office:value-type="string" calcext:value-type="string">
            <text:p>Fairfax</text:p>
          </table:table-cell>
          <table:table-cell office:value-type="string" calcext:value-type="string">
            <text:p>2009-2010</text:p>
          </table:table-cell>
          <table:table-cell office:value-type="float" office:value="197014414" calcext:value-type="float">
            <text:p>197,014,414 </text:p>
          </table:table-cell>
          <table:table-cell office:value-type="float" office:value="190.081624783981" calcext:value-type="float">
            <text:p>190.08 </text:p>
          </table:table-cell>
          <table:table-cell office:value-type="float" office:value="116.207233322768" calcext:value-type="float">
            <text:p>116.21 </text:p>
          </table:table-cell>
        </table:table-row>
        <table:table-row table:style-name="ro1">
          <table:table-cell office:value-type="string" calcext:value-type="string">
            <text:p>Fauquier</text:p>
          </table:table-cell>
          <table:table-cell office:value-type="string" calcext:value-type="string">
            <text:p>2009-2010</text:p>
          </table:table-cell>
          <table:table-cell office:value-type="float" office:value="10679066" calcext:value-type="float">
            <text:p>10,679,066 </text:p>
          </table:table-cell>
          <table:table-cell office:value-type="float" office:value="157.735385261489" calcext:value-type="float">
            <text:p>157.74 </text:p>
          </table:table-cell>
          <table:table-cell office:value-type="float" office:value="96.4322182071505" calcext:value-type="float">
            <text:p>96.43 </text:p>
          </table:table-cell>
        </table:table-row>
        <table:table-row table:style-name="ro1">
          <table:table-cell office:value-type="string" calcext:value-type="string">
            <text:p>Floyd</text:p>
          </table:table-cell>
          <table:table-cell office:value-type="string" calcext:value-type="string">
            <text:p>2009-2010</text:p>
          </table:table-cell>
          <table:table-cell office:value-type="float" office:value="2039768" calcext:value-type="float">
            <text:p>2,039,768 </text:p>
          </table:table-cell>
          <table:table-cell office:value-type="float" office:value="132.293890428651" calcext:value-type="float">
            <text:p>132.29 </text:p>
          </table:table-cell>
          <table:table-cell office:value-type="float" office:value="80.8784489804851" calcext:value-type="float">
            <text:p>80.88 </text:p>
          </table:table-cell>
        </table:table-row>
        <table:table-row table:style-name="ro1">
          <table:table-cell office:value-type="string" calcext:value-type="string">
            <text:p>Fluvanna</text:p>
          </table:table-cell>
          <table:table-cell office:value-type="string" calcext:value-type="string">
            <text:p>2009-2010</text:p>
          </table:table-cell>
          <table:table-cell office:value-type="float" office:value="3708114" calcext:value-type="float">
            <text:p>3,708,114 </text:p>
          </table:table-cell>
          <table:table-cell office:value-type="float" office:value="139.132086306054" calcext:value-type="float">
            <text:p>139.13 </text:p>
          </table:table-cell>
          <table:table-cell office:value-type="float" office:value="85.0590099617754" calcext:value-type="float">
            <text:p>85.06 </text:p>
          </table:table-cell>
        </table:table-row>
        <table:table-row table:style-name="ro1">
          <table:table-cell office:value-type="string" calcext:value-type="string">
            <text:p>Franklin</text:p>
          </table:table-cell>
          <table:table-cell office:value-type="string" calcext:value-type="string">
            <text:p>2009-2010</text:p>
          </table:table-cell>
          <table:table-cell office:value-type="float" office:value="7236369" calcext:value-type="float">
            <text:p>7,236,369 </text:p>
          </table:table-cell>
          <table:table-cell office:value-type="float" office:value="135.384734525477" calcext:value-type="float">
            <text:p>135.38 </text:p>
          </table:table-cell>
          <table:table-cell office:value-type="float" office:value="82.7680500480914" calcext:value-type="float">
            <text:p>82.77 </text:p>
          </table:table-cell>
        </table:table-row>
        <table:table-row table:style-name="ro1">
          <table:table-cell office:value-type="string" calcext:value-type="string">
            <text:p>Frederick</text:p>
          </table:table-cell>
          <table:table-cell office:value-type="string" calcext:value-type="string">
            <text:p>2009-2010</text:p>
          </table:table-cell>
          <table:table-cell office:value-type="float" office:value="12285003" calcext:value-type="float">
            <text:p>12,285,003 </text:p>
          </table:table-cell>
          <table:table-cell office:value-type="float" office:value="163.05789166301" calcext:value-type="float">
            <text:p>163.06 </text:p>
          </table:table-cell>
          <table:table-cell office:value-type="float" office:value="99.6861557929973" calcext:value-type="float">
            <text:p>99.69 </text:p>
          </table:table-cell>
        </table:table-row>
        <table:table-row table:style-name="ro1">
          <table:table-cell office:value-type="string" calcext:value-type="string">
            <text:p>Giles</text:p>
          </table:table-cell>
          <table:table-cell office:value-type="string" calcext:value-type="string">
            <text:p>2009-2010</text:p>
          </table:table-cell>
          <table:table-cell office:value-type="float" office:value="2822588" calcext:value-type="float">
            <text:p>2,822,588 </text:p>
          </table:table-cell>
          <table:table-cell office:value-type="float" office:value="169.541030817446" calcext:value-type="float">
            <text:p>169.54 </text:p>
          </table:table-cell>
          <table:table-cell office:value-type="float" office:value="103.649651292574" calcext:value-type="float">
            <text:p>103.65 </text:p>
          </table:table-cell>
        </table:table-row>
        <table:table-row table:style-name="ro1">
          <table:table-cell office:value-type="string" calcext:value-type="string">
            <text:p>Gloucester</text:p>
          </table:table-cell>
          <table:table-cell office:value-type="string" calcext:value-type="string">
            <text:p>2009-2010</text:p>
          </table:table-cell>
          <table:table-cell office:value-type="float" office:value="6034671" calcext:value-type="float">
            <text:p>6,034,671 </text:p>
          </table:table-cell>
          <table:table-cell office:value-type="float" office:value="164.670588248175" calcext:value-type="float">
            <text:p>164.67 </text:p>
          </table:table-cell>
          <table:table-cell office:value-type="float" office:value="100.672084909313" calcext:value-type="float">
            <text:p>100.67 </text:p>
          </table:table-cell>
        </table:table-row>
        <table:table-row table:style-name="ro1">
          <table:table-cell office:value-type="string" calcext:value-type="string">
            <text:p>Goochland</text:p>
          </table:table-cell>
          <table:table-cell office:value-type="string" calcext:value-type="string">
            <text:p>2009-2010</text:p>
          </table:table-cell>
          <table:table-cell office:value-type="float" office:value="2602590" calcext:value-type="float">
            <text:p>2,602,590 </text:p>
          </table:table-cell>
          <table:table-cell office:value-type="float" office:value="121.38548010394" calcext:value-type="float">
            <text:p>121.39 </text:p>
          </table:table-cell>
          <table:table-cell office:value-type="float" office:value="74.2095445809946" calcext:value-type="float">
            <text:p>74.21 </text:p>
          </table:table-cell>
        </table:table-row>
        <table:table-row table:style-name="ro1">
          <table:table-cell office:value-type="string" calcext:value-type="string">
            <text:p>Grayson</text:p>
          </table:table-cell>
          <table:table-cell office:value-type="string" calcext:value-type="string">
            <text:p>2009-2010</text:p>
          </table:table-cell>
          <table:table-cell office:value-type="float" office:value="2108602" calcext:value-type="float">
            <text:p>2,108,602 </text:p>
          </table:table-cell>
          <table:table-cell office:value-type="float" office:value="129.814519449684" calcext:value-type="float">
            <text:p>129.81 </text:p>
          </table:table-cell>
          <table:table-cell office:value-type="float" office:value="79.3626746799764" calcext:value-type="float">
            <text:p>79.36 </text:p>
          </table:table-cell>
        </table:table-row>
        <table:table-row table:style-name="ro1">
          <table:table-cell office:value-type="string" calcext:value-type="string">
            <text:p>Greene</text:p>
          </table:table-cell>
          <table:table-cell office:value-type="string" calcext:value-type="string">
            <text:p>2009-2010</text:p>
          </table:table-cell>
          <table:table-cell office:value-type="float" office:value="2442764" calcext:value-type="float">
            <text:p>2,442,764 </text:p>
          </table:table-cell>
          <table:table-cell office:value-type="float" office:value="134.866559392678" calcext:value-type="float">
            <text:p>134.87 </text:p>
          </table:table-cell>
          <table:table-cell office:value-type="float" office:value="82.4512614125373" calcext:value-type="float">
            <text:p>82.45 </text:p>
          </table:table-cell>
        </table:table-row>
        <table:table-row table:style-name="ro1">
          <table:table-cell office:value-type="string" calcext:value-type="string">
            <text:p>Greensville</text:p>
          </table:table-cell>
          <table:table-cell office:value-type="string" calcext:value-type="string">
            <text:p>2009-2010</text:p>
          </table:table-cell>
          <table:table-cell office:value-type="float" office:value="1618367" calcext:value-type="float">
            <text:p>1,618,367 </text:p>
          </table:table-cell>
          <table:table-cell office:value-type="float" office:value="129.985596427425" calcext:value-type="float">
            <text:p>129.99 </text:p>
          </table:table-cell>
          <table:table-cell office:value-type="float" office:value="79.4672633391437" calcext:value-type="float">
            <text:p>79.47 </text:p>
          </table:table-cell>
        </table:table-row>
        <table:table-row table:style-name="ro1">
          <table:table-cell office:value-type="string" calcext:value-type="string">
            <text:p>Halifax</text:p>
          </table:table-cell>
          <table:table-cell office:value-type="string" calcext:value-type="string">
            <text:p>2009-2010</text:p>
          </table:table-cell>
          <table:table-cell office:value-type="float" office:value="6943106" calcext:value-type="float">
            <text:p>6,943,106 </text:p>
          </table:table-cell>
          <table:table-cell office:value-type="float" office:value="192.426122936867" calcext:value-type="float">
            <text:p>192.43 </text:p>
          </table:table-cell>
          <table:table-cell office:value-type="float" office:value="117.640552530697" calcext:value-type="float">
            <text:p>117.64 </text:p>
          </table:table-cell>
        </table:table-row>
        <table:table-row table:style-name="ro1">
          <table:table-cell office:value-type="string" calcext:value-type="string">
            <text:p>Hanover</text:p>
          </table:table-cell>
          <table:table-cell office:value-type="string" calcext:value-type="string">
            <text:p>2009-2010</text:p>
          </table:table-cell>
          <table:table-cell office:value-type="float" office:value="13647482" calcext:value-type="float">
            <text:p>13,647,482 </text:p>
          </table:table-cell>
          <table:table-cell office:value-type="float" office:value="138.37856748138" calcext:value-type="float">
            <text:p>138.38 </text:p>
          </table:table-cell>
          <table:table-cell office:value-type="float" office:value="84.5983429300646" calcext:value-type="float">
            <text:p>84.60 </text:p>
          </table:table-cell>
        </table:table-row>
        <table:table-row table:style-name="ro1">
          <table:table-cell office:value-type="string" calcext:value-type="string">
            <text:p>Henrico</text:p>
          </table:table-cell>
          <table:table-cell office:value-type="string" calcext:value-type="string">
            <text:p>2009-2010</text:p>
          </table:table-cell>
          <table:table-cell office:value-type="float" office:value="41304780" calcext:value-type="float">
            <text:p>41,304,780 </text:p>
          </table:table-cell>
          <table:table-cell office:value-type="float" office:value="139.312372909862" calcext:value-type="float">
            <text:p>139.31 </text:p>
          </table:table-cell>
          <table:table-cell office:value-type="float" office:value="85.1692289661508" calcext:value-type="float">
            <text:p>85.17 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string" calcext:value-type="string">
            <text:p>2009-2010</text:p>
          </table:table-cell>
          <table:table-cell office:value-type="float" office:value="6837198" calcext:value-type="float">
            <text:p>6,837,198 </text:p>
          </table:table-cell>
          <table:table-cell office:value-type="float" office:value="127.096571477329" calcext:value-type="float">
            <text:p>127.10 </text:p>
          </table:table-cell>
          <table:table-cell office:value-type="float" office:value="77.7010452902785" calcext:value-type="float">
            <text:p>77.70 </text:p>
          </table:table-cell>
        </table:table-row>
        <table:table-row table:style-name="ro1">
          <table:table-cell office:value-type="string" calcext:value-type="string">
            <text:p>Highland</text:p>
          </table:table-cell>
          <table:table-cell office:value-type="string" calcext:value-type="string">
            <text:p>2009-2010</text:p>
          </table:table-cell>
          <table:table-cell office:value-type="float" office:value="304611" calcext:value-type="float">
            <text:p>304,611 </text:p>
          </table:table-cell>
          <table:table-cell office:value-type="float" office:value="134.041623771342" calcext:value-type="float">
            <text:p>134.04 </text:p>
          </table:table-cell>
          <table:table-cell office:value-type="float" office:value="81.946933409587" calcext:value-type="float">
            <text:p>81.95 </text:p>
          </table:table-cell>
        </table:table-row>
        <table:table-row table:style-name="ro1">
          <table:table-cell office:value-type="string" calcext:value-type="string">
            <text:p>Isle of Wight</text:p>
          </table:table-cell>
          <table:table-cell office:value-type="string" calcext:value-type="string">
            <text:p>2009-2010</text:p>
          </table:table-cell>
          <table:table-cell office:value-type="float" office:value="7177484" calcext:value-type="float">
            <text:p>7,177,484 </text:p>
          </table:table-cell>
          <table:table-cell office:value-type="float" office:value="205.208167031346" calcext:value-type="float">
            <text:p>205.21 </text:p>
          </table:table-cell>
          <table:table-cell office:value-type="float" office:value="125.454911136465" calcext:value-type="float">
            <text:p>125.45 </text:p>
          </table:table-cell>
        </table:table-row>
        <table:table-row table:style-name="ro1">
          <table:table-cell office:value-type="string" calcext:value-type="string">
            <text:p>James City</text:p>
          </table:table-cell>
          <table:table-cell office:value-type="string" calcext:value-type="string">
            <text:p>2009-2010</text:p>
          </table:table-cell>
          <table:table-cell office:value-type="float" office:value="9256156" calcext:value-type="float">
            <text:p>9,256,156 </text:p>
          </table:table-cell>
          <table:table-cell office:value-type="float" office:value="145.318283921511" calcext:value-type="float">
            <text:p>145.32 </text:p>
          </table:table-cell>
          <table:table-cell office:value-type="float" office:value="88.8409689517468" calcext:value-type="float">
            <text:p>88.84 </text:p>
          </table:table-cell>
        </table:table-row>
        <table:table-row table:style-name="ro1">
          <table:table-cell office:value-type="string" calcext:value-type="string">
            <text:p>King &amp; Queen</text:p>
          </table:table-cell>
          <table:table-cell office:value-type="string" calcext:value-type="string">
            <text:p>2009-2010</text:p>
          </table:table-cell>
          <table:table-cell office:value-type="float" office:value="995060" calcext:value-type="float">
            <text:p>995,060 </text:p>
          </table:table-cell>
          <table:table-cell office:value-type="float" office:value="149.066216461224" calcext:value-type="float">
            <text:p>149.07 </text:p>
          </table:table-cell>
          <table:table-cell office:value-type="float" office:value="91.1322839150707" calcext:value-type="float">
            <text:p>91.13 </text:p>
          </table:table-cell>
        </table:table-row>
        <table:table-row table:style-name="ro1">
          <table:table-cell office:value-type="string" calcext:value-type="string">
            <text:p>King George</text:p>
          </table:table-cell>
          <table:table-cell office:value-type="string" calcext:value-type="string">
            <text:p>2009-2010</text:p>
          </table:table-cell>
          <table:table-cell office:value-type="float" office:value="3295852" calcext:value-type="float">
            <text:p>3,295,852 </text:p>
          </table:table-cell>
          <table:table-cell office:value-type="float" office:value="137.952734067194" calcext:value-type="float">
            <text:p>137.95 </text:p>
          </table:table-cell>
          <table:table-cell office:value-type="float" office:value="84.3380078083763" calcext:value-type="float">
            <text:p>84.34 </text:p>
          </table:table-cell>
        </table:table-row>
        <table:table-row table:style-name="ro1">
          <table:table-cell office:value-type="string" calcext:value-type="string">
            <text:p>King William</text:p>
          </table:table-cell>
          <table:table-cell office:value-type="string" calcext:value-type="string">
            <text:p>2009-2010</text:p>
          </table:table-cell>
          <table:table-cell office:value-type="float" office:value="1773319" calcext:value-type="float">
            <text:p>1,773,319 </text:p>
          </table:table-cell>
          <table:table-cell office:value-type="float" office:value="109.571310241008" calcext:value-type="float">
            <text:p>109.57 </text:p>
          </table:table-cell>
          <table:table-cell office:value-type="float" office:value="66.9869001231903" calcext:value-type="float">
            <text:p>66.99 </text:p>
          </table:table-cell>
        </table:table-row>
        <table:table-row table:style-name="ro1">
          <table:table-cell office:value-type="string" calcext:value-type="string">
            <text:p>Lancaster</text:p>
          </table:table-cell>
          <table:table-cell office:value-type="string" calcext:value-type="string">
            <text:p>2009-2010</text:p>
          </table:table-cell>
          <table:table-cell table:style-name="ce12" office:value-type="float" office:value="1692731" calcext:value-type="float">
            <text:p><text:s/>$1,692,731 </text:p>
          </table:table-cell>
          <table:table-cell table:style-name="ce24" office:value-type="float" office:value="143.570238495078" calcext:value-type="float">
            <text:p><text:s/>$143.57 </text:p>
          </table:table-cell>
          <table:table-cell office:value-type="float" office:value="87.7722937288835" calcext:value-type="float">
            <text:p>87.77 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2009-2010</text:p>
          </table:table-cell>
          <table:table-cell office:value-type="float" office:value="3813327" calcext:value-type="float">
            <text:p>3,813,327 </text:p>
          </table:table-cell>
          <table:table-cell office:value-type="float" office:value="148.986760496505" calcext:value-type="float">
            <text:p>148.99 </text:p>
          </table:table-cell>
          <table:table-cell office:value-type="float" office:value="91.083708163251" calcext:value-type="float">
            <text:p>91.08 </text:p>
          </table:table-cell>
        </table:table-row>
        <table:table-row table:style-name="ro1">
          <table:table-cell office:value-type="string" calcext:value-type="string">
            <text:p>Loudoun</text:p>
          </table:table-cell>
          <table:table-cell office:value-type="string" calcext:value-type="string">
            <text:p>2009-2010</text:p>
          </table:table-cell>
          <table:table-cell office:value-type="float" office:value="59629320" calcext:value-type="float">
            <text:p>59,629,320 </text:p>
          </table:table-cell>
          <table:table-cell office:value-type="float" office:value="200.022417778751" calcext:value-type="float">
            <text:p>200.02 </text:p>
          </table:table-cell>
          <table:table-cell office:value-type="float" office:value="122.284580632217" calcext:value-type="float">
            <text:p>122.28 </text:p>
          </table:table-cell>
        </table:table-row>
        <table:table-row table:style-name="ro1">
          <table:table-cell office:value-type="string" calcext:value-type="string">
            <text:p>Louisa</text:p>
          </table:table-cell>
          <table:table-cell office:value-type="string" calcext:value-type="string">
            <text:p>2009-2010</text:p>
          </table:table-cell>
          <table:table-cell office:value-type="float" office:value="3658037" calcext:value-type="float">
            <text:p>3,658,037 </text:p>
          </table:table-cell>
          <table:table-cell office:value-type="float" office:value="111.099050646857" calcext:value-type="float">
            <text:p>111.10 </text:p>
          </table:table-cell>
          <table:table-cell office:value-type="float" office:value="67.920890907417" calcext:value-type="float">
            <text:p>67.92 </text:p>
          </table:table-cell>
        </table:table-row>
        <table:table-row table:style-name="ro1">
          <table:table-cell office:value-type="string" calcext:value-type="string">
            <text:p>Lunenburg</text:p>
          </table:table-cell>
          <table:table-cell office:value-type="string" calcext:value-type="string">
            <text:p>2009-2010</text:p>
          </table:table-cell>
          <table:table-cell office:value-type="float" office:value="1396156" calcext:value-type="float">
            <text:p>1,396,156 </text:p>
          </table:table-cell>
          <table:table-cell office:value-type="float" office:value="105.230256977139" calcext:value-type="float">
            <text:p>105.23 </text:p>
          </table:table-cell>
          <table:table-cell office:value-type="float" office:value="64.33297820899" calcext:value-type="float">
            <text:p>64.33 </text:p>
          </table:table-cell>
        </table:table-row>
        <table:table-row table:style-name="ro1">
          <table:table-cell office:value-type="string" calcext:value-type="string">
            <text:p>Madison</text:p>
          </table:table-cell>
          <table:table-cell office:value-type="string" calcext:value-type="string">
            <text:p>2009-2010</text:p>
          </table:table-cell>
          <table:table-cell office:value-type="float" office:value="2008491" calcext:value-type="float">
            <text:p>2,008,491 </text:p>
          </table:table-cell>
          <table:table-cell office:value-type="float" office:value="143.975214011719" calcext:value-type="float">
            <text:p>143.98 </text:p>
          </table:table-cell>
          <table:table-cell office:value-type="float" office:value="88.0198772836101" calcext:value-type="float">
            <text:p>88.02 </text:p>
          </table:table-cell>
        </table:table-row>
        <table:table-row table:style-name="ro1">
          <table:table-cell office:value-type="string" calcext:value-type="string">
            <text:p>Mathews</text:p>
          </table:table-cell>
          <table:table-cell office:value-type="string" calcext:value-type="string">
            <text:p>2009-2010</text:p>
          </table:table-cell>
          <table:table-cell office:value-type="float" office:value="1381782" calcext:value-type="float">
            <text:p>1,381,782 </text:p>
          </table:table-cell>
          <table:table-cell office:value-type="float" office:value="145.430617495065" calcext:value-type="float">
            <text:p>145.43 </text:p>
          </table:table-cell>
          <table:table-cell office:value-type="float" office:value="88.9096445736375" calcext:value-type="float">
            <text:p>88.91 </text:p>
          </table:table-cell>
        </table:table-row>
        <table:table-row table:style-name="ro1">
          <table:table-cell office:value-type="string" calcext:value-type="string">
            <text:p>Mecklenburg</text:p>
          </table:table-cell>
          <table:table-cell office:value-type="string" calcext:value-type="string">
            <text:p>2009-2010</text:p>
          </table:table-cell>
          <table:table-cell office:value-type="float" office:value="3489476" calcext:value-type="float">
            <text:p>3,489,476 </text:p>
          </table:table-cell>
          <table:table-cell office:value-type="float" office:value="108.020511093408" calcext:value-type="float">
            <text:p>108.02 </text:p>
          </table:table-cell>
          <table:table-cell office:value-type="float" office:value="66.0388122762629" calcext:value-type="float">
            <text:p>66.04 </text:p>
          </table:table-cell>
        </table:table-row>
        <table:table-row table:style-name="ro1">
          <table:table-cell office:value-type="string" calcext:value-type="string">
            <text:p>Middlesex</text:p>
          </table:table-cell>
          <table:table-cell office:value-type="string" calcext:value-type="string">
            <text:p>2009-2010</text:p>
          </table:table-cell>
          <table:table-cell office:value-type="float" office:value="1304619" calcext:value-type="float">
            <text:p>1,304,619 </text:p>
          </table:table-cell>
          <table:table-cell office:value-type="float" office:value="125.304821834611" calcext:value-type="float">
            <text:p>125.30 </text:p>
          </table:table-cell>
          <table:table-cell office:value-type="float" office:value="76.60565130349" calcext:value-type="float">
            <text:p>76.61 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2009-2010</text:p>
          </table:table-cell>
          <table:table-cell office:value-type="float" office:value="12975816" calcext:value-type="float">
            <text:p>12,975,816 </text:p>
          </table:table-cell>
          <table:table-cell office:value-type="float" office:value="141.975252347881" calcext:value-type="float">
            <text:p>141.98 </text:p>
          </table:table-cell>
          <table:table-cell office:value-type="float" office:value="86.7971919663406" calcext:value-type="float">
            <text:p>86.80 </text:p>
          </table:table-cell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2009-2010</text:p>
          </table:table-cell>
          <table:table-cell office:value-type="float" office:value="2669573" calcext:value-type="float">
            <text:p>2,669,573 </text:p>
          </table:table-cell>
          <table:table-cell office:value-type="float" office:value="172.024843460242" calcext:value-type="float">
            <text:p>172.02 </text:p>
          </table:table-cell>
          <table:table-cell office:value-type="float" office:value="105.168141023706" calcext:value-type="float">
            <text:p>105.17 </text:p>
          </table:table-cell>
        </table:table-row>
        <table:table-row table:style-name="ro1">
          <table:table-cell office:value-type="string" calcext:value-type="string">
            <text:p>New Kent</text:p>
          </table:table-cell>
          <table:table-cell office:value-type="string" calcext:value-type="string">
            <text:p>2009-2010</text:p>
          </table:table-cell>
          <table:table-cell office:value-type="float" office:value="2304662" calcext:value-type="float">
            <text:p>2,304,662 </text:p>
          </table:table-cell>
          <table:table-cell office:value-type="float" office:value="129.060224421436" calcext:value-type="float">
            <text:p>129.06 </text:p>
          </table:table-cell>
          <table:table-cell office:value-type="float" office:value="78.901533112813" calcext:value-type="float">
            <text:p>78.90 </text:p>
          </table:table-cell>
        </table:table-row>
        <table:table-row table:style-name="ro1">
          <table:table-cell office:value-type="string" calcext:value-type="string">
            <text:p>Northampton</text:p>
          </table:table-cell>
          <table:table-cell office:value-type="string" calcext:value-type="string">
            <text:p>2009-2010</text:p>
          </table:table-cell>
          <table:table-cell office:value-type="float" office:value="1923300" calcext:value-type="float">
            <text:p>1,923,300 </text:p>
          </table:table-cell>
          <table:table-cell office:value-type="float" office:value="143.740947465072" calcext:value-type="float">
            <text:p>143.74 </text:p>
          </table:table-cell>
          <table:table-cell office:value-type="float" office:value="87.8766574049041" calcext:value-type="float">
            <text:p>87.88 </text:p>
          </table:table-cell>
        </table:table-row>
        <table:table-row table:style-name="ro1">
          <table:table-cell office:value-type="string" calcext:value-type="string">
            <text:p>Northumberland</text:p>
          </table:table-cell>
          <table:table-cell office:value-type="string" calcext:value-type="string">
            <text:p>2009-2010</text:p>
          </table:table-cell>
          <table:table-cell office:value-type="float" office:value="1514888" calcext:value-type="float">
            <text:p>1,514,888 </text:p>
          </table:table-cell>
          <table:table-cell office:value-type="float" office:value="113.038880406508" calcext:value-type="float">
            <text:p>113.04 </text:p>
          </table:table-cell>
          <table:table-cell office:value-type="float" office:value="69.1068143218577" calcext:value-type="float">
            <text:p>69.11 </text:p>
          </table:table-cell>
        </table:table-row>
        <table:table-row table:style-name="ro1">
          <table:table-cell office:value-type="string" calcext:value-type="string">
            <text:p>Nottoway</text:p>
          </table:table-cell>
          <table:table-cell office:value-type="string" calcext:value-type="string">
            <text:p>2009-2010</text:p>
          </table:table-cell>
          <table:table-cell office:value-type="float" office:value="2111029" calcext:value-type="float">
            <text:p>2,111,029 </text:p>
          </table:table-cell>
          <table:table-cell office:value-type="float" office:value="132.826048356796" calcext:value-type="float">
            <text:p>132.83 </text:p>
          </table:table-cell>
          <table:table-cell office:value-type="float" office:value="81.2037860591784" calcext:value-type="float">
            <text:p>81.20 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2009-2010</text:p>
          </table:table-cell>
          <table:table-cell office:value-type="float" office:value="5215271" calcext:value-type="float">
            <text:p>5,215,271 </text:p>
          </table:table-cell>
          <table:table-cell office:value-type="float" office:value="153.912580534991" calcext:value-type="float">
            <text:p>153.91 </text:p>
          </table:table-cell>
          <table:table-cell office:value-type="float" office:value="94.0951298047105" calcext:value-type="float">
            <text:p>94.10 </text:p>
          </table:table-cell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2009-2010</text:p>
          </table:table-cell>
          <table:table-cell office:value-type="float" office:value="3377175" calcext:value-type="float">
            <text:p>3,377,175 </text:p>
          </table:table-cell>
          <table:table-cell office:value-type="float" office:value="139.698879117025" calcext:value-type="float">
            <text:p>139.70 </text:p>
          </table:table-cell>
          <table:table-cell office:value-type="float" office:value="85.4055212276856" calcext:value-type="float">
            <text:p>85.41 </text:p>
          </table:table-cell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2009-2010</text:p>
          </table:table-cell>
          <table:table-cell office:value-type="float" office:value="1902815" calcext:value-type="float">
            <text:p>1,902,815 </text:p>
          </table:table-cell>
          <table:table-cell office:value-type="float" office:value="97.7360180342134" calcext:value-type="float">
            <text:p>97.74 </text:p>
          </table:table-cell>
          <table:table-cell office:value-type="float" office:value="59.7513424280097" calcext:value-type="float">
            <text:p>59.75 </text:p>
          </table:table-cell>
        </table:table-row>
        <table:table-row table:style-name="ro1">
          <table:table-cell office:value-type="string" calcext:value-type="string">
            <text:p>Pittsylvania</text:p>
          </table:table-cell>
          <table:table-cell office:value-type="string" calcext:value-type="string">
            <text:p>2009-2010</text:p>
          </table:table-cell>
          <table:table-cell office:value-type="float" office:value="6696471" calcext:value-type="float">
            <text:p>6,696,471 </text:p>
          </table:table-cell>
          <table:table-cell office:value-type="float" office:value="106.779146110813" calcext:value-type="float">
            <text:p>106.78 </text:p>
          </table:table-cell>
          <table:table-cell office:value-type="float" office:value="65.2798983605433" calcext:value-type="float">
            <text:p>65.28 </text:p>
          </table:table-cell>
        </table:table-row>
        <table:table-row table:style-name="ro1">
          <table:table-cell office:value-type="string" calcext:value-type="string">
            <text:p>Powhatan</text:p>
          </table:table-cell>
          <table:table-cell office:value-type="string" calcext:value-type="string">
            <text:p>2009-2010</text:p>
          </table:table-cell>
          <table:table-cell office:value-type="float" office:value="4227468" calcext:value-type="float">
            <text:p>4,227,468 </text:p>
          </table:table-cell>
          <table:table-cell office:value-type="float" office:value="150.413420199426" calcext:value-type="float">
            <text:p>150.41 </text:p>
          </table:table-cell>
          <table:table-cell office:value-type="float" office:value="91.9559028173001" calcext:value-type="float">
            <text:p>91.96 </text:p>
          </table:table-cell>
        </table:table-row>
        <table:table-row table:style-name="ro1">
          <table:table-cell office:value-type="string" calcext:value-type="string">
            <text:p>Prince Edward</text:p>
          </table:table-cell>
          <table:table-cell office:value-type="string" calcext:value-type="string">
            <text:p>2009-2010</text:p>
          </table:table-cell>
          <table:table-cell office:value-type="float" office:value="1764497" calcext:value-type="float">
            <text:p>1,764,497 </text:p>
          </table:table-cell>
          <table:table-cell office:value-type="float" office:value="82.0551013659875" calcext:value-type="float">
            <text:p>82.06 </text:p>
          </table:table-cell>
          <table:table-cell office:value-type="float" office:value="50.1647453855533" calcext:value-type="float">
            <text:p>50.16 </text:p>
          </table:table-cell>
        </table:table-row>
        <table:table-row table:style-name="ro1">
          <table:table-cell office:value-type="string" calcext:value-type="string">
            <text:p>Prince George</text:p>
          </table:table-cell>
          <table:table-cell office:value-type="string" calcext:value-type="string">
            <text:p>2009-2010</text:p>
          </table:table-cell>
          <table:table-cell office:value-type="float" office:value="6256153" calcext:value-type="float">
            <text:p>6,256,153 </text:p>
          </table:table-cell>
          <table:table-cell office:value-type="float" office:value="162.948657827525" calcext:value-type="float">
            <text:p>162.95 </text:p>
          </table:table-cell>
          <table:table-cell office:value-type="float" office:value="99.6193752095438" calcext:value-type="float">
            <text:p>99.62 </text:p>
          </table:table-cell>
        </table:table-row>
        <table:table-row table:style-name="ro1">
          <table:table-cell office:value-type="string" calcext:value-type="string">
            <text:p>Prince William</text:p>
          </table:table-cell>
          <table:table-cell office:value-type="string" calcext:value-type="string">
            <text:p>2009-2010</text:p>
          </table:table-cell>
          <table:table-cell office:value-type="float" office:value="78317000" calcext:value-type="float">
            <text:p>78,317,000 </text:p>
          </table:table-cell>
          <table:table-cell office:value-type="float" office:value="202.404130038407" calcext:value-type="float">
            <text:p>202.40 </text:p>
          </table:table-cell>
          <table:table-cell office:value-type="float" office:value="123.740650847211" calcext:value-type="float">
            <text:p>123.74 </text:p>
          </table:table-cell>
        </table:table-row>
        <table:table-row table:style-name="ro1">
          <table:table-cell office:value-type="string" calcext:value-type="string">
            <text:p>Pulaski</text:p>
          </table:table-cell>
          <table:table-cell office:value-type="string" calcext:value-type="string">
            <text:p>2009-2010</text:p>
          </table:table-cell>
          <table:table-cell office:value-type="float" office:value="4910545" calcext:value-type="float">
            <text:p>4,910,545 </text:p>
          </table:table-cell>
          <table:table-cell office:value-type="float" office:value="143.723676796103" calcext:value-type="float">
            <text:p>143.72 </text:p>
          </table:table-cell>
          <table:table-cell office:value-type="float" office:value="87.8660989058339" calcext:value-type="float">
            <text:p>87.87 </text:p>
          </table:table-cell>
        </table:table-row>
        <table:table-row table:style-name="ro1">
          <table:table-cell office:value-type="string" calcext:value-type="string">
            <text:p>Rappahannock</text:p>
          </table:table-cell>
          <table:table-cell office:value-type="string" calcext:value-type="string">
            <text:p>2009-2010</text:p>
          </table:table-cell>
          <table:table-cell office:value-type="float" office:value="1012715" calcext:value-type="float">
            <text:p>1,012,715 </text:p>
          </table:table-cell>
          <table:table-cell office:value-type="float" office:value="143.317870408064" calcext:value-type="float">
            <text:p>143.32 </text:p>
          </table:table-cell>
          <table:table-cell office:value-type="float" office:value="87.6180073942408" calcext:value-type="float">
            <text:p>87.62 </text:p>
          </table:table-cell>
        </table:table-row>
        <table:table-row table:style-name="ro1">
          <table:table-cell office:value-type="string" calcext:value-type="string">
            <text:p>Richmond</text:p>
          </table:table-cell>
          <table:table-cell office:value-type="string" calcext:value-type="string">
            <text:p>2009-2010</text:p>
          </table:table-cell>
          <table:table-cell office:value-type="float" office:value="1493554" calcext:value-type="float">
            <text:p>1,493,554 </text:p>
          </table:table-cell>
          <table:table-cell office:value-type="float" office:value="152.446163641771" calcext:value-type="float">
            <text:p>152.45 </text:p>
          </table:table-cell>
          <table:table-cell office:value-type="float" office:value="93.1986294183502" calcext:value-type="float">
            <text:p>93.20 </text:p>
          </table:table-cell>
        </table:table-row>
        <table:table-row table:style-name="ro1">
          <table:table-cell office:value-type="string" calcext:value-type="string">
            <text:p>Roanoke</text:p>
          </table:table-cell>
          <table:table-cell office:value-type="string" calcext:value-type="string">
            <text:p>2009-2010</text:p>
          </table:table-cell>
          <table:table-cell office:value-type="float" office:value="13627534" calcext:value-type="float">
            <text:p>13,627,534 </text:p>
          </table:table-cell>
          <table:table-cell office:value-type="float" office:value="146.546669688138" calcext:value-type="float">
            <text:p>146.55 </text:p>
          </table:table-cell>
          <table:table-cell office:value-type="float" office:value="89.5919479669727" calcext:value-type="float">
            <text:p>89.59 </text:p>
          </table:table-cell>
        </table:table-row>
        <table:table-row table:style-name="ro1">
          <table:table-cell office:value-type="string" calcext:value-type="string">
            <text:p>Rockbridge</text:p>
          </table:table-cell>
          <table:table-cell office:value-type="string" calcext:value-type="string">
            <text:p>2009-2010</text:p>
          </table:table-cell>
          <table:table-cell office:value-type="float" office:value="3034830" calcext:value-type="float">
            <text:p>3,034,830 </text:p>
          </table:table-cell>
          <table:table-cell office:value-type="float" office:value="138.542465366456" calcext:value-type="float">
            <text:p>138.54 </text:p>
          </table:table-cell>
          <table:table-cell office:value-type="float" office:value="84.6985426195078" calcext:value-type="float">
            <text:p>84.70 </text:p>
          </table:table-cell>
        </table:table-row>
        <table:table-row table:style-name="ro1">
          <table:table-cell office:value-type="string" calcext:value-type="string">
            <text:p>Rockingham</text:p>
          </table:table-cell>
          <table:table-cell office:value-type="string" calcext:value-type="string">
            <text:p>2009-2010</text:p>
          </table:table-cell>
          <table:table-cell office:value-type="float" office:value="10605167" calcext:value-type="float">
            <text:p>10,605,167 </text:p>
          </table:table-cell>
          <table:table-cell office:value-type="float" office:value="139.611124325733" calcext:value-type="float">
            <text:p>139.61 </text:p>
          </table:table-cell>
          <table:table-cell office:value-type="float" office:value="85.3518719519158" calcext:value-type="float">
            <text:p>85.35 </text:p>
          </table:table-cell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2009-2010</text:p>
          </table:table-cell>
          <table:table-cell office:value-type="float" office:value="5101991" calcext:value-type="float">
            <text:p>5,101,991 </text:p>
          </table:table-cell>
          <table:table-cell office:value-type="float" office:value="173.286757006166" calcext:value-type="float">
            <text:p>173.29 </text:p>
          </table:table-cell>
          <table:table-cell office:value-type="float" office:value="105.939617393561" calcext:value-type="float">
            <text:p>105.94 </text:p>
          </table:table-cell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2009-2010</text:p>
          </table:table-cell>
          <table:table-cell office:value-type="float" office:value="3565449" calcext:value-type="float">
            <text:p>3,565,449 </text:p>
          </table:table-cell>
          <table:table-cell office:value-type="float" office:value="146.74110573051" calcext:value-type="float">
            <text:p>146.74 </text:p>
          </table:table-cell>
          <table:table-cell office:value-type="float" office:value="89.710817292548" calcext:value-type="float">
            <text:p>89.71 </text:p>
          </table:table-cell>
        </table:table-row>
        <table:table-row table:style-name="ro1">
          <table:table-cell office:value-type="string" calcext:value-type="string">
            <text:p>Shenandoah</text:p>
          </table:table-cell>
          <table:table-cell office:value-type="string" calcext:value-type="string">
            <text:p>2009-2010</text:p>
          </table:table-cell>
          <table:table-cell office:value-type="float" office:value="5661408" calcext:value-type="float">
            <text:p>5,661,408 </text:p>
          </table:table-cell>
          <table:table-cell office:value-type="float" office:value="136.3049757149" calcext:value-type="float">
            <text:p>136.30 </text:p>
          </table:table-cell>
          <table:table-cell office:value-type="float" office:value="83.3306435272561" calcext:value-type="float">
            <text:p>83.33 </text:p>
          </table:table-cell>
        </table:table-row>
        <table:table-row table:style-name="ro1">
          <table:table-cell office:value-type="string" calcext:value-type="string">
            <text:p>Smyth</text:p>
          </table:table-cell>
          <table:table-cell office:value-type="string" calcext:value-type="string">
            <text:p>2009-2010</text:p>
          </table:table-cell>
          <table:table-cell office:value-type="float" office:value="4489325" calcext:value-type="float">
            <text:p>4,489,325 </text:p>
          </table:table-cell>
          <table:table-cell office:value-type="float" office:value="139.892166703764" calcext:value-type="float">
            <text:p>139.89 </text:p>
          </table:table-cell>
          <table:table-cell office:value-type="float" office:value="85.5236884398829" calcext:value-type="float">
            <text:p>85.52 </text:p>
          </table:table-cell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string" calcext:value-type="string">
            <text:p>2009-2010</text:p>
          </table:table-cell>
          <table:table-cell office:value-type="float" office:value="3270491" calcext:value-type="float">
            <text:p>3,270,491 </text:p>
          </table:table-cell>
          <table:table-cell office:value-type="float" office:value="175.64560602472" calcext:value-type="float">
            <text:p>175.65 </text:p>
          </table:table-cell>
          <table:table-cell office:value-type="float" office:value="107.381710066032" calcext:value-type="float">
            <text:p>107.38 </text:p>
          </table:table-cell>
        </table:table-row>
        <table:table-row table:style-name="ro1">
          <table:table-cell office:value-type="string" calcext:value-type="string">
            <text:p>Spotsylvania</text:p>
          </table:table-cell>
          <table:table-cell office:value-type="string" calcext:value-type="string">
            <text:p>2009-2010</text:p>
          </table:table-cell>
          <table:table-cell office:value-type="float" office:value="21657410" calcext:value-type="float">
            <text:p>21,657,410 </text:p>
          </table:table-cell>
          <table:table-cell office:value-type="float" office:value="177.798373929683" calcext:value-type="float">
            <text:p>177.80 </text:p>
          </table:table-cell>
          <table:table-cell office:value-type="float" office:value="108.697814147665" calcext:value-type="float">
            <text:p>108.70 </text:p>
          </table:table-cell>
        </table:table-row>
        <table:table-row table:style-name="ro1">
          <table:table-cell office:value-type="string" calcext:value-type="string">
            <text:p>Stafford</text:p>
          </table:table-cell>
          <table:table-cell office:value-type="string" calcext:value-type="string">
            <text:p>2009-2010</text:p>
          </table:table-cell>
          <table:table-cell office:value-type="float" office:value="21286550" calcext:value-type="float">
            <text:p>21,286,550 </text:p>
          </table:table-cell>
          <table:table-cell office:value-type="float" office:value="169.086103263099" calcext:value-type="float">
            <text:p>169.09 </text:p>
          </table:table-cell>
          <table:table-cell office:value-type="float" office:value="103.371529340949" calcext:value-type="float">
            <text:p>103.37 </text:p>
          </table:table-cell>
        </table:table-row>
        <table:table-row table:style-name="ro1">
          <table:table-cell office:value-type="string" calcext:value-type="string">
            <text:p>Surry</text:p>
          </table:table-cell>
          <table:table-cell office:value-type="string" calcext:value-type="string">
            <text:p>2009-2010</text:p>
          </table:table-cell>
          <table:table-cell office:value-type="float" office:value="1977801" calcext:value-type="float">
            <text:p>1,977,801 </text:p>
          </table:table-cell>
          <table:table-cell office:value-type="float" office:value="276.079262617129" calcext:value-type="float">
            <text:p>276.08 </text:p>
          </table:table-cell>
          <table:table-cell office:value-type="float" office:value="168.782265634496" calcext:value-type="float">
            <text:p>168.78 </text:p>
          </table:table-cell>
        </table:table-row>
        <table:table-row table:style-name="ro1">
          <table:table-cell office:value-type="string" calcext:value-type="string">
            <text:p>Sussex</text:p>
          </table:table-cell>
          <table:table-cell office:value-type="string" calcext:value-type="string">
            <text:p>2009-2010</text:p>
          </table:table-cell>
          <table:table-cell office:value-type="float" office:value="1772153" calcext:value-type="float">
            <text:p>1,772,153 </text:p>
          </table:table-cell>
          <table:table-cell office:value-type="float" office:value="145.083195244997" calcext:value-type="float">
            <text:p>145.08 </text:p>
          </table:table-cell>
          <table:table-cell office:value-type="float" office:value="88.6972464603478" calcext:value-type="float">
            <text:p>88.70 </text:p>
          </table:table-cell>
        </table:table-row>
        <table:table-row table:style-name="ro1">
          <table:table-cell office:value-type="string" calcext:value-type="string">
            <text:p>Tazewell</text:p>
          </table:table-cell>
          <table:table-cell office:value-type="string" calcext:value-type="string">
            <text:p>2009-2010</text:p>
          </table:table-cell>
          <table:table-cell office:value-type="float" office:value="7602834" calcext:value-type="float">
            <text:p>7,602,834 </text:p>
          </table:table-cell>
          <table:table-cell office:value-type="float" office:value="170.704074391173" calcext:value-type="float">
            <text:p>170.70 </text:p>
          </table:table-cell>
          <table:table-cell office:value-type="float" office:value="104.360683072159" calcext:value-type="float">
            <text:p>104.36 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2009-2010</text:p>
          </table:table-cell>
          <table:table-cell office:value-type="float" office:value="5686140" calcext:value-type="float">
            <text:p>5,686,140 </text:p>
          </table:table-cell>
          <table:table-cell office:value-type="float" office:value="155.90286460784" calcext:value-type="float">
            <text:p>155.90 </text:p>
          </table:table-cell>
          <table:table-cell office:value-type="float" office:value="95.3118986843697" calcext:value-type="float">
            <text:p>95.31 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2009-2010</text:p>
          </table:table-cell>
          <table:table-cell office:value-type="float" office:value="6608776" calcext:value-type="float">
            <text:p>6,608,776 </text:p>
          </table:table-cell>
          <table:table-cell office:value-type="float" office:value="121.388109855627" calcext:value-type="float">
            <text:p>121.39 </text:p>
          </table:table-cell>
          <table:table-cell office:value-type="float" office:value="74.2111522911992" calcext:value-type="float">
            <text:p>74.21 </text:p>
          </table:table-cell>
        </table:table-row>
        <table:table-row table:style-name="ro1">
          <table:table-cell office:value-type="string" calcext:value-type="string">
            <text:p>Westmoreland</text:p>
          </table:table-cell>
          <table:table-cell office:value-type="string" calcext:value-type="string">
            <text:p>2009-2010</text:p>
          </table:table-cell>
          <table:table-cell office:value-type="float" office:value="1911182" calcext:value-type="float">
            <text:p>1,911,182 </text:p>
          </table:table-cell>
          <table:table-cell office:value-type="float" office:value="109.114468158854" calcext:value-type="float">
            <text:p>109.11 </text:p>
          </table:table-cell>
          <table:table-cell office:value-type="float" office:value="66.7076077166102" calcext:value-type="float">
            <text:p>66.71 </text:p>
          </table:table-cell>
        </table:table-row>
        <table:table-row table:style-name="ro1">
          <table:table-cell office:value-type="string" calcext:value-type="string">
            <text:p>Wise</text:p>
          </table:table-cell>
          <table:table-cell office:value-type="string" calcext:value-type="string">
            <text:p>2009-2010</text:p>
          </table:table-cell>
          <table:table-cell office:value-type="float" office:value="5577388" calcext:value-type="float">
            <text:p>5,577,388 </text:p>
          </table:table-cell>
          <table:table-cell office:value-type="float" office:value="133.949268038292" calcext:value-type="float">
            <text:p>133.95 </text:p>
          </table:table-cell>
          <table:table-cell office:value-type="float" office:value="81.8904713279346" calcext:value-type="float">
            <text:p>81.89 </text:p>
          </table:table-cell>
        </table:table-row>
        <table:table-row table:style-name="ro1">
          <table:table-cell office:value-type="string" calcext:value-type="string">
            <text:p>Wythe</text:p>
          </table:table-cell>
          <table:table-cell office:value-type="string" calcext:value-type="string">
            <text:p>2009-2010</text:p>
          </table:table-cell>
          <table:table-cell office:value-type="float" office:value="3708461" calcext:value-type="float">
            <text:p>3,708,461 </text:p>
          </table:table-cell>
          <table:table-cell office:value-type="float" office:value="132.308079531392" calcext:value-type="float">
            <text:p>132.31 </text:p>
          </table:table-cell>
          <table:table-cell office:value-type="float" office:value="80.8871235505533" calcext:value-type="float">
            <text:p>80.89 </text:p>
          </table:table-cell>
        </table:table-row>
        <table:table-row table:style-name="ro1">
          <table:table-cell office:value-type="string" calcext:value-type="string">
            <text:p>York</text:p>
          </table:table-cell>
          <table:table-cell office:value-type="string" calcext:value-type="string">
            <text:p>2009-2010</text:p>
          </table:table-cell>
          <table:table-cell table:style-name="ce14" office:value-type="float" office:value="13107215" calcext:value-type="float">
            <text:p>13,107,215 </text:p>
          </table:table-cell>
          <table:table-cell office:value-type="float" office:value="198.703864661359" calcext:value-type="float">
            <text:p>198.70 </text:p>
          </table:table-cell>
          <table:table-cell office:value-type="float" office:value="121.478477412427" calcext:value-type="float">
            <text:p>121.48 </text:p>
          </table:table-cell>
        </table:table-row>
        <table:table-row table:style-name="ro1">
          <table:table-cell table:style-name="ce1" office:value-type="string" calcext:value-type="string">
            <text:p>Alexandria</text:p>
          </table:table-cell>
          <table:table-cell office:value-type="string" calcext:value-type="string">
            <text:p>2008-2009</text:p>
          </table:table-cell>
          <table:table-cell table:style-name="ce18" office:value-type="float" office:value="15940483" calcext:value-type="float">
            <text:p><text:s/>$15,940,483 </text:p>
          </table:table-cell>
          <table:table-cell table:style-name="ce28" office:value-type="float" office:value="112.464123314202" calcext:value-type="float">
            <text:p><text:s/>$112.46 </text:p>
          </table:table-cell>
          <table:table-cell table:style-name="ce29" office:value-type="float" office:value="62.8119089899819" calcext:value-type="float">
            <text:p>62.81 </text:p>
          </table:table-cell>
        </table:table-row>
        <table:table-row table:style-name="ro1">
          <table:table-cell table:style-name="ce1" office:value-type="string" calcext:value-type="string">
            <text:p>Bedfor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0" calcext:value-type="float">
            <text:p>- </text:p>
          </table:table-cell>
          <table:table-cell table:number-columns-repeated="2" table:style-name="ce29" office:value-type="float" office:value="0" calcext:value-type="float">
            <text:p>- </text:p>
          </table:table-cell>
        </table:table-row>
        <table:table-row table:style-name="ro1">
          <table:table-cell table:style-name="ce1" office:value-type="string" calcext:value-type="string">
            <text:p>Bristol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981761" calcext:value-type="float">
            <text:p>1,981,761 </text:p>
          </table:table-cell>
          <table:table-cell table:style-name="ce29" office:value-type="float" office:value="111.374887651326" calcext:value-type="float">
            <text:p>111.37 </text:p>
          </table:table-cell>
          <table:table-cell table:style-name="ce29" office:value-type="float" office:value="62.2035641302256" calcext:value-type="float">
            <text:p>62.20 </text:p>
          </table:table-cell>
        </table:table-row>
        <table:table-row table:style-name="ro1">
          <table:table-cell table:style-name="ce1" office:value-type="string" calcext:value-type="string">
            <text:p>Buena Vista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197627" calcext:value-type="float">
            <text:p>1,197,627 </text:p>
          </table:table-cell>
          <table:table-cell table:style-name="ce29" office:value-type="float" office:value="182.762716590438" calcext:value-type="float">
            <text:p>182.76 </text:p>
          </table:table-cell>
          <table:table-cell table:style-name="ce29" office:value-type="float" office:value="102.074108461848" calcext:value-type="float">
            <text:p>102.07 </text:p>
          </table:table-cell>
        </table:table-row>
        <table:table-row table:style-name="ro1">
          <table:table-cell table:style-name="ce1" office:value-type="string" calcext:value-type="string">
            <text:p>Charlottesvill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0800755" calcext:value-type="float">
            <text:p>10,800,755 </text:p>
          </table:table-cell>
          <table:table-cell table:style-name="ce29" office:value-type="float" office:value="267.894483229309" calcext:value-type="float">
            <text:p>267.89 </text:p>
          </table:table-cell>
          <table:table-cell table:style-name="ce29" office:value-type="float" office:value="149.620727069614" calcext:value-type="float">
            <text:p>149.62 </text:p>
          </table:table-cell>
        </table:table-row>
        <table:table-row table:style-name="ro1">
          <table:table-cell table:style-name="ce1" office:value-type="string" calcext:value-type="string">
            <text:p>Chesapeak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5685556" calcext:value-type="float">
            <text:p>45,685,556 </text:p>
          </table:table-cell>
          <table:table-cell table:style-name="ce29" office:value-type="float" office:value="207.699612701721" calcext:value-type="float">
            <text:p>207.70 </text:p>
          </table:table-cell>
          <table:table-cell table:style-name="ce29" office:value-type="float" office:value="116.001519291864" calcext:value-type="float">
            <text:p>116.00 </text:p>
          </table:table-cell>
        </table:table-row>
        <table:table-row table:style-name="ro1">
          <table:table-cell table:style-name="ce1" office:value-type="string" calcext:value-type="string">
            <text:p>Colonial Heights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435634" calcext:value-type="float">
            <text:p>4,435,634 </text:p>
          </table:table-cell>
          <table:table-cell table:style-name="ce29" office:value-type="float" office:value="251.478901834604" calcext:value-type="float">
            <text:p>251.48 </text:p>
          </table:table-cell>
          <table:table-cell table:style-name="ce29" office:value-type="float" office:value="140.452523253174" calcext:value-type="float">
            <text:p>140.45 </text:p>
          </table:table-cell>
        </table:table-row>
        <table:table-row table:style-name="ro1">
          <table:table-cell table:style-name="ce1" office:value-type="string" calcext:value-type="string">
            <text:p>Coving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924154" calcext:value-type="float">
            <text:p>924,154 </text:p>
          </table:table-cell>
          <table:table-cell table:style-name="ce29" office:value-type="float" office:value="155.142611219386" calcext:value-type="float">
            <text:p>155.14 </text:p>
          </table:table-cell>
          <table:table-cell table:style-name="ce29" office:value-type="float" office:value="86.6481086519942" calcext:value-type="float">
            <text:p>86.65 </text:p>
          </table:table-cell>
        </table:table-row>
        <table:table-row table:style-name="ro1">
          <table:table-cell table:style-name="ce1" office:value-type="string" calcext:value-type="string">
            <text:p>Danvill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7259777" calcext:value-type="float">
            <text:p>7,259,777 </text:p>
          </table:table-cell>
          <table:table-cell table:style-name="ce29" office:value-type="float" office:value="160.501422471314" calcext:value-type="float">
            <text:p>160.50 </text:p>
          </table:table-cell>
          <table:table-cell table:style-name="ce29" office:value-type="float" office:value="89.6410379056211" calcext:value-type="float">
            <text:p>89.64 </text:p>
          </table:table-cell>
        </table:table-row>
        <table:table-row table:style-name="ro1">
          <table:table-cell table:style-name="ce1" office:value-type="string" calcext:value-type="string">
            <text:p>Emporia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061559" calcext:value-type="float">
            <text:p>1,061,559 </text:p>
          </table:table-cell>
          <table:table-cell table:style-name="ce29" office:value-type="float" office:value="181.121386672217" calcext:value-type="float">
            <text:p>181.12 </text:p>
          </table:table-cell>
          <table:table-cell table:style-name="ce29" office:value-type="float" office:value="101.157415543184" calcext:value-type="float">
            <text:p>101.16 </text:p>
          </table:table-cell>
        </table:table-row>
        <table:table-row table:style-name="ro1">
          <table:table-cell table:style-name="ce1" office:value-type="string" calcext:value-type="string">
            <text:p>Fairfax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484156" calcext:value-type="float">
            <text:p>3,484,156 </text:p>
          </table:table-cell>
          <table:table-cell table:style-name="ce29" office:value-type="float" office:value="141.050028501985" calcext:value-type="float">
            <text:p>141.05 </text:p>
          </table:table-cell>
          <table:table-cell table:style-name="ce29" office:value-type="float" office:value="78.7773139754896" calcext:value-type="float">
            <text:p>78.78 </text:p>
          </table:table-cell>
        </table:table-row>
        <table:table-row table:style-name="ro1">
          <table:table-cell table:style-name="ce1" office:value-type="string" calcext:value-type="string">
            <text:p>Falls Church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968352" calcext:value-type="float">
            <text:p>3,968,352 </text:p>
          </table:table-cell>
          <table:table-cell table:style-name="ce29" office:value-type="float" office:value="338.853106778126" calcext:value-type="float">
            <text:p>338.85 </text:p>
          </table:table-cell>
          <table:table-cell table:style-name="ce29" office:value-type="float" office:value="189.251557534104" calcext:value-type="float">
            <text:p>189.25 </text:p>
          </table:table-cell>
        </table:table-row>
        <table:table-row table:style-name="ro1">
          <table:table-cell table:style-name="ce1" office:value-type="string" calcext:value-type="string">
            <text:p>Frankli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404809" calcext:value-type="float">
            <text:p>1,404,809 </text:p>
          </table:table-cell>
          <table:table-cell table:style-name="ce29" office:value-type="float" office:value="167.993962517893" calcext:value-type="float">
            <text:p>167.99 </text:p>
          </table:table-cell>
          <table:table-cell table:style-name="ce29" office:value-type="float" office:value="93.8256678981982" calcext:value-type="float">
            <text:p>93.83 </text:p>
          </table:table-cell>
        </table:table-row>
        <table:table-row table:style-name="ro1">
          <table:table-cell table:style-name="ce1" office:value-type="string" calcext:value-type="string">
            <text:p>Fredericksburg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729754" calcext:value-type="float">
            <text:p>3,729,754 </text:p>
          </table:table-cell>
          <table:table-cell table:style-name="ce29" office:value-type="float" office:value="162.860158289533" calcext:value-type="float">
            <text:p>162.86 </text:p>
          </table:table-cell>
          <table:table-cell table:style-name="ce29" office:value-type="float" office:value="90.9584064599595" calcext:value-type="float">
            <text:p>90.96 </text:p>
          </table:table-cell>
        </table:table-row>
        <table:table-row table:style-name="ro1">
          <table:table-cell table:style-name="ce1" office:value-type="string" calcext:value-type="string">
            <text:p>Galax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060426" calcext:value-type="float">
            <text:p>2,060,426 </text:p>
          </table:table-cell>
          <table:table-cell table:style-name="ce29" office:value-type="float" office:value="303.09038738332" calcext:value-type="float">
            <text:p>303.09 </text:p>
          </table:table-cell>
          <table:table-cell table:style-name="ce29" office:value-type="float" office:value="169.27785739166" calcext:value-type="float">
            <text:p>169.28 </text:p>
          </table:table-cell>
        </table:table-row>
        <table:table-row table:style-name="ro1">
          <table:table-cell table:style-name="ce1" office:value-type="string" calcext:value-type="string">
            <text:p>Hamp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1033803" calcext:value-type="float">
            <text:p>21,033,803 </text:p>
          </table:table-cell>
          <table:table-cell table:style-name="ce29" office:value-type="float" office:value="145.312727849972" calcext:value-type="float">
            <text:p>145.31 </text:p>
          </table:table-cell>
          <table:table-cell table:style-name="ce29" office:value-type="float" office:value="81.1580579461636" calcext:value-type="float">
            <text:p>81.16 </text:p>
          </table:table-cell>
        </table:table-row>
        <table:table-row table:style-name="ro1">
          <table:table-cell table:style-name="ce1" office:value-type="string" calcext:value-type="string">
            <text:p>Harrisonburg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732018" calcext:value-type="float">
            <text:p>4,732,018 </text:p>
          </table:table-cell>
          <table:table-cell table:style-name="ce29" office:value-type="float" office:value="100.903981095579" calcext:value-type="float">
            <text:p>100.90 </text:p>
          </table:table-cell>
          <table:table-cell table:style-name="ce29" office:value-type="float" office:value="56.3554980070877" calcext:value-type="float">
            <text:p>56.36 </text:p>
          </table:table-cell>
        </table:table-row>
        <table:table-row table:style-name="ro1">
          <table:table-cell table:style-name="ce1" office:value-type="string" calcext:value-type="string">
            <text:p>Hopewell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311747" calcext:value-type="float">
            <text:p>4,311,747 </text:p>
          </table:table-cell>
          <table:table-cell table:style-name="ce29" office:value-type="float" office:value="184.84798705734" calcext:value-type="float">
            <text:p>184.85 </text:p>
          </table:table-cell>
          <table:table-cell table:style-name="ce29" office:value-type="float" office:value="103.238744924807" calcext:value-type="float">
            <text:p>103.24 </text:p>
          </table:table-cell>
        </table:table-row>
        <table:table-row table:style-name="ro1">
          <table:table-cell table:style-name="ce1" office:value-type="string" calcext:value-type="string">
            <text:p>Lexing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87697" calcext:value-type="float">
            <text:p>387,697 </text:p>
          </table:table-cell>
          <table:table-cell table:style-name="ce29" office:value-type="float" office:value="53.2394562313276" calcext:value-type="float">
            <text:p>53.24 </text:p>
          </table:table-cell>
          <table:table-cell table:style-name="ce29" office:value-type="float" office:value="29.7345658413716" calcext:value-type="float">
            <text:p>29.73 </text:p>
          </table:table-cell>
        </table:table-row>
        <table:table-row table:style-name="ro1">
          <table:table-cell table:style-name="ce1" office:value-type="string" calcext:value-type="string">
            <text:p>Lynchburg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0658522" calcext:value-type="float">
            <text:p>10,658,522 </text:p>
          </table:table-cell>
          <table:table-cell table:style-name="ce29" office:value-type="float" office:value="147.275877348622" calcext:value-type="float">
            <text:p>147.28 </text:p>
          </table:table-cell>
          <table:table-cell table:style-name="ce29" office:value-type="float" office:value="82.2544890924623" calcext:value-type="float">
            <text:p>82.25 </text:p>
          </table:table-cell>
        </table:table-row>
        <table:table-row table:style-name="ro1">
          <table:table-cell table:style-name="ce1" office:value-type="string" calcext:value-type="string">
            <text:p>Manassas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7909633" calcext:value-type="float">
            <text:p>7,909,633 </text:p>
          </table:table-cell>
          <table:table-cell table:style-name="ce29" office:value-type="float" office:value="218.417407438288" calcext:value-type="float">
            <text:p>218.42 </text:p>
          </table:table-cell>
          <table:table-cell table:style-name="ce29" office:value-type="float" office:value="121.987473992153" calcext:value-type="float">
            <text:p>121.99 </text:p>
          </table:table-cell>
        </table:table-row>
        <table:table-row table:style-name="ro1">
          <table:table-cell table:style-name="ce1" office:value-type="string" calcext:value-type="string">
            <text:p>Manassas Park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067828" calcext:value-type="float">
            <text:p>3,067,828 </text:p>
          </table:table-cell>
          <table:table-cell table:style-name="ce29" office:value-type="float" office:value="218.717320166006" calcext:value-type="float">
            <text:p>218.72 </text:p>
          </table:table-cell>
          <table:table-cell table:style-name="ce29" office:value-type="float" office:value="122.154977106953" calcext:value-type="float">
            <text:p>122.15 </text:p>
          </table:table-cell>
        </table:table-row>
        <table:table-row table:style-name="ro1">
          <table:table-cell table:style-name="ce1" office:value-type="string" calcext:value-type="string">
            <text:p>Martinsvill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263912" calcext:value-type="float">
            <text:p>3,263,912 </text:p>
          </table:table-cell>
          <table:table-cell table:style-name="ce29" office:value-type="float" office:value="219.918911972565" calcext:value-type="float">
            <text:p>219.92 </text:p>
          </table:table-cell>
          <table:table-cell table:style-name="ce29" office:value-type="float" office:value="122.826073568407" calcext:value-type="float">
            <text:p>122.83 </text:p>
          </table:table-cell>
        </table:table-row>
        <table:table-row table:style-name="ro1">
          <table:table-cell table:style-name="ce1" office:value-type="string" calcext:value-type="string">
            <text:p>Newport News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4833374" calcext:value-type="float">
            <text:p>34,833,374 </text:p>
          </table:table-cell>
          <table:table-cell table:style-name="ce29" office:value-type="float" office:value="190.773014544168" calcext:value-type="float">
            <text:p>190.77 </text:p>
          </table:table-cell>
          <table:table-cell table:style-name="ce29" office:value-type="float" office:value="106.547909450334" calcext:value-type="float">
            <text:p>106.55 </text:p>
          </table:table-cell>
        </table:table-row>
        <table:table-row table:style-name="ro1">
          <table:table-cell table:style-name="ce1" office:value-type="string" calcext:value-type="string">
            <text:p>Norfolk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6058237" calcext:value-type="float">
            <text:p>36,058,237 </text:p>
          </table:table-cell>
          <table:table-cell table:style-name="ce29" office:value-type="float" office:value="151.655657361407" calcext:value-type="float">
            <text:p>151.66 </text:p>
          </table:table-cell>
          <table:table-cell table:style-name="ce29" office:value-type="float" office:value="84.7006233391204" calcext:value-type="float">
            <text:p>84.70 </text:p>
          </table:table-cell>
        </table:table-row>
        <table:table-row table:style-name="ro1">
          <table:table-cell table:style-name="ce1" office:value-type="string" calcext:value-type="string">
            <text:p>Nor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593848" calcext:value-type="float">
            <text:p>593,848 </text:p>
          </table:table-cell>
          <table:table-cell table:style-name="ce29" office:value-type="float" office:value="146.484177433649" calcext:value-type="float">
            <text:p>146.48 </text:p>
          </table:table-cell>
          <table:table-cell table:style-name="ce29" office:value-type="float" office:value="81.8123197895665" calcext:value-type="float">
            <text:p>81.81 </text:p>
          </table:table-cell>
        </table:table-row>
        <table:table-row table:style-name="ro1">
          <table:table-cell table:style-name="ce1" office:value-type="string" calcext:value-type="string">
            <text:p>Petersburg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5802106" calcext:value-type="float">
            <text:p>5,802,106 </text:p>
          </table:table-cell>
          <table:table-cell table:style-name="ce29" office:value-type="float" office:value="190.149709479255" calcext:value-type="float">
            <text:p>190.15 </text:p>
          </table:table-cell>
          <table:table-cell table:style-name="ce29" office:value-type="float" office:value="106.19978971351" calcext:value-type="float">
            <text:p>106.20 </text:p>
          </table:table-cell>
        </table:table-row>
        <table:table-row table:style-name="ro1">
          <table:table-cell table:style-name="ce1" office:value-type="string" calcext:value-type="string">
            <text:p>Poquos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915706" calcext:value-type="float">
            <text:p>1,915,706 </text:p>
          </table:table-cell>
          <table:table-cell table:style-name="ce29" office:value-type="float" office:value="161.240982187029" calcext:value-type="float">
            <text:p>161.24 </text:p>
          </table:table-cell>
          <table:table-cell table:style-name="ce29" office:value-type="float" office:value="90.0540865844994" calcext:value-type="float">
            <text:p>90.05 </text:p>
          </table:table-cell>
        </table:table-row>
        <table:table-row table:style-name="ro1">
          <table:table-cell table:style-name="ce1" office:value-type="string" calcext:value-type="string">
            <text:p>Portsmouth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2842454" calcext:value-type="float">
            <text:p>22,842,454 </text:p>
          </table:table-cell>
          <table:table-cell table:style-name="ce29" office:value-type="float" office:value="232.792808868968" calcext:value-type="float">
            <text:p>232.79 </text:p>
          </table:table-cell>
          <table:table-cell table:style-name="ce29" office:value-type="float" office:value="130.016224670587" calcext:value-type="float">
            <text:p>130.02 </text:p>
          </table:table-cell>
        </table:table-row>
        <table:table-row table:style-name="ro1">
          <table:table-cell table:style-name="ce1" office:value-type="string" calcext:value-type="string">
            <text:p>Radfor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160596" calcext:value-type="float">
            <text:p>1,160,596 </text:p>
          </table:table-cell>
          <table:table-cell table:style-name="ce29" office:value-type="float" office:value="76.6483286686584" calcext:value-type="float">
            <text:p>76.65 </text:p>
          </table:table-cell>
          <table:table-cell table:style-name="ce29" office:value-type="float" office:value="42.8085659914803" calcext:value-type="float">
            <text:p>42.81 </text:p>
          </table:table-cell>
        </table:table-row>
        <table:table-row table:style-name="ro1">
          <table:table-cell table:style-name="ce1" office:value-type="string" calcext:value-type="string">
            <text:p>Richmon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1207517" calcext:value-type="float">
            <text:p>31,207,517 </text:p>
          </table:table-cell>
          <table:table-cell table:style-name="ce29" office:value-type="float" office:value="157.532400312529" calcext:value-type="float">
            <text:p>157.53 </text:p>
          </table:table-cell>
          <table:table-cell table:style-name="ce29" office:value-type="float" office:value="87.9828206525882" calcext:value-type="float">
            <text:p>87.98 </text:p>
          </table:table-cell>
        </table:table-row>
        <table:table-row table:style-name="ro1">
          <table:table-cell table:style-name="ce1" office:value-type="string" calcext:value-type="string">
            <text:p>Roanok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5063320" calcext:value-type="float">
            <text:p>15,063,320 </text:p>
          </table:table-cell>
          <table:table-cell table:style-name="ce29" office:value-type="float" office:value="161.44422897529" calcext:value-type="float">
            <text:p>161.44 </text:p>
          </table:table-cell>
          <table:table-cell table:style-name="ce29" office:value-type="float" office:value="90.1676011737798" calcext:value-type="float">
            <text:p>90.17 </text:p>
          </table:table-cell>
        </table:table-row>
        <table:table-row table:style-name="ro1">
          <table:table-cell table:style-name="ce1" office:value-type="string" calcext:value-type="string">
            <text:p>Salem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704892" calcext:value-type="float">
            <text:p>2,704,892 </text:p>
          </table:table-cell>
          <table:table-cell table:style-name="ce29" office:value-type="float" office:value="107.494512501062" calcext:value-type="float">
            <text:p>107.49 </text:p>
          </table:table-cell>
          <table:table-cell table:style-name="ce29" office:value-type="float" office:value="60.0363505904512" calcext:value-type="float">
            <text:p>60.04 </text:p>
          </table:table-cell>
        </table:table-row>
        <table:table-row table:style-name="ro1">
          <table:table-cell table:style-name="ce1" office:value-type="string" calcext:value-type="string">
            <text:p>Staun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595675" calcext:value-type="float">
            <text:p>2,595,675 </text:p>
          </table:table-cell>
          <table:table-cell table:style-name="ce29" office:value-type="float" office:value="110.579061287114" calcext:value-type="float">
            <text:p>110.58 </text:p>
          </table:table-cell>
          <table:table-cell table:style-name="ce29" office:value-type="float" office:value="61.7590901798882" calcext:value-type="float">
            <text:p>61.76 </text:p>
          </table:table-cell>
        </table:table-row>
        <table:table-row table:style-name="ro1">
          <table:table-cell table:style-name="ce1" office:value-type="string" calcext:value-type="string">
            <text:p>Suffolk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4396399" calcext:value-type="float">
            <text:p>14,396,399 </text:p>
          </table:table-cell>
          <table:table-cell table:style-name="ce29" office:value-type="float" office:value="173.438346915388" calcext:value-type="float">
            <text:p>173.44 </text:p>
          </table:table-cell>
          <table:table-cell table:style-name="ce29" office:value-type="float" office:value="96.8663902832966" calcext:value-type="float">
            <text:p>96.87 </text:p>
          </table:table-cell>
        </table:table-row>
        <table:table-row table:style-name="ro1">
          <table:table-cell table:style-name="ce1" office:value-type="string" calcext:value-type="string">
            <text:p>Virginia Beach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00638412" calcext:value-type="float">
            <text:p>100,638,412 </text:p>
          </table:table-cell>
          <table:table-cell table:style-name="ce29" office:value-type="float" office:value="231.665929591324" calcext:value-type="float">
            <text:p>231.67 </text:p>
          </table:table-cell>
          <table:table-cell table:style-name="ce29" office:value-type="float" office:value="129.38685561898" calcext:value-type="float">
            <text:p>129.39 </text:p>
          </table:table-cell>
        </table:table-row>
        <table:table-row table:style-name="ro1">
          <table:table-cell table:style-name="ce1" office:value-type="string" calcext:value-type="string">
            <text:p>Waynesboro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221390" calcext:value-type="float">
            <text:p>3,221,390 </text:p>
          </table:table-cell>
          <table:table-cell table:style-name="ce29" office:value-type="float" office:value="155.532917927477" calcext:value-type="float">
            <text:p>155.53 </text:p>
          </table:table-cell>
          <table:table-cell table:style-name="ce29" office:value-type="float" office:value="86.8660973643435" calcext:value-type="float">
            <text:p>86.87 </text:p>
          </table:table-cell>
        </table:table-row>
        <table:table-row table:style-name="ro1">
          <table:table-cell table:style-name="ce1" office:value-type="string" calcext:value-type="string">
            <text:p>Williamsburg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902872" calcext:value-type="float">
            <text:p>902,872 </text:p>
          </table:table-cell>
          <table:table-cell table:style-name="ce29" office:value-type="float" office:value="66.5251714343314" calcext:value-type="float">
            <text:p>66.53 </text:p>
          </table:table-cell>
          <table:table-cell table:style-name="ce29" office:value-type="float" office:value="37.1547200168189" calcext:value-type="float">
            <text:p>37.15 </text:p>
          </table:table-cell>
        </table:table-row>
        <table:table-row table:style-name="ro1">
          <table:table-cell table:style-name="ce1" office:value-type="string" calcext:value-type="string">
            <text:p>Winchester</text:p>
          </table:table-cell>
          <table:table-cell office:value-type="string" calcext:value-type="string">
            <text:p>2008-2009</text:p>
          </table:table-cell>
          <table:table-cell table:style-name="ce20" office:value-type="float" office:value="3554762" calcext:value-type="float">
            <text:p>3,554,762 </text:p>
          </table:table-cell>
          <table:table-cell table:style-name="ce29" office:value-type="float" office:value="134.738840766334" calcext:value-type="float">
            <text:p>134.74 </text:p>
          </table:table-cell>
          <table:table-cell table:style-name="ce29" office:value-type="float" office:value="75.2524765607799" calcext:value-type="float">
            <text:p>75.25 </text:p>
          </table:table-cell>
        </table:table-row>
        <table:table-row table:style-name="ro1">
          <table:table-cell office:value-type="string" calcext:value-type="string">
            <text:p>Accomack</text:p>
          </table:table-cell>
          <table:table-cell office:value-type="string" calcext:value-type="string">
            <text:p>2008-2009</text:p>
          </table:table-cell>
          <table:table-cell table:style-name="ce18" office:value-type="float" office:value="5286424" calcext:value-type="float">
            <text:p><text:s/>$5,286,424 </text:p>
          </table:table-cell>
          <table:table-cell table:style-name="ce28" office:value-type="float" office:value="133.564995421996" calcext:value-type="float">
            <text:p><text:s/>$133.56 </text:p>
          </table:table-cell>
          <table:table-cell table:style-name="ce29" office:value-type="float" office:value="77.0848970726692" calcext:value-type="float">
            <text:p>77.08 </text:p>
          </table:table-cell>
        </table:table-row>
        <table:table-row table:style-name="ro1">
          <table:table-cell office:value-type="string" calcext:value-type="string">
            <text:p>Albemarl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3197296" calcext:value-type="float">
            <text:p>13,197,296 </text:p>
          </table:table-cell>
          <table:table-cell table:style-name="ce29" office:value-type="float" office:value="138.558438407473" calcext:value-type="float">
            <text:p>138.56 </text:p>
          </table:table-cell>
          <table:table-cell table:style-name="ce29" office:value-type="float" office:value="79.966782684671" calcext:value-type="float">
            <text:p>79.97 </text:p>
          </table:table-cell>
        </table:table-row>
        <table:table-row table:style-name="ro1">
          <table:table-cell office:value-type="string" calcext:value-type="string">
            <text:p>Alleghany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287393" calcext:value-type="float">
            <text:p>3,287,393 </text:p>
          </table:table-cell>
          <table:table-cell table:style-name="ce29" office:value-type="float" office:value="194.695350756678" calcext:value-type="float">
            <text:p>194.70 </text:p>
          </table:table-cell>
          <table:table-cell table:style-name="ce29" office:value-type="float" office:value="112.36530219754" calcext:value-type="float">
            <text:p>112.37 </text:p>
          </table:table-cell>
        </table:table-row>
        <table:table-row table:style-name="ro1">
          <table:table-cell office:value-type="string" calcext:value-type="string">
            <text:p>Amelia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260402" calcext:value-type="float">
            <text:p>1,260,402 </text:p>
          </table:table-cell>
          <table:table-cell table:style-name="ce29" office:value-type="float" office:value="95.8663092343151" calcext:value-type="float">
            <text:p>95.87 </text:p>
          </table:table-cell>
          <table:table-cell table:style-name="ce29" office:value-type="float" office:value="55.327704363825" calcext:value-type="float">
            <text:p>55.33 </text:p>
          </table:table-cell>
        </table:table-row>
        <table:table-row table:style-name="ro1">
          <table:table-cell office:value-type="string" calcext:value-type="string">
            <text:p>Amherst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5579068" calcext:value-type="float">
            <text:p>5,579,068 </text:p>
          </table:table-cell>
          <table:table-cell table:style-name="ce29" office:value-type="float" office:value="169.891589600585" calcext:value-type="float">
            <text:p>169.89 </text:p>
          </table:table-cell>
          <table:table-cell table:style-name="ce29" office:value-type="float" office:value="98.0502088627069" calcext:value-type="float">
            <text:p>98.05 </text:p>
          </table:table-cell>
        </table:table-row>
        <table:table-row table:style-name="ro1">
          <table:table-cell office:value-type="string" calcext:value-type="string">
            <text:p>Appomattox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378596" calcext:value-type="float">
            <text:p>2,378,596 </text:p>
          </table:table-cell>
          <table:table-cell table:style-name="ce29" office:value-type="float" office:value="162.371625613687" calcext:value-type="float">
            <text:p>162.37 </text:p>
          </table:table-cell>
          <table:table-cell table:style-name="ce29" office:value-type="float" office:value="93.7101821357285" calcext:value-type="float">
            <text:p>93.71 </text:p>
          </table:table-cell>
        </table:table-row>
        <table:table-row table:style-name="ro1">
          <table:table-cell office:value-type="string" calcext:value-type="string">
            <text:p>Arling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2053123" calcext:value-type="float">
            <text:p>32,053,123 </text:p>
          </table:table-cell>
          <table:table-cell table:style-name="ce29" office:value-type="float" office:value="151.166978376845" calcext:value-type="float">
            <text:p>151.17 </text:p>
          </table:table-cell>
          <table:table-cell table:style-name="ce29" office:value-type="float" office:value="87.2435995086065" calcext:value-type="float">
            <text:p>87.24 </text:p>
          </table:table-cell>
        </table:table-row>
        <table:table-row table:style-name="ro1">
          <table:table-cell office:value-type="string" calcext:value-type="string">
            <text:p>Augusta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9535229" calcext:value-type="float">
            <text:p>9,535,229 </text:p>
          </table:table-cell>
          <table:table-cell table:style-name="ce29" office:value-type="float" office:value="132.224545612571" calcext:value-type="float">
            <text:p>132.22 </text:p>
          </table:table-cell>
          <table:table-cell table:style-name="ce29" office:value-type="float" office:value="76.3112779424163" calcext:value-type="float">
            <text:p>76.31 </text:p>
          </table:table-cell>
        </table:table-row>
        <table:table-row table:style-name="ro1">
          <table:table-cell office:value-type="string" calcext:value-type="string">
            <text:p>Bath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271780" calcext:value-type="float">
            <text:p>1,271,780 </text:p>
          </table:table-cell>
          <table:table-cell table:style-name="ce29" office:value-type="float" office:value="268.006259621079" calcext:value-type="float">
            <text:p>268.01 </text:p>
          </table:table-cell>
          <table:table-cell table:style-name="ce29" office:value-type="float" office:value="154.675518630083" calcext:value-type="float">
            <text:p>154.68 </text:p>
          </table:table-cell>
        </table:table-row>
        <table:table-row table:style-name="ro1">
          <table:table-cell office:value-type="string" calcext:value-type="string">
            <text:p>Bedfor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0398526" calcext:value-type="float">
            <text:p>10,398,526 </text:p>
          </table:table-cell>
          <table:table-cell table:style-name="ce29" office:value-type="float" office:value="155.535850671677" calcext:value-type="float">
            <text:p>155.54 </text:p>
          </table:table-cell>
          <table:table-cell table:style-name="ce29" office:value-type="float" office:value="89.7650241536398" calcext:value-type="float">
            <text:p>89.77 </text:p>
          </table:table-cell>
        </table:table-row>
        <table:table-row table:style-name="ro1">
          <table:table-cell office:value-type="string" calcext:value-type="string">
            <text:p>Blan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779401" calcext:value-type="float">
            <text:p>779,401 </text:p>
          </table:table-cell>
          <table:table-cell table:style-name="ce29" office:value-type="float" office:value="109.44391206187" calcext:value-type="float">
            <text:p>109.44 </text:p>
          </table:table-cell>
          <table:table-cell table:style-name="ce29" office:value-type="float" office:value="63.1638002896241" calcext:value-type="float">
            <text:p>63.16 </text:p>
          </table:table-cell>
        </table:table-row>
        <table:table-row table:style-name="ro1">
          <table:table-cell office:value-type="string" calcext:value-type="string">
            <text:p>Botetourt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7048146" calcext:value-type="float">
            <text:p>7,048,146 </text:p>
          </table:table-cell>
          <table:table-cell table:style-name="ce29" office:value-type="float" office:value="211.659801419333" calcext:value-type="float">
            <text:p>211.66 </text:p>
          </table:table-cell>
          <table:table-cell table:style-name="ce29" office:value-type="float" office:value="122.156063085852" calcext:value-type="float">
            <text:p>122.16 </text:p>
          </table:table-cell>
        </table:table-row>
        <table:table-row table:style-name="ro1">
          <table:table-cell office:value-type="string" calcext:value-type="string">
            <text:p>Brunswick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557216" calcext:value-type="float">
            <text:p>2,557,216 </text:p>
          </table:table-cell>
          <table:table-cell table:style-name="ce29" office:value-type="float" office:value="138.193456523857" calcext:value-type="float">
            <text:p>138.19 </text:p>
          </table:table-cell>
          <table:table-cell table:style-name="ce29" office:value-type="float" office:value="79.7561392384366" calcext:value-type="float">
            <text:p>79.76 </text:p>
          </table:table-cell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627050" calcext:value-type="float">
            <text:p>4,627,050 </text:p>
          </table:table-cell>
          <table:table-cell table:style-name="ce29" office:value-type="float" office:value="188.153923761155" calcext:value-type="float">
            <text:p>188.15 </text:p>
          </table:table-cell>
          <table:table-cell table:style-name="ce29" office:value-type="float" office:value="108.590022416599" calcext:value-type="float">
            <text:p>108.59 </text:p>
          </table:table-cell>
        </table:table-row>
        <table:table-row table:style-name="ro1">
          <table:table-cell office:value-type="string" calcext:value-type="string">
            <text:p>Buckingham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798751" calcext:value-type="float">
            <text:p>1,798,751 </text:p>
          </table:table-cell>
          <table:table-cell table:style-name="ce29" office:value-type="float" office:value="106.978248234003" calcext:value-type="float">
            <text:p>106.98 </text:p>
          </table:table-cell>
          <table:table-cell table:style-name="ce29" office:value-type="float" office:value="61.7407819172847" calcext:value-type="float">
            <text:p>61.74 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7652341" calcext:value-type="float">
            <text:p>7,652,341 </text:p>
          </table:table-cell>
          <table:table-cell table:style-name="ce29" office:value-type="float" office:value="143.740385167087" calcext:value-type="float">
            <text:p>143.74 </text:p>
          </table:table-cell>
          <table:table-cell table:style-name="ce29" office:value-type="float" office:value="82.9574602296278" calcext:value-type="float">
            <text:p>82.96 </text:p>
          </table:table-cell>
        </table:table-row>
        <table:table-row table:style-name="ro1">
          <table:table-cell office:value-type="string" calcext:value-type="string">
            <text:p>Carolin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376820" calcext:value-type="float">
            <text:p>3,376,820 </text:p>
          </table:table-cell>
          <table:table-cell table:style-name="ce29" office:value-type="float" office:value="119.553452830482" calcext:value-type="float">
            <text:p>119.55 </text:p>
          </table:table-cell>
          <table:table-cell table:style-name="ce29" office:value-type="float" office:value="68.9983597648683" calcext:value-type="float">
            <text:p>69.00 </text:p>
          </table:table-cell>
        </table:table-row>
        <table:table-row table:style-name="ro1">
          <table:table-cell office:value-type="string" calcext:value-type="string">
            <text:p>Carroll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115191" calcext:value-type="float">
            <text:p>4,115,191 </text:p>
          </table:table-cell>
          <table:table-cell table:style-name="ce29" office:value-type="float" office:value="135.815715720398" calcext:value-type="float">
            <text:p>135.82 </text:p>
          </table:table-cell>
          <table:table-cell table:style-name="ce29" office:value-type="float" office:value="78.3838642308943" calcext:value-type="float">
            <text:p>78.38 </text:p>
          </table:table-cell>
        </table:table-row>
        <table:table-row table:style-name="ro1">
          <table:table-cell office:value-type="string" calcext:value-type="string">
            <text:p>Charles City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501138" calcext:value-type="float">
            <text:p>1,501,138 </text:p>
          </table:table-cell>
          <table:table-cell table:style-name="ce29" office:value-type="float" office:value="214.6869539635" calcext:value-type="float">
            <text:p>214.69 </text:p>
          </table:table-cell>
          <table:table-cell table:style-name="ce29" office:value-type="float" office:value="123.903135674393" calcext:value-type="float">
            <text:p>123.90 </text:p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786966" calcext:value-type="float">
            <text:p>2,786,966 </text:p>
          </table:table-cell>
          <table:table-cell table:style-name="ce29" office:value-type="float" office:value="219.927119201636" calcext:value-type="float">
            <text:p>219.93 </text:p>
          </table:table-cell>
          <table:table-cell table:style-name="ce29" office:value-type="float" office:value="126.927413081428" calcext:value-type="float">
            <text:p>126.93 </text:p>
          </table:table-cell>
        </table:table-row>
        <table:table-row table:style-name="ro1">
          <table:table-cell office:value-type="string" calcext:value-type="string">
            <text:p>Chesterfiel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59480414" calcext:value-type="float">
            <text:p>59,480,414 </text:p>
          </table:table-cell>
          <table:table-cell table:style-name="ce29" office:value-type="float" office:value="193.37317752951" calcext:value-type="float">
            <text:p>193.37 </text:p>
          </table:table-cell>
          <table:table-cell table:style-name="ce29" office:value-type="float" office:value="111.602231103902" calcext:value-type="float">
            <text:p>111.60 </text:p>
          </table:table-cell>
        </table:table-row>
        <table:table-row table:style-name="ro1">
          <table:table-cell office:value-type="string" calcext:value-type="string">
            <text:p>Clark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825764" calcext:value-type="float">
            <text:p>1,825,764 </text:p>
          </table:table-cell>
          <table:table-cell table:style-name="ce29" office:value-type="float" office:value="126.163755154586" calcext:value-type="float">
            <text:p>126.16 </text:p>
          </table:table-cell>
          <table:table-cell table:style-name="ce29" office:value-type="float" office:value="72.8133898381512" calcext:value-type="float">
            <text:p>72.81 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697238" calcext:value-type="float">
            <text:p>697,238 </text:p>
          </table:table-cell>
          <table:table-cell table:style-name="ce29" office:value-type="float" office:value="133.810494879346" calcext:value-type="float">
            <text:p>133.81 </text:p>
          </table:table-cell>
          <table:table-cell table:style-name="ce29" office:value-type="float" office:value="77.2265831509816" calcext:value-type="float">
            <text:p>77.23 </text:p>
          </table:table-cell>
        </table:table-row>
        <table:table-row table:style-name="ro1">
          <table:table-cell office:value-type="string" calcext:value-type="string">
            <text:p>Culpeper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7636953" calcext:value-type="float">
            <text:p>7,636,953 </text:p>
          </table:table-cell>
          <table:table-cell table:style-name="ce29" office:value-type="float" office:value="159.307703025044" calcext:value-type="float">
            <text:p>159.31 </text:p>
          </table:table-cell>
          <table:table-cell table:style-name="ce29" office:value-type="float" office:value="91.9418883051633" calcext:value-type="float">
            <text:p>91.94 </text:p>
          </table:table-cell>
        </table:table-row>
        <table:table-row table:style-name="ro1">
          <table:table-cell office:value-type="string" calcext:value-type="string">
            <text:p>Cumberlan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670522" calcext:value-type="float">
            <text:p>1,670,522 </text:p>
          </table:table-cell>
          <table:table-cell table:style-name="ce29" office:value-type="float" office:value="167.130598638022" calcext:value-type="float">
            <text:p>167.13 </text:p>
          </table:table-cell>
          <table:table-cell table:style-name="ce29" office:value-type="float" office:value="96.4567471664347" calcext:value-type="float">
            <text:p>96.46 </text:p>
          </table:table-cell>
        </table:table-row>
        <table:table-row table:style-name="ro1">
          <table:table-cell office:value-type="string" calcext:value-type="string">
            <text:p>Dickens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649073" calcext:value-type="float">
            <text:p>3,649,073 </text:p>
          </table:table-cell>
          <table:table-cell table:style-name="ce29" office:value-type="float" office:value="221.439037853932" calcext:value-type="float">
            <text:p>221.44 </text:p>
          </table:table-cell>
          <table:table-cell table:style-name="ce29" office:value-type="float" office:value="127.799992706997" calcext:value-type="float">
            <text:p>127.80 </text:p>
          </table:table-cell>
        </table:table-row>
        <table:table-row table:style-name="ro1">
          <table:table-cell office:value-type="string" calcext:value-type="string">
            <text:p>Dinwiddi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5362103" calcext:value-type="float">
            <text:p>5,362,103 </text:p>
          </table:table-cell>
          <table:table-cell table:style-name="ce29" office:value-type="float" office:value="197.068136278113" calcext:value-type="float">
            <text:p>197.07 </text:p>
          </table:table-cell>
          <table:table-cell table:style-name="ce29" office:value-type="float" office:value="113.734717343458" calcext:value-type="float">
            <text:p>113.73 </text:p>
          </table:table-cell>
        </table:table-row>
        <table:table-row table:style-name="ro1">
          <table:table-cell office:value-type="string" calcext:value-type="string">
            <text:p>Essex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519396" calcext:value-type="float">
            <text:p>1,519,396 </text:p>
          </table:table-cell>
          <table:table-cell table:style-name="ce29" office:value-type="float" office:value="138.091166544387" calcext:value-type="float">
            <text:p>138.09 </text:p>
          </table:table-cell>
          <table:table-cell table:style-name="ce29" office:value-type="float" office:value="79.6971042157192" calcext:value-type="float">
            <text:p>79.70 </text:p>
          </table:table-cell>
        </table:table-row>
        <table:table-row table:style-name="ro1">
          <table:table-cell office:value-type="string" calcext:value-type="string">
            <text:p>Fairfax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01802010" calcext:value-type="float">
            <text:p>201,802,010 </text:p>
          </table:table-cell>
          <table:table-cell table:style-name="ce29" office:value-type="float" office:value="194.700748877558" calcext:value-type="float">
            <text:p>194.70 </text:p>
          </table:table-cell>
          <table:table-cell table:style-name="ce29" office:value-type="float" office:value="112.368417636515" calcext:value-type="float">
            <text:p>112.37 </text:p>
          </table:table-cell>
        </table:table-row>
        <table:table-row table:style-name="ro1">
          <table:table-cell office:value-type="string" calcext:value-type="string">
            <text:p>Fauquier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1875575" calcext:value-type="float">
            <text:p>11,875,575 </text:p>
          </table:table-cell>
          <table:table-cell table:style-name="ce29" office:value-type="float" office:value="175.408448437973" calcext:value-type="float">
            <text:p>175.41 </text:p>
          </table:table-cell>
          <table:table-cell table:style-name="ce29" office:value-type="float" office:value="101.234175547248" calcext:value-type="float">
            <text:p>101.23 </text:p>
          </table:table-cell>
        </table:table-row>
        <table:table-row table:style-name="ro1">
          <table:table-cell office:value-type="string" calcext:value-type="string">
            <text:p>Floy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055561" calcext:value-type="float">
            <text:p>2,055,561 </text:p>
          </table:table-cell>
          <table:table-cell table:style-name="ce29" office:value-type="float" office:value="133.31818211846" calcext:value-type="float">
            <text:p>133.32 </text:p>
          </table:table-cell>
          <table:table-cell table:style-name="ce29" office:value-type="float" office:value="76.9424527290811" calcext:value-type="float">
            <text:p>76.94 </text:p>
          </table:table-cell>
        </table:table-row>
        <table:table-row table:style-name="ro1">
          <table:table-cell office:value-type="string" calcext:value-type="string">
            <text:p>Fluvanna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361868" calcext:value-type="float">
            <text:p>3,361,868 </text:p>
          </table:table-cell>
          <table:table-cell table:style-name="ce29" office:value-type="float" office:value="126.140595657404" calcext:value-type="float">
            <text:p>126.14 </text:p>
          </table:table-cell>
          <table:table-cell table:style-name="ce29" office:value-type="float" office:value="72.8000237054241" calcext:value-type="float">
            <text:p>72.80 </text:p>
          </table:table-cell>
        </table:table-row>
        <table:table-row table:style-name="ro1">
          <table:table-cell office:value-type="string" calcext:value-type="string">
            <text:p>Frankli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6749877" calcext:value-type="float">
            <text:p>6,749,877 </text:p>
          </table:table-cell>
          <table:table-cell table:style-name="ce29" office:value-type="float" office:value="126.282988847669" calcext:value-type="float">
            <text:p>126.28 </text:p>
          </table:table-cell>
          <table:table-cell table:style-name="ce29" office:value-type="float" office:value="72.8822036537013" calcext:value-type="float">
            <text:p>72.88 </text:p>
          </table:table-cell>
        </table:table-row>
        <table:table-row table:style-name="ro1">
          <table:table-cell office:value-type="string" calcext:value-type="string">
            <text:p>Frederick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2639770" calcext:value-type="float">
            <text:p>12,639,770 </text:p>
          </table:table-cell>
          <table:table-cell table:style-name="ce29" office:value-type="float" office:value="167.766686528718" calcext:value-type="float">
            <text:p>167.77 </text:p>
          </table:table-cell>
          <table:table-cell table:style-name="ce29" office:value-type="float" office:value="96.8238551008792" calcext:value-type="float">
            <text:p>96.82 </text:p>
          </table:table-cell>
        </table:table-row>
        <table:table-row table:style-name="ro1">
          <table:table-cell office:value-type="string" calcext:value-type="string">
            <text:p>Giles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407250" calcext:value-type="float">
            <text:p>2,407,250 </text:p>
          </table:table-cell>
          <table:table-cell table:style-name="ce29" office:value-type="float" office:value="144.593417967942" calcext:value-type="float">
            <text:p>144.59 </text:p>
          </table:table-cell>
          <table:table-cell table:style-name="ce29" office:value-type="float" office:value="83.4497744429872" calcext:value-type="float">
            <text:p>83.45 </text:p>
          </table:table-cell>
        </table:table-row>
        <table:table-row table:style-name="ro1">
          <table:table-cell office:value-type="string" calcext:value-type="string">
            <text:p>Gloucester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6125680" calcext:value-type="float">
            <text:p>6,125,680 </text:p>
          </table:table-cell>
          <table:table-cell table:style-name="ce29" office:value-type="float" office:value="167.15398884547" calcext:value-type="float">
            <text:p>167.15 </text:p>
          </table:table-cell>
          <table:table-cell table:style-name="ce29" office:value-type="float" office:value="96.4702464498953" calcext:value-type="float">
            <text:p>96.47 </text:p>
          </table:table-cell>
        </table:table-row>
        <table:table-row table:style-name="ro1">
          <table:table-cell office:value-type="string" calcext:value-type="string">
            <text:p>Goochlan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127191" calcext:value-type="float">
            <text:p>3,127,191 </text:p>
          </table:table-cell>
          <table:table-cell table:style-name="ce29" office:value-type="float" office:value="145.853008315455" calcext:value-type="float">
            <text:p>145.85 </text:p>
          </table:table-cell>
          <table:table-cell table:style-name="ce29" office:value-type="float" office:value="84.1767268303623" calcext:value-type="float">
            <text:p>84.18 </text:p>
          </table:table-cell>
        </table:table-row>
        <table:table-row table:style-name="ro1">
          <table:table-cell office:value-type="string" calcext:value-type="string">
            <text:p>Grays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221526" calcext:value-type="float">
            <text:p>2,221,526 </text:p>
          </table:table-cell>
          <table:table-cell table:style-name="ce29" office:value-type="float" office:value="136.766601821955" calcext:value-type="float">
            <text:p>136.77 </text:p>
          </table:table-cell>
          <table:table-cell table:style-name="ce29" office:value-type="float" office:value="78.9326529089066" calcext:value-type="float">
            <text:p>78.93 </text:p>
          </table:table-cell>
        </table:table-row>
        <table:table-row table:style-name="ro1">
          <table:table-cell office:value-type="string" calcext:value-type="string">
            <text:p>Green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257879" calcext:value-type="float">
            <text:p>2,257,879 </text:p>
          </table:table-cell>
          <table:table-cell table:style-name="ce29" office:value-type="float" office:value="124.658940550532" calcext:value-type="float">
            <text:p>124.66 </text:p>
          </table:table-cell>
          <table:table-cell table:style-name="ce29" office:value-type="float" office:value="71.9449102002007" calcext:value-type="float">
            <text:p>71.94 </text:p>
          </table:table-cell>
        </table:table-row>
        <table:table-row table:style-name="ro1">
          <table:table-cell office:value-type="string" calcext:value-type="string">
            <text:p>Greensvill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532037" calcext:value-type="float">
            <text:p>1,532,037 </text:p>
          </table:table-cell>
          <table:table-cell table:style-name="ce29" office:value-type="float" office:value="123.051658365428" calcext:value-type="float">
            <text:p>123.05 </text:p>
          </table:table-cell>
          <table:table-cell table:style-name="ce29" office:value-type="float" office:value="71.0172930396264" calcext:value-type="float">
            <text:p>71.02 </text:p>
          </table:table-cell>
        </table:table-row>
        <table:table-row table:style-name="ro1">
          <table:table-cell office:value-type="string" calcext:value-type="string">
            <text:p>Halifax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8370290" calcext:value-type="float">
            <text:p>8,370,290 </text:p>
          </table:table-cell>
          <table:table-cell table:style-name="ce29" office:value-type="float" office:value="231.980104085582" calcext:value-type="float">
            <text:p>231.98 </text:p>
          </table:table-cell>
          <table:table-cell table:style-name="ce29" office:value-type="float" office:value="133.88360018915" calcext:value-type="float">
            <text:p>133.88 </text:p>
          </table:table-cell>
        </table:table-row>
        <table:table-row table:style-name="ro1">
          <table:table-cell office:value-type="string" calcext:value-type="string">
            <text:p>Hanover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6636875" calcext:value-type="float">
            <text:p>16,636,875 </text:p>
          </table:table-cell>
          <table:table-cell table:style-name="ce29" office:value-type="float" office:value="168.689501101139" calcext:value-type="float">
            <text:p>168.69 </text:p>
          </table:table-cell>
          <table:table-cell table:style-name="ce29" office:value-type="float" office:value="97.3564427456248" calcext:value-type="float">
            <text:p>97.36 </text:p>
          </table:table-cell>
        </table:table-row>
        <table:table-row table:style-name="ro1">
          <table:table-cell office:value-type="string" calcext:value-type="string">
            <text:p>Henrico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4041014" calcext:value-type="float">
            <text:p>44,041,014 </text:p>
          </table:table-cell>
          <table:table-cell table:style-name="ce29" office:value-type="float" office:value="148.541117170857" calcext:value-type="float">
            <text:p>148.54 </text:p>
          </table:table-cell>
          <table:table-cell table:style-name="ce29" office:value-type="float" office:value="85.7281257862349" calcext:value-type="float">
            <text:p>85.73 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6817146" calcext:value-type="float">
            <text:p>6,817,146 </text:p>
          </table:table-cell>
          <table:table-cell table:style-name="ce29" office:value-type="float" office:value="126.723825148897" calcext:value-type="float">
            <text:p>126.72 </text:p>
          </table:table-cell>
          <table:table-cell table:style-name="ce29" office:value-type="float" office:value="73.1366252616882" calcext:value-type="float">
            <text:p>73.14 </text:p>
          </table:table-cell>
        </table:table-row>
        <table:table-row table:style-name="ro1">
          <table:table-cell office:value-type="string" calcext:value-type="string">
            <text:p>Highlan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10246" calcext:value-type="float">
            <text:p>310,246 </text:p>
          </table:table-cell>
          <table:table-cell table:style-name="ce29" office:value-type="float" office:value="136.521260258374" calcext:value-type="float">
            <text:p>136.52 </text:p>
          </table:table-cell>
          <table:table-cell table:style-name="ce29" office:value-type="float" office:value="78.7910579564528" calcext:value-type="float">
            <text:p>78.79 </text:p>
          </table:table-cell>
        </table:table-row>
        <table:table-row table:style-name="ro1">
          <table:table-cell office:value-type="string" calcext:value-type="string">
            <text:p>Isle of Wight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7974266" calcext:value-type="float">
            <text:p>7,974,266 </text:p>
          </table:table-cell>
          <table:table-cell table:style-name="ce29" office:value-type="float" office:value="227.988597296822" calcext:value-type="float">
            <text:p>227.99 </text:p>
          </table:table-cell>
          <table:table-cell table:style-name="ce29" office:value-type="float" office:value="131.579965999635" calcext:value-type="float">
            <text:p>131.58 </text:p>
          </table:table-cell>
        </table:table-row>
        <table:table-row table:style-name="ro1">
          <table:table-cell office:value-type="string" calcext:value-type="string">
            <text:p>James City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0510334" calcext:value-type="float">
            <text:p>10,510,334 </text:p>
          </table:table-cell>
          <table:table-cell table:style-name="ce29" office:value-type="float" office:value="165.008422537596" calcext:value-type="float">
            <text:p>165.01 </text:p>
          </table:table-cell>
          <table:table-cell table:style-name="ce29" office:value-type="float" office:value="95.2319672324816" calcext:value-type="float">
            <text:p>95.23 </text:p>
          </table:table-cell>
        </table:table-row>
        <table:table-row table:style-name="ro1">
          <table:table-cell office:value-type="string" calcext:value-type="string">
            <text:p>King &amp; Quee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110406" calcext:value-type="float">
            <text:p>1,110,406 </text:p>
          </table:table-cell>
          <table:table-cell table:style-name="ce29" office:value-type="float" office:value="166.345769255966" calcext:value-type="float">
            <text:p>166.35 </text:p>
          </table:table-cell>
          <table:table-cell table:style-name="ce29" office:value-type="float" office:value="96.0037954634512" calcext:value-type="float">
            <text:p>96.00 </text:p>
          </table:table-cell>
        </table:table-row>
        <table:table-row table:style-name="ro1">
          <table:table-cell office:value-type="string" calcext:value-type="string">
            <text:p>King Georg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605702" calcext:value-type="float">
            <text:p>3,605,702 </text:p>
          </table:table-cell>
          <table:table-cell table:style-name="ce29" office:value-type="float" office:value="150.921961644986" calcext:value-type="float">
            <text:p>150.92 </text:p>
          </table:table-cell>
          <table:table-cell table:style-name="ce29" office:value-type="float" office:value="87.1021920275764" calcext:value-type="float">
            <text:p>87.10 </text:p>
          </table:table-cell>
        </table:table-row>
        <table:table-row table:style-name="ro1">
          <table:table-cell office:value-type="string" calcext:value-type="string">
            <text:p>King William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106117" calcext:value-type="float">
            <text:p>2,106,117 </text:p>
          </table:table-cell>
          <table:table-cell table:style-name="ce29" office:value-type="float" office:value="130.134510040699" calcext:value-type="float">
            <text:p>130.13 </text:p>
          </table:table-cell>
          <table:table-cell table:style-name="ce29" office:value-type="float" office:value="75.1050473995484" calcext:value-type="float">
            <text:p>75.11 </text:p>
          </table:table-cell>
        </table:table-row>
        <table:table-row table:style-name="ro1">
          <table:table-cell office:value-type="string" calcext:value-type="string">
            <text:p>Lancaster</text:p>
          </table:table-cell>
          <table:table-cell office:value-type="string" calcext:value-type="string">
            <text:p>2008-2009</text:p>
          </table:table-cell>
          <table:table-cell table:style-name="ce18" office:value-type="float" office:value="1793824" calcext:value-type="float">
            <text:p><text:s/>$1,793,824 </text:p>
          </table:table-cell>
          <table:table-cell table:style-name="ce28" office:value-type="float" office:value="152.144516463747" calcext:value-type="float">
            <text:p><text:s/>$152.14 </text:p>
          </table:table-cell>
          <table:table-cell table:style-name="ce29" office:value-type="float" office:value="87.8077699529312" calcext:value-type="float">
            <text:p>87.81 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884368" calcext:value-type="float">
            <text:p>3,884,368 </text:p>
          </table:table-cell>
          <table:table-cell table:style-name="ce29" office:value-type="float" office:value="151.762333756399" calcext:value-type="float">
            <text:p>151.76 </text:p>
          </table:table-cell>
          <table:table-cell table:style-name="ce29" office:value-type="float" office:value="87.587199326879" calcext:value-type="float">
            <text:p>87.59 </text:p>
          </table:table-cell>
        </table:table-row>
        <table:table-row table:style-name="ro1">
          <table:table-cell office:value-type="string" calcext:value-type="string">
            <text:p>Loudou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62483472" calcext:value-type="float">
            <text:p>62,483,472 </text:p>
          </table:table-cell>
          <table:table-cell table:style-name="ce29" office:value-type="float" office:value="209.596472685767" calcext:value-type="float">
            <text:p>209.60 </text:p>
          </table:table-cell>
          <table:table-cell table:style-name="ce29" office:value-type="float" office:value="120.965245966804" calcext:value-type="float">
            <text:p>120.97 </text:p>
          </table:table-cell>
        </table:table-row>
        <table:table-row table:style-name="ro1">
          <table:table-cell office:value-type="string" calcext:value-type="string">
            <text:p>Louisa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869674" calcext:value-type="float">
            <text:p>3,869,674 </text:p>
          </table:table-cell>
          <table:table-cell table:style-name="ce29" office:value-type="float" office:value="117.526724774196" calcext:value-type="float">
            <text:p>117.53 </text:p>
          </table:table-cell>
          <table:table-cell table:style-name="ce29" office:value-type="float" office:value="67.8286661402815" calcext:value-type="float">
            <text:p>67.83 </text:p>
          </table:table-cell>
        </table:table-row>
        <table:table-row table:style-name="ro1">
          <table:table-cell office:value-type="string" calcext:value-type="string">
            <text:p>Lunenburg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468840" calcext:value-type="float">
            <text:p>1,468,840 </text:p>
          </table:table-cell>
          <table:table-cell table:style-name="ce29" office:value-type="float" office:value="110.708553097434" calcext:value-type="float">
            <text:p>110.71 </text:p>
          </table:table-cell>
          <table:table-cell table:style-name="ce29" office:value-type="float" office:value="63.8936676006834" calcext:value-type="float">
            <text:p>63.89 </text:p>
          </table:table-cell>
        </table:table-row>
        <table:table-row table:style-name="ro1">
          <table:table-cell office:value-type="string" calcext:value-type="string">
            <text:p>Madis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785814" calcext:value-type="float">
            <text:p>1,785,814 </text:p>
          </table:table-cell>
          <table:table-cell table:style-name="ce29" office:value-type="float" office:value="128.012997237788" calcext:value-type="float">
            <text:p>128.01 </text:p>
          </table:table-cell>
          <table:table-cell table:style-name="ce29" office:value-type="float" office:value="73.8806502771287" calcext:value-type="float">
            <text:p>73.88 </text:p>
          </table:table-cell>
        </table:table-row>
        <table:table-row table:style-name="ro1">
          <table:table-cell office:value-type="string" calcext:value-type="string">
            <text:p>Mathews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342234" calcext:value-type="float">
            <text:p>1,342,234 </text:p>
          </table:table-cell>
          <table:table-cell table:style-name="ce29" office:value-type="float" office:value="141.268245962729" calcext:value-type="float">
            <text:p>141.27 </text:p>
          </table:table-cell>
          <table:table-cell table:style-name="ce29" office:value-type="float" office:value="81.530704697498" calcext:value-type="float">
            <text:p>81.53 </text:p>
          </table:table-cell>
        </table:table-row>
        <table:table-row table:style-name="ro1">
          <table:table-cell office:value-type="string" calcext:value-type="string">
            <text:p>Mecklenburg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401626" calcext:value-type="float">
            <text:p>3,401,626 </text:p>
          </table:table-cell>
          <table:table-cell table:style-name="ce29" office:value-type="float" office:value="105.301019141162" calcext:value-type="float">
            <text:p>105.30 </text:p>
          </table:table-cell>
          <table:table-cell table:style-name="ce29" office:value-type="float" office:value="60.7727960196289" calcext:value-type="float">
            <text:p>60.77 </text:p>
          </table:table-cell>
        </table:table-row>
        <table:table-row table:style-name="ro1">
          <table:table-cell office:value-type="string" calcext:value-type="string">
            <text:p>Middlesex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470989" calcext:value-type="float">
            <text:p>1,470,989 </text:p>
          </table:table-cell>
          <table:table-cell table:style-name="ce29" office:value-type="float" office:value="141.284171521089" calcext:value-type="float">
            <text:p>141.28 </text:p>
          </table:table-cell>
          <table:table-cell table:style-name="ce29" office:value-type="float" office:value="81.5398958783397" calcext:value-type="float">
            <text:p>81.54 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5019599" calcext:value-type="float">
            <text:p>15,019,599 </text:p>
          </table:table-cell>
          <table:table-cell table:style-name="ce29" office:value-type="float" office:value="164.337360994406" calcext:value-type="float">
            <text:p>164.34 </text:p>
          </table:table-cell>
          <table:table-cell table:style-name="ce29" office:value-type="float" office:value="94.8446748148625" calcext:value-type="float">
            <text:p>94.84 </text:p>
          </table:table-cell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793616" calcext:value-type="float">
            <text:p>2,793,616 </text:p>
          </table:table-cell>
          <table:table-cell table:style-name="ce29" office:value-type="float" office:value="180.018060973806" calcext:value-type="float">
            <text:p>180.02 </text:p>
          </table:table-cell>
          <table:table-cell table:style-name="ce29" office:value-type="float" office:value="103.894539565132" calcext:value-type="float">
            <text:p>103.89 </text:p>
          </table:table-cell>
        </table:table-row>
        <table:table-row table:style-name="ro1">
          <table:table-cell office:value-type="string" calcext:value-type="string">
            <text:p>New Kent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681759" calcext:value-type="float">
            <text:p>2,681,759 </text:p>
          </table:table-cell>
          <table:table-cell table:style-name="ce29" office:value-type="float" office:value="150.177517737614" calcext:value-type="float">
            <text:p>150.18 </text:p>
          </table:table-cell>
          <table:table-cell table:style-name="ce29" office:value-type="float" office:value="86.6725481542331" calcext:value-type="float">
            <text:p>86.67 </text:p>
          </table:table-cell>
        </table:table-row>
        <table:table-row table:style-name="ro1">
          <table:table-cell office:value-type="string" calcext:value-type="string">
            <text:p>Northamp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969206" calcext:value-type="float">
            <text:p>4,969,206 </text:p>
          </table:table-cell>
          <table:table-cell table:style-name="ce29" office:value-type="float" office:value="371.381676591859" calcext:value-type="float">
            <text:p>371.38 </text:p>
          </table:table-cell>
          <table:table-cell table:style-name="ce29" office:value-type="float" office:value="214.336984209892" calcext:value-type="float">
            <text:p>214.34 </text:p>
          </table:table-cell>
        </table:table-row>
        <table:table-row table:style-name="ro1">
          <table:table-cell office:value-type="string" calcext:value-type="string">
            <text:p>Northumberlan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749866" calcext:value-type="float">
            <text:p>1,749,866 </text:p>
          </table:table-cell>
          <table:table-cell table:style-name="ce29" office:value-type="float" office:value="130.572618900813" calcext:value-type="float">
            <text:p>130.57 </text:p>
          </table:table-cell>
          <table:table-cell table:style-name="ce29" office:value-type="float" office:value="75.3578949085971" calcext:value-type="float">
            <text:p>75.36 </text:p>
          </table:table-cell>
        </table:table-row>
        <table:table-row table:style-name="ro1">
          <table:table-cell office:value-type="string" calcext:value-type="string">
            <text:p>Nottoway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402284" calcext:value-type="float">
            <text:p>2,402,284 </text:p>
          </table:table-cell>
          <table:table-cell table:style-name="ce29" office:value-type="float" office:value="151.151827260903" calcext:value-type="float">
            <text:p>151.15 </text:p>
          </table:table-cell>
          <table:table-cell table:style-name="ce29" office:value-type="float" office:value="87.234855284798" calcext:value-type="float">
            <text:p>87.23 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6641492" calcext:value-type="float">
            <text:p>6,641,492 </text:p>
          </table:table-cell>
          <table:table-cell table:style-name="ce29" office:value-type="float" office:value="196.003078712975" calcext:value-type="float">
            <text:p>196.00 </text:p>
          </table:table-cell>
          <table:table-cell table:style-name="ce29" office:value-type="float" office:value="113.120036434544" calcext:value-type="float">
            <text:p>113.12 </text:p>
          </table:table-cell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559518" calcext:value-type="float">
            <text:p>2,559,518 </text:p>
          </table:table-cell>
          <table:table-cell table:style-name="ce29" office:value-type="float" office:value="105.876004554057" calcext:value-type="float">
            <text:p>105.88 </text:p>
          </table:table-cell>
          <table:table-cell table:style-name="ce29" office:value-type="float" office:value="61.1046396380207" calcext:value-type="float">
            <text:p>61.10 </text:p>
          </table:table-cell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090288" calcext:value-type="float">
            <text:p>2,090,288 </text:p>
          </table:table-cell>
          <table:table-cell table:style-name="ce29" office:value-type="float" office:value="107.365364296949" calcext:value-type="float">
            <text:p>107.37 </text:p>
          </table:table-cell>
          <table:table-cell table:style-name="ce29" office:value-type="float" office:value="61.9641997504759" calcext:value-type="float">
            <text:p>61.96 </text:p>
          </table:table-cell>
        </table:table-row>
        <table:table-row table:style-name="ro1">
          <table:table-cell office:value-type="string" calcext:value-type="string">
            <text:p>Pittsylvania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7017782" calcext:value-type="float">
            <text:p>7,017,782 </text:p>
          </table:table-cell>
          <table:table-cell table:style-name="ce29" office:value-type="float" office:value="111.902637904627" calcext:value-type="float">
            <text:p>111.90 </text:p>
          </table:table-cell>
          <table:table-cell table:style-name="ce29" office:value-type="float" office:value="64.5828145150203" calcext:value-type="float">
            <text:p>64.58 </text:p>
          </table:table-cell>
        </table:table-row>
        <table:table-row table:style-name="ro1">
          <table:table-cell office:value-type="string" calcext:value-type="string">
            <text:p>Powhata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643303" calcext:value-type="float">
            <text:p>4,643,303 </text:p>
          </table:table-cell>
          <table:table-cell table:style-name="ce29" office:value-type="float" office:value="165.20884019755" calcext:value-type="float">
            <text:p>165.21 </text:p>
          </table:table-cell>
          <table:table-cell table:style-name="ce29" office:value-type="float" office:value="95.3476350737468" calcext:value-type="float">
            <text:p>95.35 </text:p>
          </table:table-cell>
        </table:table-row>
        <table:table-row table:style-name="ro1">
          <table:table-cell office:value-type="string" calcext:value-type="string">
            <text:p>Prince Edwar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179234" calcext:value-type="float">
            <text:p>2,179,234 </text:p>
          </table:table-cell>
          <table:table-cell table:style-name="ce29" office:value-type="float" office:value="101.341779991809" calcext:value-type="float">
            <text:p>101.34 </text:p>
          </table:table-cell>
          <table:table-cell table:style-name="ce29" office:value-type="float" office:value="58.4877845811923" calcext:value-type="float">
            <text:p>58.49 </text:p>
          </table:table-cell>
        </table:table-row>
        <table:table-row table:style-name="ro1">
          <table:table-cell office:value-type="string" calcext:value-type="string">
            <text:p>Prince Georg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6343806" calcext:value-type="float">
            <text:p>6,343,806 </text:p>
          </table:table-cell>
          <table:table-cell table:style-name="ce29" office:value-type="float" office:value="165.231680430162" calcext:value-type="float">
            <text:p>165.23 </text:p>
          </table:table-cell>
          <table:table-cell table:style-name="ce29" office:value-type="float" office:value="95.3608169480433" calcext:value-type="float">
            <text:p>95.36 </text:p>
          </table:table-cell>
        </table:table-row>
        <table:table-row table:style-name="ro1">
          <table:table-cell office:value-type="string" calcext:value-type="string">
            <text:p>Prince William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80967000" calcext:value-type="float">
            <text:p>80,967,000 </text:p>
          </table:table-cell>
          <table:table-cell table:style-name="ce29" office:value-type="float" office:value="209.252846723186" calcext:value-type="float">
            <text:p>209.25 </text:p>
          </table:table-cell>
          <table:table-cell table:style-name="ce29" office:value-type="float" office:value="120.766927748222" calcext:value-type="float">
            <text:p>120.77 </text:p>
          </table:table-cell>
        </table:table-row>
        <table:table-row table:style-name="ro1">
          <table:table-cell office:value-type="string" calcext:value-type="string">
            <text:p>Pulaski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6153829" calcext:value-type="float">
            <text:p>6,153,829 </text:p>
          </table:table-cell>
          <table:table-cell table:style-name="ce29" office:value-type="float" office:value="180.112580223679" calcext:value-type="float">
            <text:p>180.11 </text:p>
          </table:table-cell>
          <table:table-cell table:style-name="ce29" office:value-type="float" office:value="103.949089835769" calcext:value-type="float">
            <text:p>103.95 </text:p>
          </table:table-cell>
        </table:table-row>
        <table:table-row table:style-name="ro1">
          <table:table-cell office:value-type="string" calcext:value-type="string">
            <text:p>Rappahannock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994952" calcext:value-type="float">
            <text:p>994,952 </text:p>
          </table:table-cell>
          <table:table-cell table:style-name="ce29" office:value-type="float" office:value="140.804077947146" calcext:value-type="float">
            <text:p>140.80 </text:p>
          </table:table-cell>
          <table:table-cell table:style-name="ce29" office:value-type="float" office:value="81.2628175644019" calcext:value-type="float">
            <text:p>81.26 </text:p>
          </table:table-cell>
        </table:table-row>
        <table:table-row table:style-name="ro1">
          <table:table-cell office:value-type="string" calcext:value-type="string">
            <text:p>Richmon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430314" calcext:value-type="float">
            <text:p>1,430,314 </text:p>
          </table:table-cell>
          <table:table-cell table:style-name="ce29" office:value-type="float" office:value="145.991294658992" calcext:value-type="float">
            <text:p>145.99 </text:p>
          </table:table-cell>
          <table:table-cell table:style-name="ce29" office:value-type="float" office:value="84.2565365778521" calcext:value-type="float">
            <text:p>84.26 </text:p>
          </table:table-cell>
        </table:table-row>
        <table:table-row table:style-name="ro1">
          <table:table-cell office:value-type="string" calcext:value-type="string">
            <text:p>Roanok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2536874" calcext:value-type="float">
            <text:p>12,536,874 </text:p>
          </table:table-cell>
          <table:table-cell table:style-name="ce29" office:value-type="float" office:value="134.818018652516" calcext:value-type="float">
            <text:p>134.82 </text:p>
          </table:table-cell>
          <table:table-cell table:style-name="ce29" office:value-type="float" office:value="77.808059353693" calcext:value-type="float">
            <text:p>77.81 </text:p>
          </table:table-cell>
        </table:table-row>
        <table:table-row table:style-name="ro1">
          <table:table-cell office:value-type="string" calcext:value-type="string">
            <text:p>Rockbridg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261605" calcext:value-type="float">
            <text:p>3,261,605 </text:p>
          </table:table-cell>
          <table:table-cell table:style-name="ce29" office:value-type="float" office:value="148.894929123398" calcext:value-type="float">
            <text:p>148.89 </text:p>
          </table:table-cell>
          <table:table-cell table:style-name="ce29" office:value-type="float" office:value="85.9323226857183" calcext:value-type="float">
            <text:p>85.93 </text:p>
          </table:table-cell>
        </table:table-row>
        <table:table-row table:style-name="ro1">
          <table:table-cell office:value-type="string" calcext:value-type="string">
            <text:p>Rockingham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1299548" calcext:value-type="float">
            <text:p>11,299,548 </text:p>
          </table:table-cell>
          <table:table-cell table:style-name="ce29" office:value-type="float" office:value="148.752263934419" calcext:value-type="float">
            <text:p>148.75 </text:p>
          </table:table-cell>
          <table:table-cell table:style-name="ce29" office:value-type="float" office:value="85.8499857577415" calcext:value-type="float">
            <text:p>85.85 </text:p>
          </table:table-cell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963891" calcext:value-type="float">
            <text:p>4,963,891 </text:p>
          </table:table-cell>
          <table:table-cell table:style-name="ce29" office:value-type="float" office:value="168.59625458416" calcext:value-type="float">
            <text:p>168.60 </text:p>
          </table:table-cell>
          <table:table-cell table:style-name="ce29" office:value-type="float" office:value="97.3026270123856" calcext:value-type="float">
            <text:p>97.30 </text:p>
          </table:table-cell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598413" calcext:value-type="float">
            <text:p>4,598,413 </text:p>
          </table:table-cell>
          <table:table-cell table:style-name="ce29" office:value-type="float" office:value="189.254202829869" calcext:value-type="float">
            <text:p>189.25 </text:p>
          </table:table-cell>
          <table:table-cell table:style-name="ce29" office:value-type="float" office:value="109.225030851968" calcext:value-type="float">
            <text:p>109.23 </text:p>
          </table:table-cell>
        </table:table-row>
        <table:table-row table:style-name="ro1">
          <table:table-cell office:value-type="string" calcext:value-type="string">
            <text:p>Shenandoah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6300012" calcext:value-type="float">
            <text:p>6,300,012 </text:p>
          </table:table-cell>
          <table:table-cell table:style-name="ce29" office:value-type="float" office:value="151.680109022981" calcext:value-type="float">
            <text:p>151.68 </text:p>
          </table:table-cell>
          <table:table-cell table:style-name="ce29" office:value-type="float" office:value="87.5397446394264" calcext:value-type="float">
            <text:p>87.54 </text:p>
          </table:table-cell>
        </table:table-row>
        <table:table-row table:style-name="ro1">
          <table:table-cell office:value-type="string" calcext:value-type="string">
            <text:p>Smyth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685046" calcext:value-type="float">
            <text:p>4,685,046 </text:p>
          </table:table-cell>
          <table:table-cell table:style-name="ce29" office:value-type="float" office:value="145.99104231634" calcext:value-type="float">
            <text:p>145.99 </text:p>
          </table:table-cell>
          <table:table-cell table:style-name="ce29" office:value-type="float" office:value="84.2563909423341" calcext:value-type="float">
            <text:p>84.26 </text:p>
          </table:table-cell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792753" calcext:value-type="float">
            <text:p>3,792,753 </text:p>
          </table:table-cell>
          <table:table-cell table:style-name="ce29" office:value-type="float" office:value="203.694307425727" calcext:value-type="float">
            <text:p>203.69 </text:p>
          </table:table-cell>
          <table:table-cell table:style-name="ce29" office:value-type="float" office:value="117.558905853973" calcext:value-type="float">
            <text:p>117.56 </text:p>
          </table:table-cell>
        </table:table-row>
        <table:table-row table:style-name="ro1">
          <table:table-cell office:value-type="string" calcext:value-type="string">
            <text:p>Spotsylvania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1538599" calcext:value-type="float">
            <text:p>21,538,599 </text:p>
          </table:table-cell>
          <table:table-cell table:style-name="ce29" office:value-type="float" office:value="176.822984785507" calcext:value-type="float">
            <text:p>176.82 </text:p>
          </table:table-cell>
          <table:table-cell table:style-name="ce29" office:value-type="float" office:value="102.050552535925" calcext:value-type="float">
            <text:p>102.05 </text:p>
          </table:table-cell>
        </table:table-row>
        <table:table-row table:style-name="ro1">
          <table:table-cell office:value-type="string" calcext:value-type="string">
            <text:p>Staffor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3651422" calcext:value-type="float">
            <text:p>23,651,422 </text:p>
          </table:table-cell>
          <table:table-cell table:style-name="ce29" office:value-type="float" office:value="187.871063305756" calcext:value-type="float">
            <text:p>187.87 </text:p>
          </table:table-cell>
          <table:table-cell table:style-name="ce29" office:value-type="float" office:value="108.426774036875" calcext:value-type="float">
            <text:p>108.43 </text:p>
          </table:table-cell>
        </table:table-row>
        <table:table-row table:style-name="ro1">
          <table:table-cell office:value-type="string" calcext:value-type="string">
            <text:p>Surry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894830" calcext:value-type="float">
            <text:p>1,894,830 </text:p>
          </table:table-cell>
          <table:table-cell table:style-name="ce29" office:value-type="float" office:value="264.49742374729" calcext:value-type="float">
            <text:p>264.50 </text:p>
          </table:table-cell>
          <table:table-cell table:style-name="ce29" office:value-type="float" office:value="152.650450225586" calcext:value-type="float">
            <text:p>152.65 </text:p>
          </table:table-cell>
        </table:table-row>
        <table:table-row table:style-name="ro1">
          <table:table-cell office:value-type="string" calcext:value-type="string">
            <text:p>Sussex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986659" calcext:value-type="float">
            <text:p>1,986,659 </text:p>
          </table:table-cell>
          <table:table-cell table:style-name="ce29" office:value-type="float" office:value="162.644441863784" calcext:value-type="float">
            <text:p>162.64 </text:p>
          </table:table-cell>
          <table:table-cell table:style-name="ce29" office:value-type="float" office:value="93.8676336632943" calcext:value-type="float">
            <text:p>93.87 </text:p>
          </table:table-cell>
        </table:table-row>
        <table:table-row table:style-name="ro1">
          <table:table-cell office:value-type="string" calcext:value-type="string">
            <text:p>Tazewell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1991697" calcext:value-type="float">
            <text:p>11,991,697 </text:p>
          </table:table-cell>
          <table:table-cell table:style-name="ce29" office:value-type="float" office:value="269.245854475371" calcext:value-type="float">
            <text:p>269.25 </text:p>
          </table:table-cell>
          <table:table-cell table:style-name="ce29" office:value-type="float" office:value="155.390930938922" calcext:value-type="float">
            <text:p>155.39 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5817510" calcext:value-type="float">
            <text:p>5,817,510 </text:p>
          </table:table-cell>
          <table:table-cell table:style-name="ce29" office:value-type="float" office:value="159.504773692655" calcext:value-type="float">
            <text:p>159.50 </text:p>
          </table:table-cell>
          <table:table-cell table:style-name="ce29" office:value-type="float" office:value="92.0556244834253" calcext:value-type="float">
            <text:p>92.06 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8217028" calcext:value-type="float">
            <text:p>8,217,028 </text:p>
          </table:table-cell>
          <table:table-cell table:style-name="ce29" office:value-type="float" office:value="150.928023215004" calcext:value-type="float">
            <text:p>150.93 </text:p>
          </table:table-cell>
          <table:table-cell table:style-name="ce29" office:value-type="float" office:value="87.1056903655909" calcext:value-type="float">
            <text:p>87.11 </text:p>
          </table:table-cell>
        </table:table-row>
        <table:table-row table:style-name="ro1">
          <table:table-cell office:value-type="string" calcext:value-type="string">
            <text:p>Westmorelan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125068" calcext:value-type="float">
            <text:p>2,125,068 </text:p>
          </table:table-cell>
          <table:table-cell table:style-name="ce29" office:value-type="float" office:value="121.325789287153" calcext:value-type="float">
            <text:p>121.33 </text:p>
          </table:table-cell>
          <table:table-cell table:style-name="ce29" office:value-type="float" office:value="70.021235353708" calcext:value-type="float">
            <text:p>70.02 </text:p>
          </table:table-cell>
        </table:table-row>
        <table:table-row table:style-name="ro1">
          <table:table-cell office:value-type="string" calcext:value-type="string">
            <text:p>Wis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5863219" calcext:value-type="float">
            <text:p>5,863,219 </text:p>
          </table:table-cell>
          <table:table-cell table:style-name="ce29" office:value-type="float" office:value="140.813924618156" calcext:value-type="float">
            <text:p>140.81 </text:p>
          </table:table-cell>
          <table:table-cell table:style-name="ce29" office:value-type="float" office:value="81.2685004128075" calcext:value-type="float">
            <text:p>81.27 </text:p>
          </table:table-cell>
        </table:table-row>
        <table:table-row table:style-name="ro1">
          <table:table-cell office:value-type="string" calcext:value-type="string">
            <text:p>Wyth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905220" calcext:value-type="float">
            <text:p>3,905,220 </text:p>
          </table:table-cell>
          <table:table-cell table:style-name="ce29" office:value-type="float" office:value="139.327920220162" calcext:value-type="float">
            <text:p>139.33 </text:p>
          </table:table-cell>
          <table:table-cell table:style-name="ce29" office:value-type="float" office:value="80.4108767838993" calcext:value-type="float">
            <text:p>80.41 </text:p>
          </table:table-cell>
        </table:table-row>
        <table:table-row table:style-name="ro1">
          <table:table-cell office:value-type="string" calcext:value-type="string">
            <text:p>York</text:p>
          </table:table-cell>
          <table:table-cell office:value-type="string" calcext:value-type="string">
            <text:p>2008-2009</text:p>
          </table:table-cell>
          <table:table-cell table:style-name="ce20" office:value-type="float" office:value="12583808" calcext:value-type="float">
            <text:p>12,583,808 </text:p>
          </table:table-cell>
          <table:table-cell table:style-name="ce29" office:value-type="float" office:value="190.769075029022" calcext:value-type="float">
            <text:p>190.77 </text:p>
          </table:table-cell>
          <table:table-cell table:style-name="ce29" office:value-type="float" office:value="110.099315069783" calcext:value-type="float">
            <text:p>110.10 </text:p>
          </table:table-cell>
        </table:table-row>
        <table:table-row table:style-name="ro1">
          <table:table-cell table:style-name="ce5" office:value-type="string" calcext:value-type="string">
            <text:p>Alexandria</text:p>
          </table:table-cell>
          <table:table-cell table:style-name="ce11" office:value-type="string" calcext:value-type="string">
            <text:p>2007-2008</text:p>
          </table:table-cell>
          <table:table-cell table:style-name="ce21" office:value-type="float" office:value="16510417" calcext:value-type="float">
            <text:p><text:s/>$16,510,417 </text:p>
          </table:table-cell>
          <table:table-cell table:style-name="ce30" office:value-type="float" office:value="119.686355457565" calcext:value-type="float">
            <text:p><text:s/>$119.69 </text:p>
          </table:table-cell>
          <table:table-cell table:style-name="ce31" office:value-type="float" office:value="68.7032388286585" calcext:value-type="float">
            <text:p>68.70 </text:p>
          </table:table-cell>
        </table:table-row>
        <table:table-row table:style-name="ro1">
          <table:table-cell table:style-name="ce5" office:value-type="string" calcext:value-type="string">
            <text:p>Bedfor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0" calcext:value-type="float">
            <text:p>- </text:p>
          </table:table-cell>
          <table:table-cell table:number-columns-repeated="2" table:style-name="ce31" office:value-type="float" office:value="0" calcext:value-type="float">
            <text:p>- </text:p>
          </table:table-cell>
        </table:table-row>
        <table:table-row table:style-name="ro1">
          <table:table-cell table:style-name="ce5" office:value-type="string" calcext:value-type="string">
            <text:p>Bristol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881192" calcext:value-type="float">
            <text:p>1,881,192 </text:p>
          </table:table-cell>
          <table:table-cell table:style-name="ce31" office:value-type="float" office:value="107.878048319421" calcext:value-type="float">
            <text:p>107.88 </text:p>
          </table:table-cell>
          <table:table-cell table:style-name="ce31" office:value-type="float" office:value="61.9249478332269" calcext:value-type="float">
            <text:p>61.92 </text:p>
          </table:table-cell>
        </table:table-row>
        <table:table-row table:style-name="ro1">
          <table:table-cell table:style-name="ce5" office:value-type="string" calcext:value-type="string">
            <text:p>Buena Vista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135717" calcext:value-type="float">
            <text:p>1,135,717 </text:p>
          </table:table-cell>
          <table:table-cell table:style-name="ce31" office:value-type="float" office:value="174.319999829492" calcext:value-type="float">
            <text:p>174.32 </text:p>
          </table:table-cell>
          <table:table-cell table:style-name="ce31" office:value-type="float" office:value="100.064443729708" calcext:value-type="float">
            <text:p>100.06 </text:p>
          </table:table-cell>
        </table:table-row>
        <table:table-row table:style-name="ro1">
          <table:table-cell table:style-name="ce5" office:value-type="string" calcext:value-type="string">
            <text:p>Charlottesvill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1312703" calcext:value-type="float">
            <text:p>11,312,703 </text:p>
          </table:table-cell>
          <table:table-cell table:style-name="ce31" office:value-type="float" office:value="285.402926855307" calcext:value-type="float">
            <text:p>285.40 </text:p>
          </table:table-cell>
          <table:table-cell table:style-name="ce31" office:value-type="float" office:value="163.829079523525" calcext:value-type="float">
            <text:p>163.83 </text:p>
          </table:table-cell>
        </table:table-row>
        <table:table-row table:style-name="ro1">
          <table:table-cell table:style-name="ce5" office:value-type="string" calcext:value-type="string">
            <text:p>Chesapeak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2058757" calcext:value-type="float">
            <text:p>42,058,757 </text:p>
          </table:table-cell>
          <table:table-cell table:style-name="ce31" office:value-type="float" office:value="194.157372418775" calcext:value-type="float">
            <text:p>194.16 </text:p>
          </table:table-cell>
          <table:table-cell table:style-name="ce31" office:value-type="float" office:value="111.451637712883" calcext:value-type="float">
            <text:p>111.45 </text:p>
          </table:table-cell>
        </table:table-row>
        <table:table-row table:style-name="ro1">
          <table:table-cell table:style-name="ce5" office:value-type="string" calcext:value-type="string">
            <text:p>Colonial Heights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718418" calcext:value-type="float">
            <text:p>3,718,418 </text:p>
          </table:table-cell>
          <table:table-cell table:style-name="ce31" office:value-type="float" office:value="210.160895429206" calcext:value-type="float">
            <text:p>210.16 </text:p>
          </table:table-cell>
          <table:table-cell table:style-name="ce31" office:value-type="float" office:value="120.638097266123" calcext:value-type="float">
            <text:p>120.64 </text:p>
          </table:table-cell>
        </table:table-row>
        <table:table-row table:style-name="ro1">
          <table:table-cell table:style-name="ce5" office:value-type="string" calcext:value-type="string">
            <text:p>Coving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994016" calcext:value-type="float">
            <text:p>994,016 </text:p>
          </table:table-cell>
          <table:table-cell table:style-name="ce31" office:value-type="float" office:value="167.894282275114" calcext:value-type="float">
            <text:p>167.89 </text:p>
          </table:table-cell>
          <table:table-cell table:style-name="ce31" office:value-type="float" office:value="96.3759062510936" calcext:value-type="float">
            <text:p>96.38 </text:p>
          </table:table-cell>
        </table:table-row>
        <table:table-row table:style-name="ro1">
          <table:table-cell table:style-name="ce5" office:value-type="string" calcext:value-type="string">
            <text:p>Danvill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7462270" calcext:value-type="float">
            <text:p>7,462,270 </text:p>
          </table:table-cell>
          <table:table-cell table:style-name="ce31" office:value-type="float" office:value="165.268471863453" calcext:value-type="float">
            <text:p>165.27 </text:p>
          </table:table-cell>
          <table:table-cell table:style-name="ce31" office:value-type="float" office:value="94.8686193164934" calcext:value-type="float">
            <text:p>94.87 </text:p>
          </table:table-cell>
        </table:table-row>
        <table:table-row table:style-name="ro1">
          <table:table-cell table:style-name="ce5" office:value-type="string" calcext:value-type="string">
            <text:p>Emporia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041988" calcext:value-type="float">
            <text:p>1,041,988 </text:p>
          </table:table-cell>
          <table:table-cell table:style-name="ce31" office:value-type="float" office:value="187.216731344869" calcext:value-type="float">
            <text:p>187.22 </text:p>
          </table:table-cell>
          <table:table-cell table:style-name="ce31" office:value-type="float" office:value="107.467520062199" calcext:value-type="float">
            <text:p>107.47 </text:p>
          </table:table-cell>
        </table:table-row>
        <table:table-row table:style-name="ro1">
          <table:table-cell table:style-name="ce5" office:value-type="string" calcext:value-type="string">
            <text:p>Fairfax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512180" calcext:value-type="float">
            <text:p>3,512,180 </text:p>
          </table:table-cell>
          <table:table-cell table:style-name="ce31" office:value-type="float" office:value="146.423137572816" calcext:value-type="float">
            <text:p>146.42 </text:p>
          </table:table-cell>
          <table:table-cell table:style-name="ce31" office:value-type="float" office:value="84.0508824272239" calcext:value-type="float">
            <text:p>84.05 </text:p>
          </table:table-cell>
        </table:table-row>
        <table:table-row table:style-name="ro1">
          <table:table-cell table:style-name="ce5" office:value-type="string" calcext:value-type="string">
            <text:p>Falls Church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646846" calcext:value-type="float">
            <text:p>3,646,846 </text:p>
          </table:table-cell>
          <table:table-cell table:style-name="ce31" office:value-type="float" office:value="319.924784218794" calcext:value-type="float">
            <text:p>319.92 </text:p>
          </table:table-cell>
          <table:table-cell table:style-name="ce31" office:value-type="float" office:value="183.645569065589" calcext:value-type="float">
            <text:p>183.65 </text:p>
          </table:table-cell>
        </table:table-row>
        <table:table-row table:style-name="ro1">
          <table:table-cell table:style-name="ce5" office:value-type="string" calcext:value-type="string">
            <text:p>Frankli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466801" calcext:value-type="float">
            <text:p>1,466,801 </text:p>
          </table:table-cell>
          <table:table-cell table:style-name="ce31" office:value-type="float" office:value="176.885056988956" calcext:value-type="float">
            <text:p>176.89 </text:p>
          </table:table-cell>
          <table:table-cell table:style-name="ce31" office:value-type="float" office:value="101.536856637279" calcext:value-type="float">
            <text:p>101.54 </text:p>
          </table:table-cell>
        </table:table-row>
        <table:table-row table:style-name="ro1">
          <table:table-cell table:style-name="ce5" office:value-type="string" calcext:value-type="string">
            <text:p>Fredericksburg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623748" calcext:value-type="float">
            <text:p>3,623,748 </text:p>
          </table:table-cell>
          <table:table-cell table:style-name="ce31" office:value-type="float" office:value="160.741795879837" calcext:value-type="float">
            <text:p>160.74 </text:p>
          </table:table-cell>
          <table:table-cell table:style-name="ce31" office:value-type="float" office:value="92.2701835966205" calcext:value-type="float">
            <text:p>92.27 </text:p>
          </table:table-cell>
        </table:table-row>
        <table:table-row table:style-name="ro1">
          <table:table-cell table:style-name="ce5" office:value-type="string" calcext:value-type="string">
            <text:p>Galax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676627" calcext:value-type="float">
            <text:p>1,676,627 </text:p>
          </table:table-cell>
          <table:table-cell table:style-name="ce31" office:value-type="float" office:value="250.03617265959" calcext:value-type="float">
            <text:p>250.04 </text:p>
          </table:table-cell>
          <table:table-cell table:style-name="ce31" office:value-type="float" office:value="143.52759611037" calcext:value-type="float">
            <text:p>143.53 </text:p>
          </table:table-cell>
        </table:table-row>
        <table:table-row table:style-name="ro1">
          <table:table-cell table:style-name="ce5" office:value-type="string" calcext:value-type="string">
            <text:p>Hamp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2737571" calcext:value-type="float">
            <text:p>22,737,571 </text:p>
          </table:table-cell>
          <table:table-cell table:style-name="ce31" office:value-type="float" office:value="157.676568281809" calcext:value-type="float">
            <text:p>157.68 </text:p>
          </table:table-cell>
          <table:table-cell table:style-name="ce31" office:value-type="float" office:value="90.5106591886263" calcext:value-type="float">
            <text:p>90.51 </text:p>
          </table:table-cell>
        </table:table-row>
        <table:table-row table:style-name="ro1">
          <table:table-cell table:style-name="ce5" office:value-type="string" calcext:value-type="string">
            <text:p>Harrisonburg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250511" calcext:value-type="float">
            <text:p>4,250,511 </text:p>
          </table:table-cell>
          <table:table-cell table:style-name="ce31" office:value-type="float" office:value="93.1479906365642" calcext:value-type="float">
            <text:p>93.15 </text:p>
          </table:table-cell>
          <table:table-cell table:style-name="ce31" office:value-type="float" office:value="53.4694921793529" calcext:value-type="float">
            <text:p>53.47 </text:p>
          </table:table-cell>
        </table:table-row>
        <table:table-row table:style-name="ro1">
          <table:table-cell table:style-name="ce5" office:value-type="string" calcext:value-type="string">
            <text:p>Hopewell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231711" calcext:value-type="float">
            <text:p>4,231,711 </text:p>
          </table:table-cell>
          <table:table-cell table:style-name="ce31" office:value-type="float" office:value="181.904234230061" calcext:value-type="float">
            <text:p>181.90 </text:p>
          </table:table-cell>
          <table:table-cell table:style-name="ce31" office:value-type="float" office:value="104.418001538054" calcext:value-type="float">
            <text:p>104.42 </text:p>
          </table:table-cell>
        </table:table-row>
        <table:table-row table:style-name="ro1">
          <table:table-cell table:style-name="ce5" office:value-type="string" calcext:value-type="string">
            <text:p>Lexing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76129" calcext:value-type="float">
            <text:p>376,129 </text:p>
          </table:table-cell>
          <table:table-cell table:style-name="ce31" office:value-type="float" office:value="52.1639950637463" calcext:value-type="float">
            <text:p>52.16 </text:p>
          </table:table-cell>
          <table:table-cell table:style-name="ce31" office:value-type="float" office:value="29.9435587074266" calcext:value-type="float">
            <text:p>29.94 </text:p>
          </table:table-cell>
        </table:table-row>
        <table:table-row table:style-name="ro1">
          <table:table-cell table:style-name="ce5" office:value-type="string" calcext:value-type="string">
            <text:p>Lynchburg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0047206" calcext:value-type="float">
            <text:p>10,047,206 </text:p>
          </table:table-cell>
          <table:table-cell table:style-name="ce31" office:value-type="float" office:value="142.042234995758" calcext:value-type="float">
            <text:p>142.04 </text:p>
          </table:table-cell>
          <table:table-cell table:style-name="ce31" office:value-type="float" office:value="81.5361246264199" calcext:value-type="float">
            <text:p>81.54 </text:p>
          </table:table-cell>
        </table:table-row>
        <table:table-row table:style-name="ro1">
          <table:table-cell table:style-name="ce5" office:value-type="string" calcext:value-type="string">
            <text:p>Manassas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7952758" calcext:value-type="float">
            <text:p>7,952,758 </text:p>
          </table:table-cell>
          <table:table-cell table:style-name="ce31" office:value-type="float" office:value="219.538666343329" calcext:value-type="float">
            <text:p>219.54 </text:p>
          </table:table-cell>
          <table:table-cell table:style-name="ce31" office:value-type="float" office:value="126.021194047124" calcext:value-type="float">
            <text:p>126.02 </text:p>
          </table:table-cell>
        </table:table-row>
        <table:table-row table:style-name="ro1">
          <table:table-cell table:style-name="ce5" office:value-type="string" calcext:value-type="string">
            <text:p>Manassas Park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286761" calcext:value-type="float">
            <text:p>3,286,761 </text:p>
          </table:table-cell>
          <table:table-cell table:style-name="ce31" office:value-type="float" office:value="233.93054723601" calcext:value-type="float">
            <text:p>233.93 </text:p>
          </table:table-cell>
          <table:table-cell table:style-name="ce31" office:value-type="float" office:value="134.282526981722" calcext:value-type="float">
            <text:p>134.28 </text:p>
          </table:table-cell>
        </table:table-row>
        <table:table-row table:style-name="ro1">
          <table:table-cell table:style-name="ce5" office:value-type="string" calcext:value-type="string">
            <text:p>Martinsvill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976892" calcext:value-type="float">
            <text:p>2,976,892 </text:p>
          </table:table-cell>
          <table:table-cell table:style-name="ce31" office:value-type="float" office:value="206.829146976197" calcext:value-type="float">
            <text:p>206.83 </text:p>
          </table:table-cell>
          <table:table-cell table:style-name="ce31" office:value-type="float" office:value="118.725582603871" calcext:value-type="float">
            <text:p>118.73 </text:p>
          </table:table-cell>
        </table:table-row>
        <table:table-row table:style-name="ro1">
          <table:table-cell table:style-name="ce5" office:value-type="string" calcext:value-type="string">
            <text:p>Newport News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4138502" calcext:value-type="float">
            <text:p>34,138,502 </text:p>
          </table:table-cell>
          <table:table-cell table:style-name="ce31" office:value-type="float" office:value="188.633454239528" calcext:value-type="float">
            <text:p>188.63 </text:p>
          </table:table-cell>
          <table:table-cell table:style-name="ce31" office:value-type="float" office:value="108.280757720023" calcext:value-type="float">
            <text:p>108.28 </text:p>
          </table:table-cell>
        </table:table-row>
        <table:table-row table:style-name="ro1">
          <table:table-cell table:style-name="ce5" office:value-type="string" calcext:value-type="string">
            <text:p>Norfolk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3777878" calcext:value-type="float">
            <text:p>33,777,878 </text:p>
          </table:table-cell>
          <table:table-cell table:style-name="ce31" office:value-type="float" office:value="143.67937619491" calcext:value-type="float">
            <text:p>143.68 </text:p>
          </table:table-cell>
          <table:table-cell table:style-name="ce31" office:value-type="float" office:value="82.4758884146275" calcext:value-type="float">
            <text:p>82.48 </text:p>
          </table:table-cell>
        </table:table-row>
        <table:table-row table:style-name="ro1">
          <table:table-cell table:style-name="ce5" office:value-type="string" calcext:value-type="string">
            <text:p>Nor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632526" calcext:value-type="float">
            <text:p>1,632,526 </text:p>
          </table:table-cell>
          <table:table-cell table:style-name="ce31" office:value-type="float" office:value="392.301181902463" calcext:value-type="float">
            <text:p>392.30 </text:p>
          </table:table-cell>
          <table:table-cell table:style-name="ce31" office:value-type="float" office:value="225.191599242622" calcext:value-type="float">
            <text:p>225.19 </text:p>
          </table:table-cell>
        </table:table-row>
        <table:table-row table:style-name="ro1">
          <table:table-cell table:style-name="ce5" office:value-type="string" calcext:value-type="string">
            <text:p>Petersburg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639153" calcext:value-type="float">
            <text:p>5,639,153 </text:p>
          </table:table-cell>
          <table:table-cell table:style-name="ce31" office:value-type="float" office:value="184.959616376085" calcext:value-type="float">
            <text:p>184.96 </text:p>
          </table:table-cell>
          <table:table-cell table:style-name="ce31" office:value-type="float" office:value="106.171874387542" calcext:value-type="float">
            <text:p>106.17 </text:p>
          </table:table-cell>
        </table:table-row>
        <table:table-row table:style-name="ro1">
          <table:table-cell table:style-name="ce5" office:value-type="string" calcext:value-type="string">
            <text:p>Poquos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776657" calcext:value-type="float">
            <text:p>1,776,657 </text:p>
          </table:table-cell>
          <table:table-cell table:style-name="ce31" office:value-type="float" office:value="150.678089909212" calcext:value-type="float">
            <text:p>150.68 </text:p>
          </table:table-cell>
          <table:table-cell table:style-name="ce31" office:value-type="float" office:value="86.493341347912" calcext:value-type="float">
            <text:p>86.49 </text:p>
          </table:table-cell>
        </table:table-row>
        <table:table-row table:style-name="ro1">
          <table:table-cell table:style-name="ce5" office:value-type="string" calcext:value-type="string">
            <text:p>Portsmouth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5506446" calcext:value-type="float">
            <text:p>15,506,446 </text:p>
          </table:table-cell>
          <table:table-cell table:style-name="ce31" office:value-type="float" office:value="158.879587647795" calcext:value-type="float">
            <text:p>158.88 </text:p>
          </table:table-cell>
          <table:table-cell table:style-name="ce31" office:value-type="float" office:value="91.2012251808885" calcext:value-type="float">
            <text:p>91.20 </text:p>
          </table:table-cell>
        </table:table-row>
        <table:table-row table:style-name="ro1">
          <table:table-cell table:style-name="ce5" office:value-type="string" calcext:value-type="string">
            <text:p>Radfor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293984" calcext:value-type="float">
            <text:p>1,293,984 </text:p>
          </table:table-cell>
          <table:table-cell table:style-name="ce31" office:value-type="float" office:value="83.0303587985335" calcext:value-type="float">
            <text:p>83.03 </text:p>
          </table:table-cell>
          <table:table-cell table:style-name="ce31" office:value-type="float" office:value="47.6616950090638" calcext:value-type="float">
            <text:p>47.66 </text:p>
          </table:table-cell>
        </table:table-row>
        <table:table-row table:style-name="ro1">
          <table:table-cell table:style-name="ce5" office:value-type="string" calcext:value-type="string">
            <text:p>Richmon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0649953" calcext:value-type="float">
            <text:p>30,649,953 </text:p>
          </table:table-cell>
          <table:table-cell table:style-name="ce31" office:value-type="float" office:value="156.807054218078" calcext:value-type="float">
            <text:p>156.81 </text:p>
          </table:table-cell>
          <table:table-cell table:style-name="ce31" office:value-type="float" office:value="90.0115343539109" calcext:value-type="float">
            <text:p>90.01 </text:p>
          </table:table-cell>
        </table:table-row>
        <table:table-row table:style-name="ro1">
          <table:table-cell table:style-name="ce5" office:value-type="string" calcext:value-type="string">
            <text:p>Roanok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6167019" calcext:value-type="float">
            <text:p>16,167,019 </text:p>
          </table:table-cell>
          <table:table-cell table:style-name="ce31" office:value-type="float" office:value="175.073396082954" calcext:value-type="float">
            <text:p>175.07 </text:p>
          </table:table-cell>
          <table:table-cell table:style-name="ce31" office:value-type="float" office:value="100.496913768053" calcext:value-type="float">
            <text:p>100.50 </text:p>
          </table:table-cell>
        </table:table-row>
        <table:table-row table:style-name="ro1">
          <table:table-cell table:style-name="ce5" office:value-type="string" calcext:value-type="string">
            <text:p>Salem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880212" calcext:value-type="float">
            <text:p>2,880,212 </text:p>
          </table:table-cell>
          <table:table-cell table:style-name="ce31" office:value-type="float" office:value="116.378792052394" calcext:value-type="float">
            <text:p>116.38 </text:p>
          </table:table-cell>
          <table:table-cell table:style-name="ce31" office:value-type="float" office:value="66.8046070447963" calcext:value-type="float">
            <text:p>66.80 </text:p>
          </table:table-cell>
        </table:table-row>
        <table:table-row table:style-name="ro1">
          <table:table-cell table:style-name="ce5" office:value-type="string" calcext:value-type="string">
            <text:p>Staun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333599" calcext:value-type="float">
            <text:p>2,333,599 </text:p>
          </table:table-cell>
          <table:table-cell table:style-name="ce31" office:value-type="float" office:value="101.033140840612" calcext:value-type="float">
            <text:p>101.03 </text:p>
          </table:table-cell>
          <table:table-cell table:style-name="ce31" office:value-type="float" office:value="57.9957838823419" calcext:value-type="float">
            <text:p>58.00 </text:p>
          </table:table-cell>
        </table:table-row>
        <table:table-row table:style-name="ro1">
          <table:table-cell table:style-name="ce5" office:value-type="string" calcext:value-type="string">
            <text:p>Suffolk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3531368" calcext:value-type="float">
            <text:p>13,531,368 </text:p>
          </table:table-cell>
          <table:table-cell table:style-name="ce31" office:value-type="float" office:value="165.204653331794" calcext:value-type="float">
            <text:p>165.20 </text:p>
          </table:table-cell>
          <table:table-cell table:style-name="ce31" office:value-type="float" office:value="94.8319857352847" calcext:value-type="float">
            <text:p>94.83 </text:p>
          </table:table-cell>
        </table:table-row>
        <table:table-row table:style-name="ro1">
          <table:table-cell table:style-name="ce5" office:value-type="string" calcext:value-type="string">
            <text:p>Virginia Beach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97470465" calcext:value-type="float">
            <text:p>97,470,465 </text:p>
          </table:table-cell>
          <table:table-cell table:style-name="ce31" office:value-type="float" office:value="225.913006037206" calcext:value-type="float">
            <text:p>225.91 </text:p>
          </table:table-cell>
          <table:table-cell table:style-name="ce31" office:value-type="float" office:value="129.680239229754" calcext:value-type="float">
            <text:p>129.68 </text:p>
          </table:table-cell>
        </table:table-row>
        <table:table-row table:style-name="ro1">
          <table:table-cell table:style-name="ce5" office:value-type="string" calcext:value-type="string">
            <text:p>Waynesboro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266544" calcext:value-type="float">
            <text:p>3,266,544 </text:p>
          </table:table-cell>
          <table:table-cell table:style-name="ce31" office:value-type="float" office:value="158.465421383131" calcext:value-type="float">
            <text:p>158.47 </text:p>
          </table:table-cell>
          <table:table-cell table:style-name="ce31" office:value-type="float" office:value="90.9634824266103" calcext:value-type="float">
            <text:p>90.96 </text:p>
          </table:table-cell>
        </table:table-row>
        <table:table-row table:style-name="ro1">
          <table:table-cell table:style-name="ce5" office:value-type="string" calcext:value-type="string">
            <text:p>Williamsburg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839064" calcext:value-type="float">
            <text:p>839,064 </text:p>
          </table:table-cell>
          <table:table-cell table:style-name="ce31" office:value-type="float" office:value="62.8318375529602" calcext:value-type="float">
            <text:p>62.83 </text:p>
          </table:table-cell>
          <table:table-cell table:style-name="ce31" office:value-type="float" office:value="36.0671918276851" calcext:value-type="float">
            <text:p>36.07 </text:p>
          </table:table-cell>
        </table:table-row>
        <table:table-row table:style-name="ro1">
          <table:table-cell table:style-name="ce5" office:value-type="string" calcext:value-type="string">
            <text:p>Winchester</text:p>
          </table:table-cell>
          <table:table-cell table:style-name="ce11" office:value-type="string" calcext:value-type="string">
            <text:p>2007-2008</text:p>
          </table:table-cell>
          <table:table-cell table:style-name="ce23" office:value-type="float" office:value="3448726" calcext:value-type="float">
            <text:p>3,448,726 </text:p>
          </table:table-cell>
          <table:table-cell table:style-name="ce31" office:value-type="float" office:value="131.584202194602" calcext:value-type="float">
            <text:p>131.58 </text:p>
          </table:table-cell>
          <table:table-cell table:style-name="ce31" office:value-type="float" office:value="75.5329280007984" calcext:value-type="float">
            <text:p>75.53 </text:p>
          </table:table-cell>
        </table:table-row>
        <table:table-row table:style-name="ro1">
          <table:table-cell table:style-name="ce6" office:value-type="string" calcext:value-type="string">
            <text:p>Accomack</text:p>
          </table:table-cell>
          <table:table-cell table:style-name="ce11" office:value-type="string" calcext:value-type="string">
            <text:p>2007-2008</text:p>
          </table:table-cell>
          <table:table-cell table:style-name="ce21" office:value-type="float" office:value="5733729" calcext:value-type="float">
            <text:p><text:s/>$5,733,729 </text:p>
          </table:table-cell>
          <table:table-cell table:style-name="ce30" office:value-type="float" office:value="147.138890060236" calcext:value-type="float">
            <text:p><text:s/>$147.14 </text:p>
          </table:table-cell>
          <table:table-cell table:style-name="ce31" office:value-type="float" office:value="88.1365107608398" calcext:value-type="float">
            <text:p>88.14 </text:p>
          </table:table-cell>
        </table:table-row>
        <table:table-row table:style-name="ro1">
          <table:table-cell table:style-name="ce6" office:value-type="string" calcext:value-type="string">
            <text:p>Albemarl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3297430" calcext:value-type="float">
            <text:p>13,297,430 </text:p>
          </table:table-cell>
          <table:table-cell table:style-name="ce31" office:value-type="float" office:value="141.96400687216" calcext:value-type="float">
            <text:p>141.96 </text:p>
          </table:table-cell>
          <table:table-cell table:style-name="ce31" office:value-type="float" office:value="85.0367446309935" calcext:value-type="float">
            <text:p>85.04 </text:p>
          </table:table-cell>
        </table:table-row>
        <table:table-row table:style-name="ro1">
          <table:table-cell table:style-name="ce6" office:value-type="string" calcext:value-type="string">
            <text:p>Alleghany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619667" calcext:value-type="float">
            <text:p>3,619,667 </text:p>
          </table:table-cell>
          <table:table-cell table:style-name="ce31" office:value-type="float" office:value="215.516817910905" calcext:value-type="float">
            <text:p>215.52 </text:p>
          </table:table-cell>
          <table:table-cell table:style-name="ce31" office:value-type="float" office:value="129.095036214901" calcext:value-type="float">
            <text:p>129.10 </text:p>
          </table:table-cell>
        </table:table-row>
        <table:table-row table:style-name="ro1">
          <table:table-cell table:style-name="ce6" office:value-type="string" calcext:value-type="string">
            <text:p>Amelia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443777" calcext:value-type="float">
            <text:p>1,443,777 </text:p>
          </table:table-cell>
          <table:table-cell table:style-name="ce31" office:value-type="float" office:value="111.034668051111" calcext:value-type="float">
            <text:p>111.03 </text:p>
          </table:table-cell>
          <table:table-cell table:style-name="ce31" office:value-type="float" office:value="66.5100043333666" calcext:value-type="float">
            <text:p>66.51 </text:p>
          </table:table-cell>
        </table:table-row>
        <table:table-row table:style-name="ro1">
          <table:table-cell table:style-name="ce6" office:value-type="string" calcext:value-type="string">
            <text:p>Amherst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432085" calcext:value-type="float">
            <text:p>4,432,085 </text:p>
          </table:table-cell>
          <table:table-cell table:style-name="ce31" office:value-type="float" office:value="137.041459662951" calcext:value-type="float">
            <text:p>137.04 </text:p>
          </table:table-cell>
          <table:table-cell table:style-name="ce31" office:value-type="float" office:value="82.0881282937516" calcext:value-type="float">
            <text:p>82.09 </text:p>
          </table:table-cell>
        </table:table-row>
        <table:table-row table:style-name="ro1">
          <table:table-cell table:style-name="ce6" office:value-type="string" calcext:value-type="string">
            <text:p>Appomattox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891518" calcext:value-type="float">
            <text:p>1,891,518 </text:p>
          </table:table-cell>
          <table:table-cell table:style-name="ce31" office:value-type="float" office:value="131.2313516256" calcext:value-type="float">
            <text:p>131.23 </text:p>
          </table:table-cell>
          <table:table-cell table:style-name="ce31" office:value-type="float" office:value="78.6078611166241" calcext:value-type="float">
            <text:p>78.61 </text:p>
          </table:table-cell>
        </table:table-row>
        <table:table-row table:style-name="ro1">
          <table:table-cell table:style-name="ce6" office:value-type="string" calcext:value-type="string">
            <text:p>Arling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9612951" calcext:value-type="float">
            <text:p>29,612,951 </text:p>
          </table:table-cell>
          <table:table-cell table:style-name="ce31" office:value-type="float" office:value="143.180668293722" calcext:value-type="float">
            <text:p>143.18 </text:p>
          </table:table-cell>
          <table:table-cell table:style-name="ce31" office:value-type="float" office:value="85.765527432263" calcext:value-type="float">
            <text:p>85.77 </text:p>
          </table:table-cell>
        </table:table-row>
        <table:table-row table:style-name="ro1">
          <table:table-cell table:style-name="ce6" office:value-type="string" calcext:value-type="string">
            <text:p>Augusta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9045412" calcext:value-type="float">
            <text:p>9,045,412 </text:p>
          </table:table-cell>
          <table:table-cell table:style-name="ce31" office:value-type="float" office:value="126.357273138596" calcext:value-type="float">
            <text:p>126.36 </text:p>
          </table:table-cell>
          <table:table-cell table:style-name="ce31" office:value-type="float" office:value="75.6882776479492" calcext:value-type="float">
            <text:p>75.69 </text:p>
          </table:table-cell>
        </table:table-row>
        <table:table-row table:style-name="ro1">
          <table:table-cell table:style-name="ce6" office:value-type="string" calcext:value-type="string">
            <text:p>Bath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272043" calcext:value-type="float">
            <text:p>1,272,043 </text:p>
          </table:table-cell>
          <table:table-cell table:style-name="ce31" office:value-type="float" office:value="269.583565317083" calcext:value-type="float">
            <text:p>269.58 </text:p>
          </table:table-cell>
          <table:table-cell table:style-name="ce31" office:value-type="float" office:value="161.481133885051" calcext:value-type="float">
            <text:p>161.48 </text:p>
          </table:table-cell>
        </table:table-row>
        <table:table-row table:style-name="ro1">
          <table:table-cell table:style-name="ce6" office:value-type="string" calcext:value-type="string">
            <text:p>Bedfor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9610895" calcext:value-type="float">
            <text:p>9,610,895 </text:p>
          </table:table-cell>
          <table:table-cell table:style-name="ce31" office:value-type="float" office:value="145.018215042446" calcext:value-type="float">
            <text:p>145.02 </text:p>
          </table:table-cell>
          <table:table-cell table:style-name="ce31" office:value-type="float" office:value="86.8662218763092" calcext:value-type="float">
            <text:p>86.87 </text:p>
          </table:table-cell>
        </table:table-row>
        <table:table-row table:style-name="ro1">
          <table:table-cell table:style-name="ce6" office:value-type="string" calcext:value-type="string">
            <text:p>Blan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673305" calcext:value-type="float">
            <text:p>673,305 </text:p>
          </table:table-cell>
          <table:table-cell table:style-name="ce31" office:value-type="float" office:value="95.4897540503678" calcext:value-type="float">
            <text:p>95.49 </text:p>
          </table:table-cell>
          <table:table-cell table:style-name="ce31" office:value-type="float" office:value="57.1985675028864" calcext:value-type="float">
            <text:p>57.20 </text:p>
          </table:table-cell>
        </table:table-row>
        <table:table-row table:style-name="ro1">
          <table:table-cell table:style-name="ce6" office:value-type="string" calcext:value-type="string">
            <text:p>Botetourt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687713" calcext:value-type="float">
            <text:p>5,687,713 </text:p>
          </table:table-cell>
          <table:table-cell table:style-name="ce31" office:value-type="float" office:value="172.584900228701" calcext:value-type="float">
            <text:p>172.58 </text:p>
          </table:table-cell>
          <table:table-cell table:style-name="ce31" office:value-type="float" office:value="103.37872543376" calcext:value-type="float">
            <text:p>103.38 </text:p>
          </table:table-cell>
        </table:table-row>
        <table:table-row table:style-name="ro1">
          <table:table-cell table:style-name="ce6" office:value-type="string" calcext:value-type="string">
            <text:p>Brunswick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663056" calcext:value-type="float">
            <text:p>2,663,056 </text:p>
          </table:table-cell>
          <table:table-cell table:style-name="ce31" office:value-type="float" office:value="144.631293403903" calcext:value-type="float">
            <text:p>144.63 </text:p>
          </table:table-cell>
          <table:table-cell table:style-name="ce31" office:value-type="float" office:value="86.63445498487" calcext:value-type="float">
            <text:p>86.63 </text:p>
          </table:table-cell>
        </table:table-row>
        <table:table-row table:style-name="ro1">
          <table:table-cell table:style-name="ce6" office:value-type="string" calcext:value-type="string">
            <text:p>Buchana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048893" calcext:value-type="float">
            <text:p>4,048,893 </text:p>
          </table:table-cell>
          <table:table-cell table:style-name="ce31" office:value-type="float" office:value="166.539804648842" calcext:value-type="float">
            <text:p>166.54 </text:p>
          </table:table-cell>
          <table:table-cell table:style-name="ce31" office:value-type="float" office:value="99.7577002146193" calcext:value-type="float">
            <text:p>99.76 </text:p>
          </table:table-cell>
        </table:table-row>
        <table:table-row table:style-name="ro1">
          <table:table-cell table:style-name="ce6" office:value-type="string" calcext:value-type="string">
            <text:p>Buckingham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134449" calcext:value-type="float">
            <text:p>2,134,449 </text:p>
          </table:table-cell>
          <table:table-cell table:style-name="ce31" office:value-type="float" office:value="128.99370918157" calcext:value-type="float">
            <text:p>128.99 </text:p>
          </table:table-cell>
          <table:table-cell table:style-name="ce31" office:value-type="float" office:value="77.267508492879" calcext:value-type="float">
            <text:p>77.27 </text:p>
          </table:table-cell>
        </table:table-row>
        <table:table-row table:style-name="ro1">
          <table:table-cell table:style-name="ce6" office:value-type="string" calcext:value-type="string">
            <text:p>Campbell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6351204" calcext:value-type="float">
            <text:p>6,351,204 </text:p>
          </table:table-cell>
          <table:table-cell table:style-name="ce31" office:value-type="float" office:value="120.755820454983" calcext:value-type="float">
            <text:p>120.76 </text:p>
          </table:table-cell>
          <table:table-cell table:style-name="ce31" office:value-type="float" office:value="72.3329954752792" calcext:value-type="float">
            <text:p>72.33 </text:p>
          </table:table-cell>
        </table:table-row>
        <table:table-row table:style-name="ro1">
          <table:table-cell table:style-name="ce6" office:value-type="string" calcext:value-type="string">
            <text:p>Carolin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167669" calcext:value-type="float">
            <text:p>3,167,669 </text:p>
          </table:table-cell>
          <table:table-cell table:style-name="ce31" office:value-type="float" office:value="113.788306246089" calcext:value-type="float">
            <text:p>113.79 </text:p>
          </table:table-cell>
          <table:table-cell table:style-name="ce31" office:value-type="float" office:value="68.1594395187466" calcext:value-type="float">
            <text:p>68.16 </text:p>
          </table:table-cell>
        </table:table-row>
        <table:table-row table:style-name="ro1">
          <table:table-cell table:style-name="ce6" office:value-type="string" calcext:value-type="string">
            <text:p>Carroll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859506" calcext:value-type="float">
            <text:p>3,859,506 </text:p>
          </table:table-cell>
          <table:table-cell table:style-name="ce31" office:value-type="float" office:value="128.118427334393" calcext:value-type="float">
            <text:p>128.12 </text:p>
          </table:table-cell>
          <table:table-cell table:style-name="ce31" office:value-type="float" office:value="76.7432127889295" calcext:value-type="float">
            <text:p>76.74 </text:p>
          </table:table-cell>
        </table:table-row>
        <table:table-row table:style-name="ro1">
          <table:table-cell table:style-name="ce6" office:value-type="string" calcext:value-type="string">
            <text:p>Charles City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617344" calcext:value-type="float">
            <text:p>1,617,344 </text:p>
          </table:table-cell>
          <table:table-cell table:style-name="ce31" office:value-type="float" office:value="234.130863669186" calcext:value-type="float">
            <text:p>234.13 </text:p>
          </table:table-cell>
          <table:table-cell table:style-name="ce31" office:value-type="float" office:value="140.244889551472" calcext:value-type="float">
            <text:p>140.24 </text:p>
          </table:table-cell>
        </table:table-row>
        <table:table-row table:style-name="ro1">
          <table:table-cell table:style-name="ce6" office:value-type="string" calcext:value-type="string">
            <text:p>Charlott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877475" calcext:value-type="float">
            <text:p>2,877,475 </text:p>
          </table:table-cell>
          <table:table-cell table:style-name="ce31" office:value-type="float" office:value="231.060244310295" calcext:value-type="float">
            <text:p>231.06 </text:p>
          </table:table-cell>
          <table:table-cell table:style-name="ce31" office:value-type="float" office:value="138.405581968979" calcext:value-type="float">
            <text:p>138.41 </text:p>
          </table:table-cell>
        </table:table-row>
        <table:table-row table:style-name="ro1">
          <table:table-cell table:style-name="ce6" office:value-type="string" calcext:value-type="string">
            <text:p>Chesterfiel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8797432" calcext:value-type="float">
            <text:p>58,797,432 </text:p>
          </table:table-cell>
          <table:table-cell table:style-name="ce31" office:value-type="float" office:value="193.707253989202" calcext:value-type="float">
            <text:p>193.71 </text:p>
          </table:table-cell>
          <table:table-cell table:style-name="ce31" office:value-type="float" office:value="116.031060644013" calcext:value-type="float">
            <text:p>116.03 </text:p>
          </table:table-cell>
        </table:table-row>
        <table:table-row table:style-name="ro1">
          <table:table-cell table:style-name="ce6" office:value-type="string" calcext:value-type="string">
            <text:p>Clark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895508" calcext:value-type="float">
            <text:p>1,895,508 </text:p>
          </table:table-cell>
          <table:table-cell table:style-name="ce31" office:value-type="float" office:value="130.422470225711" calcext:value-type="float">
            <text:p>130.42 </text:p>
          </table:table-cell>
          <table:table-cell table:style-name="ce31" office:value-type="float" office:value="78.1233394230297" calcext:value-type="float">
            <text:p>78.12 </text:p>
          </table:table-cell>
        </table:table-row>
        <table:table-row table:style-name="ro1">
          <table:table-cell table:style-name="ce6" office:value-type="string" calcext:value-type="string">
            <text:p>Craig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662693" calcext:value-type="float">
            <text:p>662,693 </text:p>
          </table:table-cell>
          <table:table-cell table:style-name="ce31" office:value-type="float" office:value="126.428494380511" calcext:value-type="float">
            <text:p>126.43 </text:p>
          </table:table-cell>
          <table:table-cell table:style-name="ce31" office:value-type="float" office:value="75.7309393246267" calcext:value-type="float">
            <text:p>75.73 </text:p>
          </table:table-cell>
        </table:table-row>
        <table:table-row table:style-name="ro1">
          <table:table-cell table:style-name="ce6" office:value-type="string" calcext:value-type="string">
            <text:p>Culpeper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6541306" calcext:value-type="float">
            <text:p>6,541,306 </text:p>
          </table:table-cell>
          <table:table-cell table:style-name="ce31" office:value-type="float" office:value="137.662036724153" calcext:value-type="float">
            <text:p>137.66 </text:p>
          </table:table-cell>
          <table:table-cell table:style-name="ce31" office:value-type="float" office:value="82.459855284557" calcext:value-type="float">
            <text:p>82.46 </text:p>
          </table:table-cell>
        </table:table-row>
        <table:table-row table:style-name="ro1">
          <table:table-cell table:style-name="ce6" office:value-type="string" calcext:value-type="string">
            <text:p>Cumberlan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385480" calcext:value-type="float">
            <text:p>1,385,480 </text:p>
          </table:table-cell>
          <table:table-cell table:style-name="ce31" office:value-type="float" office:value="141.092959950211" calcext:value-type="float">
            <text:p>141.09 </text:p>
          </table:table-cell>
          <table:table-cell table:style-name="ce31" office:value-type="float" office:value="84.5149856563394" calcext:value-type="float">
            <text:p>84.51 </text:p>
          </table:table-cell>
        </table:table-row>
        <table:table-row table:style-name="ro1">
          <table:table-cell table:style-name="ce6" office:value-type="string" calcext:value-type="string">
            <text:p>Dickens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688799" calcext:value-type="float">
            <text:p>5,688,799 </text:p>
          </table:table-cell>
          <table:table-cell table:style-name="ce31" office:value-type="float" office:value="346.005253915805" calcext:value-type="float">
            <text:p>346.01 </text:p>
          </table:table-cell>
          <table:table-cell table:style-name="ce31" office:value-type="float" office:value="207.257889281162" calcext:value-type="float">
            <text:p>207.26 </text:p>
          </table:table-cell>
        </table:table-row>
        <table:table-row table:style-name="ro1">
          <table:table-cell table:style-name="ce6" office:value-type="string" calcext:value-type="string">
            <text:p>Dinwiddi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673072" calcext:value-type="float">
            <text:p>4,673,072 </text:p>
          </table:table-cell>
          <table:table-cell table:style-name="ce31" office:value-type="float" office:value="174.090288283948" calcext:value-type="float">
            <text:p>174.09 </text:p>
          </table:table-cell>
          <table:table-cell table:style-name="ce31" office:value-type="float" office:value="104.280456107929" calcext:value-type="float">
            <text:p>104.28 </text:p>
          </table:table-cell>
        </table:table-row>
        <table:table-row table:style-name="ro1">
          <table:table-cell table:style-name="ce6" office:value-type="string" calcext:value-type="string">
            <text:p>Essex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345120" calcext:value-type="float">
            <text:p>1,345,120 </text:p>
          </table:table-cell>
          <table:table-cell table:style-name="ce31" office:value-type="float" office:value="125.337203937942" calcext:value-type="float">
            <text:p>125.34 </text:p>
          </table:table-cell>
          <table:table-cell table:style-name="ce31" office:value-type="float" office:value="75.0772540086968" calcext:value-type="float">
            <text:p>75.08 </text:p>
          </table:table-cell>
        </table:table-row>
        <table:table-row table:style-name="ro1">
          <table:table-cell table:style-name="ce6" office:value-type="string" calcext:value-type="string">
            <text:p>Fairfax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00419891" calcext:value-type="float">
            <text:p>200,419,891 </text:p>
          </table:table-cell>
          <table:table-cell table:style-name="ce31" office:value-type="float" office:value="197.008164095356" calcext:value-type="float">
            <text:p>197.01 </text:p>
          </table:table-cell>
          <table:table-cell table:style-name="ce31" office:value-type="float" office:value="118.008312878093" calcext:value-type="float">
            <text:p>118.01 </text:p>
          </table:table-cell>
        </table:table-row>
        <table:table-row table:style-name="ro1">
          <table:table-cell table:style-name="ce6" office:value-type="string" calcext:value-type="string">
            <text:p>Fauquier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9658841" calcext:value-type="float">
            <text:p>9,658,841 </text:p>
          </table:table-cell>
          <table:table-cell table:style-name="ce31" office:value-type="float" office:value="144.591896745575" calcext:value-type="float">
            <text:p>144.59 </text:p>
          </table:table-cell>
          <table:table-cell table:style-name="ce31" office:value-type="float" office:value="86.6108563020255" calcext:value-type="float">
            <text:p>86.61 </text:p>
          </table:table-cell>
        </table:table-row>
        <table:table-row table:style-name="ro1">
          <table:table-cell table:style-name="ce6" office:value-type="string" calcext:value-type="string">
            <text:p>Floy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922163" calcext:value-type="float">
            <text:p>1,922,163 </text:p>
          </table:table-cell>
          <table:table-cell table:style-name="ce31" office:value-type="float" office:value="127.343731973988" calcext:value-type="float">
            <text:p>127.34 </text:p>
          </table:table-cell>
          <table:table-cell table:style-name="ce31" office:value-type="float" office:value="76.2791686063155" calcext:value-type="float">
            <text:p>76.28 </text:p>
          </table:table-cell>
        </table:table-row>
        <table:table-row table:style-name="ro1">
          <table:table-cell table:style-name="ce6" office:value-type="string" calcext:value-type="string">
            <text:p>Fluvanna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729728" calcext:value-type="float">
            <text:p>2,729,728 </text:p>
          </table:table-cell>
          <table:table-cell table:style-name="ce31" office:value-type="float" office:value="103.443559396964" calcext:value-type="float">
            <text:p>103.44 </text:p>
          </table:table-cell>
          <table:table-cell table:style-name="ce31" office:value-type="float" office:value="61.9629139665094" calcext:value-type="float">
            <text:p>61.96 </text:p>
          </table:table-cell>
        </table:table-row>
        <table:table-row table:style-name="ro1">
          <table:table-cell table:style-name="ce6" office:value-type="string" calcext:value-type="string">
            <text:p>Frankli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6671896" calcext:value-type="float">
            <text:p>6,671,896 </text:p>
          </table:table-cell>
          <table:table-cell table:style-name="ce31" office:value-type="float" office:value="126.262433350271" calcext:value-type="float">
            <text:p>126.26 </text:p>
          </table:table-cell>
          <table:table-cell table:style-name="ce31" office:value-type="float" office:value="75.6314684113099" calcext:value-type="float">
            <text:p>75.63 </text:p>
          </table:table-cell>
        </table:table-row>
        <table:table-row table:style-name="ro1">
          <table:table-cell table:style-name="ce6" office:value-type="string" calcext:value-type="string">
            <text:p>Frederick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1973086" calcext:value-type="float">
            <text:p>11,973,086 </text:p>
          </table:table-cell>
          <table:table-cell table:style-name="ce31" office:value-type="float" office:value="162.046429971213" calcext:value-type="float">
            <text:p>162.05 </text:p>
          </table:table-cell>
          <table:table-cell table:style-name="ce31" office:value-type="float" office:value="97.0661591443746" calcext:value-type="float">
            <text:p>97.07 </text:p>
          </table:table-cell>
        </table:table-row>
        <table:table-row table:style-name="ro1">
          <table:table-cell table:style-name="ce6" office:value-type="string" calcext:value-type="string">
            <text:p>Giles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310856" calcext:value-type="float">
            <text:p>2,310,856 </text:p>
          </table:table-cell>
          <table:table-cell table:style-name="ce31" office:value-type="float" office:value="139.901374875879" calcext:value-type="float">
            <text:p>139.90 </text:p>
          </table:table-cell>
          <table:table-cell table:style-name="ce31" office:value-type="float" office:value="83.8012236408496" calcext:value-type="float">
            <text:p>83.80 </text:p>
          </table:table-cell>
        </table:table-row>
        <table:table-row table:style-name="ro1">
          <table:table-cell table:style-name="ce6" office:value-type="string" calcext:value-type="string">
            <text:p>Gloucester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593102" calcext:value-type="float">
            <text:p>5,593,102 </text:p>
          </table:table-cell>
          <table:table-cell table:style-name="ce31" office:value-type="float" office:value="154.896418778065" calcext:value-type="float">
            <text:p>154.90 </text:p>
          </table:table-cell>
          <table:table-cell table:style-name="ce31" office:value-type="float" office:value="92.7832871028158" calcext:value-type="float">
            <text:p>92.78 </text:p>
          </table:table-cell>
        </table:table-row>
        <table:table-row table:style-name="ro1">
          <table:table-cell table:style-name="ce6" office:value-type="string" calcext:value-type="string">
            <text:p>Goochlan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141186" calcext:value-type="float">
            <text:p>3,141,186 </text:p>
          </table:table-cell>
          <table:table-cell table:style-name="ce31" office:value-type="float" office:value="150.270942172323" calcext:value-type="float">
            <text:p>150.27 </text:p>
          </table:table-cell>
          <table:table-cell table:style-name="ce31" office:value-type="float" office:value="90.0126166942707" calcext:value-type="float">
            <text:p>90.01 </text:p>
          </table:table-cell>
        </table:table-row>
        <table:table-row table:style-name="ro1">
          <table:table-cell table:style-name="ce6" office:value-type="string" calcext:value-type="string">
            <text:p>Grays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357933" calcext:value-type="float">
            <text:p>2,357,933 </text:p>
          </table:table-cell>
          <table:table-cell table:style-name="ce31" office:value-type="float" office:value="146.052769269448" calcext:value-type="float">
            <text:p>146.05 </text:p>
          </table:table-cell>
          <table:table-cell table:style-name="ce31" office:value-type="float" office:value="87.4859220774153" calcext:value-type="float">
            <text:p>87.49 </text:p>
          </table:table-cell>
        </table:table-row>
        <table:table-row table:style-name="ro1">
          <table:table-cell table:style-name="ce6" office:value-type="string" calcext:value-type="string">
            <text:p>Green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082010" calcext:value-type="float">
            <text:p>2,082,010 </text:p>
          </table:table-cell>
          <table:table-cell table:style-name="ce31" office:value-type="float" office:value="116.434462916778" calcext:value-type="float">
            <text:p>116.43 </text:p>
          </table:table-cell>
          <table:table-cell table:style-name="ce31" office:value-type="float" office:value="69.7444930405287" calcext:value-type="float">
            <text:p>69.74 </text:p>
          </table:table-cell>
        </table:table-row>
        <table:table-row table:style-name="ro1">
          <table:table-cell table:style-name="ce6" office:value-type="string" calcext:value-type="string">
            <text:p>Greensville</text:p>
          </table:table-cell>
          <table:table-cell table:style-name="ce11"/>
          <table:table-cell table:style-name="ce22" office:value-type="float" office:value="1566895" calcext:value-type="float">
            <text:p>1,566,895 </text:p>
          </table:table-cell>
          <table:table-cell table:style-name="ce31" office:value-type="float" office:value="125.243143076332" calcext:value-type="float">
            <text:p>125.24 </text:p>
          </table:table-cell>
          <table:table-cell table:style-name="ce31" office:value-type="float" office:value="75.0209113508304" calcext:value-type="float">
            <text:p>75.02 </text:p>
          </table:table-cell>
        </table:table-row>
        <table:table-row table:style-name="ro1">
          <table:table-cell table:style-name="ce6" office:value-type="string" calcext:value-type="string">
            <text:p>Halifax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7215466" calcext:value-type="float">
            <text:p>7,215,466 </text:p>
          </table:table-cell>
          <table:table-cell table:style-name="ce31" office:value-type="float" office:value="200.69490704413" calcext:value-type="float">
            <text:p>200.69 </text:p>
          </table:table-cell>
          <table:table-cell table:style-name="ce31" office:value-type="float" office:value="120.216679812518" calcext:value-type="float">
            <text:p>120.22 </text:p>
          </table:table-cell>
        </table:table-row>
        <table:table-row table:style-name="ro1">
          <table:table-cell table:style-name="ce6" office:value-type="string" calcext:value-type="string">
            <text:p>Hanover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5693625" calcext:value-type="float">
            <text:p>15,693,625 </text:p>
          </table:table-cell>
          <table:table-cell table:style-name="ce31" office:value-type="float" office:value="160.491548117151" calcext:value-type="float">
            <text:p>160.49 </text:p>
          </table:table-cell>
          <table:table-cell table:style-name="ce31" office:value-type="float" office:value="96.1347815785506" calcext:value-type="float">
            <text:p>96.13 </text:p>
          </table:table-cell>
        </table:table-row>
        <table:table-row table:style-name="ro1">
          <table:table-cell table:style-name="ce6" office:value-type="string" calcext:value-type="string">
            <text:p>Henrico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2226211" calcext:value-type="float">
            <text:p>42,226,211 </text:p>
          </table:table-cell>
          <table:table-cell table:style-name="ce31" office:value-type="float" office:value="144.725952956341" calcext:value-type="float">
            <text:p>144.73 </text:p>
          </table:table-cell>
          <table:table-cell table:style-name="ce31" office:value-type="float" office:value="86.6911562598262" calcext:value-type="float">
            <text:p>86.69 </text:p>
          </table:table-cell>
        </table:table-row>
        <table:table-row table:style-name="ro1">
          <table:table-cell table:style-name="ce6" office:value-type="string" calcext:value-type="string">
            <text:p>Henry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7115294" calcext:value-type="float">
            <text:p>7,115,294 </text:p>
          </table:table-cell>
          <table:table-cell table:style-name="ce31" office:value-type="float" office:value="132.086016807178" calcext:value-type="float">
            <text:p>132.09 </text:p>
          </table:table-cell>
          <table:table-cell table:style-name="ce31" office:value-type="float" office:value="79.1198073936571" calcext:value-type="float">
            <text:p>79.12 </text:p>
          </table:table-cell>
        </table:table-row>
        <table:table-row table:style-name="ro1">
          <table:table-cell table:style-name="ce6" office:value-type="string" calcext:value-type="string">
            <text:p>Highlan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07871" calcext:value-type="float">
            <text:p>307,871 </text:p>
          </table:table-cell>
          <table:table-cell table:style-name="ce31" office:value-type="float" office:value="134.893373443273" calcext:value-type="float">
            <text:p>134.89 </text:p>
          </table:table-cell>
          <table:table-cell table:style-name="ce31" office:value-type="float" office:value="80.801420040493" calcext:value-type="float">
            <text:p>80.80 </text:p>
          </table:table-cell>
        </table:table-row>
        <table:table-row table:style-name="ro1">
          <table:table-cell table:style-name="ce6" office:value-type="string" calcext:value-type="string">
            <text:p>Isle of Wight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7280885" calcext:value-type="float">
            <text:p>7,280,885 </text:p>
          </table:table-cell>
          <table:table-cell table:style-name="ce31" office:value-type="float" office:value="211.815315586664" calcext:value-type="float">
            <text:p>211.82 </text:p>
          </table:table-cell>
          <table:table-cell table:style-name="ce31" office:value-type="float" office:value="126.877828382912" calcext:value-type="float">
            <text:p>126.88 </text:p>
          </table:table-cell>
        </table:table-row>
        <table:table-row table:style-name="ro1">
          <table:table-cell table:style-name="ce6" office:value-type="string" calcext:value-type="string">
            <text:p>James City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0069806" calcext:value-type="float">
            <text:p>10,069,806 </text:p>
          </table:table-cell>
          <table:table-cell table:style-name="ce31" office:value-type="float" office:value="161.79831759784" calcext:value-type="float">
            <text:p>161.80 </text:p>
          </table:table-cell>
          <table:table-cell table:style-name="ce31" office:value-type="float" office:value="96.91753930052" calcext:value-type="float">
            <text:p>96.92 </text:p>
          </table:table-cell>
        </table:table-row>
        <table:table-row table:style-name="ro1">
          <table:table-cell table:style-name="ce6" office:value-type="string" calcext:value-type="string">
            <text:p>King &amp; Quee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265086" calcext:value-type="float">
            <text:p>1,265,086 </text:p>
          </table:table-cell>
          <table:table-cell table:style-name="ce31" office:value-type="float" office:value="182.41666768402" calcext:value-type="float">
            <text:p>182.42 </text:p>
          </table:table-cell>
          <table:table-cell table:style-name="ce31" office:value-type="float" office:value="109.267975228761" calcext:value-type="float">
            <text:p>109.27 </text:p>
          </table:table-cell>
        </table:table-row>
        <table:table-row table:style-name="ro1">
          <table:table-cell table:style-name="ce6" office:value-type="string" calcext:value-type="string">
            <text:p>King Georg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230266" calcext:value-type="float">
            <text:p>3,230,266 </text:p>
          </table:table-cell>
          <table:table-cell table:style-name="ce31" office:value-type="float" office:value="140.270484287548" calcext:value-type="float">
            <text:p>140.27 </text:p>
          </table:table-cell>
          <table:table-cell table:style-name="ce31" office:value-type="float" office:value="84.0223209701833" calcext:value-type="float">
            <text:p>84.02 </text:p>
          </table:table-cell>
        </table:table-row>
        <table:table-row table:style-name="ro1">
          <table:table-cell table:style-name="ce6" office:value-type="string" calcext:value-type="string">
            <text:p>King William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727016" calcext:value-type="float">
            <text:p>1,727,016 </text:p>
          </table:table-cell>
          <table:table-cell table:style-name="ce31" office:value-type="float" office:value="109.548013240676" calcext:value-type="float">
            <text:p>109.55 </text:p>
          </table:table-cell>
          <table:table-cell table:style-name="ce31" office:value-type="float" office:value="65.619494913023" calcext:value-type="float">
            <text:p>65.62 </text:p>
          </table:table-cell>
        </table:table-row>
        <table:table-row table:style-name="ro1">
          <table:table-cell table:style-name="ce6" office:value-type="string" calcext:value-type="string">
            <text:p>Lancaster</text:p>
          </table:table-cell>
          <table:table-cell table:style-name="ce11" office:value-type="string" calcext:value-type="string">
            <text:p>2007-2008</text:p>
          </table:table-cell>
          <table:table-cell table:style-name="ce21" office:value-type="float" office:value="1493067" calcext:value-type="float">
            <text:p><text:s/>$1,493,067 </text:p>
          </table:table-cell>
          <table:table-cell table:style-name="ce30" office:value-type="float" office:value="127.026081868297" calcext:value-type="float">
            <text:p><text:s/>$127.03 </text:p>
          </table:table-cell>
          <table:table-cell table:style-name="ce31" office:value-type="float" office:value="76.0888955116431" calcext:value-type="float">
            <text:p>76.09 </text:p>
          </table:table-cell>
        </table:table-row>
        <table:table-row table:style-name="ro1">
          <table:table-cell table:style-name="ce6" office:value-type="string" calcext:value-type="string">
            <text:p>Le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988487" calcext:value-type="float">
            <text:p>3,988,487 </text:p>
          </table:table-cell>
          <table:table-cell table:style-name="ce31" office:value-type="float" office:value="157.575763626725" calcext:value-type="float">
            <text:p>157.58 </text:p>
          </table:table-cell>
          <table:table-cell table:style-name="ce31" office:value-type="float" office:value="94.3882204143911" calcext:value-type="float">
            <text:p>94.39 </text:p>
          </table:table-cell>
        </table:table-row>
        <table:table-row table:style-name="ro1">
          <table:table-cell table:style-name="ce6" office:value-type="string" calcext:value-type="string">
            <text:p>Loudou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60196173" calcext:value-type="float">
            <text:p>60,196,173 </text:p>
          </table:table-cell>
          <table:table-cell table:style-name="ce31" office:value-type="float" office:value="209.24099802503" calcext:value-type="float">
            <text:p>209.24 </text:p>
          </table:table-cell>
          <table:table-cell table:style-name="ce31" office:value-type="float" office:value="125.335806641549" calcext:value-type="float">
            <text:p>125.34 </text:p>
          </table:table-cell>
        </table:table-row>
        <table:table-row table:style-name="ro1">
          <table:table-cell table:style-name="ce6" office:value-type="string" calcext:value-type="string">
            <text:p>Louisa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627786" calcext:value-type="float">
            <text:p>3,627,786 </text:p>
          </table:table-cell>
          <table:table-cell table:style-name="ce31" office:value-type="float" office:value="112.555888548008" calcext:value-type="float">
            <text:p>112.56 </text:p>
          </table:table-cell>
          <table:table-cell table:style-name="ce31" office:value-type="float" office:value="67.4212186740444" calcext:value-type="float">
            <text:p>67.42 </text:p>
          </table:table-cell>
        </table:table-row>
        <table:table-row table:style-name="ro1">
          <table:table-cell table:style-name="ce6" office:value-type="string" calcext:value-type="string">
            <text:p>Lunenburg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723148" calcext:value-type="float">
            <text:p>1,723,148 </text:p>
          </table:table-cell>
          <table:table-cell table:style-name="ce31" office:value-type="float" office:value="130.955341579924" calcext:value-type="float">
            <text:p>130.96 </text:p>
          </table:table-cell>
          <table:table-cell table:style-name="ce31" office:value-type="float" office:value="78.4425305072194" calcext:value-type="float">
            <text:p>78.44 </text:p>
          </table:table-cell>
        </table:table-row>
        <table:table-row table:style-name="ro1">
          <table:table-cell table:style-name="ce6" office:value-type="string" calcext:value-type="string">
            <text:p>Madis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978504" calcext:value-type="float">
            <text:p>1,978,504 </text:p>
          </table:table-cell>
          <table:table-cell table:style-name="ce31" office:value-type="float" office:value="143.033520507126" calcext:value-type="float">
            <text:p>143.03 </text:p>
          </table:table-cell>
          <table:table-cell table:style-name="ce31" office:value-type="float" office:value="85.6773855924579" calcext:value-type="float">
            <text:p>85.68 </text:p>
          </table:table-cell>
        </table:table-row>
        <table:table-row table:style-name="ro1">
          <table:table-cell table:style-name="ce6" office:value-type="string" calcext:value-type="string">
            <text:p>Mathews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377238" calcext:value-type="float">
            <text:p>1,377,238 </text:p>
          </table:table-cell>
          <table:table-cell table:style-name="ce31" office:value-type="float" office:value="146.228880930689" calcext:value-type="float">
            <text:p>146.23 </text:p>
          </table:table-cell>
          <table:table-cell table:style-name="ce31" office:value-type="float" office:value="87.5914133402602" calcext:value-type="float">
            <text:p>87.59 </text:p>
          </table:table-cell>
        </table:table-row>
        <table:table-row table:style-name="ro1">
          <table:table-cell table:style-name="ce6" office:value-type="string" calcext:value-type="string">
            <text:p>Mecklenburg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104894" calcext:value-type="float">
            <text:p>3,104,894 </text:p>
          </table:table-cell>
          <table:table-cell table:style-name="ce31" office:value-type="float" office:value="96.4673914584275" calcext:value-type="float">
            <text:p>96.47 </text:p>
          </table:table-cell>
          <table:table-cell table:style-name="ce31" office:value-type="float" office:value="57.7841744073586" calcext:value-type="float">
            <text:p>57.78 </text:p>
          </table:table-cell>
        </table:table-row>
        <table:table-row table:style-name="ro1">
          <table:table-cell table:style-name="ce6" office:value-type="string" calcext:value-type="string">
            <text:p>Middlesex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544689" calcext:value-type="float">
            <text:p>1,544,689 </text:p>
          </table:table-cell>
          <table:table-cell table:style-name="ce31" office:value-type="float" office:value="150.299326945738" calcext:value-type="float">
            <text:p>150.30 </text:p>
          </table:table-cell>
          <table:table-cell table:style-name="ce31" office:value-type="float" office:value="90.0296192344319" calcext:value-type="float">
            <text:p>90.03 </text:p>
          </table:table-cell>
        </table:table-row>
        <table:table-row table:style-name="ro1">
          <table:table-cell table:style-name="ce6" office:value-type="string" calcext:value-type="string">
            <text:p>Montgomery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2308926" calcext:value-type="float">
            <text:p>12,308,926 </text:p>
          </table:table-cell>
          <table:table-cell table:style-name="ce31" office:value-type="float" office:value="135.984481051894" calcext:value-type="float">
            <text:p>135.98 </text:p>
          </table:table-cell>
          <table:table-cell table:style-name="ce31" office:value-type="float" office:value="81.454995838496" calcext:value-type="float">
            <text:p>81.45 </text:p>
          </table:table-cell>
        </table:table-row>
        <table:table-row table:style-name="ro1">
          <table:table-cell table:style-name="ce6" office:value-type="string" calcext:value-type="string">
            <text:p>Nels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577805" calcext:value-type="float">
            <text:p>2,577,805 </text:p>
          </table:table-cell>
          <table:table-cell table:style-name="ce31" office:value-type="float" office:value="165.506387813592" calcext:value-type="float">
            <text:p>165.51 </text:p>
          </table:table-cell>
          <table:table-cell table:style-name="ce31" office:value-type="float" office:value="99.1386813136123" calcext:value-type="float">
            <text:p>99.14 </text:p>
          </table:table-cell>
        </table:table-row>
        <table:table-row table:style-name="ro1">
          <table:table-cell table:style-name="ce6" office:value-type="string" calcext:value-type="string">
            <text:p>New Kent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511125" calcext:value-type="float">
            <text:p>2,511,125 </text:p>
          </table:table-cell>
          <table:table-cell table:style-name="ce31" office:value-type="float" office:value="143.987206809926" calcext:value-type="float">
            <text:p>143.99 </text:p>
          </table:table-cell>
          <table:table-cell table:style-name="ce31" office:value-type="float" office:value="86.248645733504" calcext:value-type="float">
            <text:p>86.25 </text:p>
          </table:table-cell>
        </table:table-row>
        <table:table-row table:style-name="ro1">
          <table:table-cell table:style-name="ce6" office:value-type="string" calcext:value-type="string">
            <text:p>Northamp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228073" calcext:value-type="float">
            <text:p>3,228,073 </text:p>
          </table:table-cell>
          <table:table-cell table:style-name="ce31" office:value-type="float" office:value="243.549919470811" calcext:value-type="float">
            <text:p>243.55 </text:p>
          </table:table-cell>
          <table:table-cell table:style-name="ce31" office:value-type="float" office:value="145.886924180637" calcext:value-type="float">
            <text:p>145.89 </text:p>
          </table:table-cell>
        </table:table-row>
        <table:table-row table:style-name="ro1">
          <table:table-cell table:style-name="ce6" office:value-type="string" calcext:value-type="string">
            <text:p>Northumberlan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328849" calcext:value-type="float">
            <text:p>1,328,849 </text:p>
          </table:table-cell>
          <table:table-cell table:style-name="ce31" office:value-type="float" office:value="100.428813009948" calcext:value-type="float">
            <text:p>100.43 </text:p>
          </table:table-cell>
          <table:table-cell table:style-name="ce31" office:value-type="float" office:value="60.1570744140182" calcext:value-type="float">
            <text:p>60.16 </text:p>
          </table:table-cell>
        </table:table-row>
        <table:table-row table:style-name="ro1">
          <table:table-cell table:style-name="ce6" office:value-type="string" calcext:value-type="string">
            <text:p>Nottoway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741337" calcext:value-type="float">
            <text:p>2,741,337 </text:p>
          </table:table-cell>
          <table:table-cell table:style-name="ce31" office:value-type="float" office:value="176.725922764695" calcext:value-type="float">
            <text:p>176.73 </text:p>
          </table:table-cell>
          <table:table-cell table:style-name="ce31" office:value-type="float" office:value="105.859206815366" calcext:value-type="float">
            <text:p>105.86 </text:p>
          </table:table-cell>
        </table:table-row>
        <table:table-row table:style-name="ro1">
          <table:table-cell table:style-name="ce6" office:value-type="string" calcext:value-type="string">
            <text:p>Orang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439257" calcext:value-type="float">
            <text:p>4,439,257 </text:p>
          </table:table-cell>
          <table:table-cell table:style-name="ce31" office:value-type="float" office:value="134.097897270105" calcext:value-type="float">
            <text:p>134.10 </text:p>
          </table:table-cell>
          <table:table-cell table:style-name="ce31" office:value-type="float" office:value="80.3249281064586" calcext:value-type="float">
            <text:p>80.32 </text:p>
          </table:table-cell>
        </table:table-row>
        <table:table-row table:style-name="ro1">
          <table:table-cell table:style-name="ce6" office:value-type="string" calcext:value-type="string">
            <text:p>Pag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467496" calcext:value-type="float">
            <text:p>2,467,496 </text:p>
          </table:table-cell>
          <table:table-cell table:style-name="ce31" office:value-type="float" office:value="102.957555307814" calcext:value-type="float">
            <text:p>102.96 </text:p>
          </table:table-cell>
          <table:table-cell table:style-name="ce31" office:value-type="float" office:value="61.6717964746239" calcext:value-type="float">
            <text:p>61.67 </text:p>
          </table:table-cell>
        </table:table-row>
        <table:table-row table:style-name="ro1">
          <table:table-cell table:style-name="ce6" office:value-type="string" calcext:value-type="string">
            <text:p>Patrick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855613" calcext:value-type="float">
            <text:p>1,855,613 </text:p>
          </table:table-cell>
          <table:table-cell table:style-name="ce31" office:value-type="float" office:value="96.5907006708172" calcext:value-type="float">
            <text:p>96.59 </text:p>
          </table:table-cell>
          <table:table-cell table:style-name="ce31" office:value-type="float" office:value="57.8580368900799" calcext:value-type="float">
            <text:p>57.86 </text:p>
          </table:table-cell>
        </table:table-row>
        <table:table-row table:style-name="ro1">
          <table:table-cell table:style-name="ce6" office:value-type="string" calcext:value-type="string">
            <text:p>Pittsylvania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6968737" calcext:value-type="float">
            <text:p>6,968,737 </text:p>
          </table:table-cell>
          <table:table-cell table:style-name="ce31" office:value-type="float" office:value="111.941550778248" calcext:value-type="float">
            <text:p>111.94 </text:p>
          </table:table-cell>
          <table:table-cell table:style-name="ce31" office:value-type="float" office:value="67.0532290321963" calcext:value-type="float">
            <text:p>67.05 </text:p>
          </table:table-cell>
        </table:table-row>
        <table:table-row table:style-name="ro1">
          <table:table-cell table:style-name="ce6" office:value-type="string" calcext:value-type="string">
            <text:p>Powhata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390480" calcext:value-type="float">
            <text:p>4,390,480 </text:p>
          </table:table-cell>
          <table:table-cell table:style-name="ce31" office:value-type="float" office:value="159.364083857823" calcext:value-type="float">
            <text:p>159.36 </text:p>
          </table:table-cell>
          <table:table-cell table:style-name="ce31" office:value-type="float" office:value="95.4594280687878" calcext:value-type="float">
            <text:p>95.46 </text:p>
          </table:table-cell>
        </table:table-row>
        <table:table-row table:style-name="ro1">
          <table:table-cell table:style-name="ce6" office:value-type="string" calcext:value-type="string">
            <text:p>Prince Edwar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147038" calcext:value-type="float">
            <text:p>2,147,038 </text:p>
          </table:table-cell>
          <table:table-cell table:style-name="ce31" office:value-type="float" office:value="99.8397508959961" calcext:value-type="float">
            <text:p>99.84 </text:p>
          </table:table-cell>
          <table:table-cell table:style-name="ce31" office:value-type="float" office:value="59.8042249442154" calcext:value-type="float">
            <text:p>59.80 </text:p>
          </table:table-cell>
        </table:table-row>
        <table:table-row table:style-name="ro1">
          <table:table-cell table:style-name="ce6" office:value-type="string" calcext:value-type="string">
            <text:p>Prince Georg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722063" calcext:value-type="float">
            <text:p>5,722,063 </text:p>
          </table:table-cell>
          <table:table-cell table:style-name="ce31" office:value-type="float" office:value="151.687965704579" calcext:value-type="float">
            <text:p>151.69 </text:p>
          </table:table-cell>
          <table:table-cell table:style-name="ce31" office:value-type="float" office:value="90.8614168296257" calcext:value-type="float">
            <text:p>90.86 </text:p>
          </table:table-cell>
        </table:table-row>
        <table:table-row table:style-name="ro1">
          <table:table-cell table:style-name="ce6" office:value-type="string" calcext:value-type="string">
            <text:p>Prince William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73816000" calcext:value-type="float">
            <text:p>73,816,000 </text:p>
          </table:table-cell>
          <table:table-cell table:style-name="ce31" office:value-type="float" office:value="194.810544237256" calcext:value-type="float">
            <text:p>194.81 </text:p>
          </table:table-cell>
          <table:table-cell table:style-name="ce31" office:value-type="float" office:value="116.691933869169" calcext:value-type="float">
            <text:p>116.69 </text:p>
          </table:table-cell>
        </table:table-row>
        <table:table-row table:style-name="ro1">
          <table:table-cell table:style-name="ce6" office:value-type="string" calcext:value-type="string">
            <text:p>Pulaski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506599" calcext:value-type="float">
            <text:p>5,506,599 </text:p>
          </table:table-cell>
          <table:table-cell table:style-name="ce31" office:value-type="float" office:value="160.11728043449" calcext:value-type="float">
            <text:p>160.12 </text:p>
          </table:table-cell>
          <table:table-cell table:style-name="ce31" office:value-type="float" office:value="95.9105944338275" calcext:value-type="float">
            <text:p>95.91 </text:p>
          </table:table-cell>
        </table:table-row>
        <table:table-row table:style-name="ro1">
          <table:table-cell table:style-name="ce6" office:value-type="string" calcext:value-type="string">
            <text:p>Rappahannock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976730" calcext:value-type="float">
            <text:p>976,730 </text:p>
          </table:table-cell>
          <table:table-cell table:style-name="ce31" office:value-type="float" office:value="141.042494483909" calcext:value-type="float">
            <text:p>141.04 </text:p>
          </table:table-cell>
          <table:table-cell table:style-name="ce31" office:value-type="float" office:value="84.4847567337752" calcext:value-type="float">
            <text:p>84.48 </text:p>
          </table:table-cell>
        </table:table-row>
        <table:table-row table:style-name="ro1">
          <table:table-cell table:style-name="ce6" office:value-type="string" calcext:value-type="string">
            <text:p>Richmon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233104" calcext:value-type="float">
            <text:p>1,233,104 </text:p>
          </table:table-cell>
          <table:table-cell table:style-name="ce31" office:value-type="float" office:value="126.161697184941" calcext:value-type="float">
            <text:p>126.16 </text:p>
          </table:table-cell>
          <table:table-cell table:style-name="ce31" office:value-type="float" office:value="75.5711272321971" calcext:value-type="float">
            <text:p>75.57 </text:p>
          </table:table-cell>
        </table:table-row>
        <table:table-row table:style-name="ro1">
          <table:table-cell table:style-name="ce6" office:value-type="string" calcext:value-type="string">
            <text:p>Roanok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1430247" calcext:value-type="float">
            <text:p>11,430,247 </text:p>
          </table:table-cell>
          <table:table-cell table:style-name="ce31" office:value-type="float" office:value="125.33522988709" calcext:value-type="float">
            <text:p>125.34 </text:p>
          </table:table-cell>
          <table:table-cell table:style-name="ce31" office:value-type="float" office:value="75.0760715480018" calcext:value-type="float">
            <text:p>75.08 </text:p>
          </table:table-cell>
        </table:table-row>
        <table:table-row table:style-name="ro1">
          <table:table-cell table:style-name="ce6" office:value-type="string" calcext:value-type="string">
            <text:p>Rockbridg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574429" calcext:value-type="float">
            <text:p>3,574,429 </text:p>
          </table:table-cell>
          <table:table-cell table:style-name="ce31" office:value-type="float" office:value="163.521459935937" calcext:value-type="float">
            <text:p>163.52 </text:p>
          </table:table-cell>
          <table:table-cell table:style-name="ce31" office:value-type="float" office:value="97.9497052572019" calcext:value-type="float">
            <text:p>97.95 </text:p>
          </table:table-cell>
        </table:table-row>
        <table:table-row table:style-name="ro1">
          <table:table-cell table:style-name="ce6" office:value-type="string" calcext:value-type="string">
            <text:p>Rockingham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0192996" calcext:value-type="float">
            <text:p>10,192,996 </text:p>
          </table:table-cell>
          <table:table-cell table:style-name="ce31" office:value-type="float" office:value="136.205952576547" calcext:value-type="float">
            <text:p>136.21 </text:p>
          </table:table-cell>
          <table:table-cell table:style-name="ce31" office:value-type="float" office:value="81.5876577568228" calcext:value-type="float">
            <text:p>81.59 </text:p>
          </table:table-cell>
        </table:table-row>
        <table:table-row table:style-name="ro1">
          <table:table-cell table:style-name="ce6" office:value-type="string" calcext:value-type="string">
            <text:p>Russell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141301" calcext:value-type="float">
            <text:p>4,141,301 </text:p>
          </table:table-cell>
          <table:table-cell table:style-name="ce31" office:value-type="float" office:value="142.86319541754" calcext:value-type="float">
            <text:p>142.86 </text:p>
          </table:table-cell>
          <table:table-cell table:style-name="ce31" office:value-type="float" office:value="85.5753604984464" calcext:value-type="float">
            <text:p>85.58 </text:p>
          </table:table-cell>
        </table:table-row>
        <table:table-row table:style-name="ro1">
          <table:table-cell table:style-name="ce6" office:value-type="string" calcext:value-type="string">
            <text:p>Scott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573912" calcext:value-type="float">
            <text:p>5,573,912 </text:p>
          </table:table-cell>
          <table:table-cell table:style-name="ce31" office:value-type="float" office:value="230.999784513989" calcext:value-type="float">
            <text:p>231.00 </text:p>
          </table:table-cell>
          <table:table-cell table:style-name="ce31" office:value-type="float" office:value="138.369366421305" calcext:value-type="float">
            <text:p>138.37 </text:p>
          </table:table-cell>
        </table:table-row>
        <table:table-row table:style-name="ro1">
          <table:table-cell table:style-name="ce6" office:value-type="string" calcext:value-type="string">
            <text:p>Shenandoah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6217728" calcext:value-type="float">
            <text:p>6,217,728 </text:p>
          </table:table-cell>
          <table:table-cell table:style-name="ce31" office:value-type="float" office:value="150.727178888113" calcext:value-type="float">
            <text:p>150.73 </text:p>
          </table:table-cell>
          <table:table-cell table:style-name="ce31" office:value-type="float" office:value="90.2859034656623" calcext:value-type="float">
            <text:p>90.29 </text:p>
          </table:table-cell>
        </table:table-row>
        <table:table-row table:style-name="ro1">
          <table:table-cell table:style-name="ce6" office:value-type="string" calcext:value-type="string">
            <text:p>Smyth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425047" calcext:value-type="float">
            <text:p>5,425,047 </text:p>
          </table:table-cell>
          <table:table-cell table:style-name="ce31" office:value-type="float" office:value="170.233249871978" calcext:value-type="float">
            <text:p>170.23 </text:p>
          </table:table-cell>
          <table:table-cell table:style-name="ce31" office:value-type="float" office:value="101.970081825764" calcext:value-type="float">
            <text:p>101.97 </text:p>
          </table:table-cell>
        </table:table-row>
        <table:table-row table:style-name="ro1">
          <table:table-cell table:style-name="ce6" office:value-type="string" calcext:value-type="string">
            <text:p>Southamp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047378" calcext:value-type="float">
            <text:p>3,047,378 </text:p>
          </table:table-cell>
          <table:table-cell table:style-name="ce31" office:value-type="float" office:value="158.208642067088" calcext:value-type="float">
            <text:p>158.21 </text:p>
          </table:table-cell>
          <table:table-cell table:style-name="ce31" office:value-type="float" office:value="94.7673159577006" calcext:value-type="float">
            <text:p>94.77 </text:p>
          </table:table-cell>
        </table:table-row>
        <table:table-row table:style-name="ro1">
          <table:table-cell table:style-name="ce6" office:value-type="string" calcext:value-type="string">
            <text:p>Spotsylvania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1225521" calcext:value-type="float">
            <text:p>21,225,521 </text:p>
          </table:table-cell>
          <table:table-cell table:style-name="ce31" office:value-type="float" office:value="175.977805153027" calcext:value-type="float">
            <text:p>175.98 </text:p>
          </table:table-cell>
          <table:table-cell table:style-name="ce31" office:value-type="float" office:value="105.411082761255" calcext:value-type="float">
            <text:p>105.41 </text:p>
          </table:table-cell>
        </table:table-row>
        <table:table-row table:style-name="ro1">
          <table:table-cell table:style-name="ce6" office:value-type="string" calcext:value-type="string">
            <text:p>Staffor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2568954" calcext:value-type="float">
            <text:p>22,568,954 </text:p>
          </table:table-cell>
          <table:table-cell table:style-name="ce31" office:value-type="float" office:value="182.463819738963" calcext:value-type="float">
            <text:p>182.46 </text:p>
          </table:table-cell>
          <table:table-cell table:style-name="ce31" office:value-type="float" office:value="109.296219410813" calcext:value-type="float">
            <text:p>109.30 </text:p>
          </table:table-cell>
        </table:table-row>
        <table:table-row table:style-name="ro1">
          <table:table-cell table:style-name="ce6" office:value-type="string" calcext:value-type="string">
            <text:p>Surry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757536" calcext:value-type="float">
            <text:p>2,757,536 </text:p>
          </table:table-cell>
          <table:table-cell table:style-name="ce31" office:value-type="float" office:value="388.059162300767" calcext:value-type="float">
            <text:p>388.06 </text:p>
          </table:table-cell>
          <table:table-cell table:style-name="ce31" office:value-type="float" office:value="232.448270609913" calcext:value-type="float">
            <text:p>232.45 </text:p>
          </table:table-cell>
        </table:table-row>
        <table:table-row table:style-name="ro1">
          <table:table-cell table:style-name="ce6" office:value-type="string" calcext:value-type="string">
            <text:p>Sussex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071511" calcext:value-type="float">
            <text:p>2,071,511 </text:p>
          </table:table-cell>
          <table:table-cell table:style-name="ce31" office:value-type="float" office:value="171.798767213475" calcext:value-type="float">
            <text:p>171.80 </text:p>
          </table:table-cell>
          <table:table-cell table:style-name="ce31" office:value-type="float" office:value="102.907830071375" calcext:value-type="float">
            <text:p>102.91 </text:p>
          </table:table-cell>
        </table:table-row>
        <table:table-row table:style-name="ro1">
          <table:table-cell table:style-name="ce6" office:value-type="string" calcext:value-type="string">
            <text:p>Tazewell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331508" calcext:value-type="float">
            <text:p>5,331,508 </text:p>
          </table:table-cell>
          <table:table-cell table:style-name="ce31" office:value-type="float" office:value="120.578390620967" calcext:value-type="float">
            <text:p>120.58 </text:p>
          </table:table-cell>
          <table:table-cell table:style-name="ce31" office:value-type="float" office:value="72.2267146241143" calcext:value-type="float">
            <text:p>72.23 </text:p>
          </table:table-cell>
        </table:table-row>
        <table:table-row table:style-name="ro1">
          <table:table-cell table:style-name="ce6" office:value-type="string" calcext:value-type="string">
            <text:p>Warre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939640" calcext:value-type="float">
            <text:p>5,939,640 </text:p>
          </table:table-cell>
          <table:table-cell table:style-name="ce31" office:value-type="float" office:value="164.529186829098" calcext:value-type="float">
            <text:p>164.53 </text:p>
          </table:table-cell>
          <table:table-cell table:style-name="ce31" office:value-type="float" office:value="98.5533358277923" calcext:value-type="float">
            <text:p>98.55 </text:p>
          </table:table-cell>
        </table:table-row>
        <table:table-row table:style-name="ro1">
          <table:table-cell table:style-name="ce6" office:value-type="string" calcext:value-type="string">
            <text:p>Washing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7632523" calcext:value-type="float">
            <text:p>7,632,523 </text:p>
          </table:table-cell>
          <table:table-cell table:style-name="ce31" office:value-type="float" office:value="143.405481135111" calcext:value-type="float">
            <text:p>143.41 </text:p>
          </table:table-cell>
          <table:table-cell table:style-name="ce31" office:value-type="float" office:value="85.9001908064813" calcext:value-type="float">
            <text:p>85.90 </text:p>
          </table:table-cell>
        </table:table-row>
        <table:table-row table:style-name="ro1">
          <table:table-cell table:style-name="ce6" office:value-type="string" calcext:value-type="string">
            <text:p>Westmorelan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242198" calcext:value-type="float">
            <text:p>2,242,198 </text:p>
          </table:table-cell>
          <table:table-cell table:style-name="ce31" office:value-type="float" office:value="130.322525660179" calcext:value-type="float">
            <text:p>130.32 </text:p>
          </table:table-cell>
          <table:table-cell table:style-name="ce31" office:value-type="float" office:value="78.063472413894" calcext:value-type="float">
            <text:p>78.06 </text:p>
          </table:table-cell>
        </table:table-row>
        <table:table-row table:style-name="ro1">
          <table:table-cell table:style-name="ce6" office:value-type="string" calcext:value-type="string">
            <text:p>Wis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433675" calcext:value-type="float">
            <text:p>5,433,675 </text:p>
          </table:table-cell>
          <table:table-cell table:style-name="ce31" office:value-type="float" office:value="132.149311534384" calcext:value-type="float">
            <text:p>132.15 </text:p>
          </table:table-cell>
          <table:table-cell table:style-name="ce31" office:value-type="float" office:value="79.1577210710211" calcext:value-type="float">
            <text:p>79.16 </text:p>
          </table:table-cell>
        </table:table-row>
        <table:table-row table:style-name="ro1">
          <table:table-cell table:style-name="ce6" office:value-type="string" calcext:value-type="string">
            <text:p>Wyth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144750" calcext:value-type="float">
            <text:p>4,144,750 </text:p>
          </table:table-cell>
          <table:table-cell table:style-name="ce31" office:value-type="float" office:value="148.415512971237" calcext:value-type="float">
            <text:p>148.42 </text:p>
          </table:table-cell>
          <table:table-cell table:style-name="ce31" office:value-type="float" office:value="88.9012106229015" calcext:value-type="float">
            <text:p>88.90 </text:p>
          </table:table-cell>
        </table:table-row>
        <table:table-row table:style-name="ro1">
          <table:table-cell table:style-name="ce6" office:value-type="string" calcext:value-type="string">
            <text:p>York</text:p>
          </table:table-cell>
          <table:table-cell table:style-name="ce11" office:value-type="string" calcext:value-type="string">
            <text:p>2007-2008</text:p>
          </table:table-cell>
          <table:table-cell table:style-name="ce23" office:value-type="float" office:value="11481231" calcext:value-type="float">
            <text:p>11,481,231 </text:p>
          </table:table-cell>
          <table:table-cell table:style-name="ce31" office:value-type="float" office:value="177.931703392901" calcext:value-type="float">
            <text:p>177.93 </text:p>
          </table:table-cell>
          <table:table-cell table:style-name="ce31" office:value-type="float" office:value="106.581471998076" calcext:value-type="float">
            <text:p>106.58 </text:p>
          </table:table-cell>
        </table:table-row>
        <table:table-row table:style-name="ro1">
          <table:table-cell table:style-name="ce5" office:value-type="string" calcext:value-type="string">
            <text:p>Alexandria</text:p>
          </table:table-cell>
          <table:table-cell table:style-name="ce11" office:value-type="string" calcext:value-type="string">
            <text:p>2006-2007</text:p>
          </table:table-cell>
          <table:table-cell table:style-name="ce21" office:value-type="float" office:value="15868515" calcext:value-type="float">
            <text:p><text:s/>$15,868,515 </text:p>
          </table:table-cell>
          <table:table-cell table:style-name="ce30" office:value-type="float" office:value="116.055605125355" calcext:value-type="float">
            <text:p><text:s/>$116.06 </text:p>
          </table:table-cell>
          <table:table-cell table:style-name="ce31" office:value-type="float" office:value="71.5320487849238" calcext:value-type="float">
            <text:p>71.53 </text:p>
          </table:table-cell>
        </table:table-row>
        <table:table-row table:style-name="ro1">
          <table:table-cell table:style-name="ce5" office:value-type="string" calcext:value-type="string">
            <text:p>Bedfor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0" calcext:value-type="float">
            <text:p>- </text:p>
          </table:table-cell>
          <table:table-cell table:number-columns-repeated="2" table:style-name="ce31" office:value-type="float" office:value="0" calcext:value-type="float">
            <text:p>- </text:p>
          </table:table-cell>
        </table:table-row>
        <table:table-row table:style-name="ro1">
          <table:table-cell table:style-name="ce5" office:value-type="string" calcext:value-type="string">
            <text:p>Bristol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749774" calcext:value-type="float">
            <text:p>1,749,774 </text:p>
          </table:table-cell>
          <table:table-cell table:style-name="ce31" office:value-type="float" office:value="100.602196285862" calcext:value-type="float">
            <text:p>100.60 </text:p>
          </table:table-cell>
          <table:table-cell table:style-name="ce31" office:value-type="float" office:value="62.0071835808178" calcext:value-type="float">
            <text:p>62.01 </text:p>
          </table:table-cell>
        </table:table-row>
        <table:table-row table:style-name="ro1">
          <table:table-cell table:style-name="ce5" office:value-type="string" calcext:value-type="string">
            <text:p>Buena Vista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024033" calcext:value-type="float">
            <text:p>1,024,033 </text:p>
          </table:table-cell>
          <table:table-cell table:style-name="ce31" office:value-type="float" office:value="156.293192918193" calcext:value-type="float">
            <text:p>156.29 </text:p>
          </table:table-cell>
          <table:table-cell table:style-name="ce31" office:value-type="float" office:value="96.3328939476891" calcext:value-type="float">
            <text:p>96.33 </text:p>
          </table:table-cell>
        </table:table-row>
        <table:table-row table:style-name="ro1">
          <table:table-cell table:style-name="ce5" office:value-type="string" calcext:value-type="string">
            <text:p>Charlottesvill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6560918" calcext:value-type="float">
            <text:p>6,560,918 </text:p>
          </table:table-cell>
          <table:table-cell table:style-name="ce31" office:value-type="float" office:value="158.96007171585" calcext:value-type="float">
            <text:p>158.96 </text:p>
          </table:table-cell>
          <table:table-cell table:style-name="ce31" office:value-type="float" office:value="97.9766517313089" calcext:value-type="float">
            <text:p>97.98 </text:p>
          </table:table-cell>
        </table:table-row>
        <table:table-row table:style-name="ro1">
          <table:table-cell table:style-name="ce5" office:value-type="string" calcext:value-type="string">
            <text:p>Chesapeak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8683190" calcext:value-type="float">
            <text:p>38,683,190 </text:p>
          </table:table-cell>
          <table:table-cell table:style-name="ce31" office:value-type="float" office:value="178.619140408555" calcext:value-type="float">
            <text:p>178.62 </text:p>
          </table:table-cell>
          <table:table-cell table:style-name="ce31" office:value-type="float" office:value="110.093718022711" calcext:value-type="float">
            <text:p>110.09 </text:p>
          </table:table-cell>
        </table:table-row>
        <table:table-row table:style-name="ro1">
          <table:table-cell table:style-name="ce5" office:value-type="string" calcext:value-type="string">
            <text:p>Colonial Heights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929304" calcext:value-type="float">
            <text:p>3,929,304 </text:p>
          </table:table-cell>
          <table:table-cell table:style-name="ce31" office:value-type="float" office:value="225.007387046899" calcext:value-type="float">
            <text:p>225.01 </text:p>
          </table:table-cell>
          <table:table-cell table:style-name="ce31" office:value-type="float" office:value="138.685584119975" calcext:value-type="float">
            <text:p>138.69 </text:p>
          </table:table-cell>
        </table:table-row>
        <table:table-row table:style-name="ro1">
          <table:table-cell table:style-name="ce5" office:value-type="string" calcext:value-type="string">
            <text:p>Coving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918945" calcext:value-type="float">
            <text:p>918,945 </text:p>
          </table:table-cell>
          <table:table-cell table:style-name="ce31" office:value-type="float" office:value="156.682864450128" calcext:value-type="float">
            <text:p>156.68 </text:p>
          </table:table-cell>
          <table:table-cell table:style-name="ce31" office:value-type="float" office:value="96.5730719468677" calcext:value-type="float">
            <text:p>96.57 </text:p>
          </table:table-cell>
        </table:table-row>
        <table:table-row table:style-name="ro1">
          <table:table-cell table:style-name="ce5" office:value-type="string" calcext:value-type="string">
            <text:p>Danvill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8581431" calcext:value-type="float">
            <text:p>8,581,431 </text:p>
          </table:table-cell>
          <table:table-cell table:style-name="ce31" office:value-type="float" office:value="189.080775586648" calcext:value-type="float">
            <text:p>189.08 </text:p>
          </table:table-cell>
          <table:table-cell table:style-name="ce31" office:value-type="float" office:value="116.541852924262" calcext:value-type="float">
            <text:p>116.54 </text:p>
          </table:table-cell>
        </table:table-row>
        <table:table-row table:style-name="ro1">
          <table:table-cell table:style-name="ce5" office:value-type="string" calcext:value-type="string">
            <text:p>Emporia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876876" calcext:value-type="float">
            <text:p>876,876 </text:p>
          </table:table-cell>
          <table:table-cell table:style-name="ce31" office:value-type="float" office:value="156.837059560007" calcext:value-type="float">
            <text:p>156.84 </text:p>
          </table:table-cell>
          <table:table-cell table:style-name="ce31" office:value-type="float" office:value="96.6681116660641" calcext:value-type="float">
            <text:p>96.67 </text:p>
          </table:table-cell>
        </table:table-row>
        <table:table-row table:style-name="ro1">
          <table:table-cell table:style-name="ce5" office:value-type="string" calcext:value-type="string">
            <text:p>Fairfax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869570" calcext:value-type="float">
            <text:p>3,869,570 </text:p>
          </table:table-cell>
          <table:table-cell table:style-name="ce31" office:value-type="float" office:value="166.684040491062" calcext:value-type="float">
            <text:p>166.68 </text:p>
          </table:table-cell>
          <table:table-cell table:style-name="ce31" office:value-type="float" office:value="102.737398191119" calcext:value-type="float">
            <text:p>102.74 </text:p>
          </table:table-cell>
        </table:table-row>
        <table:table-row table:style-name="ro1">
          <table:table-cell table:style-name="ce5" office:value-type="string" calcext:value-type="string">
            <text:p>Falls Church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664391" calcext:value-type="float">
            <text:p>3,664,391 </text:p>
          </table:table-cell>
          <table:table-cell table:style-name="ce31" office:value-type="float" office:value="324.857358156028" calcext:value-type="float">
            <text:p>324.86 </text:p>
          </table:table-cell>
          <table:table-cell table:style-name="ce31" office:value-type="float" office:value="200.229126087093" calcext:value-type="float">
            <text:p>200.23 </text:p>
          </table:table-cell>
        </table:table-row>
        <table:table-row table:style-name="ro1">
          <table:table-cell table:style-name="ce5" office:value-type="string" calcext:value-type="string">
            <text:p>Frankli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347907" calcext:value-type="float">
            <text:p>1,347,907 </text:p>
          </table:table-cell>
          <table:table-cell table:style-name="ce31" office:value-type="float" office:value="158.558640159981" calcext:value-type="float">
            <text:p>158.56 </text:p>
          </table:table-cell>
          <table:table-cell table:style-name="ce31" office:value-type="float" office:value="97.729225322156" calcext:value-type="float">
            <text:p>97.73 </text:p>
          </table:table-cell>
        </table:table-row>
        <table:table-row table:style-name="ro1">
          <table:table-cell table:style-name="ce5" office:value-type="string" calcext:value-type="string">
            <text:p>Fredericksburg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386802" calcext:value-type="float">
            <text:p>3,386,802 </text:p>
          </table:table-cell>
          <table:table-cell table:style-name="ce31" office:value-type="float" office:value="152.435052660005" calcext:value-type="float">
            <text:p>152.44 </text:p>
          </table:table-cell>
          <table:table-cell table:style-name="ce31" office:value-type="float" office:value="93.9548900859226" calcext:value-type="float">
            <text:p>93.95 </text:p>
          </table:table-cell>
        </table:table-row>
        <table:table-row table:style-name="ro1">
          <table:table-cell table:style-name="ce5" office:value-type="string" calcext:value-type="string">
            <text:p>Galax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967642" calcext:value-type="float">
            <text:p>967,642 </text:p>
          </table:table-cell>
          <table:table-cell table:style-name="ce31" office:value-type="float" office:value="142.488882344279" calcext:value-type="float">
            <text:p>142.49 </text:p>
          </table:table-cell>
          <table:table-cell table:style-name="ce31" office:value-type="float" office:value="87.8244671780483" calcext:value-type="float">
            <text:p>87.82 </text:p>
          </table:table-cell>
        </table:table-row>
        <table:table-row table:style-name="ro1">
          <table:table-cell table:style-name="ce5" office:value-type="string" calcext:value-type="string">
            <text:p>Hamp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2117919" calcext:value-type="float">
            <text:p>22,117,919 </text:p>
          </table:table-cell>
          <table:table-cell table:style-name="ce31" office:value-type="float" office:value="151.635922995708" calcext:value-type="float">
            <text:p>151.64 </text:p>
          </table:table-cell>
          <table:table-cell table:style-name="ce31" office:value-type="float" office:value="93.4623384157966" calcext:value-type="float">
            <text:p>93.46 </text:p>
          </table:table-cell>
        </table:table-row>
        <table:table-row table:style-name="ro1">
          <table:table-cell table:style-name="ce5" office:value-type="string" calcext:value-type="string">
            <text:p>Harrisonburg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4129536" calcext:value-type="float">
            <text:p>4,129,536 </text:p>
          </table:table-cell>
          <table:table-cell table:style-name="ce31" office:value-type="float" office:value="92.3688907777306" calcext:value-type="float">
            <text:p>92.37 </text:p>
          </table:table-cell>
          <table:table-cell table:style-name="ce31" office:value-type="float" office:value="56.9325022620421" calcext:value-type="float">
            <text:p>56.93 </text:p>
          </table:table-cell>
        </table:table-row>
        <table:table-row table:style-name="ro1">
          <table:table-cell table:style-name="ce5" office:value-type="string" calcext:value-type="string">
            <text:p>Hopewell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4092982" calcext:value-type="float">
            <text:p>4,092,982 </text:p>
          </table:table-cell>
          <table:table-cell table:style-name="ce31" office:value-type="float" office:value="180.347301167658" calcext:value-type="float">
            <text:p>180.35 </text:p>
          </table:table-cell>
          <table:table-cell table:style-name="ce31" office:value-type="float" office:value="111.158887426592" calcext:value-type="float">
            <text:p>111.16 </text:p>
          </table:table-cell>
        </table:table-row>
        <table:table-row table:style-name="ro1">
          <table:table-cell table:style-name="ce5" office:value-type="string" calcext:value-type="string">
            <text:p>Lexing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429801" calcext:value-type="float">
            <text:p>429,801 </text:p>
          </table:table-cell>
          <table:table-cell table:style-name="ce31" office:value-type="float" office:value="59.1930863517422" calcext:value-type="float">
            <text:p>59.19 </text:p>
          </table:table-cell>
          <table:table-cell table:style-name="ce31" office:value-type="float" office:value="36.4842588694407" calcext:value-type="float">
            <text:p>36.48 </text:p>
          </table:table-cell>
        </table:table-row>
        <table:table-row table:style-name="ro1">
          <table:table-cell table:style-name="ce5" office:value-type="string" calcext:value-type="string">
            <text:p>Lynchburg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0644695" calcext:value-type="float">
            <text:p>10,644,695 </text:p>
          </table:table-cell>
          <table:table-cell table:style-name="ce31" office:value-type="float" office:value="152.638375060942" calcext:value-type="float">
            <text:p>152.64 </text:p>
          </table:table-cell>
          <table:table-cell table:style-name="ce31" office:value-type="float" office:value="94.0802099090124" calcext:value-type="float">
            <text:p>94.08 </text:p>
          </table:table-cell>
        </table:table-row>
        <table:table-row table:style-name="ro1">
          <table:table-cell table:style-name="ce5" office:value-type="string" calcext:value-type="string">
            <text:p>Manassas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7180128" calcext:value-type="float">
            <text:p>7,180,128 </text:p>
          </table:table-cell>
          <table:table-cell table:style-name="ce31" office:value-type="float" office:value="196.565045992116" calcext:value-type="float">
            <text:p>196.57 </text:p>
          </table:table-cell>
          <table:table-cell table:style-name="ce31" office:value-type="float" office:value="121.154858863831" calcext:value-type="float">
            <text:p>121.15 </text:p>
          </table:table-cell>
        </table:table-row>
        <table:table-row table:style-name="ro1">
          <table:table-cell table:style-name="ce5" office:value-type="string" calcext:value-type="string">
            <text:p>Manassas Park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253726" calcext:value-type="float">
            <text:p>3,253,726 </text:p>
          </table:table-cell>
          <table:table-cell table:style-name="ce31" office:value-type="float" office:value="233.242007168459" calcext:value-type="float">
            <text:p>233.24 </text:p>
          </table:table-cell>
          <table:table-cell table:style-name="ce31" office:value-type="float" office:value="143.761075714065" calcext:value-type="float">
            <text:p>143.76 </text:p>
          </table:table-cell>
        </table:table-row>
        <table:table-row table:style-name="ro1">
          <table:table-cell table:style-name="ce5" office:value-type="string" calcext:value-type="string">
            <text:p>Martinsvill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055082" calcext:value-type="float">
            <text:p>3,055,082 </text:p>
          </table:table-cell>
          <table:table-cell table:style-name="ce31" office:value-type="float" office:value="209.094654712203" calcext:value-type="float">
            <text:p>209.09 </text:p>
          </table:table-cell>
          <table:table-cell table:style-name="ce31" office:value-type="float" office:value="128.877610223002" calcext:value-type="float">
            <text:p>128.88 </text:p>
          </table:table-cell>
        </table:table-row>
        <table:table-row table:style-name="ro1">
          <table:table-cell table:style-name="ce5" office:value-type="string" calcext:value-type="string">
            <text:p>Newport News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1192300" calcext:value-type="float">
            <text:p>31,192,300 </text:p>
          </table:table-cell>
          <table:table-cell table:style-name="ce31" office:value-type="float" office:value="170.937318471268" calcext:value-type="float">
            <text:p>170.94 </text:p>
          </table:table-cell>
          <table:table-cell table:style-name="ce31" office:value-type="float" office:value="105.358949193738" calcext:value-type="float">
            <text:p>105.36 </text:p>
          </table:table-cell>
        </table:table-row>
        <table:table-row table:style-name="ro1">
          <table:table-cell table:style-name="ce5" office:value-type="string" calcext:value-type="string">
            <text:p>Norfolk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3647855" calcext:value-type="float">
            <text:p>33,647,855 </text:p>
          </table:table-cell>
          <table:table-cell table:style-name="ce31" office:value-type="float" office:value="142.583510956112" calcext:value-type="float">
            <text:p>142.58 </text:p>
          </table:table-cell>
          <table:table-cell table:style-name="ce31" office:value-type="float" office:value="87.8827924822916" calcext:value-type="float">
            <text:p>87.88 </text:p>
          </table:table-cell>
        </table:table-row>
        <table:table-row table:style-name="ro1">
          <table:table-cell table:style-name="ce5" office:value-type="string" calcext:value-type="string">
            <text:p>Nor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686525" calcext:value-type="float">
            <text:p>686,525 </text:p>
          </table:table-cell>
          <table:table-cell table:style-name="ce31" office:value-type="float" office:value="182.150437781905" calcext:value-type="float">
            <text:p>182.15 </text:p>
          </table:table-cell>
          <table:table-cell table:style-name="ce31" office:value-type="float" office:value="112.270268958891" calcext:value-type="float">
            <text:p>112.27 </text:p>
          </table:table-cell>
        </table:table-row>
        <table:table-row table:style-name="ro1">
          <table:table-cell table:style-name="ce5" office:value-type="string" calcext:value-type="string">
            <text:p>Petersburg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318222" calcext:value-type="float">
            <text:p>5,318,222 </text:p>
          </table:table-cell>
          <table:table-cell table:style-name="ce31" office:value-type="float" office:value="168.362099531468" calcext:value-type="float">
            <text:p>168.36 </text:p>
          </table:table-cell>
          <table:table-cell table:style-name="ce31" office:value-type="float" office:value="103.771686892752" calcext:value-type="float">
            <text:p>103.77 </text:p>
          </table:table-cell>
        </table:table-row>
        <table:table-row table:style-name="ro1">
          <table:table-cell table:style-name="ce5" office:value-type="string" calcext:value-type="string">
            <text:p>Poquos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828392" calcext:value-type="float">
            <text:p>1,828,392 </text:p>
          </table:table-cell>
          <table:table-cell table:style-name="ce31" office:value-type="float" office:value="153.029126213592" calcext:value-type="float">
            <text:p>153.03 </text:p>
          </table:table-cell>
          <table:table-cell table:style-name="ce31" office:value-type="float" office:value="94.3210533433638" calcext:value-type="float">
            <text:p>94.32 </text:p>
          </table:table-cell>
        </table:table-row>
        <table:table-row table:style-name="ro1">
          <table:table-cell table:style-name="ce5" office:value-type="string" calcext:value-type="string">
            <text:p>Portsmouth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5016369" calcext:value-type="float">
            <text:p>15,016,369 </text:p>
          </table:table-cell>
          <table:table-cell table:style-name="ce31" office:value-type="float" office:value="152.383923769319" calcext:value-type="float">
            <text:p>152.38 </text:p>
          </table:table-cell>
          <table:table-cell table:style-name="ce31" office:value-type="float" office:value="93.9233762758059" calcext:value-type="float">
            <text:p>93.92 </text:p>
          </table:table-cell>
        </table:table-row>
        <table:table-row table:style-name="ro1">
          <table:table-cell table:style-name="ce5" office:value-type="string" calcext:value-type="string">
            <text:p>Radfor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408824" calcext:value-type="float">
            <text:p>1,408,824 </text:p>
          </table:table-cell>
          <table:table-cell table:style-name="ce31" office:value-type="float" office:value="90.3497723337395" calcext:value-type="float">
            <text:p>90.35 </text:p>
          </table:table-cell>
          <table:table-cell table:style-name="ce31" office:value-type="float" office:value="55.6879981393666" calcext:value-type="float">
            <text:p>55.69 </text:p>
          </table:table-cell>
        </table:table-row>
        <table:table-row table:style-name="ro1">
          <table:table-cell table:style-name="ce5" office:value-type="string" calcext:value-type="string">
            <text:p>Richmon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3092220" calcext:value-type="float">
            <text:p>33,092,220 </text:p>
          </table:table-cell>
          <table:table-cell table:style-name="ce31" office:value-type="float" office:value="169.443010752688" calcext:value-type="float">
            <text:p>169.44 </text:p>
          </table:table-cell>
          <table:table-cell table:style-name="ce31" office:value-type="float" office:value="104.437917482175" calcext:value-type="float">
            <text:p>104.44 </text:p>
          </table:table-cell>
        </table:table-row>
        <table:table-row table:style-name="ro1">
          <table:table-cell table:style-name="ce5" office:value-type="string" calcext:value-type="string">
            <text:p>Roanok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4221442" calcext:value-type="float">
            <text:p>14,221,442 </text:p>
          </table:table-cell>
          <table:table-cell table:style-name="ce31" office:value-type="float" office:value="152.094477241615" calcext:value-type="float">
            <text:p>152.09 </text:p>
          </table:table-cell>
          <table:table-cell table:style-name="ce31" office:value-type="float" office:value="93.7449729740613" calcext:value-type="float">
            <text:p>93.74 </text:p>
          </table:table-cell>
        </table:table-row>
        <table:table-row table:style-name="ro1">
          <table:table-cell table:style-name="ce5" office:value-type="string" calcext:value-type="string">
            <text:p>Salem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699715" calcext:value-type="float">
            <text:p>2,699,715 </text:p>
          </table:table-cell>
          <table:table-cell table:style-name="ce31" office:value-type="float" office:value="107.816094249201" calcext:value-type="float">
            <text:p>107.82 </text:p>
          </table:table-cell>
          <table:table-cell table:style-name="ce31" office:value-type="float" office:value="66.4535427246581" calcext:value-type="float">
            <text:p>66.45 </text:p>
          </table:table-cell>
        </table:table-row>
        <table:table-row table:style-name="ro1">
          <table:table-cell table:style-name="ce5" office:value-type="string" calcext:value-type="string">
            <text:p>Staun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368740" calcext:value-type="float">
            <text:p>2,368,740 </text:p>
          </table:table-cell>
          <table:table-cell table:style-name="ce31" office:value-type="float" office:value="103.271569952479" calcext:value-type="float">
            <text:p>103.27 </text:p>
          </table:table-cell>
          <table:table-cell table:style-name="ce31" office:value-type="float" office:value="63.6524791022134" calcext:value-type="float">
            <text:p>63.65 </text:p>
          </table:table-cell>
        </table:table-row>
        <table:table-row table:style-name="ro1">
          <table:table-cell table:style-name="ce5" office:value-type="string" calcext:value-type="string">
            <text:p>Suffolk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1221351" calcext:value-type="float">
            <text:p>11,221,351 </text:p>
          </table:table-cell>
          <table:table-cell table:style-name="ce31" office:value-type="float" office:value="138.17866246352" calcext:value-type="float">
            <text:p>138.18 </text:p>
          </table:table-cell>
          <table:table-cell table:style-name="ce31" office:value-type="float" office:value="85.1678194577492" calcext:value-type="float">
            <text:p>85.17 </text:p>
          </table:table-cell>
        </table:table-row>
        <table:table-row table:style-name="ro1">
          <table:table-cell table:style-name="ce5" office:value-type="string" calcext:value-type="string">
            <text:p>Virginia Beach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86866029" calcext:value-type="float">
            <text:p>86,866,029 </text:p>
          </table:table-cell>
          <table:table-cell table:style-name="ce31" office:value-type="float" office:value="200.599097528364" calcext:value-type="float">
            <text:p>200.60 </text:p>
          </table:table-cell>
          <table:table-cell table:style-name="ce31" office:value-type="float" office:value="123.64128742521" calcext:value-type="float">
            <text:p>123.64 </text:p>
          </table:table-cell>
        </table:table-row>
        <table:table-row table:style-name="ro1">
          <table:table-cell table:style-name="ce5" office:value-type="string" calcext:value-type="string">
            <text:p>Waynesboro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966881" calcext:value-type="float">
            <text:p>2,966,881 </text:p>
          </table:table-cell>
          <table:table-cell table:style-name="ce31" office:value-type="float" office:value="145.399705954423" calcext:value-type="float">
            <text:p>145.40 </text:p>
          </table:table-cell>
          <table:table-cell table:style-name="ce31" office:value-type="float" office:value="89.6185828199443" calcext:value-type="float">
            <text:p>89.62 </text:p>
          </table:table-cell>
        </table:table-row>
        <table:table-row table:style-name="ro1">
          <table:table-cell table:style-name="ce5" office:value-type="string" calcext:value-type="string">
            <text:p>Williamsburg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727577" calcext:value-type="float">
            <text:p>727,577 </text:p>
          </table:table-cell>
          <table:table-cell table:style-name="ce31" office:value-type="float" office:value="54.9322008305021" calcext:value-type="float">
            <text:p>54.93 </text:p>
          </table:table-cell>
          <table:table-cell table:style-name="ce31" office:value-type="float" office:value="33.8580188817804" calcext:value-type="float">
            <text:p>33.86 </text:p>
          </table:table-cell>
        </table:table-row>
        <table:table-row table:style-name="ro1">
          <table:table-cell table:style-name="ce5" office:value-type="string" calcext:value-type="string">
            <text:p>Winchester</text:p>
          </table:table-cell>
          <table:table-cell table:style-name="ce11" office:value-type="string" calcext:value-type="string">
            <text:p>2006-2007</text:p>
          </table:table-cell>
          <table:table-cell table:style-name="ce23" office:value-type="float" office:value="2507295" calcext:value-type="float">
            <text:p>2,507,295 </text:p>
          </table:table-cell>
          <table:table-cell table:style-name="ce31" office:value-type="float" office:value="96.8217099165894" calcext:value-type="float">
            <text:p>96.82 </text:p>
          </table:table-cell>
          <table:table-cell table:style-name="ce31" office:value-type="float" office:value="59.6770424807352" calcext:value-type="float">
            <text:p>59.68 </text:p>
          </table:table-cell>
        </table:table-row>
        <table:table-row table:style-name="ro1">
          <table:table-cell table:style-name="ce6" office:value-type="string" calcext:value-type="string">
            <text:p>Accomack</text:p>
          </table:table-cell>
          <table:table-cell table:style-name="ce11" office:value-type="string" calcext:value-type="string">
            <text:p>2006-2007</text:p>
          </table:table-cell>
          <table:table-cell table:style-name="ce21" office:value-type="float" office:value="5452297" calcext:value-type="float">
            <text:p><text:s/>$5,452,297 </text:p>
          </table:table-cell>
          <table:table-cell table:style-name="ce30" office:value-type="float" office:value="140.017899332306" calcext:value-type="float">
            <text:p><text:s/>$140.02 </text:p>
          </table:table-cell>
          <table:table-cell table:style-name="ce31" office:value-type="float" office:value="82.4009482343812" calcext:value-type="float">
            <text:p>82.40 </text:p>
          </table:table-cell>
        </table:table-row>
        <table:table-row table:style-name="ro1">
          <table:table-cell table:style-name="ce6" office:value-type="string" calcext:value-type="string">
            <text:p>Albemarl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5165844" calcext:value-type="float">
            <text:p>15,165,844 </text:p>
          </table:table-cell>
          <table:table-cell table:style-name="ce31" office:value-type="float" office:value="162.026516810718" calcext:value-type="float">
            <text:p>162.03 </text:p>
          </table:table-cell>
          <table:table-cell table:style-name="ce31" office:value-type="float" office:value="95.3530847697597" calcext:value-type="float">
            <text:p>95.35 </text:p>
          </table:table-cell>
        </table:table-row>
        <table:table-row table:style-name="ro1">
          <table:table-cell table:style-name="ce6" office:value-type="string" calcext:value-type="string">
            <text:p>Alleghany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159660" calcext:value-type="float">
            <text:p>3,159,660 </text:p>
          </table:table-cell>
          <table:table-cell table:style-name="ce31" office:value-type="float" office:value="184.129370629371" calcext:value-type="float">
            <text:p>184.13 </text:p>
          </table:table-cell>
          <table:table-cell table:style-name="ce31" office:value-type="float" office:value="108.360679670326" calcext:value-type="float">
            <text:p>108.36 </text:p>
          </table:table-cell>
        </table:table-row>
        <table:table-row table:style-name="ro1">
          <table:table-cell table:style-name="ce6" office:value-type="string" calcext:value-type="string">
            <text:p>Amelia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424957" calcext:value-type="float">
            <text:p>1,424,957 </text:p>
          </table:table-cell>
          <table:table-cell table:style-name="ce31" office:value-type="float" office:value="111.647496670062" calcext:value-type="float">
            <text:p>111.65 </text:p>
          </table:table-cell>
          <table:table-cell table:style-name="ce31" office:value-type="float" office:value="65.7048822863275" calcext:value-type="float">
            <text:p>65.70 </text:p>
          </table:table-cell>
        </table:table-row>
        <table:table-row table:style-name="ro1">
          <table:table-cell table:style-name="ce6" office:value-type="string" calcext:value-type="string">
            <text:p>Amherst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856517" calcext:value-type="float">
            <text:p>3,856,517 </text:p>
          </table:table-cell>
          <table:table-cell table:style-name="ce31" office:value-type="float" office:value="117.105459735212" calcext:value-type="float">
            <text:p>117.11 </text:p>
          </table:table-cell>
          <table:table-cell table:style-name="ce31" office:value-type="float" office:value="68.9169097066876" calcext:value-type="float">
            <text:p>68.92 </text:p>
          </table:table-cell>
        </table:table-row>
        <table:table-row table:style-name="ro1">
          <table:table-cell table:style-name="ce6" office:value-type="string" calcext:value-type="string">
            <text:p>Appomattox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883273" calcext:value-type="float">
            <text:p>1,883,273 </text:p>
          </table:table-cell>
          <table:table-cell table:style-name="ce31" office:value-type="float" office:value="129.49687134704" calcext:value-type="float">
            <text:p>129.50 </text:p>
          </table:table-cell>
          <table:table-cell table:style-name="ce31" office:value-type="float" office:value="76.2092921209805" calcext:value-type="float">
            <text:p>76.21 </text:p>
          </table:table-cell>
        </table:table-row>
        <table:table-row table:style-name="ro1">
          <table:table-cell table:style-name="ce6" office:value-type="string" calcext:value-type="string">
            <text:p>Arling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2845364" calcext:value-type="float">
            <text:p>32,845,364 </text:p>
          </table:table-cell>
          <table:table-cell table:style-name="ce31" office:value-type="float" office:value="163.277362139161" calcext:value-type="float">
            <text:p>163.28 </text:p>
          </table:table-cell>
          <table:table-cell table:style-name="ce31" office:value-type="float" office:value="96.0892109482679" calcext:value-type="float">
            <text:p>96.09 </text:p>
          </table:table-cell>
        </table:table-row>
        <table:table-row table:style-name="ro1">
          <table:table-cell table:style-name="ce6" office:value-type="string" calcext:value-type="string">
            <text:p>Augusta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8326313" calcext:value-type="float">
            <text:p>8,326,313 </text:p>
          </table:table-cell>
          <table:table-cell table:style-name="ce31" office:value-type="float" office:value="117.691393274627" calcext:value-type="float">
            <text:p>117.69 </text:p>
          </table:table-cell>
          <table:table-cell table:style-name="ce31" office:value-type="float" office:value="69.2617333290982" calcext:value-type="float">
            <text:p>69.26 </text:p>
          </table:table-cell>
        </table:table-row>
        <table:table-row table:style-name="ro1">
          <table:table-cell table:style-name="ce6" office:value-type="string" calcext:value-type="string">
            <text:p>Bath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234329" calcext:value-type="float">
            <text:p>1,234,329 </text:p>
          </table:table-cell>
          <table:table-cell table:style-name="ce31" office:value-type="float" office:value="248.656124093473" calcext:value-type="float">
            <text:p>248.66 </text:p>
          </table:table-cell>
          <table:table-cell table:style-name="ce31" office:value-type="float" office:value="146.334865094356" calcext:value-type="float">
            <text:p>146.33 </text:p>
          </table:table-cell>
        </table:table-row>
        <table:table-row table:style-name="ro1">
          <table:table-cell table:style-name="ce6" office:value-type="string" calcext:value-type="string">
            <text:p>Bedfor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8855938" calcext:value-type="float">
            <text:p>8,855,938 </text:p>
          </table:table-cell>
          <table:table-cell table:style-name="ce31" office:value-type="float" office:value="133.258166935011" calcext:value-type="float">
            <text:p>133.26 </text:p>
          </table:table-cell>
          <table:table-cell table:style-name="ce31" office:value-type="float" office:value="78.42282570859" calcext:value-type="float">
            <text:p>78.42 </text:p>
          </table:table-cell>
        </table:table-row>
        <table:table-row table:style-name="ro1">
          <table:table-cell table:style-name="ce6" office:value-type="string" calcext:value-type="string">
            <text:p>Blan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665858" calcext:value-type="float">
            <text:p>665,858 </text:p>
          </table:table-cell>
          <table:table-cell table:style-name="ce31" office:value-type="float" office:value="93.0619147449336" calcext:value-type="float">
            <text:p>93.06 </text:p>
          </table:table-cell>
          <table:table-cell table:style-name="ce31" office:value-type="float" office:value="54.7672123068365" calcext:value-type="float">
            <text:p>54.77 </text:p>
          </table:table-cell>
        </table:table-row>
        <table:table-row table:style-name="ro1">
          <table:table-cell table:style-name="ce6" office:value-type="string" calcext:value-type="string">
            <text:p>Botetourt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406731" calcext:value-type="float">
            <text:p>5,406,731 </text:p>
          </table:table-cell>
          <table:table-cell table:style-name="ce31" office:value-type="float" office:value="163.143266648562" calcext:value-type="float">
            <text:p>163.14 </text:p>
          </table:table-cell>
          <table:table-cell table:style-name="ce31" office:value-type="float" office:value="96.0102953551047" calcext:value-type="float">
            <text:p>96.01 </text:p>
          </table:table-cell>
        </table:table-row>
        <table:table-row table:style-name="ro1">
          <table:table-cell table:style-name="ce6" office:value-type="string" calcext:value-type="string">
            <text:p>Brunswick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434345" calcext:value-type="float">
            <text:p>2,434,345 </text:p>
          </table:table-cell>
          <table:table-cell table:style-name="ce31" office:value-type="float" office:value="131.472510261396" calcext:value-type="float">
            <text:p>131.47 </text:p>
          </table:table-cell>
          <table:table-cell table:style-name="ce31" office:value-type="float" office:value="77.3719614703134" calcext:value-type="float">
            <text:p>77.37 </text:p>
          </table:table-cell>
        </table:table-row>
        <table:table-row table:style-name="ro1">
          <table:table-cell table:style-name="ce6" office:value-type="string" calcext:value-type="string">
            <text:p>Buchana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4238028" calcext:value-type="float">
            <text:p>4,238,028 </text:p>
          </table:table-cell>
          <table:table-cell table:style-name="ce31" office:value-type="float" office:value="178.278142352347" calcext:value-type="float">
            <text:p>178.28 </text:p>
          </table:table-cell>
          <table:table-cell table:style-name="ce31" office:value-type="float" office:value="104.917214508645" calcext:value-type="float">
            <text:p>104.92 </text:p>
          </table:table-cell>
        </table:table-row>
        <table:table-row table:style-name="ro1">
          <table:table-cell table:style-name="ce6" office:value-type="string" calcext:value-type="string">
            <text:p>Buckingham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998589" calcext:value-type="float">
            <text:p>1,998,589 </text:p>
          </table:table-cell>
          <table:table-cell table:style-name="ce31" office:value-type="float" office:value="122.297699180027" calcext:value-type="float">
            <text:p>122.30 </text:p>
          </table:table-cell>
          <table:table-cell table:style-name="ce31" office:value-type="float" office:value="71.9725579898925" calcext:value-type="float">
            <text:p>71.97 </text:p>
          </table:table-cell>
        </table:table-row>
        <table:table-row table:style-name="ro1">
          <table:table-cell table:style-name="ce6" office:value-type="string" calcext:value-type="string">
            <text:p>Campbell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7164808" calcext:value-type="float">
            <text:p>7,164,808 </text:p>
          </table:table-cell>
          <table:table-cell table:style-name="ce31" office:value-type="float" office:value="137.488639852625" calcext:value-type="float">
            <text:p>137.49 </text:p>
          </table:table-cell>
          <table:table-cell table:style-name="ce31" office:value-type="float" office:value="80.9124715435413" calcext:value-type="float">
            <text:p>80.91 </text:p>
          </table:table-cell>
        </table:table-row>
        <table:table-row table:style-name="ro1">
          <table:table-cell table:style-name="ce6" office:value-type="string" calcext:value-type="string">
            <text:p>Carolin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841711" calcext:value-type="float">
            <text:p>2,841,711 </text:p>
          </table:table-cell>
          <table:table-cell table:style-name="ce31" office:value-type="float" office:value="107.004217343826" calcext:value-type="float">
            <text:p>107.00 </text:p>
          </table:table-cell>
          <table:table-cell table:style-name="ce31" office:value-type="float" office:value="62.972298657924" calcext:value-type="float">
            <text:p>62.97 </text:p>
          </table:table-cell>
        </table:table-row>
        <table:table-row table:style-name="ro1">
          <table:table-cell table:style-name="ce6" office:value-type="string" calcext:value-type="string">
            <text:p>Carroll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722979" calcext:value-type="float">
            <text:p>3,722,979 </text:p>
          </table:table-cell>
          <table:table-cell table:style-name="ce31" office:value-type="float" office:value="123.069617533305" calcext:value-type="float">
            <text:p>123.07 </text:p>
          </table:table-cell>
          <table:table-cell table:style-name="ce31" office:value-type="float" office:value="72.4268342258089" calcext:value-type="float">
            <text:p>72.43 </text:p>
          </table:table-cell>
        </table:table-row>
        <table:table-row table:style-name="ro1">
          <table:table-cell table:style-name="ce6" office:value-type="string" calcext:value-type="string">
            <text:p>Charles City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824797" calcext:value-type="float">
            <text:p>1,824,797 </text:p>
          </table:table-cell>
          <table:table-cell table:style-name="ce31" office:value-type="float" office:value="258.067741479282" calcext:value-type="float">
            <text:p>258.07 </text:p>
          </table:table-cell>
          <table:table-cell table:style-name="ce31" office:value-type="float" office:value="151.873629785928" calcext:value-type="float">
            <text:p>151.87 </text:p>
          </table:table-cell>
        </table:table-row>
        <table:table-row table:style-name="ro1">
          <table:table-cell table:style-name="ce6" office:value-type="string" calcext:value-type="string">
            <text:p>Charlott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415523" calcext:value-type="float">
            <text:p>2,415,523 </text:p>
          </table:table-cell>
          <table:table-cell table:style-name="ce31" office:value-type="float" office:value="190.258585381222" calcext:value-type="float">
            <text:p>190.26 </text:p>
          </table:table-cell>
          <table:table-cell table:style-name="ce31" office:value-type="float" office:value="111.967740695332" calcext:value-type="float">
            <text:p>111.97 </text:p>
          </table:table-cell>
        </table:table-row>
        <table:table-row table:style-name="ro1">
          <table:table-cell table:style-name="ce6" office:value-type="string" calcext:value-type="string">
            <text:p>Chesterfiel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6130337" calcext:value-type="float">
            <text:p>56,130,337 </text:p>
          </table:table-cell>
          <table:table-cell table:style-name="ce31" office:value-type="float" office:value="187.902213101858" calcext:value-type="float">
            <text:p>187.90 </text:p>
          </table:table-cell>
          <table:table-cell table:style-name="ce31" office:value-type="float" office:value="110.581008633654" calcext:value-type="float">
            <text:p>110.58 </text:p>
          </table:table-cell>
        </table:table-row>
        <table:table-row table:style-name="ro1">
          <table:table-cell table:style-name="ce6" office:value-type="string" calcext:value-type="string">
            <text:p>Clark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744269" calcext:value-type="float">
            <text:p>1,744,269 </text:p>
          </table:table-cell>
          <table:table-cell table:style-name="ce31" office:value-type="float" office:value="123.052486772487" calcext:value-type="float">
            <text:p>123.05 </text:p>
          </table:table-cell>
          <table:table-cell table:style-name="ce31" office:value-type="float" office:value="72.4167527223576" calcext:value-type="float">
            <text:p>72.42 </text:p>
          </table:table-cell>
        </table:table-row>
        <table:table-row table:style-name="ro1">
          <table:table-cell table:style-name="ce6" office:value-type="string" calcext:value-type="string">
            <text:p>Craig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96619" calcext:value-type="float">
            <text:p>596,619 </text:p>
          </table:table-cell>
          <table:table-cell table:style-name="ce31" office:value-type="float" office:value="113.103127962085" calcext:value-type="float">
            <text:p>113.10 </text:p>
          </table:table-cell>
          <table:table-cell table:style-name="ce31" office:value-type="float" office:value="66.5615256106049" calcext:value-type="float">
            <text:p>66.56 </text:p>
          </table:table-cell>
        </table:table-row>
        <table:table-row table:style-name="ro1">
          <table:table-cell table:style-name="ce6" office:value-type="string" calcext:value-type="string">
            <text:p>Culpeper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6230480" calcext:value-type="float">
            <text:p>6,230,480 </text:p>
          </table:table-cell>
          <table:table-cell table:style-name="ce31" office:value-type="float" office:value="136.918580375783" calcext:value-type="float">
            <text:p>136.92 </text:p>
          </table:table-cell>
          <table:table-cell table:style-name="ce31" office:value-type="float" office:value="80.5769898539445" calcext:value-type="float">
            <text:p>80.58 </text:p>
          </table:table-cell>
        </table:table-row>
        <table:table-row table:style-name="ro1">
          <table:table-cell table:style-name="ce6" office:value-type="string" calcext:value-type="string">
            <text:p>Cumberlan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952676" calcext:value-type="float">
            <text:p>2,952,676 </text:p>
          </table:table-cell>
          <table:table-cell table:style-name="ce31" office:value-type="float" office:value="300.710459313576" calcext:value-type="float">
            <text:p>300.71 </text:p>
          </table:table-cell>
          <table:table-cell table:style-name="ce31" office:value-type="float" office:value="176.968995461267" calcext:value-type="float">
            <text:p>176.97 </text:p>
          </table:table-cell>
        </table:table-row>
        <table:table-row table:style-name="ro1">
          <table:table-cell table:style-name="ce6" office:value-type="string" calcext:value-type="string">
            <text:p>Dickens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272462" calcext:value-type="float">
            <text:p>3,272,462 </text:p>
          </table:table-cell>
          <table:table-cell table:style-name="ce31" office:value-type="float" office:value="207.130957655548" calcext:value-type="float">
            <text:p>207.13 </text:p>
          </table:table-cell>
          <table:table-cell table:style-name="ce31" office:value-type="float" office:value="121.897181723927" calcext:value-type="float">
            <text:p>121.90 </text:p>
          </table:table-cell>
        </table:table-row>
        <table:table-row table:style-name="ro1">
          <table:table-cell table:style-name="ce6" office:value-type="string" calcext:value-type="string">
            <text:p>Dinwiddi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6856443" calcext:value-type="float">
            <text:p>6,856,443 </text:p>
          </table:table-cell>
          <table:table-cell table:style-name="ce31" office:value-type="float" office:value="262.497817764165" calcext:value-type="float">
            <text:p>262.50 </text:p>
          </table:table-cell>
          <table:table-cell table:style-name="ce31" office:value-type="float" office:value="154.480742793378" calcext:value-type="float">
            <text:p>154.48 </text:p>
          </table:table-cell>
        </table:table-row>
        <table:table-row table:style-name="ro1">
          <table:table-cell table:style-name="ce6" office:value-type="string" calcext:value-type="string">
            <text:p>Essex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347298" calcext:value-type="float">
            <text:p>1,347,298 </text:p>
          </table:table-cell>
          <table:table-cell table:style-name="ce31" office:value-type="float" office:value="125.108923762652" calcext:value-type="float">
            <text:p>125.11 </text:p>
          </table:table-cell>
          <table:table-cell table:style-name="ce31" office:value-type="float" office:value="73.6269719784807" calcext:value-type="float">
            <text:p>73.63 </text:p>
          </table:table-cell>
        </table:table-row>
        <table:table-row table:style-name="ro1">
          <table:table-cell table:style-name="ce6" office:value-type="string" calcext:value-type="string">
            <text:p>Fairfax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29122618" calcext:value-type="float">
            <text:p>229,122,618 </text:p>
          </table:table-cell>
          <table:table-cell table:style-name="ce31" office:value-type="float" office:value="226.291261733194" calcext:value-type="float">
            <text:p>226.29 </text:p>
          </table:table-cell>
          <table:table-cell table:style-name="ce31" office:value-type="float" office:value="133.173077391452" calcext:value-type="float">
            <text:p>133.17 </text:p>
          </table:table-cell>
        </table:table-row>
        <table:table-row table:style-name="ro1">
          <table:table-cell table:style-name="ce6" office:value-type="string" calcext:value-type="string">
            <text:p>Fauquier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0177435" calcext:value-type="float">
            <text:p>10,177,435 </text:p>
          </table:table-cell>
          <table:table-cell table:style-name="ce31" office:value-type="float" office:value="155.811249406758" calcext:value-type="float">
            <text:p>155.81 </text:p>
          </table:table-cell>
          <table:table-cell table:style-name="ce31" office:value-type="float" office:value="91.6953815042573" calcext:value-type="float">
            <text:p>91.70 </text:p>
          </table:table-cell>
        </table:table-row>
        <table:table-row table:style-name="ro1">
          <table:table-cell table:style-name="ce6" office:value-type="string" calcext:value-type="string">
            <text:p>Floy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036980" calcext:value-type="float">
            <text:p>2,036,980 </text:p>
          </table:table-cell>
          <table:table-cell table:style-name="ce31" office:value-type="float" office:value="134.827905745301" calcext:value-type="float">
            <text:p>134.83 </text:p>
          </table:table-cell>
          <table:table-cell table:style-name="ce31" office:value-type="float" office:value="79.3466216451453" calcext:value-type="float">
            <text:p>79.35 </text:p>
          </table:table-cell>
        </table:table-row>
        <table:table-row table:style-name="ro1">
          <table:table-cell table:style-name="ce6" office:value-type="string" calcext:value-type="string">
            <text:p>Fluvanna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770029" calcext:value-type="float">
            <text:p>2,770,029 </text:p>
          </table:table-cell>
          <table:table-cell table:style-name="ce31" office:value-type="float" office:value="106.306520320835" calcext:value-type="float">
            <text:p>106.31 </text:p>
          </table:table-cell>
          <table:table-cell table:style-name="ce31" office:value-type="float" office:value="62.5617018945892" calcext:value-type="float">
            <text:p>62.56 </text:p>
          </table:table-cell>
        </table:table-row>
        <table:table-row table:style-name="ro1">
          <table:table-cell table:style-name="ce6" office:value-type="string" calcext:value-type="string">
            <text:p>Frankli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6865047" calcext:value-type="float">
            <text:p>6,865,047 </text:p>
          </table:table-cell>
          <table:table-cell table:style-name="ce31" office:value-type="float" office:value="131.509271675415" calcext:value-type="float">
            <text:p>131.51 </text:p>
          </table:table-cell>
          <table:table-cell table:style-name="ce31" office:value-type="float" office:value="77.3935956712839" calcext:value-type="float">
            <text:p>77.39 </text:p>
          </table:table-cell>
        </table:table-row>
        <table:table-row table:style-name="ro1">
          <table:table-cell table:style-name="ce6" office:value-type="string" calcext:value-type="string">
            <text:p>Frederick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0373024" calcext:value-type="float">
            <text:p>10,373,024 </text:p>
          </table:table-cell>
          <table:table-cell table:style-name="ce31" office:value-type="float" office:value="142.19556128254" calcext:value-type="float">
            <text:p>142.20 </text:p>
          </table:table-cell>
          <table:table-cell table:style-name="ce31" office:value-type="float" office:value="83.6825087383517" calcext:value-type="float">
            <text:p>83.68 </text:p>
          </table:table-cell>
        </table:table-row>
        <table:table-row table:style-name="ro1">
          <table:table-cell table:style-name="ce6" office:value-type="string" calcext:value-type="string">
            <text:p>Giles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310897" calcext:value-type="float">
            <text:p>2,310,897 </text:p>
          </table:table-cell>
          <table:table-cell table:style-name="ce31" office:value-type="float" office:value="139.177125993736" calcext:value-type="float">
            <text:p>139.18 </text:p>
          </table:table-cell>
          <table:table-cell table:style-name="ce31" office:value-type="float" office:value="81.9061506357977" calcext:value-type="float">
            <text:p>81.91 </text:p>
          </table:table-cell>
        </table:table-row>
        <table:table-row table:style-name="ro1">
          <table:table-cell table:style-name="ce6" office:value-type="string" calcext:value-type="string">
            <text:p>Gloucester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589657" calcext:value-type="float">
            <text:p>5,589,657 </text:p>
          </table:table-cell>
          <table:table-cell table:style-name="ce31" office:value-type="float" office:value="153.187453753186" calcext:value-type="float">
            <text:p>153.19 </text:p>
          </table:table-cell>
          <table:table-cell table:style-name="ce31" office:value-type="float" office:value="90.1512699952391" calcext:value-type="float">
            <text:p>90.15 </text:p>
          </table:table-cell>
        </table:table-row>
        <table:table-row table:style-name="ro1">
          <table:table-cell table:style-name="ce6" office:value-type="string" calcext:value-type="string">
            <text:p>Goochlan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179675" calcext:value-type="float">
            <text:p>2,179,675 </text:p>
          </table:table-cell>
          <table:table-cell table:style-name="ce31" office:value-type="float" office:value="106.637720156556" calcext:value-type="float">
            <text:p>106.64 </text:p>
          </table:table-cell>
          <table:table-cell table:style-name="ce31" office:value-type="float" office:value="62.7566139783199" calcext:value-type="float">
            <text:p>62.76 </text:p>
          </table:table-cell>
        </table:table-row>
        <table:table-row table:style-name="ro1">
          <table:table-cell table:style-name="ce6" office:value-type="string" calcext:value-type="string">
            <text:p>Grays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137761" calcext:value-type="float">
            <text:p>2,137,761 </text:p>
          </table:table-cell>
          <table:table-cell table:style-name="ce31" office:value-type="float" office:value="132.050219284699" calcext:value-type="float">
            <text:p>132.05 </text:p>
          </table:table-cell>
          <table:table-cell table:style-name="ce31" office:value-type="float" office:value="77.7119449406469" calcext:value-type="float">
            <text:p>77.71 </text:p>
          </table:table-cell>
        </table:table-row>
        <table:table-row table:style-name="ro1">
          <table:table-cell table:style-name="ce6" office:value-type="string" calcext:value-type="string">
            <text:p>Green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057431" calcext:value-type="float">
            <text:p>2,057,431 </text:p>
          </table:table-cell>
          <table:table-cell table:style-name="ce31" office:value-type="float" office:value="116.147171728576" calcext:value-type="float">
            <text:p>116.15 </text:p>
          </table:table-cell>
          <table:table-cell table:style-name="ce31" office:value-type="float" office:value="68.3529543780834" calcext:value-type="float">
            <text:p>68.35 </text:p>
          </table:table-cell>
        </table:table-row>
        <table:table-row table:style-name="ro1">
          <table:table-cell table:style-name="ce6" office:value-type="string" calcext:value-type="string">
            <text:p>Greensvill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422222" calcext:value-type="float">
            <text:p>1,422,222 </text:p>
          </table:table-cell>
          <table:table-cell table:style-name="ce31" office:value-type="float" office:value="117.938635044365" calcext:value-type="float">
            <text:p>117.94 </text:p>
          </table:table-cell>
          <table:table-cell table:style-name="ce31" office:value-type="float" office:value="69.407235842468" calcext:value-type="float">
            <text:p>69.41 </text:p>
          </table:table-cell>
        </table:table-row>
        <table:table-row table:style-name="ro1">
          <table:table-cell table:style-name="ce6" office:value-type="string" calcext:value-type="string">
            <text:p>Halifax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7308549" calcext:value-type="float">
            <text:p>7,308,549 </text:p>
          </table:table-cell>
          <table:table-cell table:style-name="ce31" office:value-type="float" office:value="199.191872666321" calcext:value-type="float">
            <text:p>199.19 </text:p>
          </table:table-cell>
          <table:table-cell table:style-name="ce31" office:value-type="float" office:value="117.225006706696" calcext:value-type="float">
            <text:p>117.23 </text:p>
          </table:table-cell>
        </table:table-row>
        <table:table-row table:style-name="ro1">
          <table:table-cell table:style-name="ce6" office:value-type="string" calcext:value-type="string">
            <text:p>Hanover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2443888" calcext:value-type="float">
            <text:p>12,443,888 </text:p>
          </table:table-cell>
          <table:table-cell table:style-name="ce31" office:value-type="float" office:value="127.539361887485" calcext:value-type="float">
            <text:p>127.54 </text:p>
          </table:table-cell>
          <table:table-cell table:style-name="ce31" office:value-type="float" office:value="75.0572920094641" calcext:value-type="float">
            <text:p>75.06 </text:p>
          </table:table-cell>
        </table:table-row>
        <table:table-row table:style-name="ro1">
          <table:table-cell table:style-name="ce6" office:value-type="string" calcext:value-type="string">
            <text:p>Henrico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6583597" calcext:value-type="float">
            <text:p>36,583,597 </text:p>
          </table:table-cell>
          <table:table-cell table:style-name="ce31" office:value-type="float" office:value="126.242622192775" calcext:value-type="float">
            <text:p>126.24 </text:p>
          </table:table-cell>
          <table:table-cell table:style-name="ce31" office:value-type="float" office:value="74.2941568605527" calcext:value-type="float">
            <text:p>74.29 </text:p>
          </table:table-cell>
        </table:table-row>
        <table:table-row table:style-name="ro1">
          <table:table-cell table:style-name="ce6" office:value-type="string" calcext:value-type="string">
            <text:p>Henry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7940808" calcext:value-type="float">
            <text:p>7,940,808 </text:p>
          </table:table-cell>
          <table:table-cell table:style-name="ce31" office:value-type="float" office:value="143.649631867436" calcext:value-type="float">
            <text:p>143.65 </text:p>
          </table:table-cell>
          <table:table-cell table:style-name="ce31" office:value-type="float" office:value="84.5382335818648" calcext:value-type="float">
            <text:p>84.54 </text:p>
          </table:table-cell>
        </table:table-row>
        <table:table-row table:style-name="ro1">
          <table:table-cell table:style-name="ce6" office:value-type="string" calcext:value-type="string">
            <text:p>Highlan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448399" calcext:value-type="float">
            <text:p>448,399 </text:p>
          </table:table-cell>
          <table:table-cell table:style-name="ce31" office:value-type="float" office:value="188.08682885906" calcext:value-type="float">
            <text:p>188.09 </text:p>
          </table:table-cell>
          <table:table-cell table:style-name="ce31" office:value-type="float" office:value="110.689655553263" calcext:value-type="float">
            <text:p>110.69 </text:p>
          </table:table-cell>
        </table:table-row>
        <table:table-row table:style-name="ro1">
          <table:table-cell table:style-name="ce6" office:value-type="string" calcext:value-type="string">
            <text:p>Isle of Wight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6373223" calcext:value-type="float">
            <text:p>6,373,223 </text:p>
          </table:table-cell>
          <table:table-cell table:style-name="ce31" office:value-type="float" office:value="189.611537546114" calcext:value-type="float">
            <text:p>189.61 </text:p>
          </table:table-cell>
          <table:table-cell table:style-name="ce31" office:value-type="float" office:value="111.586951128997" calcext:value-type="float">
            <text:p>111.59 </text:p>
          </table:table-cell>
        </table:table-row>
        <table:table-row table:style-name="ro1">
          <table:table-cell table:style-name="ce6" office:value-type="string" calcext:value-type="string">
            <text:p>James City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8500366" calcext:value-type="float">
            <text:p>8,500,366 </text:p>
          </table:table-cell>
          <table:table-cell table:style-name="ce31" office:value-type="float" office:value="137.682275385089" calcext:value-type="float">
            <text:p>137.68 </text:p>
          </table:table-cell>
          <table:table-cell table:style-name="ce31" office:value-type="float" office:value="81.026426627591" calcext:value-type="float">
            <text:p>81.03 </text:p>
          </table:table-cell>
        </table:table-row>
        <table:table-row table:style-name="ro1">
          <table:table-cell table:style-name="ce6" office:value-type="string" calcext:value-type="string">
            <text:p>King &amp; Quee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996576" calcext:value-type="float">
            <text:p>996,576 </text:p>
          </table:table-cell>
          <table:table-cell table:style-name="ce31" office:value-type="float" office:value="143.145073254812" calcext:value-type="float">
            <text:p>143.15 </text:p>
          </table:table-cell>
          <table:table-cell table:style-name="ce31" office:value-type="float" office:value="84.2412993447542" calcext:value-type="float">
            <text:p>84.24 </text:p>
          </table:table-cell>
        </table:table-row>
        <table:table-row table:style-name="ro1">
          <table:table-cell table:style-name="ce6" office:value-type="string" calcext:value-type="string">
            <text:p>King Georg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999359" calcext:value-type="float">
            <text:p>2,999,359 </text:p>
          </table:table-cell>
          <table:table-cell table:style-name="ce31" office:value-type="float" office:value="135.075838775051" calcext:value-type="float">
            <text:p>135.08 </text:p>
          </table:table-cell>
          <table:table-cell table:style-name="ce31" office:value-type="float" office:value="79.4925309670781" calcext:value-type="float">
            <text:p>79.49 </text:p>
          </table:table-cell>
        </table:table-row>
        <table:table-row table:style-name="ro1">
          <table:table-cell table:style-name="ce6" office:value-type="string" calcext:value-type="string">
            <text:p>King William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765791" calcext:value-type="float">
            <text:p>1,765,791 </text:p>
          </table:table-cell>
          <table:table-cell table:style-name="ce31" office:value-type="float" office:value="115.298139079334" calcext:value-type="float">
            <text:p>115.30 </text:p>
          </table:table-cell>
          <table:table-cell table:style-name="ce31" office:value-type="float" office:value="67.8532961507201" calcext:value-type="float">
            <text:p>67.85 </text:p>
          </table:table-cell>
        </table:table-row>
        <table:table-row table:style-name="ro1">
          <table:table-cell table:style-name="ce6" office:value-type="string" calcext:value-type="string">
            <text:p>Lancaster</text:p>
          </table:table-cell>
          <table:table-cell table:style-name="ce11" office:value-type="string" calcext:value-type="string">
            <text:p>2006-2007</text:p>
          </table:table-cell>
          <table:table-cell table:style-name="ce21" office:value-type="float" office:value="1390947" calcext:value-type="float">
            <text:p><text:s/>$1,390,947 </text:p>
          </table:table-cell>
          <table:table-cell table:style-name="ce30" office:value-type="float" office:value="117.976844783715" calcext:value-type="float">
            <text:p><text:s/>$117.98 </text:p>
          </table:table-cell>
          <table:table-cell table:style-name="ce31" office:value-type="float" office:value="69.4297223871829" calcext:value-type="float">
            <text:p>69.43 </text:p>
          </table:table-cell>
        </table:table-row>
        <table:table-row table:style-name="ro1">
          <table:table-cell table:style-name="ce6" office:value-type="string" calcext:value-type="string">
            <text:p>Le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7247832" calcext:value-type="float">
            <text:p>7,247,832 </text:p>
          </table:table-cell>
          <table:table-cell table:style-name="ce31" office:value-type="float" office:value="303.637704231253" calcext:value-type="float">
            <text:p>303.64 </text:p>
          </table:table-cell>
          <table:table-cell table:style-name="ce31" office:value-type="float" office:value="178.691687760473" calcext:value-type="float">
            <text:p>178.69 </text:p>
          </table:table-cell>
        </table:table-row>
        <table:table-row table:style-name="ro1">
          <table:table-cell table:style-name="ce6" office:value-type="string" calcext:value-type="string">
            <text:p>Loudou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6339060" calcext:value-type="float">
            <text:p>56,339,060 </text:p>
          </table:table-cell>
          <table:table-cell table:style-name="ce31" office:value-type="float" office:value="204.426261629341" calcext:value-type="float">
            <text:p>204.43 </text:p>
          </table:table-cell>
          <table:table-cell table:style-name="ce31" office:value-type="float" office:value="120.305460106134" calcext:value-type="float">
            <text:p>120.31 </text:p>
          </table:table-cell>
        </table:table-row>
        <table:table-row table:style-name="ro1">
          <table:table-cell table:style-name="ce6" office:value-type="string" calcext:value-type="string">
            <text:p>Louisa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631015" calcext:value-type="float">
            <text:p>3,631,015 </text:p>
          </table:table-cell>
          <table:table-cell table:style-name="ce31" office:value-type="float" office:value="116.464541168169" calcext:value-type="float">
            <text:p>116.46 </text:p>
          </table:table-cell>
          <table:table-cell table:style-name="ce31" office:value-type="float" office:value="68.5397272327524" calcext:value-type="float">
            <text:p>68.54 </text:p>
          </table:table-cell>
        </table:table-row>
        <table:table-row table:style-name="ro1">
          <table:table-cell table:style-name="ce6" office:value-type="string" calcext:value-type="string">
            <text:p>Lunenburg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620771" calcext:value-type="float">
            <text:p>1,620,771 </text:p>
          </table:table-cell>
          <table:table-cell table:style-name="ce31" office:value-type="float" office:value="122.211657366913" calcext:value-type="float">
            <text:p>122.21 </text:p>
          </table:table-cell>
          <table:table-cell table:style-name="ce31" office:value-type="float" office:value="71.9219221281762" calcext:value-type="float">
            <text:p>71.92 </text:p>
          </table:table-cell>
        </table:table-row>
        <table:table-row table:style-name="ro1">
          <table:table-cell table:style-name="ce6" office:value-type="string" calcext:value-type="string">
            <text:p>Madis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924130" calcext:value-type="float">
            <text:p>1,924,130 </text:p>
          </table:table-cell>
          <table:table-cell table:style-name="ce31" office:value-type="float" office:value="139.147382123228" calcext:value-type="float">
            <text:p>139.15 </text:p>
          </table:table-cell>
          <table:table-cell table:style-name="ce31" office:value-type="float" office:value="81.8886462799567" calcext:value-type="float">
            <text:p>81.89 </text:p>
          </table:table-cell>
        </table:table-row>
        <table:table-row table:style-name="ro1">
          <table:table-cell table:style-name="ce6" office:value-type="string" calcext:value-type="string">
            <text:p>Mathews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306819" calcext:value-type="float">
            <text:p>1,306,819 </text:p>
          </table:table-cell>
          <table:table-cell table:style-name="ce31" office:value-type="float" office:value="137.270903361345" calcext:value-type="float">
            <text:p>137.27 </text:p>
          </table:table-cell>
          <table:table-cell table:style-name="ce31" office:value-type="float" office:value="80.7843329738848" calcext:value-type="float">
            <text:p>80.78 </text:p>
          </table:table-cell>
        </table:table-row>
        <table:table-row table:style-name="ro1">
          <table:table-cell table:style-name="ce6" office:value-type="string" calcext:value-type="string">
            <text:p>Mecklenburg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917794" calcext:value-type="float">
            <text:p>3,917,794 </text:p>
          </table:table-cell>
          <table:table-cell table:style-name="ce31" office:value-type="float" office:value="119.103605520764" calcext:value-type="float">
            <text:p>119.10 </text:p>
          </table:table-cell>
          <table:table-cell table:style-name="ce31" office:value-type="float" office:value="70.0928244163436" calcext:value-type="float">
            <text:p>70.09 </text:p>
          </table:table-cell>
        </table:table-row>
        <table:table-row table:style-name="ro1">
          <table:table-cell table:style-name="ce6" office:value-type="string" calcext:value-type="string">
            <text:p>Middlesex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327183" calcext:value-type="float">
            <text:p>1,327,183 </text:p>
          </table:table-cell>
          <table:table-cell table:style-name="ce31" office:value-type="float" office:value="129.028096441766" calcext:value-type="float">
            <text:p>129.03 </text:p>
          </table:table-cell>
          <table:table-cell table:style-name="ce31" office:value-type="float" office:value="75.9334167015714" calcext:value-type="float">
            <text:p>75.93 </text:p>
          </table:table-cell>
        </table:table-row>
        <table:table-row table:style-name="ro1">
          <table:table-cell table:style-name="ce6" office:value-type="string" calcext:value-type="string">
            <text:p>Montgomery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1601760" calcext:value-type="float">
            <text:p>11,601,760 </text:p>
          </table:table-cell>
          <table:table-cell table:style-name="ce31" office:value-type="float" office:value="130.600445775266" calcext:value-type="float">
            <text:p>130.60 </text:p>
          </table:table-cell>
          <table:table-cell table:style-name="ce31" office:value-type="float" office:value="76.8587489387638" calcext:value-type="float">
            <text:p>76.86 </text:p>
          </table:table-cell>
        </table:table-row>
        <table:table-row table:style-name="ro1">
          <table:table-cell table:style-name="ce6" office:value-type="string" calcext:value-type="string">
            <text:p>Nels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496504" calcext:value-type="float">
            <text:p>2,496,504 </text:p>
          </table:table-cell>
          <table:table-cell table:style-name="ce31" office:value-type="float" office:value="164.54679673082" calcext:value-type="float">
            <text:p>164.55 </text:p>
          </table:table-cell>
          <table:table-cell table:style-name="ce31" office:value-type="float" office:value="96.8362769632064" calcext:value-type="float">
            <text:p>96.84 </text:p>
          </table:table-cell>
        </table:table-row>
        <table:table-row table:style-name="ro1">
          <table:table-cell table:style-name="ce6" office:value-type="string" calcext:value-type="string">
            <text:p>New Kent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141911" calcext:value-type="float">
            <text:p>2,141,911 </text:p>
          </table:table-cell>
          <table:table-cell table:style-name="ce31" office:value-type="float" office:value="125.345915262172" calcext:value-type="float">
            <text:p>125.35 </text:p>
          </table:table-cell>
          <table:table-cell table:style-name="ce31" office:value-type="float" office:value="73.7664421774844" calcext:value-type="float">
            <text:p>73.77 </text:p>
          </table:table-cell>
        </table:table-row>
        <table:table-row table:style-name="ro1">
          <table:table-cell table:style-name="ce6" office:value-type="string" calcext:value-type="string">
            <text:p>Northamp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819282" calcext:value-type="float">
            <text:p>2,819,282 </text:p>
          </table:table-cell>
          <table:table-cell table:style-name="ce31" office:value-type="float" office:value="213.43644484821" calcext:value-type="float">
            <text:p>213.44 </text:p>
          </table:table-cell>
          <table:table-cell table:style-name="ce31" office:value-type="float" office:value="125.607979602146" calcext:value-type="float">
            <text:p>125.61 </text:p>
          </table:table-cell>
        </table:table-row>
        <table:table-row table:style-name="ro1">
          <table:table-cell table:style-name="ce6" office:value-type="string" calcext:value-type="string">
            <text:p>Northumberlan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366710" calcext:value-type="float">
            <text:p>1,366,710 </text:p>
          </table:table-cell>
          <table:table-cell table:style-name="ce31" office:value-type="float" office:value="103.61713419257" calcext:value-type="float">
            <text:p>103.62 </text:p>
          </table:table-cell>
          <table:table-cell table:style-name="ce31" office:value-type="float" office:value="60.9789901970548" calcext:value-type="float">
            <text:p>60.98 </text:p>
          </table:table-cell>
        </table:table-row>
        <table:table-row table:style-name="ro1">
          <table:table-cell table:style-name="ce6" office:value-type="string" calcext:value-type="string">
            <text:p>Nottoway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611959" calcext:value-type="float">
            <text:p>2,611,959 </text:p>
          </table:table-cell>
          <table:table-cell table:style-name="ce31" office:value-type="float" office:value="167.165376" calcext:value-type="float">
            <text:p>167.17 </text:p>
          </table:table-cell>
          <table:table-cell table:style-name="ce31" office:value-type="float" office:value="98.3773186145686" calcext:value-type="float">
            <text:p>98.38 </text:p>
          </table:table-cell>
        </table:table-row>
        <table:table-row table:style-name="ro1">
          <table:table-cell table:style-name="ce6" office:value-type="string" calcext:value-type="string">
            <text:p>Orang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4068231" calcext:value-type="float">
            <text:p>4,068,231 </text:p>
          </table:table-cell>
          <table:table-cell table:style-name="ce31" office:value-type="float" office:value="125.702354467927" calcext:value-type="float">
            <text:p>125.70 </text:p>
          </table:table-cell>
          <table:table-cell table:style-name="ce31" office:value-type="float" office:value="73.9762077051933" calcext:value-type="float">
            <text:p>73.98 </text:p>
          </table:table-cell>
        </table:table-row>
        <table:table-row table:style-name="ro1">
          <table:table-cell table:style-name="ce6" office:value-type="string" calcext:value-type="string">
            <text:p>Pag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273326" calcext:value-type="float">
            <text:p>2,273,326 </text:p>
          </table:table-cell>
          <table:table-cell table:style-name="ce31" office:value-type="float" office:value="93.1271148252837" calcext:value-type="float">
            <text:p>93.13 </text:p>
          </table:table-cell>
          <table:table-cell table:style-name="ce31" office:value-type="float" office:value="54.8055827471261" calcext:value-type="float">
            <text:p>54.81 </text:p>
          </table:table-cell>
        </table:table-row>
        <table:table-row table:style-name="ro1">
          <table:table-cell table:style-name="ce6" office:value-type="string" calcext:value-type="string">
            <text:p>Patrick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493083" calcext:value-type="float">
            <text:p>1,493,083 </text:p>
          </table:table-cell>
          <table:table-cell table:style-name="ce31" office:value-type="float" office:value="76.8679468698517" calcext:value-type="float">
            <text:p>76.87 </text:p>
          </table:table-cell>
          <table:table-cell table:style-name="ce31" office:value-type="float" office:value="45.2370142753912" calcext:value-type="float">
            <text:p>45.24 </text:p>
          </table:table-cell>
        </table:table-row>
        <table:table-row table:style-name="ro1">
          <table:table-cell table:style-name="ce6" office:value-type="string" calcext:value-type="string">
            <text:p>Pittsylvania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7327904" calcext:value-type="float">
            <text:p>7,327,904 </text:p>
          </table:table-cell>
          <table:table-cell table:style-name="ce31" office:value-type="float" office:value="118.707035363108" calcext:value-type="float">
            <text:p>118.71 </text:p>
          </table:table-cell>
          <table:table-cell table:style-name="ce31" office:value-type="float" office:value="69.8594417046465" calcext:value-type="float">
            <text:p>69.86 </text:p>
          </table:table-cell>
        </table:table-row>
        <table:table-row table:style-name="ro1">
          <table:table-cell table:style-name="ce6" office:value-type="string" calcext:value-type="string">
            <text:p>Powhata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4306973" calcext:value-type="float">
            <text:p>4,306,973 </text:p>
          </table:table-cell>
          <table:table-cell table:style-name="ce31" office:value-type="float" office:value="156.913909938793" calcext:value-type="float">
            <text:p>156.91 </text:p>
          </table:table-cell>
          <table:table-cell table:style-name="ce31" office:value-type="float" office:value="92.3443004914271" calcext:value-type="float">
            <text:p>92.34 </text:p>
          </table:table-cell>
        </table:table-row>
        <table:table-row table:style-name="ro1">
          <table:table-cell table:style-name="ce6" office:value-type="string" calcext:value-type="string">
            <text:p>Prince Edwar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869447" calcext:value-type="float">
            <text:p>1,869,447 </text:p>
          </table:table-cell>
          <table:table-cell table:style-name="ce31" office:value-type="float" office:value="87.9574197798062" calcext:value-type="float">
            <text:p>87.96 </text:p>
          </table:table-cell>
          <table:table-cell table:style-name="ce31" office:value-type="float" office:value="51.7632019096667" calcext:value-type="float">
            <text:p>51.76 </text:p>
          </table:table-cell>
        </table:table-row>
        <table:table-row table:style-name="ro1">
          <table:table-cell table:style-name="ce6" office:value-type="string" calcext:value-type="string">
            <text:p>Prince Georg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181843" calcext:value-type="float">
            <text:p>5,181,843 </text:p>
          </table:table-cell>
          <table:table-cell table:style-name="ce31" office:value-type="float" office:value="141.398832100854" calcext:value-type="float">
            <text:p>141.40 </text:p>
          </table:table-cell>
          <table:table-cell table:style-name="ce31" office:value-type="float" office:value="83.2136312564727" calcext:value-type="float">
            <text:p>83.21 </text:p>
          </table:table-cell>
        </table:table-row>
        <table:table-row table:style-name="ro1">
          <table:table-cell table:style-name="ce6" office:value-type="string" calcext:value-type="string">
            <text:p>Prince William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75161000" calcext:value-type="float">
            <text:p>75,161,000 </text:p>
          </table:table-cell>
          <table:table-cell table:style-name="ce31" office:value-type="float" office:value="202.078835507973" calcext:value-type="float">
            <text:p>202.08 </text:p>
          </table:table-cell>
          <table:table-cell table:style-name="ce31" office:value-type="float" office:value="118.923992884919" calcext:value-type="float">
            <text:p>118.92 </text:p>
          </table:table-cell>
        </table:table-row>
        <table:table-row table:style-name="ro1">
          <table:table-cell table:style-name="ce6" office:value-type="string" calcext:value-type="string">
            <text:p>Pulaski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318111" calcext:value-type="float">
            <text:p>5,318,111 </text:p>
          </table:table-cell>
          <table:table-cell table:style-name="ce31" office:value-type="float" office:value="151.959053633169" calcext:value-type="float">
            <text:p>151.96 </text:p>
          </table:table-cell>
          <table:table-cell table:style-name="ce31" office:value-type="float" office:value="89.4283528883311" calcext:value-type="float">
            <text:p>89.43 </text:p>
          </table:table-cell>
        </table:table-row>
        <table:table-row table:style-name="ro1">
          <table:table-cell table:style-name="ce6" office:value-type="string" calcext:value-type="string">
            <text:p>Rappahannock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898616" calcext:value-type="float">
            <text:p>898,616 </text:p>
          </table:table-cell>
          <table:table-cell table:style-name="ce31" office:value-type="float" office:value="124.929236757959" calcext:value-type="float">
            <text:p>124.93 </text:p>
          </table:table-cell>
          <table:table-cell table:style-name="ce31" office:value-type="float" office:value="73.5212256443142" calcext:value-type="float">
            <text:p>73.52 </text:p>
          </table:table-cell>
        </table:table-row>
        <table:table-row table:style-name="ro1">
          <table:table-cell table:style-name="ce6" office:value-type="string" calcext:value-type="string">
            <text:p>Richmon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201333" calcext:value-type="float">
            <text:p>1,201,333 </text:p>
          </table:table-cell>
          <table:table-cell table:style-name="ce31" office:value-type="float" office:value="132.101715416758" calcext:value-type="float">
            <text:p>132.10 </text:p>
          </table:table-cell>
          <table:table-cell table:style-name="ce31" office:value-type="float" office:value="77.742250566801" calcext:value-type="float">
            <text:p>77.74 </text:p>
          </table:table-cell>
        </table:table-row>
        <table:table-row table:style-name="ro1">
          <table:table-cell table:style-name="ce6" office:value-type="string" calcext:value-type="string">
            <text:p>Roanok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1585380" calcext:value-type="float">
            <text:p>11,585,380 </text:p>
          </table:table-cell>
          <table:table-cell table:style-name="ce31" office:value-type="float" office:value="127.44912103144" calcext:value-type="float">
            <text:p>127.45 </text:p>
          </table:table-cell>
          <table:table-cell table:style-name="ce31" office:value-type="float" office:value="75.0041849985534" calcext:value-type="float">
            <text:p>75.00 </text:p>
          </table:table-cell>
        </table:table-row>
        <table:table-row table:style-name="ro1">
          <table:table-cell table:style-name="ce6" office:value-type="string" calcext:value-type="string">
            <text:p>Rockbridg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935318" calcext:value-type="float">
            <text:p>2,935,318 </text:p>
          </table:table-cell>
          <table:table-cell table:style-name="ce31" office:value-type="float" office:value="132.885961338223" calcext:value-type="float">
            <text:p>132.89 </text:p>
          </table:table-cell>
          <table:table-cell table:style-name="ce31" office:value-type="float" office:value="78.203781613087" calcext:value-type="float">
            <text:p>78.20 </text:p>
          </table:table-cell>
        </table:table-row>
        <table:table-row table:style-name="ro1">
          <table:table-cell table:style-name="ce6" office:value-type="string" calcext:value-type="string">
            <text:p>Rockingham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9258529" calcext:value-type="float">
            <text:p>9,258,529 </text:p>
          </table:table-cell>
          <table:table-cell table:style-name="ce31" office:value-type="float" office:value="124.845320927724" calcext:value-type="float">
            <text:p>124.85 </text:p>
          </table:table-cell>
          <table:table-cell table:style-name="ce31" office:value-type="float" office:value="73.4718409298153" calcext:value-type="float">
            <text:p>73.47 </text:p>
          </table:table-cell>
        </table:table-row>
        <table:table-row table:style-name="ro1">
          <table:table-cell table:style-name="ce6" office:value-type="string" calcext:value-type="string">
            <text:p>Russell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682433" calcext:value-type="float">
            <text:p>3,682,433 </text:p>
          </table:table-cell>
          <table:table-cell table:style-name="ce31" office:value-type="float" office:value="127.884459107484" calcext:value-type="float">
            <text:p>127.88 </text:p>
          </table:table-cell>
          <table:table-cell table:style-name="ce31" office:value-type="float" office:value="75.2603827449813" calcext:value-type="float">
            <text:p>75.26 </text:p>
          </table:table-cell>
        </table:table-row>
        <table:table-row table:style-name="ro1">
          <table:table-cell table:style-name="ce6" office:value-type="string" calcext:value-type="string">
            <text:p>Scott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6856741" calcext:value-type="float">
            <text:p>6,856,741 </text:p>
          </table:table-cell>
          <table:table-cell table:style-name="ce31" office:value-type="float" office:value="287.133207705193" calcext:value-type="float">
            <text:p>287.13 </text:p>
          </table:table-cell>
          <table:table-cell table:style-name="ce31" office:value-type="float" office:value="168.978742698708" calcext:value-type="float">
            <text:p>168.98 </text:p>
          </table:table-cell>
        </table:table-row>
        <table:table-row table:style-name="ro1">
          <table:table-cell table:style-name="ce6" office:value-type="string" calcext:value-type="string">
            <text:p>Shenandoah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516497" calcext:value-type="float">
            <text:p>5,516,497 </text:p>
          </table:table-cell>
          <table:table-cell table:style-name="ce31" office:value-type="float" office:value="135.493859606032" calcext:value-type="float">
            <text:p>135.49 </text:p>
          </table:table-cell>
          <table:table-cell table:style-name="ce31" office:value-type="float" office:value="79.7385374635252" calcext:value-type="float">
            <text:p>79.74 </text:p>
          </table:table-cell>
        </table:table-row>
        <table:table-row table:style-name="ro1">
          <table:table-cell table:style-name="ce6" office:value-type="string" calcext:value-type="string">
            <text:p>Smyth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029006" calcext:value-type="float">
            <text:p>5,029,006 </text:p>
          </table:table-cell>
          <table:table-cell table:style-name="ce31" office:value-type="float" office:value="155.981700319469" calcext:value-type="float">
            <text:p>155.98 </text:p>
          </table:table-cell>
          <table:table-cell table:style-name="ce31" office:value-type="float" office:value="91.7956923709522" calcext:value-type="float">
            <text:p>91.80 </text:p>
          </table:table-cell>
        </table:table-row>
        <table:table-row table:style-name="ro1">
          <table:table-cell table:style-name="ce6" office:value-type="string" calcext:value-type="string">
            <text:p>Southamp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200057" calcext:value-type="float">
            <text:p>3,200,057 </text:p>
          </table:table-cell>
          <table:table-cell table:style-name="ce31" office:value-type="float" office:value="174.532697027543" calcext:value-type="float">
            <text:p>174.53 </text:p>
          </table:table-cell>
          <table:table-cell table:style-name="ce31" office:value-type="float" office:value="102.713008847828" calcext:value-type="float">
            <text:p>102.71 </text:p>
          </table:table-cell>
        </table:table-row>
        <table:table-row table:style-name="ro1">
          <table:table-cell table:style-name="ce6" office:value-type="string" calcext:value-type="string">
            <text:p>Spotsylvania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0091391" calcext:value-type="float">
            <text:p>20,091,391 </text:p>
          </table:table-cell>
          <table:table-cell table:style-name="ce31" office:value-type="float" office:value="167.558115873135" calcext:value-type="float">
            <text:p>167.56 </text:p>
          </table:table-cell>
          <table:table-cell table:style-name="ce31" office:value-type="float" office:value="98.6084471924869" calcext:value-type="float">
            <text:p>98.61 </text:p>
          </table:table-cell>
        </table:table-row>
        <table:table-row table:style-name="ro1">
          <table:table-cell table:style-name="ce6" office:value-type="string" calcext:value-type="string">
            <text:p>Staffor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9768422" calcext:value-type="float">
            <text:p>19,768,422 </text:p>
          </table:table-cell>
          <table:table-cell table:style-name="ce31" office:value-type="float" office:value="164.207281517107" calcext:value-type="float">
            <text:p>164.21 </text:p>
          </table:table-cell>
          <table:table-cell table:style-name="ce31" office:value-type="float" office:value="96.6364712549125" calcext:value-type="float">
            <text:p>96.64 </text:p>
          </table:table-cell>
        </table:table-row>
        <table:table-row table:style-name="ro1">
          <table:table-cell table:style-name="ce6" office:value-type="string" calcext:value-type="string">
            <text:p>Surry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997756" calcext:value-type="float">
            <text:p>1,997,756 </text:p>
          </table:table-cell>
          <table:table-cell table:style-name="ce31" office:value-type="float" office:value="277.273560027758" calcext:value-type="float">
            <text:p>277.27 </text:p>
          </table:table-cell>
          <table:table-cell table:style-name="ce31" office:value-type="float" office:value="163.176310854268" calcext:value-type="float">
            <text:p>163.18 </text:p>
          </table:table-cell>
        </table:table-row>
        <table:table-row table:style-name="ro1">
          <table:table-cell table:style-name="ce6" office:value-type="string" calcext:value-type="string">
            <text:p>Sussex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868922" calcext:value-type="float">
            <text:p>1,868,922 </text:p>
          </table:table-cell>
          <table:table-cell table:style-name="ce31" office:value-type="float" office:value="153.757466063348" calcext:value-type="float">
            <text:p>153.76 </text:p>
          </table:table-cell>
          <table:table-cell table:style-name="ce31" office:value-type="float" office:value="90.4867239271053" calcext:value-type="float">
            <text:p>90.49 </text:p>
          </table:table-cell>
        </table:table-row>
        <table:table-row table:style-name="ro1">
          <table:table-cell table:style-name="ce6" office:value-type="string" calcext:value-type="string">
            <text:p>Tazewell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121899" calcext:value-type="float">
            <text:p>5,121,899 </text:p>
          </table:table-cell>
          <table:table-cell table:style-name="ce31" office:value-type="float" office:value="119.127782300267" calcext:value-type="float">
            <text:p>119.13 </text:p>
          </table:table-cell>
          <table:table-cell table:style-name="ce31" office:value-type="float" office:value="70.1070525226491" calcext:value-type="float">
            <text:p>70.11 </text:p>
          </table:table-cell>
        </table:table-row>
        <table:table-row table:style-name="ro1">
          <table:table-cell table:style-name="ce6" office:value-type="string" calcext:value-type="string">
            <text:p>Warre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679357" calcext:value-type="float">
            <text:p>5,679,357 </text:p>
          </table:table-cell>
          <table:table-cell table:style-name="ce31" office:value-type="float" office:value="158.512852717073" calcext:value-type="float">
            <text:p>158.51 </text:p>
          </table:table-cell>
          <table:table-cell table:style-name="ce31" office:value-type="float" office:value="93.2852830495931" calcext:value-type="float">
            <text:p>93.29 </text:p>
          </table:table-cell>
        </table:table-row>
        <table:table-row table:style-name="ro1">
          <table:table-cell table:style-name="ce6" office:value-type="string" calcext:value-type="string">
            <text:p>Washing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6576113" calcext:value-type="float">
            <text:p>6,576,113 </text:p>
          </table:table-cell>
          <table:table-cell table:style-name="ce31" office:value-type="float" office:value="124.138501906596" calcext:value-type="float">
            <text:p>124.14 </text:p>
          </table:table-cell>
          <table:table-cell table:style-name="ce31" office:value-type="float" office:value="73.0558758435742" calcext:value-type="float">
            <text:p>73.06 </text:p>
          </table:table-cell>
        </table:table-row>
        <table:table-row table:style-name="ro1">
          <table:table-cell table:style-name="ce6" office:value-type="string" calcext:value-type="string">
            <text:p>Westmorelan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634391" calcext:value-type="float">
            <text:p>1,634,391 </text:p>
          </table:table-cell>
          <table:table-cell table:style-name="ce31" office:value-type="float" office:value="96.7954397394137" calcext:value-type="float">
            <text:p>96.80 </text:p>
          </table:table-cell>
          <table:table-cell table:style-name="ce31" office:value-type="float" office:value="56.964402817971" calcext:value-type="float">
            <text:p>56.96 </text:p>
          </table:table-cell>
        </table:table-row>
        <table:table-row table:style-name="ro1">
          <table:table-cell table:style-name="ce6" office:value-type="string" calcext:value-type="string">
            <text:p>Wis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218681" calcext:value-type="float">
            <text:p>5,218,681 </text:p>
          </table:table-cell>
          <table:table-cell table:style-name="ce31" office:value-type="float" office:value="127.990410555746" calcext:value-type="float">
            <text:p>127.99 </text:p>
          </table:table-cell>
          <table:table-cell table:style-name="ce31" office:value-type="float" office:value="75.3227354859185" calcext:value-type="float">
            <text:p>75.32 </text:p>
          </table:table-cell>
        </table:table-row>
        <table:table-row table:style-name="ro1">
          <table:table-cell table:style-name="ce6" office:value-type="string" calcext:value-type="string">
            <text:p>Wyth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4658618" calcext:value-type="float">
            <text:p>4,658,618 </text:p>
          </table:table-cell>
          <table:table-cell table:style-name="ce31" office:value-type="float" office:value="167.473775029658" calcext:value-type="float">
            <text:p>167.47 </text:p>
          </table:table-cell>
          <table:table-cell table:style-name="ce31" office:value-type="float" office:value="98.5588123564372" calcext:value-type="float">
            <text:p>98.56 </text:p>
          </table:table-cell>
        </table:table-row>
        <table:table-row table:style-name="ro1">
          <table:table-cell table:style-name="ce6" office:value-type="string" calcext:value-type="string">
            <text:p>York</text:p>
          </table:table-cell>
          <table:table-cell table:style-name="ce11" office:value-type="string" calcext:value-type="string">
            <text:p>2006-2007</text:p>
          </table:table-cell>
          <table:table-cell table:style-name="ce23" office:value-type="float" office:value="11820642" calcext:value-type="float">
            <text:p>11,820,642 </text:p>
          </table:table-cell>
          <table:table-cell table:style-name="ce31" office:value-type="float" office:value="187.082837427197" calcext:value-type="float">
            <text:p>187.08 </text:p>
          </table:table-cell>
          <table:table-cell table:style-name="ce31" office:value-type="float" office:value="110.098803623622" calcext:value-type="float">
            <text:p>110.10 </text:p>
          </table:table-cell>
        </table:table-row>
      </table:table>
      <table:named-expressions/>
      <table:database-ranges>
        <table:database-range table:name="__Anonymous_Sheet_DB__0" table:target-range-address="Sheet1.A1:Sheet1.E93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" svg:font-family="Helv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1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number number:min-integer-digits="1"/>
      <number:text> </number:text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9P2" style:volatile="true"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3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3P2" style:volatile="true">
      <number:text> $</number:text>
      <loext:fill-character> </loext:fill-character>
      <number:text>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/>
    </number:number-style>
    <number:number-style style:name="N149P1" style:volatile="true">
      <number:text/>
    </number:number-style>
    <number:number-style style:name="N149P2" style:volatile="true">
      <number:text/>
    </number:number-style>
    <number:text-style style:name="N149">
      <number:tex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number number:decimal-places="0" number:min-integer-digits="1"/>
      <number:text> </number:text>
    </number:number-style>
    <number:number-style style:name="N15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54P1" style:volatile="true"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5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158P1" style:volatile="true">
      <number:text> $</number:text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58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min-integer-digits="1"/>
      <number:text> </number:text>
    </number:number-style>
    <number:number-style style:name="N159">
      <style:text-properties fo:color="#ff0000"/>
      <number:text>-</number:text>
      <number:number number:min-integer-digits="1"/>
      <number:text> </number:text>
      <style:map style:condition="value()&gt;=0" style:apply-style-name="N159P0"/>
    </number:number-style>
    <number:number-style style:name="N160">
      <number:number number:decimal-places="3" number:min-integer-digits="1"/>
    </number:number-style>
    <number:number-style style:name="N161">
      <number:number number:decimal-places="1" number:min-integer-digits="1"/>
    </number:number-style>
    <number:number-style style:name="N162">
      <number:number number:decimal-places="1" number:min-integer-digits="1" number:grouping="true"/>
    </number:number-style>
    <number:number-style style:name="N165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65P1" style:volatile="true">
      <loext:fill-character> </loext:fill-character>
      <number:text>(</number:text>
      <number:number number:decimal-places="3" number:min-integer-digits="1" number:grouping="true"/>
      <number:text>)</number:text>
    </number:number-style>
    <number:number-style style:name="N16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number number:decimal-places="4" number:min-integer-digits="1"/>
    </number:number-style>
    <number:number-style style:name="N168P0" style:volatile="true">
      <number:number number:decimal-places="0" number:min-integer-digits="1" number:grouping="true"/>
      <number:text> </number:text>
    </number:number-style>
    <number:number-style style:name="N168">
      <number:text>(</number:text>
      <number:number number: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">
      <number:text>(</number:text>
      <number:number number:decimal-places="2" number:min-integer-digits="1" number:grouping="true"/>
      <number:text>)</number:text>
      <style:map style:condition="value()&gt;=0" style:apply-style-name="N170P0"/>
    </number:number-style>
    <number:date-style style:name="N171">
      <number:month/>
      <number:text>/</number:text>
      <number:day/>
      <number:text>/</number:text>
      <number:year number:style="long"/>
    </number:date-style>
    <number:number-style style:name="N174P0" style:volatile="true">
      <loext:fill-character> </loext:fill-character>
      <number:number number:decimal-places="4" number:min-integer-digits="1" number:grouping="true"/>
      <number:text> </number:text>
    </number:number-style>
    <number:number-style style:name="N174P1" style:volatile="true">
      <loext:fill-character> </loext:fill-character>
      <number:text>(</number:text>
      <number:number number:decimal-places="4" number:min-integer-digits="1" number:grouping="true"/>
      <number:text>)</number:text>
    </number:number-style>
    <number:number-style style:name="N17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3" style:display-name="Normal 3" style:family="table-cell" style:parent-style-name="Default" style:data-style-name="N12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" fo:font-family="Helv" fo:font-size="8pt" fo:font-style="normal" fo:text-shadow="none" style:text-underline-style="none" fo:font-weight="normal" style:font-size-asian="8pt" style:font-style-asian="normal" style:font-weight-asian="normal" style:font-name-complex="Helv" style:font-family-complex="Helv" style:font-size-complex="8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28">
      <style:table-cell-properties fo:padding="0.028in"/>
    </style:style>
    <style:style style:name="Excel_5f_BuiltIn_5f_Comma" style:display-name="Excel_BuiltIn_Comma" style:family="table-cell" style:parent-style-name="Default" style:data-style-name="N124">
      <style:table-cell-properties fo:padding="0.028in"/>
    </style:style>
    <style:style style:name="Currency_20_3" style:display-name="Currency 3" style:family="table-cell" style:parent-style-name="Default" style:data-style-name="N128">
      <style:table-cell-properties fo:padding="0.028in"/>
    </style:style>
    <style:style style:name="Comma_20_3" style:display-name="Comma 3" style:family="table-cell" style:parent-style-name="Default" style:data-style-name="N124">
      <style:table-cell-properties fo:padding="0.028in"/>
    </style:style>
    <style:style style:name="Currency_20_2" style:display-name="Currency 2" style:family="table-cell" style:parent-style-name="Default" style:data-style-name="N128">
      <style:table-cell-properties fo:padding="0.028in"/>
    </style:style>
    <style:style style:name="Comma_20_2" style:display-name="Comma 2" style:family="table-cell" style:parent-style-name="Default" style:data-style-name="N124">
      <style:table-cell-properties fo:padding="0.028in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0/00/0000</text:date>, <text:time style:data-style-name="N2" text:time-value="16:19:24.4408887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</meta:initial-creator>
    <meta:creation-date>2015-02-22T19:44:18.295423492</meta:creation-date>
    <dc:date>2015-03-04T16:19:44.216331823</dc:date>
    <dc:creator>Humphries Charles</dc:creator>
    <meta:editing-duration>P0D</meta:editing-duration>
    <meta:editing-cycles>2</meta:editing-cycles>
    <meta:generator>LibreOffice/4.2.7.2$Linux_X86_64 LibreOffice_project/420m0$Build-2</meta:generator>
    <meta:document-statistic meta:table-count="1" meta:cell-count="4688" meta:object-count="0"/>
  </office:meta>
</office:document-meta>
</file>